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OpenSymbol" svg:font-family="OpenSymbol" style:font-family-generic="system"/>
    <style:font-face style:name="arial, sans-serif" svg:font-family="arial, sans-serif" style:font-family-generic="system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bullet text:level="1" text:style-name="WW_CharLFO3LVL1" text:bullet-char="•">
        <style:list-level-properties/>
        <style:text-properties style:font-name="OpenSymbol"/>
      </text:list-level-style-bullet>
      <text:list-level-style-bullet text:level="2" text:style-name="WW_CharLFO3LVL2" text:bullet-char="◦">
        <style:list-level-properties/>
        <style:text-properties style:font-name="OpenSymbol"/>
      </text:list-level-style-bullet>
      <text:list-level-style-bullet text:level="3" text:style-name="WW_CharLFO3LVL3" text:bullet-char="▪">
        <style:list-level-properties/>
        <style:text-properties style:font-name="OpenSymbol"/>
      </text:list-level-style-bullet>
      <text:list-level-style-bullet text:level="4" text:style-name="WW_CharLFO3LVL4" text:bullet-char="•">
        <style:list-level-properties/>
        <style:text-properties style:font-name="OpenSymbol"/>
      </text:list-level-style-bullet>
      <text:list-level-style-bullet text:level="5" text:style-name="WW_CharLFO3LVL5" text:bullet-char="◦">
        <style:list-level-properties/>
        <style:text-properties style:font-name="OpenSymbol"/>
      </text:list-level-style-bullet>
      <text:list-level-style-bullet text:level="6" text:style-name="WW_CharLFO3LVL6" text:bullet-char="▪">
        <style:list-level-properties/>
        <style:text-properties style:font-name="OpenSymbol"/>
      </text:list-level-style-bullet>
      <text:list-level-style-bullet text:level="7" text:style-name="WW_CharLFO3LVL7" text:bullet-char="•">
        <style:list-level-properties/>
        <style:text-properties style:font-name="OpenSymbol"/>
      </text:list-level-style-bullet>
      <text:list-level-style-bullet text:level="8" text:style-name="WW_CharLFO3LVL8" text:bullet-char="◦">
        <style:list-level-properties/>
        <style:text-properties style:font-name="OpenSymbol"/>
      </text:list-level-style-bullet>
      <text:list-level-style-bullet text:level="9" text:style-name="WW_CharLFO3LVL9" text:bullet-char="▪">
        <style:list-level-properties/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justify" fo:line-height="150%"/>
    </style:style>
    <style:style style:name="P7" style:parent-style-name="Standard" style:family="paragraph">
      <style:paragraph-properties fo:text-align="justify" fo:line-height="150%"/>
    </style:style>
    <style:style style:name="P8" style:parent-style-name="Standard" style:family="paragraph">
      <style:paragraph-properties fo:text-align="justify" fo:line-height="150%"/>
    </style:style>
    <style:style style:name="P9" style:parent-style-name="Standard" style:family="paragraph">
      <style:paragraph-properties fo:text-align="justify" fo:line-height="150%"/>
    </style:style>
    <style:style style:name="P10" style:parent-style-name="Standard" style:family="paragraph">
      <style:paragraph-properties fo:text-align="justify" fo:line-height="150%"/>
    </style:style>
    <style:style style:name="P11" style:parent-style-name="Standard" style:family="paragraph">
      <style:paragraph-properties fo:text-align="justify" fo:line-height="150%"/>
    </style:style>
    <style:style style:name="T12" style:parent-style-name="Fonteparág.padrão" style:family="text">
      <style:text-properties fo:font-size="16pt" style:font-size-asian="16pt" style:font-size-complex="16pt"/>
    </style:style>
    <style:style style:name="P13" style:parent-style-name="Standard" style:family="paragraph">
      <style:paragraph-properties fo:text-align="justify" fo:line-height="150%"/>
      <style:text-properties fo:font-weight="bold" style:font-weight-asian="bold" style:font-weight-complex="bold" fo:font-size="14pt" style:font-size-asian="14pt" style:font-size-complex="14pt"/>
    </style:style>
    <style:style style:name="P14" style:parent-style-name="Standard" style:family="paragraph">
      <style:paragraph-properties fo:text-align="justify" fo:line-height="150%"/>
      <style:text-properties fo:font-weight="bold" style:font-weight-asian="bold" style:font-weight-complex="bold" fo:font-size="14pt" style:font-size-asian="14pt" style:font-size-complex="14pt"/>
    </style:style>
    <style:style style:name="P15" style:parent-style-name="Standard" style:family="paragraph">
      <style:paragraph-properties fo:text-align="justify" fo:line-height="150%"/>
      <style:text-properties fo:font-weight="bold" style:font-weight-asian="bold" style:font-weight-complex="bold" fo:font-size="14pt" style:font-size-asian="14pt" style:font-size-complex="14pt"/>
    </style:style>
    <style:style style:name="P16" style:parent-style-name="Standard" style:family="paragraph">
      <style:paragraph-properties fo:text-align="justify" fo:line-height="150%"/>
      <style:text-properties fo:font-weight="bold" style:font-weight-asian="bold" style:font-weight-complex="bold" fo:font-size="14pt" style:font-size-asian="14pt" style:font-size-complex="14pt"/>
    </style:style>
    <style:style style:name="P17" style:parent-style-name="Standard" style:family="paragraph">
      <style:paragraph-properties fo:text-align="justify" fo:line-height="150%"/>
      <style:text-properties fo:font-weight="bold" style:font-weight-asian="bold" style:font-weight-complex="bold" fo:font-size="14pt" style:font-size-asian="14pt" style:font-size-complex="14pt"/>
    </style:style>
    <style:style style:name="P18" style:parent-style-name="Standard" style:family="paragraph">
      <style:paragraph-properties fo:text-align="justify" fo:line-height="150%"/>
    </style:style>
    <style:style style:name="P19" style:parent-style-name="Standard" style:family="paragraph">
      <style:paragraph-properties fo:text-align="justify" fo:line-height="150%"/>
    </style:style>
    <style:style style:name="T20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P21" style:parent-style-name="Standard" style:family="paragraph">
      <style:paragraph-properties fo:text-align="justify" fo:line-height="150%"/>
    </style:style>
    <style:style style:name="T22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T23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P24" style:parent-style-name="Standard" style:family="paragraph">
      <style:paragraph-properties fo:text-align="justify" fo:line-height="150%"/>
      <style:text-properties fo:font-size="20pt" style:font-size-asian="20pt" style:font-size-complex="20pt"/>
    </style:style>
    <style:style style:name="P25" style:parent-style-name="Standard" style:family="paragraph">
      <style:paragraph-properties fo:text-align="justify" fo:line-height="150%"/>
      <style:text-properties fo:font-size="20pt" style:font-size-asian="20pt" style:font-size-complex="20pt"/>
    </style:style>
    <style:style style:name="P26" style:parent-style-name="Standard" style:family="paragraph">
      <style:paragraph-properties fo:text-align="justify" fo:line-height="150%"/>
      <style:text-properties fo:font-size="20pt" style:font-size-asian="20pt" style:font-size-complex="20pt"/>
    </style:style>
    <style:style style:name="P27" style:parent-style-name="Standard" style:family="paragraph">
      <style:paragraph-properties fo:text-align="justify" fo:line-height="150%"/>
      <style:text-properties fo:font-size="20pt" style:font-size-asian="20pt" style:font-size-complex="20pt"/>
    </style:style>
    <style:style style:name="P28" style:parent-style-name="Standard" style:family="paragraph">
      <style:paragraph-properties fo:text-align="justify" fo:line-height="150%"/>
      <style:text-properties fo:font-size="20pt" style:font-size-asian="20pt" style:font-size-complex="20pt"/>
    </style:style>
    <style:style style:name="P29" style:parent-style-name="Standard" style:family="paragraph">
      <style:paragraph-properties fo:text-align="justify" fo:line-height="150%"/>
      <style:text-properties fo:font-weight="bold" style:font-weight-asian="bold" style:font-weight-complex="bold" fo:font-size="28pt" style:font-size-asian="28pt" style:font-size-complex="28pt"/>
    </style:style>
    <style:style style:name="TableColumn31" style:family="table-column">
      <style:table-column-properties style:column-width="1.927in" style:use-optimal-column-width="false"/>
    </style:style>
    <style:style style:name="TableColumn32" style:family="table-column">
      <style:table-column-properties style:column-width="2.6666in" style:use-optimal-column-width="false"/>
    </style:style>
    <style:style style:name="TableColumn33" style:family="table-column">
      <style:table-column-properties style:column-width="1.1875in" style:use-optimal-column-width="false"/>
    </style:style>
    <style:style style:name="TableColumn34" style:family="table-column">
      <style:table-column-properties style:column-width="0.8958in" style:use-optimal-column-width="false"/>
    </style:style>
    <style:style style:name="Table30" style:family="table">
      <style:table-properties style:width="6.677in" fo:margin-left="0.025in" table:align="lef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069in solid #000000" fo:padding-top="0in" fo:padding-left="0.075in" fo:padding-bottom="0in" fo:padding-right="0.075in"/>
    </style:style>
    <style:style style:name="P37" style:parent-style-name="Standard" style:family="paragraph">
      <style:paragraph-properties fo:text-align="justify" fo:margin-bottom="0in" fo:line-height="150%"/>
    </style:style>
    <style:style style:name="T38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ableCell39" style:family="table-cell">
      <style:table-cell-properties fo:border="0.0069in solid #000000" fo:padding-top="0in" fo:padding-left="0.075in" fo:padding-bottom="0in" fo:padding-right="0.075in"/>
    </style:style>
    <style:style style:name="P40" style:parent-style-name="Standard" style:family="paragraph">
      <style:paragraph-properties fo:text-align="justify" fo:margin-bottom="0in" fo:line-height="150%"/>
    </style:style>
    <style:style style:name="T41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ableCell42" style:family="table-cell">
      <style:table-cell-properties fo:border="0.0069in solid #000000" fo:padding-top="0in" fo:padding-left="0.075in" fo:padding-bottom="0in" fo:padding-right="0.075in"/>
    </style:style>
    <style:style style:name="P43" style:parent-style-name="Standard" style:family="paragraph">
      <style:paragraph-properties fo:text-align="justify" fo:margin-bottom="0in" fo:line-height="150%"/>
    </style:style>
    <style:style style:name="T44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ableCell45" style:family="table-cell">
      <style:table-cell-properties fo:border="0.0069in solid #000000" fo:padding-top="0in" fo:padding-left="0.075in" fo:padding-bottom="0in" fo:padding-right="0.075in"/>
    </style:style>
    <style:style style:name="P46" style:parent-style-name="Standard" style:family="paragraph">
      <style:paragraph-properties fo:text-align="justify" fo:margin-bottom="0in" fo:line-height="150%"/>
    </style:style>
    <style:style style:name="T47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50" style:parent-style-name="Standard" style:family="paragraph">
      <style:paragraph-properties fo:text-align="justify" fo:margin-bottom="0in" fo:line-height="150%"/>
    </style:style>
    <style:style style:name="TableCell51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" style:parent-style-name="Standard" style:family="paragraph">
      <style:paragraph-properties fo:text-align="justify" fo:margin-bottom="0in" fo:line-height="150%"/>
    </style:style>
    <style:style style:name="TableCell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54" style:parent-style-name="Standard" style:family="paragraph">
      <style:paragraph-properties fo:text-align="justify" fo:margin-bottom="0in" fo:line-height="150%"/>
    </style:style>
    <style:style style:name="TableCell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56" style:parent-style-name="Standard" style:family="paragraph">
      <style:paragraph-properties fo:text-align="justify" fo:margin-bottom="0in" fo:line-height="150%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069in solid #000000" style:vertical-align="middle" fo:padding-top="0in" fo:padding-left="0.075in" fo:padding-bottom="0in" fo:padding-right="0.075in"/>
    </style:style>
    <style:style style:name="P59" style:parent-style-name="Textbody" style:family="paragraph">
      <style:paragraph-properties fo:text-align="justify" fo:margin-bottom="0in"/>
    </style:style>
    <style:style style:name="P60" style:parent-style-name="Textbody" style:family="paragraph">
      <style:paragraph-properties fo:text-align="justify"/>
    </style:style>
    <style:style style:name="TableCell61" style:family="table-cell">
      <style:table-cell-properties fo:border="0.0069in solid #000000" style:vertical-align="middle" fo:padding-top="0in" fo:padding-left="0.075in" fo:padding-bottom="0in" fo:padding-right="0.075in"/>
    </style:style>
    <style:style style:name="P62" style:parent-style-name="Textbody" style:family="paragraph">
      <style:paragraph-properties fo:text-align="justify" fo:margin-bottom="0in" fo:line-height="150%"/>
    </style:style>
    <style:style style:name="TableCell63" style:family="table-cell">
      <style:table-cell-properties fo:border="0.0069in solid #000000" style:vertical-align="middle" fo:padding-top="0in" fo:padding-left="0.075in" fo:padding-bottom="0in" fo:padding-right="0.075in"/>
    </style:style>
    <style:style style:name="P64" style:parent-style-name="Textbody" style:family="paragraph">
      <style:paragraph-properties fo:text-align="justify" fo:margin-bottom="0in" fo:line-height="150%"/>
    </style:style>
    <style:style style:name="TableCell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66" style:parent-style-name="Textbody" style:family="paragraph">
      <style:paragraph-properties fo:text-align="justify" fo:margin-bottom="0in" fo:line-height="150%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69" style:parent-style-name="Standard" style:family="paragraph">
      <style:paragraph-properties fo:text-align="justify" fo:margin-bottom="0in" fo:line-height="150%"/>
    </style:style>
    <style:style style:name="TableCell70" style:family="table-cell">
      <style:table-cell-properties fo:border="0.0069in solid #000000" style:vertical-align="middle" fo:padding-top="0in" fo:padding-left="0.075in" fo:padding-bottom="0in" fo:padding-right="0.075in"/>
    </style:style>
    <style:style style:name="P71" style:parent-style-name="Standard" style:family="paragraph">
      <style:paragraph-properties fo:text-align="justify" fo:margin-bottom="0in" fo:line-height="150%"/>
    </style:style>
    <style:style style:name="TableCell72" style:family="table-cell">
      <style:table-cell-properties fo:border="0.0069in solid #000000" style:vertical-align="middle" fo:padding-top="0in" fo:padding-left="0.075in" fo:padding-bottom="0in" fo:padding-right="0.075in"/>
    </style:style>
    <style:style style:name="P73" style:parent-style-name="Standard" style:family="paragraph">
      <style:paragraph-properties fo:text-align="justify" fo:margin-bottom="0in" fo:line-height="150%"/>
    </style:style>
    <style:style style:name="TableCell74" style:family="table-cell">
      <style:table-cell-properties fo:border="0.0069in solid #000000" style:vertical-align="middle" fo:padding-top="0in" fo:padding-left="0.075in" fo:padding-bottom="0in" fo:padding-right="0.075in"/>
    </style:style>
    <style:style style:name="P75" style:parent-style-name="Standard" style:family="paragraph">
      <style:paragraph-properties fo:text-align="justify" fo:margin-bottom="0in" fo:line-height="150%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69in solid #000000" fo:border-bottom="0.0069in solid #000000" fo:border-right="0.0069in solid #000000" style:vertical-align="middle" fo:padding-top="0in" fo:padding-left="0.075in" fo:padding-bottom="0in" fo:padding-right="0.075in"/>
    </style:style>
    <style:style style:name="P78" style:parent-style-name="Standard" style:family="paragraph">
      <style:paragraph-properties fo:text-align="justify" fo:margin-bottom="0in" fo:line-height="150%"/>
    </style:style>
    <style:style style:name="TableCell79" style:family="table-cell">
      <style:table-cell-properties fo:border-top="none" fo:border-left="0.0069in solid #000000" fo:border-bottom="0.0069in solid #000000" fo:border-right="0.0069in solid #000000" style:vertical-align="middle" fo:padding-top="0in" fo:padding-left="0.075in" fo:padding-bottom="0in" fo:padding-right="0.075in"/>
    </style:style>
    <style:style style:name="P80" style:parent-style-name="Standard" style:family="paragraph">
      <style:paragraph-properties fo:text-align="justify" fo:margin-bottom="0in" fo:line-height="150%"/>
    </style:style>
    <style:style style:name="TableCell81" style:family="table-cell">
      <style:table-cell-properties fo:border-top="none" fo:border-left="0.0069in solid #000000" fo:border-bottom="0.0069in solid #000000" fo:border-right="0.0069in solid #000000" style:vertical-align="middle" fo:padding-top="0in" fo:padding-left="0.075in" fo:padding-bottom="0in" fo:padding-right="0.075in"/>
    </style:style>
    <style:style style:name="P82" style:parent-style-name="Standard" style:family="paragraph">
      <style:paragraph-properties fo:text-align="justify" fo:margin-bottom="0in" fo:line-height="150%"/>
    </style:style>
    <style:style style:name="TableCell83" style:family="table-cell">
      <style:table-cell-properties fo:border-top="none" fo:border-left="0.0069in solid #000000" fo:border-bottom="0.0069in solid #000000" fo:border-right="0.0069in solid #000000" style:vertical-align="middle" fo:padding-top="0in" fo:padding-left="0.075in" fo:padding-bottom="0in" fo:padding-right="0.075in"/>
    </style:style>
    <style:style style:name="P84" style:parent-style-name="Standard" style:family="paragraph">
      <style:paragraph-properties fo:text-align="justify" fo:margin-bottom="0in" fo:line-height="150%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69in solid #000000" fo:border-bottom="0.0069in solid #000000" fo:border-right="0.0069in solid #000000" style:vertical-align="middle" fo:padding-top="0in" fo:padding-left="0.075in" fo:padding-bottom="0in" fo:padding-right="0.075in"/>
    </style:style>
    <style:style style:name="P87" style:parent-style-name="Standard" style:family="paragraph">
      <style:paragraph-properties fo:text-align="justify" fo:margin-bottom="0in" fo:line-height="150%"/>
    </style:style>
    <style:style style:name="TableCell88" style:family="table-cell">
      <style:table-cell-properties fo:border-top="none" fo:border-left="0.0069in solid #000000" fo:border-bottom="0.0069in solid #000000" fo:border-right="0.0069in solid #000000" style:vertical-align="middle" fo:padding-top="0in" fo:padding-left="0.075in" fo:padding-bottom="0in" fo:padding-right="0.075in"/>
    </style:style>
    <style:style style:name="P89" style:parent-style-name="Standard" style:family="paragraph">
      <style:paragraph-properties fo:text-align="justify" fo:margin-bottom="0in" fo:line-height="150%"/>
    </style:style>
    <style:style style:name="TableCell90" style:family="table-cell">
      <style:table-cell-properties fo:border-top="none" fo:border-left="0.0069in solid #000000" fo:border-bottom="0.0069in solid #000000" fo:border-right="0.0069in solid #000000" style:vertical-align="middle" fo:padding-top="0in" fo:padding-left="0.075in" fo:padding-bottom="0in" fo:padding-right="0.075in"/>
    </style:style>
    <style:style style:name="P91" style:parent-style-name="Standard" style:family="paragraph">
      <style:paragraph-properties fo:text-align="justify" fo:margin-bottom="0in" fo:line-height="150%"/>
    </style:style>
    <style:style style:name="TableCell92" style:family="table-cell">
      <style:table-cell-properties fo:border-top="none" fo:border-left="0.0069in solid #000000" fo:border-bottom="0.0069in solid #000000" fo:border-right="0.0069in solid #000000" style:vertical-align="middle" fo:padding-top="0in" fo:padding-left="0.075in" fo:padding-bottom="0in" fo:padding-right="0.075in"/>
    </style:style>
    <style:style style:name="P93" style:parent-style-name="Standard" style:family="paragraph">
      <style:paragraph-properties fo:text-align="justify" fo:margin-bottom="0in" fo:line-height="150%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69in solid #000000" fo:border-bottom="0.0069in solid #000000" fo:border-right="0.0069in solid #000000" style:vertical-align="middle" fo:padding-top="0in" fo:padding-left="0.075in" fo:padding-bottom="0in" fo:padding-right="0.075in"/>
    </style:style>
    <style:style style:name="P96" style:parent-style-name="Standard" style:family="paragraph">
      <style:paragraph-properties fo:text-align="justify" fo:margin-bottom="0in" fo:line-height="150%"/>
    </style:style>
    <style:style style:name="TableCell97" style:family="table-cell">
      <style:table-cell-properties fo:border-top="none" fo:border-left="0.0069in solid #000000" fo:border-bottom="0.0069in solid #000000" fo:border-right="0.0069in solid #000000" style:vertical-align="middle" fo:padding-top="0in" fo:padding-left="0.075in" fo:padding-bottom="0in" fo:padding-right="0.075in"/>
    </style:style>
    <style:style style:name="P98" style:parent-style-name="Standard" style:family="paragraph">
      <style:paragraph-properties fo:text-align="justify" fo:margin-bottom="0in" fo:line-height="150%"/>
    </style:style>
    <style:style style:name="TableCell99" style:family="table-cell">
      <style:table-cell-properties fo:border-top="none" fo:border-left="0.0069in solid #000000" fo:border-bottom="0.0069in solid #000000" fo:border-right="0.0069in solid #000000" style:vertical-align="middle" fo:padding-top="0in" fo:padding-left="0.075in" fo:padding-bottom="0in" fo:padding-right="0.075in"/>
    </style:style>
    <style:style style:name="P100" style:parent-style-name="Standard" style:family="paragraph">
      <style:paragraph-properties fo:text-align="justify" fo:margin-bottom="0in" fo:line-height="150%"/>
    </style:style>
    <style:style style:name="TableCell101" style:family="table-cell">
      <style:table-cell-properties fo:border-top="none" fo:border-left="0.0069in solid #000000" fo:border-bottom="0.0069in solid #000000" fo:border-right="0.0069in solid #000000" style:vertical-align="middle" fo:padding-top="0in" fo:padding-left="0.075in" fo:padding-bottom="0in" fo:padding-right="0.075in"/>
    </style:style>
    <style:style style:name="P102" style:parent-style-name="Standard" style:family="paragraph">
      <style:paragraph-properties fo:text-align="justify" fo:margin-bottom="0in" fo:line-height="150%"/>
    </style:style>
    <style:style style:name="P103" style:parent-style-name="Standard" style:family="paragraph">
      <style:paragraph-properties fo:text-align="justify" fo:line-height="150%"/>
    </style:style>
    <style:style style:name="P104" style:parent-style-name="Standard" style:family="paragraph">
      <style:paragraph-properties fo:text-align="justify" fo:line-height="150%"/>
      <style:text-properties fo:font-size="20pt" style:font-size-asian="20pt" style:font-size-complex="20pt"/>
    </style:style>
    <style:style style:name="P105" style:parent-style-name="Standard" style:family="paragraph">
      <style:paragraph-properties fo:text-align="justify" fo:line-height="150%"/>
      <style:text-properties fo:font-size="20pt" style:font-size-asian="20pt" style:font-size-complex="20pt"/>
    </style:style>
    <style:style style:name="P106" style:parent-style-name="Standard" style:family="paragraph">
      <style:paragraph-properties fo:text-align="justify" fo:line-height="150%"/>
      <style:text-properties fo:font-size="20pt" style:font-size-asian="20pt" style:font-size-complex="20pt"/>
    </style:style>
    <style:style style:name="P107" style:parent-style-name="Standard" style:family="paragraph">
      <style:paragraph-properties fo:text-align="justify" fo:line-height="150%"/>
      <style:text-properties fo:font-size="20pt" style:font-size-asian="20pt" style:font-size-complex="20pt"/>
    </style:style>
    <style:style style:name="P108" style:parent-style-name="Standard" style:family="paragraph">
      <style:paragraph-properties fo:text-align="justify" fo:line-height="150%"/>
      <style:text-properties fo:font-size="20pt" style:font-size-asian="20pt" style:font-size-complex="20pt"/>
    </style:style>
    <style:style style:name="P109" style:parent-style-name="Standard" style:family="paragraph">
      <style:paragraph-properties fo:text-align="justify" fo:line-height="150%"/>
      <style:text-properties fo:font-size="20pt" style:font-size-asian="20pt" style:font-size-complex="20pt"/>
    </style:style>
    <style:style style:name="P110" style:parent-style-name="Standard" style:family="paragraph">
      <style:paragraph-properties fo:text-align="justify" fo:line-height="150%"/>
      <style:text-properties fo:font-size="20pt" style:font-size-asian="20pt" style:font-size-complex="20pt"/>
    </style:style>
    <style:style style:name="P111" style:parent-style-name="Standard" style:family="paragraph">
      <style:paragraph-properties fo:text-align="justify" fo:line-height="150%"/>
      <style:text-properties fo:font-size="20pt" style:font-size-asian="20pt" style:font-size-complex="20pt"/>
    </style:style>
    <style:style style:name="P112" style:parent-style-name="Standard" style:family="paragraph">
      <style:paragraph-properties fo:text-align="justify" fo:line-height="150%"/>
      <style:text-properties fo:font-size="20pt" style:font-size-asian="20pt" style:font-size-complex="20pt"/>
    </style:style>
    <style:style style:name="P113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P114" style:parent-style-name="Contents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T115" style:parent-style-name="Fonteparág.padrão" style:family="text">
      <style:text-properties style:font-name="Arial" fo:font-weight="bold" style:font-weight-asian="bold" style:font-weight-complex="bold" fo:color="#000000"/>
    </style:style>
    <style:style style:name="T116" style:parent-style-name="Fonteparág.padrão" style:family="text">
      <style:text-properties style:font-name="Arial" fo:font-weight="bold" style:font-weight-asian="bold" style:font-weight-complex="bold" fo:color="#000000"/>
    </style:style>
    <style:style style:name="P117" style:parent-style-name="Contents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T118" style:parent-style-name="Fonteparág.padrão" style:family="text">
      <style:text-properties style:font-name="Arial" fo:font-weight="bold" style:font-weight-asian="bold" style:font-weight-complex="bold" fo:color="#000000"/>
    </style:style>
    <style:style style:name="T119" style:parent-style-name="Fonteparág.padrão" style:family="text">
      <style:text-properties style:font-name="Arial" fo:font-weight="bold" style:font-weight-asian="bold" style:font-weight-complex="bold" fo:color="#000000"/>
    </style:style>
    <style:style style:name="P120" style:parent-style-name="Contents2" style:family="paragraph">
      <style:paragraph-properties>
        <style:tab-stops>
          <style:tab-stop style:type="right" style:leader-style="dotted" style:leader-text="." style:position="6.5541in"/>
        </style:tab-stops>
      </style:paragraph-properties>
    </style:style>
    <style:style style:name="T121" style:parent-style-name="Fonteparág.padrão" style:family="text">
      <style:text-properties style:font-name="Arial" fo:font-weight="bold" style:font-weight-asian="bold" style:font-weight-complex="bold" fo:color="#000000"/>
    </style:style>
    <style:style style:name="T122" style:parent-style-name="Fonteparág.padrão" style:family="text">
      <style:text-properties style:font-name="Arial" fo:font-weight="bold" style:font-weight-asian="bold" style:font-weight-complex="bold" fo:color="#000000"/>
    </style:style>
    <style:style style:name="P123" style:parent-style-name="Contents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T124" style:parent-style-name="Fonteparág.padrão" style:family="text">
      <style:text-properties style:font-name="Arial" fo:font-weight="bold" style:font-weight-asian="bold" style:font-weight-complex="bold" fo:color="#000000"/>
    </style:style>
    <style:style style:name="T125" style:parent-style-name="Fonteparág.padrão" style:family="text">
      <style:text-properties style:font-name="Arial" fo:font-weight="bold" style:font-weight-asian="bold" style:font-weight-complex="bold" fo:color="#000000"/>
    </style:style>
    <style:style style:name="P126" style:parent-style-name="Contents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T127" style:parent-style-name="Fonteparág.padrão" style:family="text">
      <style:text-properties style:font-name="Arial" fo:font-weight="bold" style:font-weight-asian="bold" style:font-weight-complex="bold" fo:color="#000000"/>
    </style:style>
    <style:style style:name="T128" style:parent-style-name="Fonteparág.padrão" style:family="text">
      <style:text-properties style:font-name="Arial" fo:font-weight="bold" style:font-weight-asian="bold" style:font-weight-complex="bold" fo:color="#000000"/>
    </style:style>
    <style:style style:name="P129" style:parent-style-name="Contents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T130" style:parent-style-name="Fonteparág.padrão" style:family="text">
      <style:text-properties style:font-name="Arial" fo:font-weight="bold" style:font-weight-asian="bold" style:font-weight-complex="bold" fo:color="#000000"/>
    </style:style>
    <style:style style:name="T131" style:parent-style-name="Fonteparág.padrão" style:family="text">
      <style:text-properties style:font-name="Arial" fo:font-weight="bold" style:font-weight-asian="bold" style:font-weight-complex="bold" fo:color="#000000"/>
    </style:style>
    <style:style style:name="P132" style:parent-style-name="Contents2" style:family="paragraph">
      <style:paragraph-properties>
        <style:tab-stops>
          <style:tab-stop style:type="right" style:leader-style="dotted" style:leader-text="." style:position="6.5541in"/>
        </style:tab-stops>
      </style:paragraph-properties>
    </style:style>
    <style:style style:name="T133" style:parent-style-name="Fonteparág.padrão" style:family="text">
      <style:text-properties style:font-name="Arial" fo:font-weight="bold" style:font-weight-asian="bold" style:font-weight-complex="bold" fo:color="#000000"/>
    </style:style>
    <style:style style:name="T134" style:parent-style-name="Fonteparág.padrão" style:family="text">
      <style:text-properties style:font-name="Arial" fo:font-weight="bold" style:font-weight-asian="bold" style:font-weight-complex="bold" fo:color="#000000"/>
    </style:style>
    <style:style style:name="P135" style:parent-style-name="Contents2" style:family="paragraph">
      <style:paragraph-properties>
        <style:tab-stops>
          <style:tab-stop style:type="right" style:leader-style="dotted" style:leader-text="." style:position="6.5541in"/>
        </style:tab-stops>
      </style:paragraph-properties>
    </style:style>
    <style:style style:name="T136" style:parent-style-name="Fonteparág.padrão" style:family="text">
      <style:text-properties style:font-name="Arial" fo:font-weight="bold" style:font-weight-asian="bold" style:font-weight-complex="bold" fo:color="#000000"/>
    </style:style>
    <style:style style:name="T137" style:parent-style-name="Fonteparág.padrão" style:family="text">
      <style:text-properties style:font-name="Arial" fo:font-weight="bold" style:font-weight-asian="bold" style:font-weight-complex="bold" fo:color="#000000"/>
    </style:style>
    <style:style style:name="P138" style:parent-style-name="Contents2" style:family="paragraph">
      <style:paragraph-properties>
        <style:tab-stops>
          <style:tab-stop style:type="right" style:leader-style="dotted" style:leader-text="." style:position="6.5541in"/>
        </style:tab-stops>
      </style:paragraph-properties>
    </style:style>
    <style:style style:name="T139" style:parent-style-name="Fonteparág.padrão" style:family="text">
      <style:text-properties style:font-name="Arial" fo:font-weight="bold" style:font-weight-asian="bold" style:font-weight-complex="bold" fo:color="#000000"/>
    </style:style>
    <style:style style:name="T140" style:parent-style-name="Fonteparág.padrão" style:family="text">
      <style:text-properties style:font-name="Arial" fo:font-weight="bold" style:font-weight-asian="bold" style:font-weight-complex="bold" fo:color="#000000"/>
    </style:style>
    <style:style style:name="P141" style:parent-style-name="Contents2" style:family="paragraph">
      <style:paragraph-properties>
        <style:tab-stops>
          <style:tab-stop style:type="right" style:leader-style="dotted" style:leader-text="." style:position="6.5541in"/>
        </style:tab-stops>
      </style:paragraph-properties>
    </style:style>
    <style:style style:name="T142" style:parent-style-name="Fonteparág.padrão" style:family="text">
      <style:text-properties style:font-name="Arial" fo:font-weight="bold" style:font-weight-asian="bold" style:font-weight-complex="bold" fo:color="#000000"/>
    </style:style>
    <style:style style:name="T143" style:parent-style-name="Fonteparág.padrão" style:family="text">
      <style:text-properties style:font-name="Arial" fo:font-weight="bold" style:font-weight-asian="bold" style:font-weight-complex="bold" fo:color="#000000"/>
    </style:style>
    <style:style style:name="T144" style:parent-style-name="Fonteparág.padrão" style:family="text">
      <style:text-properties style:font-name="Arial" fo:font-weight="bold" style:font-weight-asian="bold" style:font-weight-complex="bold" fo:color="#000000"/>
    </style:style>
    <style:style style:name="P145" style:parent-style-name="Contents2" style:family="paragraph">
      <style:paragraph-properties>
        <style:tab-stops>
          <style:tab-stop style:type="right" style:leader-style="dotted" style:leader-text="." style:position="6.5541in"/>
        </style:tab-stops>
      </style:paragraph-properties>
    </style:style>
    <style:style style:name="T146" style:parent-style-name="Fonteparág.padrão" style:family="text">
      <style:text-properties style:font-name="Arial" fo:font-weight="bold" style:font-weight-asian="bold" style:font-weight-complex="bold" fo:color="#000000"/>
    </style:style>
    <style:style style:name="T147" style:parent-style-name="Fonteparág.padrão" style:family="text">
      <style:text-properties style:font-name="Arial" fo:font-weight="bold" style:font-weight-asian="bold" style:font-weight-complex="bold" fo:color="#000000"/>
    </style:style>
    <style:style style:name="P148" style:parent-style-name="Contents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T149" style:parent-style-name="Fonteparág.padrão" style:family="text">
      <style:text-properties style:font-name="Arial" fo:font-weight="bold" style:font-weight-asian="bold" style:font-weight-complex="bold" fo:color="#000000"/>
    </style:style>
    <style:style style:name="T150" style:parent-style-name="Fonteparág.padrão" style:family="text">
      <style:text-properties style:font-name="Arial" fo:font-weight="bold" style:font-weight-asian="bold" style:font-weight-complex="bold" fo:color="#000000"/>
    </style:style>
    <style:style style:name="P151" style:parent-style-name="Contents2" style:family="paragraph">
      <style:paragraph-properties>
        <style:tab-stops>
          <style:tab-stop style:type="right" style:leader-style="dotted" style:leader-text="." style:position="6.5541in"/>
        </style:tab-stops>
      </style:paragraph-properties>
    </style:style>
    <style:style style:name="T152" style:parent-style-name="Fonteparág.padrão" style:family="text">
      <style:text-properties style:font-name="Arial" fo:font-weight="bold" style:font-weight-asian="bold" style:font-weight-complex="bold" fo:color="#000000"/>
    </style:style>
    <style:style style:name="T153" style:parent-style-name="Fonteparág.padrão" style:family="text">
      <style:text-properties style:font-name="Arial" fo:font-weight="bold" style:font-weight-asian="bold" style:font-weight-complex="bold" fo:color="#000000"/>
    </style:style>
    <style:style style:name="P154" style:parent-style-name="Contents2" style:family="paragraph">
      <style:paragraph-properties>
        <style:tab-stops>
          <style:tab-stop style:type="right" style:leader-style="dotted" style:leader-text="." style:position="6.5541in"/>
        </style:tab-stops>
      </style:paragraph-properties>
    </style:style>
    <style:style style:name="T155" style:parent-style-name="Fonteparág.padrão" style:family="text">
      <style:text-properties style:font-name="Arial" fo:font-weight="bold" style:font-weight-asian="bold" style:font-weight-complex="bold" fo:color="#000000"/>
    </style:style>
    <style:style style:name="T156" style:parent-style-name="Fonteparág.padrão" style:family="text">
      <style:text-properties style:font-name="Arial" fo:font-weight="bold" style:font-weight-asian="bold" style:font-weight-complex="bold" fo:color="#000000"/>
    </style:style>
    <style:style style:name="P157" style:parent-style-name="Contents2" style:family="paragraph">
      <style:paragraph-properties>
        <style:tab-stops>
          <style:tab-stop style:type="right" style:leader-style="dotted" style:leader-text="." style:position="6.5541in"/>
        </style:tab-stops>
      </style:paragraph-properties>
    </style:style>
    <style:style style:name="T158" style:parent-style-name="Fonteparág.padrão" style:family="text">
      <style:text-properties style:font-name="Arial" fo:font-weight="bold" style:font-weight-asian="bold" style:font-weight-complex="bold" fo:color="#000000"/>
    </style:style>
    <style:style style:name="T159" style:parent-style-name="Fonteparág.padrão" style:family="text">
      <style:text-properties style:font-name="Arial" fo:font-weight="bold" style:font-weight-asian="bold" style:font-weight-complex="bold" fo:color="#000000"/>
    </style:style>
    <style:style style:name="P160" style:parent-style-name="Contents2" style:family="paragraph">
      <style:paragraph-properties>
        <style:tab-stops>
          <style:tab-stop style:type="right" style:leader-style="dotted" style:leader-text="." style:position="6.5541in"/>
        </style:tab-stops>
      </style:paragraph-properties>
    </style:style>
    <style:style style:name="T161" style:parent-style-name="Fonteparág.padrão" style:family="text">
      <style:text-properties style:font-name="Arial" fo:font-weight="bold" style:font-weight-asian="bold" style:font-weight-complex="bold" fo:color="#000000"/>
    </style:style>
    <style:style style:name="T162" style:parent-style-name="Fonteparág.padrão" style:family="text">
      <style:text-properties style:font-name="Arial" fo:font-weight="bold" style:font-weight-asian="bold" style:font-weight-complex="bold" fo:color="#000000"/>
    </style:style>
    <style:style style:name="P163" style:parent-style-name="Contents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T164" style:parent-style-name="Fonteparág.padrão" style:family="text">
      <style:text-properties style:font-name="Arial" fo:font-weight="bold" style:font-weight-asian="bold" style:font-weight-complex="bold" fo:color="#000000"/>
    </style:style>
    <style:style style:name="T165" style:parent-style-name="Fonteparág.padrão" style:family="text">
      <style:text-properties style:font-name="Arial" fo:font-weight="bold" style:font-weight-asian="bold" style:font-weight-complex="bold" fo:color="#000000"/>
    </style:style>
    <style:style style:name="P166" style:parent-style-name="Contents2" style:family="paragraph">
      <style:paragraph-properties>
        <style:tab-stops>
          <style:tab-stop style:type="right" style:leader-style="dotted" style:leader-text="." style:position="6.5541in"/>
        </style:tab-stops>
      </style:paragraph-properties>
    </style:style>
    <style:style style:name="T167" style:parent-style-name="Fonteparág.padrão" style:family="text">
      <style:text-properties style:font-name="Arial" fo:font-weight="bold" style:font-weight-asian="bold" style:font-weight-complex="bold" fo:color="#000000"/>
    </style:style>
    <style:style style:name="T168" style:parent-style-name="Fonteparág.padrão" style:family="text">
      <style:text-properties style:font-name="Arial" fo:font-weight="bold" style:font-weight-asian="bold" style:font-weight-complex="bold" fo:color="#000000"/>
    </style:style>
    <style:style style:name="P169" style:parent-style-name="Contents2" style:family="paragraph">
      <style:paragraph-properties>
        <style:tab-stops>
          <style:tab-stop style:type="right" style:leader-style="dotted" style:leader-text="." style:position="6.5541in"/>
        </style:tab-stops>
      </style:paragraph-properties>
    </style:style>
    <style:style style:name="T170" style:parent-style-name="Fonteparág.padrão" style:family="text">
      <style:text-properties style:font-name="Arial" fo:font-weight="bold" style:font-weight-asian="bold" style:font-weight-complex="bold" fo:color="#000000"/>
    </style:style>
    <style:style style:name="T171" style:parent-style-name="Fonteparág.padrão" style:family="text">
      <style:text-properties style:font-name="Arial" fo:font-weight="bold" style:font-weight-asian="bold" style:font-weight-complex="bold" fo:color="#000000"/>
    </style:style>
    <style:style style:name="P172" style:parent-style-name="Contents2" style:family="paragraph">
      <style:paragraph-properties>
        <style:tab-stops>
          <style:tab-stop style:type="right" style:leader-style="dotted" style:leader-text="." style:position="6.5541in"/>
        </style:tab-stops>
      </style:paragraph-properties>
    </style:style>
    <style:style style:name="T173" style:parent-style-name="Fonteparág.padrão" style:family="text">
      <style:text-properties style:font-name="Arial" fo:font-weight="bold" style:font-weight-asian="bold" style:font-weight-complex="bold" fo:color="#000000"/>
    </style:style>
    <style:style style:name="T174" style:parent-style-name="Fonteparág.padrão" style:family="text">
      <style:text-properties style:font-name="Arial" fo:font-weight="bold" style:font-weight-asian="bold" style:font-weight-complex="bold" fo:color="#000000"/>
    </style:style>
    <style:style style:name="P175" style:parent-style-name="Standard" style:family="paragraph">
      <style:paragraph-properties fo:text-align="justify" fo:line-height="150%"/>
    </style:style>
    <style:style style:name="P176" style:parent-style-name="Standard" style:family="paragraph">
      <style:paragraph-properties fo:text-align="justify" fo:line-height="150%"/>
    </style:style>
    <style:style style:name="P177" style:parent-style-name="Standard" style:family="paragraph">
      <style:paragraph-properties fo:text-align="justify" fo:line-height="150%"/>
      <style:text-properties fo:font-size="20pt" style:font-size-asian="20pt" style:font-size-complex="20pt"/>
    </style:style>
    <style:style style:name="P178" style:parent-style-name="Standard" style:family="paragraph">
      <style:paragraph-properties fo:text-align="justify" fo:line-height="150%"/>
      <style:text-properties fo:font-size="20pt" style:font-size-asian="20pt" style:font-size-complex="20pt"/>
    </style:style>
    <style:style style:name="P179" style:parent-style-name="Título1" style:family="paragraph">
      <style:paragraph-properties fo:text-align="justify" fo:line-height="150%"/>
    </style:style>
    <style:style style:name="T180" style:parent-style-name="Fonteparág.padrão" style:family="text">
      <style:text-properties fo:font-weight="bold" style:font-weight-asian="bold" style:font-weight-complex="bold" fo:color="#000000"/>
    </style:style>
    <style:style style:name="P181" style:parent-style-name="Standard" style:family="paragraph">
      <style:paragraph-properties fo:text-align="justify" fo:margin-bottom="0.1458in" fo:line-height="150%"/>
    </style:style>
    <style:style style:name="T182" style:parent-style-name="Fonteparág.padrão" style:family="text">
      <style:text-properties fo:font-size="12pt" style:font-size-asian="12pt" style:font-size-complex="12pt"/>
    </style:style>
    <style:style style:name="T183" style:parent-style-name="Fonteparág.padrão" style:family="text">
      <style:text-properties fo:font-size="12pt" style:font-size-asian="12pt" style:font-size-complex="12pt"/>
    </style:style>
    <style:style style:name="T184" style:parent-style-name="Fonteparág.padrão" style:family="text">
      <style:text-properties fo:font-size="12pt" style:font-size-asian="12pt" style:font-size-complex="12pt"/>
    </style:style>
    <style:style style:name="T185" style:parent-style-name="Fonteparág.padrão" style:family="text">
      <style:text-properties fo:font-size="12pt" style:font-size-asian="12pt" style:font-size-complex="12pt"/>
    </style:style>
    <style:style style:name="P186" style:parent-style-name="Título1" style:family="paragraph">
      <style:paragraph-properties fo:text-align="justify" fo:line-height="150%"/>
    </style:style>
    <style:style style:name="T187" style:parent-style-name="Fonteparág.padrão" style:family="text">
      <style:text-properties fo:font-weight="bold" style:font-weight-asian="bold" style:font-weight-complex="bold" fo:color="#000000"/>
    </style:style>
    <style:style style:name="T188" style:parent-style-name="Fonteparág.padrão" style:family="text">
      <style:text-properties fo:font-weight="bold" style:font-weight-asian="bold" style:font-weight-complex="bold" fo:color="#000000"/>
    </style:style>
    <style:style style:name="P189" style:parent-style-name="Standard" style:family="paragraph">
      <style:paragraph-properties fo:text-align="justify" fo:line-height="150%" fo:text-indent="0.5in"/>
    </style:style>
    <style:style style:name="T190" style:parent-style-name="Fonteparág.padrão" style:family="text">
      <style:text-properties fo:font-size="12pt" style:font-size-asian="12pt" style:font-size-complex="12pt"/>
    </style:style>
    <style:style style:name="T191" style:parent-style-name="Fonteparág.padrão" style:family="text">
      <style:text-properties fo:font-size="12pt" style:font-size-asian="12pt" style:font-size-complex="12pt"/>
    </style:style>
    <style:style style:name="T192" style:parent-style-name="Fonteparág.padrão" style:family="text">
      <style:text-properties fo:font-size="12pt" style:font-size-asian="12pt" style:font-size-complex="12pt" fo:background-color="#FFFFFF"/>
    </style:style>
    <style:style style:name="P193" style:parent-style-name="Standard" style:family="paragraph">
      <style:paragraph-properties fo:text-align="justify" fo:margin-bottom="0.1458in" fo:line-height="150%" fo:text-indent="0.4916in"/>
    </style:style>
    <style:style style:name="T194" style:parent-style-name="Fonteparág.padrão" style:family="text">
      <style:text-properties fo:font-size="12pt" style:font-size-asian="12pt" style:font-size-complex="12pt"/>
    </style:style>
    <style:style style:name="T195" style:parent-style-name="Fonteparág.padrão" style:family="text">
      <style:text-properties fo:font-size="12pt" style:font-size-asian="12pt" style:font-size-complex="12pt"/>
    </style:style>
    <style:style style:name="P196" style:parent-style-name="Título2" style:family="paragraph">
      <style:paragraph-properties fo:text-align="justify" fo:line-height="150%"/>
    </style:style>
    <style:style style:name="T197" style:parent-style-name="Fonteparág.padrão" style:family="text">
      <style:text-properties fo:font-weight="bold" style:font-weight-asian="bold" style:font-weight-complex="bold" fo:color="#000000"/>
    </style:style>
    <style:style style:name="T198" style:parent-style-name="Fonteparág.padrão" style:family="text">
      <style:text-properties fo:font-weight="bold" style:font-weight-asian="bold" style:font-weight-complex="bold" fo:color="#000000"/>
    </style:style>
    <style:style style:name="P199" style:parent-style-name="Standard" style:family="paragraph">
      <style:paragraph-properties fo:text-align="justify" fo:line-height="150%"/>
    </style:style>
    <style:style style:name="T200" style:parent-style-name="Fonteparág.padrão" style:family="text">
      <style:text-properties fo:font-size="12pt" style:font-size-asian="12pt" style:font-size-complex="12pt"/>
    </style:style>
    <style:style style:name="P201" style:parent-style-name="Título1" style:family="paragraph">
      <style:paragraph-properties fo:text-align="justify" fo:line-height="150%"/>
    </style:style>
    <style:style style:name="T202" style:parent-style-name="Fonteparág.padrão" style:family="text">
      <style:text-properties fo:font-weight="bold" style:font-weight-asian="bold" style:font-weight-complex="bold" fo:color="#000000"/>
    </style:style>
    <style:style style:name="T203" style:parent-style-name="Fonteparág.padrão" style:family="text">
      <style:text-properties fo:font-weight="bold" style:font-weight-asian="bold" style:font-weight-complex="bold" fo:color="#000000"/>
    </style:style>
    <style:style style:name="T204" style:parent-style-name="Fonteparág.padrão" style:family="text">
      <style:text-properties fo:font-weight="bold" style:font-weight-asian="bold" style:font-weight-complex="bold" fo:color="#000000"/>
    </style:style>
    <style:style style:name="P205" style:parent-style-name="Standard" style:family="paragraph">
      <style:paragraph-properties fo:text-align="justify" fo:line-height="150%"/>
    </style:style>
    <style:style style:name="T206" style:parent-style-name="Fonteparág.padrão" style:family="text">
      <style:text-properties fo:font-size="12pt" style:font-size-asian="12pt" style:font-size-complex="12pt"/>
    </style:style>
    <style:style style:name="T207" style:parent-style-name="Fonteparág.padrão" style:family="text">
      <style:text-properties fo:font-size="12pt" style:font-size-asian="12pt" style:font-size-complex="12pt"/>
    </style:style>
    <style:style style:name="P208" style:parent-style-name="Título1" style:family="paragraph">
      <style:paragraph-properties fo:text-align="justify" fo:line-height="150%"/>
    </style:style>
    <style:style style:name="T209" style:parent-style-name="Fonteparág.padrão" style:family="text">
      <style:text-properties fo:font-weight="bold" style:font-weight-asian="bold" style:font-weight-complex="bold" fo:color="#000000"/>
    </style:style>
    <style:style style:name="P210" style:parent-style-name="Standard" style:family="paragraph">
      <style:paragraph-properties fo:text-align="justify" fo:line-height="150%"/>
    </style:style>
    <style:style style:name="P211" style:parent-style-name="Standard" style:family="paragraph">
      <style:paragraph-properties fo:text-align="justify" fo:line-height="150%"/>
    </style:style>
    <style:style style:name="P212" style:parent-style-name="Standard" style:family="paragraph">
      <style:paragraph-properties fo:text-align="justify" fo:line-height="150%"/>
    </style:style>
    <style:style style:name="TableColumn214" style:family="table-column">
      <style:table-column-properties style:column-width="1.0625in" style:use-optimal-column-width="false"/>
    </style:style>
    <style:style style:name="TableColumn215" style:family="table-column">
      <style:table-column-properties style:column-width="4.5104in" style:use-optimal-column-width="false"/>
    </style:style>
    <style:style style:name="Table213" style:family="table">
      <style:table-properties style:width="5.5729in" fo:margin-left="0.4104in" table:align="left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-top="0.0034in solid #000000" fo:border-left="0.0034in solid #000000" fo:border-bottom="0.0034in solid #000000" fo:border-right="none" fo:background-color="#C0C0C0" fo:padding-top="0.0694in" fo:padding-left="0.0694in" fo:padding-bottom="0.0694in" fo:padding-right="0.0694in"/>
    </style:style>
    <style:style style:name="P218" style:parent-style-name="Standard" style:family="paragraph">
      <style:paragraph-properties fo:text-align="justify" fo:margin-bottom="0in" fo:line-height="150%"/>
    </style:style>
    <style:style style:name="T219" style:parent-style-name="Fonteparág.padrão" style:family="text">
      <style:text-properties fo:font-weight="bold" style:font-weight-asian="bold" style:font-weight-complex="bold"/>
    </style:style>
    <style:style style:name="TableCell220" style:family="table-cell">
      <style:table-cell-properties fo:border="0.0034in solid #000000" fo:background-color="#C0C0C0" fo:padding-top="0.0694in" fo:padding-left="0.0694in" fo:padding-bottom="0.0694in" fo:padding-right="0.0694in"/>
    </style:style>
    <style:style style:name="P221" style:parent-style-name="Standard" style:family="paragraph">
      <style:paragraph-properties fo:text-align="justify" fo:margin-bottom="0in" fo:line-height="150%"/>
    </style:style>
    <style:style style:name="T222" style:parent-style-name="Fonteparág.padrão" style:family="text">
      <style:text-properties fo:font-weight="bold" style:font-weight-asian="bold" style:font-weight-complex="bold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-top="none" fo:border-left="0.0034in solid #000000" fo:border-bottom="0.0034in solid #000000" fo:border-right="none" fo:padding-top="0.0694in" fo:padding-left="0.0694in" fo:padding-bottom="0.0694in" fo:padding-right="0.0694in"/>
    </style:style>
    <style:style style:name="P225" style:parent-style-name="Standard" style:family="paragraph">
      <style:paragraph-properties fo:text-align="justify" fo:margin-bottom="0in" fo:line-height="150%"/>
    </style:style>
    <style:style style:name="TableCell226" style:family="table-cell">
      <style:table-cell-properties fo:border-top="none" fo:border-left="0.0034in solid #000000" fo:border-bottom="0.0034in solid #000000" fo:border-right="0.0034in solid #000000" fo:padding-top="0.0694in" fo:padding-left="0.0694in" fo:padding-bottom="0.0694in" fo:padding-right="0.0694in"/>
    </style:style>
    <style:style style:name="P227" style:parent-style-name="Standard" style:family="paragraph">
      <style:paragraph-properties fo:text-align="justify" fo:margin-bottom="0in" fo:line-height="150%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-top="none" fo:border-left="0.0034in solid #000000" fo:border-bottom="0.0034in solid #000000" fo:border-right="none" fo:padding-top="0.0694in" fo:padding-left="0.0694in" fo:padding-bottom="0.0694in" fo:padding-right="0.0694in"/>
    </style:style>
    <style:style style:name="P230" style:parent-style-name="Standard" style:family="paragraph">
      <style:paragraph-properties fo:text-align="justify" fo:margin-bottom="0in" fo:line-height="150%"/>
    </style:style>
    <style:style style:name="TableCell231" style:family="table-cell">
      <style:table-cell-properties fo:border-top="none" fo:border-left="0.0034in solid #000000" fo:border-bottom="0.0034in solid #000000" fo:border-right="0.0034in solid #000000" fo:padding-top="0.0694in" fo:padding-left="0.0694in" fo:padding-bottom="0.0694in" fo:padding-right="0.0694in"/>
    </style:style>
    <style:style style:name="P232" style:parent-style-name="Standard" style:family="paragraph">
      <style:paragraph-properties fo:text-align="justify" fo:margin-bottom="0in" fo:line-height="150%"/>
    </style:style>
    <style:style style:name="P233" style:parent-style-name="Normal" style:family="paragraph">
      <style:paragraph-properties fo:text-align="center"/>
    </style:style>
    <style:style style:name="T234" style:parent-style-name="Fonteparág.padrão" style:family="text">
      <style:text-properties style:font-name="Arial" fo:font-weight="bold" style:font-weight-asian="bold" style:font-weight-complex="bold" fo:color="#000000" fo:font-size="11pt" style:font-size-asian="11pt" style:font-size-complex="11pt"/>
    </style:style>
    <style:style style:name="P235" style:parent-style-name="Título1" style:family="paragraph">
      <style:paragraph-properties fo:text-align="justify" fo:line-height="150%"/>
    </style:style>
    <style:style style:name="T236" style:parent-style-name="Fonteparág.padrão" style:family="text">
      <style:text-properties fo:font-weight="bold" style:font-weight-asian="bold" style:font-weight-complex="bold" fo:color="#000000"/>
    </style:style>
    <style:style style:name="P237" style:parent-style-name="Título6" style:family="paragraph">
      <style:paragraph-properties fo:text-align="justify" fo:line-height="150%" fo:text-indent="0.5208in"/>
    </style:style>
    <style:style style:name="T238" style:parent-style-name="Fonteparág.padrão" style:family="text">
      <style:text-properties fo:font-weight="normal" style:font-weight-asian="normal" style:font-weight-complex="normal" fo:font-size="11pt" style:font-size-asian="11pt" style:font-size-complex="11pt"/>
    </style:style>
    <style:style style:name="P239" style:parent-style-name="Título2" style:family="paragraph">
      <style:paragraph-properties fo:text-align="justify" fo:line-height="150%"/>
    </style:style>
    <style:style style:name="T240" style:parent-style-name="Fonteparág.padrão" style:family="text">
      <style:text-properties fo:font-weight="bold" style:font-weight-asian="bold" style:font-weight-complex="bold" fo:color="#000000"/>
    </style:style>
    <style:style style:name="T241" style:parent-style-name="Fonteparág.padrão" style:family="text">
      <style:text-properties fo:font-weight="bold" style:font-weight-asian="bold" style:font-weight-complex="bold" fo:color="#000000"/>
    </style:style>
    <style:style style:name="P242" style:parent-style-name="Standard" style:family="paragraph">
      <style:paragraph-properties fo:text-align="justify" fo:line-height="150%"/>
    </style:style>
    <style:style style:name="P243" style:parent-style-name="Standard" style:family="paragraph">
      <style:paragraph-properties fo:text-align="justify" fo:line-height="150%"/>
    </style:style>
    <style:style style:name="P244" style:parent-style-name="Standard" style:family="paragraph">
      <style:paragraph-properties fo:text-align="justify" fo:line-height="150%"/>
    </style:style>
    <style:style style:name="P245" style:parent-style-name="Standard" style:list-style-name="LS3" style:family="paragraph">
      <style:paragraph-properties fo:text-align="justify" fo:line-height="150%"/>
    </style:style>
    <style:style style:name="P246" style:parent-style-name="Standard" style:list-style-name="LS3" style:family="paragraph">
      <style:paragraph-properties fo:text-align="justify" fo:line-height="150%"/>
    </style:style>
    <style:style style:name="P247" style:parent-style-name="Standard" style:list-style-name="LS3" style:family="paragraph">
      <style:paragraph-properties fo:text-align="justify" fo:line-height="150%"/>
    </style:style>
    <style:style style:name="P248" style:parent-style-name="Standard" style:list-style-name="LS3" style:family="paragraph">
      <style:paragraph-properties fo:text-align="justify" fo:margin-bottom="0in" fo:line-height="150%"/>
    </style:style>
    <style:style style:name="P249" style:parent-style-name="Normal" style:family="paragraph">
      <style:paragraph-properties fo:text-align="justify"/>
    </style:style>
    <style:style style:name="T250" style:parent-style-name="Fonteparág.padrão" style:family="text">
      <style:text-properties style:font-name="Arial" fo:color="#000000" fo:font-size="11pt" style:font-size-asian="11pt" style:font-size-complex="11pt"/>
    </style:style>
    <style:style style:name="T251" style:parent-style-name="Fonteparág.padrão" style:family="text">
      <style:text-properties style:font-name="Arial" fo:color="#000000" fo:font-size="11pt" style:font-size-asian="11pt" style:font-size-complex="11pt"/>
    </style:style>
    <style:style style:name="P252" style:parent-style-name="Normal" style:family="paragraph">
      <style:paragraph-properties fo:text-align="justify"/>
    </style:style>
    <style:style style:name="T253" style:parent-style-name="Fonteparág.padrão" style:family="text">
      <style:text-properties style:font-name="Arial" fo:color="#000000" fo:font-size="11pt" style:font-size-asian="11pt" style:font-size-complex="11pt"/>
    </style:style>
    <style:style style:name="T254" style:parent-style-name="Fonteparág.padrão" style:family="text">
      <style:text-properties style:font-name="Arial" fo:color="#000000" fo:font-size="11pt" style:font-size-asian="11pt" style:font-size-complex="11pt"/>
    </style:style>
    <style:style style:name="P255" style:parent-style-name="Normal" style:family="paragraph">
      <style:paragraph-properties fo:text-align="justify"/>
    </style:style>
    <style:style style:name="T256" style:parent-style-name="Fonteparág.padrão" style:family="text">
      <style:text-properties style:font-name="Arial" fo:color="#000000" fo:font-size="11pt" style:font-size-asian="11pt" style:font-size-complex="11pt"/>
    </style:style>
    <style:style style:name="T257" style:parent-style-name="Fonteparág.padrão" style:family="text">
      <style:text-properties style:font-name="Arial" fo:color="#000000" fo:font-size="11pt" style:font-size-asian="11pt" style:font-size-complex="11pt"/>
    </style:style>
    <style:style style:name="P258" style:parent-style-name="Título2" style:family="paragraph">
      <style:paragraph-properties fo:text-align="justify" fo:line-height="150%"/>
    </style:style>
    <style:style style:name="T259" style:parent-style-name="Fonteparág.padrão" style:family="text">
      <style:text-properties fo:font-weight="bold" style:font-weight-asian="bold" style:font-weight-complex="bold" fo:color="#000000"/>
    </style:style>
    <style:style style:name="T260" style:parent-style-name="Fonteparág.padrão" style:family="text">
      <style:text-properties fo:font-weight="bold" style:font-weight-asian="bold" style:font-weight-complex="bold" fo:color="#000000"/>
    </style:style>
    <style:style style:name="P261" style:parent-style-name="Standard" style:family="paragraph">
      <style:paragraph-properties fo:text-align="justify" fo:line-height="150%"/>
    </style:style>
    <style:style style:name="P262" style:parent-style-name="Standard" style:family="paragraph">
      <style:paragraph-properties fo:text-align="justify" fo:line-height="150%"/>
    </style:style>
    <style:style style:name="TableColumn264" style:family="table-column">
      <style:table-column-properties style:column-width="1.6666in" style:use-optimal-column-width="false"/>
    </style:style>
    <style:style style:name="TableColumn265" style:family="table-column">
      <style:table-column-properties style:column-width="4.25in" style:use-optimal-column-width="false"/>
    </style:style>
    <style:style style:name="Table263" style:family="table">
      <style:table-properties style:width="5.9166in" fo:margin-left="0.0694in" table:align="left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-top="0.0034in solid #000000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268" style:parent-style-name="Standard" style:family="paragraph">
      <style:paragraph-properties fo:text-align="justify" fo:margin-bottom="0in" fo:line-height="150%"/>
    </style:style>
    <style:style style:name="T269" style:parent-style-name="Fonteparág.padrão" style:family="text">
      <style:text-properties fo:font-weight="bold" style:font-weight-asian="bold" style:font-weight-complex="bold"/>
    </style:style>
    <style:style style:name="TableCell270" style:family="table-cell">
      <style:table-cell-properties fo:border="0.0034in solid #000000" fo:background-color="#E6E6E6" fo:padding-top="0.0381in" fo:padding-left="0.0381in" fo:padding-bottom="0.0381in" fo:padding-right="0.0381in"/>
    </style:style>
    <style:style style:name="P271" style:parent-style-name="Standard" style:family="paragraph">
      <style:paragraph-properties fo:text-align="justify" fo:margin-bottom="0in" fo:line-height="150%"/>
    </style:style>
    <style:style style:name="T272" style:parent-style-name="Fonteparág.padrão" style:family="text">
      <style:text-properties fo:font-weight="bold" style:font-weight-asian="bold" style:font-weight-complex="bold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5" style:parent-style-name="Standard" style:family="paragraph">
      <style:paragraph-properties fo:text-align="justify" fo:margin-bottom="0in" fo:line-height="150%"/>
    </style:style>
    <style:style style:name="TableCell27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77" style:parent-style-name="Standard" style:family="paragraph">
      <style:paragraph-properties fo:text-align="justify" fo:margin-bottom="0in" fo:line-height="150%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0" style:parent-style-name="Standard" style:family="paragraph">
      <style:paragraph-properties fo:text-align="justify" fo:margin-bottom="0in" fo:line-height="150%"/>
    </style:style>
    <style:style style:name="TableCell28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82" style:parent-style-name="Standard" style:family="paragraph">
      <style:paragraph-properties fo:text-align="justify" fo:margin-bottom="0in" fo:line-height="150%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5" style:parent-style-name="Standard" style:family="paragraph">
      <style:paragraph-properties fo:text-align="justify" fo:margin-bottom="0in" fo:line-height="150%"/>
    </style:style>
    <style:style style:name="TableCell28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87" style:parent-style-name="Standard" style:family="paragraph">
      <style:paragraph-properties fo:text-align="justify" fo:margin-bottom="0in" fo:line-height="150%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90" style:parent-style-name="Standard" style:family="paragraph">
      <style:paragraph-properties fo:text-align="justify" fo:margin-bottom="0in" fo:line-height="150%"/>
    </style:style>
    <style:style style:name="TableCell29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92" style:parent-style-name="Standard" style:family="paragraph">
      <style:paragraph-properties fo:text-align="justify" fo:margin-bottom="0in" fo:line-height="150%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95" style:parent-style-name="Standard" style:family="paragraph">
      <style:paragraph-properties fo:text-align="justify" fo:margin-bottom="0in" fo:line-height="150%"/>
    </style:style>
    <style:style style:name="TableCell29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97" style:parent-style-name="Standard" style:family="paragraph">
      <style:paragraph-properties fo:text-align="justify" fo:margin-bottom="0in" fo:line-height="150%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0" style:parent-style-name="Standard" style:family="paragraph">
      <style:paragraph-properties fo:text-align="justify" fo:margin-bottom="0in" fo:line-height="150%"/>
    </style:style>
    <style:style style:name="TableCell30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02" style:parent-style-name="Standard" style:family="paragraph">
      <style:paragraph-properties fo:text-align="justify" fo:margin-bottom="0in" fo:line-height="150%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5" style:parent-style-name="Standard" style:family="paragraph">
      <style:paragraph-properties fo:text-align="justify" fo:margin-bottom="0in" fo:line-height="150%"/>
    </style:style>
    <style:style style:name="TableCell30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07" style:parent-style-name="Standard" style:family="paragraph">
      <style:paragraph-properties fo:text-align="justify" fo:margin-bottom="0in" fo:line-height="150%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10" style:parent-style-name="Standard" style:family="paragraph">
      <style:paragraph-properties fo:text-align="justify" fo:margin-bottom="0in" fo:line-height="150%"/>
    </style:style>
    <style:style style:name="TableCell31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12" style:parent-style-name="Standard" style:family="paragraph">
      <style:paragraph-properties fo:text-align="justify" fo:margin-bottom="0in" fo:line-height="150%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15" style:parent-style-name="Standard" style:family="paragraph">
      <style:paragraph-properties fo:text-align="justify" fo:margin-bottom="0in" fo:line-height="150%"/>
    </style:style>
    <style:style style:name="TableCell31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17" style:parent-style-name="Standard" style:family="paragraph">
      <style:paragraph-properties fo:text-align="justify" fo:margin-bottom="0in" fo:line-height="150%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20" style:parent-style-name="Standard" style:family="paragraph">
      <style:paragraph-properties fo:text-align="justify" fo:margin-bottom="0in" fo:line-height="150%"/>
    </style:style>
    <style:style style:name="TableCell32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22" style:parent-style-name="Standard" style:family="paragraph">
      <style:paragraph-properties fo:text-align="justify" fo:margin-bottom="0in" fo:line-height="150%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25" style:parent-style-name="Standard" style:family="paragraph">
      <style:paragraph-properties fo:text-align="justify" fo:margin-bottom="0in" fo:line-height="150%"/>
    </style:style>
    <style:style style:name="TableCell32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27" style:parent-style-name="Standard" style:family="paragraph">
      <style:paragraph-properties fo:text-align="justify" fo:margin-bottom="0in" fo:line-height="150%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30" style:parent-style-name="Standard" style:family="paragraph">
      <style:paragraph-properties fo:text-align="justify" fo:margin-bottom="0in" fo:line-height="150%"/>
    </style:style>
    <style:style style:name="TableCell33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32" style:parent-style-name="Standard" style:family="paragraph">
      <style:paragraph-properties fo:text-align="justify" fo:margin-bottom="0in" fo:line-height="150%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35" style:parent-style-name="Standard" style:family="paragraph">
      <style:paragraph-properties fo:text-align="justify" fo:margin-bottom="0in" fo:line-height="150%"/>
    </style:style>
    <style:style style:name="TableCell33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37" style:parent-style-name="Standard" style:family="paragraph">
      <style:paragraph-properties fo:text-align="justify" fo:margin-bottom="0in" fo:line-height="150%"/>
    </style:style>
    <style:style style:name="TableRow338" style:family="table-row">
      <style:table-row-properties style:use-optimal-row-height="false"/>
    </style:style>
    <style:style style:name="TableCell33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40" style:parent-style-name="Standard" style:family="paragraph">
      <style:paragraph-properties fo:text-align="justify" fo:margin-bottom="0in" fo:line-height="150%"/>
    </style:style>
    <style:style style:name="TableCell34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42" style:parent-style-name="Standard" style:family="paragraph">
      <style:paragraph-properties fo:text-align="justify" fo:margin-bottom="0in" fo:line-height="150%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45" style:parent-style-name="Standard" style:family="paragraph">
      <style:paragraph-properties fo:text-align="justify" fo:margin-bottom="0in" fo:line-height="150%"/>
    </style:style>
    <style:style style:name="TableCell34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47" style:parent-style-name="Standard" style:family="paragraph">
      <style:paragraph-properties fo:text-align="justify" fo:margin-bottom="0in" fo:line-height="150%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50" style:parent-style-name="Standard" style:family="paragraph">
      <style:paragraph-properties fo:text-align="justify" fo:margin-bottom="0in" fo:line-height="150%"/>
    </style:style>
    <style:style style:name="TableCell35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52" style:parent-style-name="Standard" style:family="paragraph">
      <style:paragraph-properties fo:text-align="justify" fo:margin-bottom="0in" fo:line-height="150%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55" style:parent-style-name="Normal" style:family="paragraph">
      <style:paragraph-properties fo:text-align="justify"/>
    </style:style>
    <style:style style:name="T356" style:parent-style-name="Fonteparág.padrão" style:family="text">
      <style:text-properties style:font-name="Arial" fo:color="#000000" fo:font-size="11pt" style:font-size-asian="11pt" style:font-size-complex="11pt"/>
    </style:style>
    <style:style style:name="T357" style:parent-style-name="Fonteparág.padrão" style:family="text">
      <style:text-properties style:font-name="Arial" fo:color="#000000" fo:font-size="11pt" style:font-size-asian="11pt" style:font-size-complex="11pt"/>
    </style:style>
    <style:style style:name="TableCell35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59" style:parent-style-name="Normal" style:family="paragraph">
      <style:paragraph-properties fo:text-align="justify"/>
    </style:style>
    <style:style style:name="T360" style:parent-style-name="Fonteparág.padrão" style:family="text">
      <style:text-properties style:font-name="Arial" fo:color="#000000" fo:font-size="11pt" style:font-size-asian="11pt" style:font-size-complex="11pt"/>
    </style:style>
    <style:style style:name="T361" style:parent-style-name="Fonteparág.padrão" style:family="text">
      <style:text-properties style:font-name="Arial" fo:color="#000000" fo:font-size="11pt" style:font-size-asian="11pt" style:font-size-complex="11pt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64" style:parent-style-name="Normal" style:family="paragraph">
      <style:paragraph-properties fo:text-align="justify"/>
      <style:text-properties style:font-name="Arial" fo:font-size="11pt" style:font-size-asian="11pt" style:font-size-complex="11pt"/>
    </style:style>
    <style:style style:name="TableCell36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66" style:parent-style-name="Normal" style:family="paragraph">
      <style:paragraph-properties fo:text-align="justify"/>
      <style:text-properties style:font-name="Arial" fo:font-size="11pt" style:font-size-asian="11pt" style:font-size-complex="11pt"/>
    </style:style>
    <style:style style:name="TableRow367" style:family="table-row">
      <style:table-row-properties style:use-optimal-row-height="false"/>
    </style:style>
    <style:style style:name="TableCell3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69" style:parent-style-name="Normal" style:family="paragraph">
      <style:paragraph-properties fo:text-align="justify"/>
      <style:text-properties style:font-name="Arial" fo:font-size="11pt" style:font-size-asian="11pt" style:font-size-complex="11pt"/>
    </style:style>
    <style:style style:name="TableCell37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71" style:parent-style-name="Normal" style:family="paragraph">
      <style:paragraph-properties fo:text-align="justify"/>
      <style:text-properties style:font-name="Arial" fo:font-size="11pt" style:font-size-asian="11pt" style:font-size-complex="11pt"/>
    </style:style>
    <style:style style:name="TableRow372" style:family="table-row">
      <style:table-row-properties style:use-optimal-row-height="false"/>
    </style:style>
    <style:style style:name="TableCell3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74" style:parent-style-name="Normal" style:family="paragraph">
      <style:paragraph-properties fo:text-align="justify"/>
      <style:text-properties style:font-name="Arial" fo:font-size="11pt" style:font-size-asian="11pt" style:font-size-complex="11pt"/>
    </style:style>
    <style:style style:name="TableCell37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76" style:parent-style-name="Normal" style:family="paragraph">
      <style:paragraph-properties fo:text-align="justify"/>
      <style:text-properties style:font-name="Arial" fo:font-size="11pt" style:font-size-asian="11pt" style:font-size-complex="11pt"/>
    </style:style>
    <style:style style:name="TableRow377" style:family="table-row">
      <style:table-row-properties style:use-optimal-row-height="false"/>
    </style:style>
    <style:style style:name="TableCell37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79" style:parent-style-name="Standard" style:family="paragraph">
      <style:paragraph-properties fo:text-align="justify" fo:margin-bottom="0in" fo:line-height="150%"/>
    </style:style>
    <style:style style:name="TableCell38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81" style:parent-style-name="Standard" style:family="paragraph">
      <style:paragraph-properties fo:text-align="justify" fo:margin-bottom="0in" fo:line-height="150%"/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8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85" style:parent-style-name="Standard" style:family="paragraph">
      <style:paragraph-properties fo:text-align="justify" fo:margin-bottom="0in" fo:line-height="150%"/>
    </style:style>
    <style:style style:name="TableRow386" style:family="table-row">
      <style:table-row-properties style:use-optimal-row-height="false"/>
    </style:style>
    <style:style style:name="TableCell3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8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89" style:parent-style-name="Standard" style:family="paragraph">
      <style:paragraph-properties fo:text-align="justify" fo:margin-bottom="0in" fo:line-height="150%"/>
    </style:style>
    <style:style style:name="TableRow390" style:family="table-row">
      <style:table-row-properties style:use-optimal-row-height="false"/>
    </style:style>
    <style:style style:name="TableCell39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92" style:parent-style-name="Standard" style:family="paragraph">
      <style:paragraph-properties fo:text-align="justify" fo:margin-bottom="0in" fo:line-height="150%"/>
    </style:style>
    <style:style style:name="TableCell39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94" style:parent-style-name="Standard" style:family="paragraph">
      <style:paragraph-properties fo:text-align="justify" fo:margin-bottom="0in" fo:line-height="150%"/>
    </style:style>
    <style:style style:name="TableRow395" style:family="table-row">
      <style:table-row-properties style:use-optimal-row-height="false"/>
    </style:style>
    <style:style style:name="TableCell39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97" style:parent-style-name="Standard" style:family="paragraph">
      <style:paragraph-properties fo:text-align="justify" fo:margin-bottom="0in" fo:line-height="150%"/>
    </style:style>
    <style:style style:name="TableCell39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99" style:parent-style-name="Standard" style:family="paragraph">
      <style:paragraph-properties fo:text-align="justify" fo:margin-bottom="0in" fo:line-height="150%"/>
    </style:style>
    <style:style style:name="TableRow400" style:family="table-row">
      <style:table-row-properties style:use-optimal-row-height="false"/>
    </style:style>
    <style:style style:name="TableCell40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02" style:parent-style-name="Standard" style:family="paragraph">
      <style:paragraph-properties fo:text-align="justify" fo:margin-bottom="0in" fo:line-height="150%"/>
    </style:style>
    <style:style style:name="TableCell40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04" style:parent-style-name="Standard" style:family="paragraph">
      <style:paragraph-properties fo:text-align="justify" fo:margin-bottom="0in" fo:line-height="150%"/>
    </style:style>
    <style:style style:name="TableRow405" style:family="table-row">
      <style:table-row-properties style:use-optimal-row-height="false"/>
    </style:style>
    <style:style style:name="TableCell40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07" style:parent-style-name="Standard" style:family="paragraph">
      <style:paragraph-properties fo:text-align="justify" fo:margin-bottom="0in" fo:line-height="150%"/>
    </style:style>
    <style:style style:name="TableCell40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09" style:parent-style-name="Standard" style:family="paragraph">
      <style:paragraph-properties fo:text-align="justify" fo:margin-bottom="0in" fo:line-height="150%"/>
    </style:style>
    <style:style style:name="TableRow410" style:family="table-row">
      <style:table-row-properties style:use-optimal-row-height="false"/>
    </style:style>
    <style:style style:name="TableCell4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12" style:parent-style-name="Standard" style:family="paragraph">
      <style:paragraph-properties fo:text-align="justify" fo:margin-bottom="0in" fo:line-height="150%"/>
    </style:style>
    <style:style style:name="TableCell41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14" style:parent-style-name="Standard" style:family="paragraph">
      <style:paragraph-properties fo:text-align="justify" fo:margin-bottom="0in" fo:line-height="150%"/>
    </style:style>
    <style:style style:name="TableRow415" style:family="table-row">
      <style:table-row-properties style:use-optimal-row-height="false"/>
    </style:style>
    <style:style style:name="TableCell4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17" style:parent-style-name="Standard" style:family="paragraph">
      <style:paragraph-properties fo:text-align="justify" fo:margin-bottom="0in" fo:line-height="150%"/>
    </style:style>
    <style:style style:name="TableCell41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19" style:parent-style-name="Standard" style:family="paragraph">
      <style:paragraph-properties fo:text-align="justify" fo:margin-bottom="0in" fo:line-height="150%"/>
    </style:style>
    <style:style style:name="TableRow420" style:family="table-row">
      <style:table-row-properties style:use-optimal-row-height="false"/>
    </style:style>
    <style:style style:name="TableCell4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22" style:parent-style-name="Standard" style:family="paragraph">
      <style:paragraph-properties fo:text-align="justify" fo:margin-bottom="0in" fo:line-height="150%"/>
      <style:text-properties fo:color="#222222"/>
    </style:style>
    <style:style style:name="TableCell42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24" style:parent-style-name="Standard" style:family="paragraph">
      <style:paragraph-properties fo:text-align="justify" fo:margin-bottom="0in" fo:line-height="150%"/>
    </style:style>
    <style:style style:name="TableRow425" style:family="table-row">
      <style:table-row-properties style:use-optimal-row-height="false"/>
    </style:style>
    <style:style style:name="TableCell42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27" style:parent-style-name="Standard" style:family="paragraph">
      <style:paragraph-properties fo:text-align="justify" fo:margin-bottom="0in" fo:line-height="150%"/>
      <style:text-properties fo:color="#222222"/>
    </style:style>
    <style:style style:name="TableCell42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29" style:parent-style-name="Standard" style:family="paragraph">
      <style:paragraph-properties fo:text-align="justify" fo:margin-bottom="0in" fo:line-height="150%"/>
    </style:style>
    <style:style style:name="TableRow430" style:family="table-row">
      <style:table-row-properties style:use-optimal-row-height="false"/>
    </style:style>
    <style:style style:name="TableCell43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32" style:parent-style-name="Standard" style:family="paragraph">
      <style:paragraph-properties fo:text-align="justify" fo:margin-bottom="0in" fo:line-height="150%"/>
    </style:style>
    <style:style style:name="TableCell43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34" style:parent-style-name="Standard" style:family="paragraph">
      <style:paragraph-properties fo:text-align="justify" fo:margin-bottom="0in" fo:line-height="150%"/>
    </style:style>
    <style:style style:name="P435" style:parent-style-name="Normal" style:family="paragraph">
      <style:paragraph-properties fo:text-align="center"/>
      <style:text-properties style:font-name="Arial" fo:font-weight="bold" style:font-weight-asian="bold" style:font-weight-complex="bold" fo:color="#000000" fo:font-size="11pt" style:font-size-asian="11pt" style:font-size-complex="11pt"/>
    </style:style>
    <style:style style:name="P436" style:parent-style-name="Título2" style:family="paragraph">
      <style:paragraph-properties fo:text-align="justify" fo:line-height="150%"/>
    </style:style>
    <style:style style:name="T437" style:parent-style-name="Fonteparág.padrão" style:family="text">
      <style:text-properties fo:font-weight="bold" style:font-weight-asian="bold" style:font-weight-complex="bold" fo:color="#000000"/>
    </style:style>
    <style:style style:name="T438" style:parent-style-name="Fonteparág.padrão" style:family="text">
      <style:text-properties fo:font-weight="bold" style:font-weight-asian="bold" style:font-weight-complex="bold" fo:color="#000000"/>
    </style:style>
    <style:style style:name="T439" style:parent-style-name="Fonteparág.padrão" style:family="text">
      <style:text-properties fo:font-weight="bold" style:font-weight-asian="bold" style:font-weight-complex="bold" fo:color="#000000"/>
    </style:style>
    <style:style style:name="P440" style:parent-style-name="Standard" style:family="paragraph">
      <style:paragraph-properties fo:text-align="justify" fo:margin-bottom="0in" fo:line-height="150%" fo:text-indent="0.5in"/>
    </style:style>
    <style:style style:name="T441" style:parent-style-name="Fonteparág.padrão" style:family="text">
      <style:text-properties fo:background-color="#FFFFFF"/>
    </style:style>
    <style:style style:name="T442" style:parent-style-name="Fonteparág.padrão" style:family="text">
      <style:text-properties fo:background-color="#FFFFFF"/>
    </style:style>
    <style:style style:name="P443" style:parent-style-name="Standard" style:family="paragraph">
      <style:paragraph-properties fo:text-align="justify" fo:margin-bottom="0in" fo:line-height="150%" fo:text-indent="0.5in"/>
    </style:style>
    <style:style style:name="T444" style:parent-style-name="Fonteparág.padrão" style:family="text">
      <style:text-properties fo:background-color="#FFFFFF"/>
    </style:style>
    <style:style style:name="T445" style:parent-style-name="Fonteparág.padrão" style:family="text">
      <style:text-properties fo:background-color="#FFFFFF"/>
    </style:style>
    <style:style style:name="T446" style:parent-style-name="Fonteparág.padrão" style:family="text">
      <style:text-properties fo:background-color="#E5ECF9"/>
    </style:style>
    <style:style style:name="T447" style:parent-style-name="Fonteparág.padrão" style:family="text">
      <style:text-properties fo:background-color="#FFFFFF"/>
    </style:style>
    <style:style style:name="P448" style:parent-style-name="Standard" style:family="paragraph">
      <style:paragraph-properties fo:text-align="justify" fo:margin-bottom="0in" fo:line-height="150%" fo:text-indent="0.5in"/>
      <style:text-properties fo:font-weight="bold" style:font-weight-asian="bold" style:font-weight-complex="bold"/>
    </style:style>
    <style:style style:name="P449" style:parent-style-name="Título2" style:family="paragraph">
      <style:paragraph-properties fo:text-align="justify" fo:line-height="150%"/>
      <style:text-properties fo:font-weight="bold" style:font-weight-asian="bold" style:font-weight-complex="bold" fo:color="#000000"/>
    </style:style>
    <style:style style:name="P450" style:parent-style-name="Standard" style:family="paragraph">
      <style:paragraph-properties fo:text-align="justify" fo:line-height="150%"/>
    </style:style>
    <style:style style:name="TableColumn452" style:family="table-column">
      <style:table-column-properties style:column-width="3.5256in" style:use-optimal-column-width="false"/>
    </style:style>
    <style:style style:name="TableColumn453" style:family="table-column">
      <style:table-column-properties style:column-width="2.943in" style:use-optimal-column-width="false"/>
    </style:style>
    <style:style style:name="Table451" style:family="table">
      <style:table-properties style:width="6.4687in" fo:margin-left="0.0694in" table:align="left"/>
    </style:style>
    <style:style style:name="TableRow454" style:family="table-row">
      <style:table-row-properties style:use-optimal-row-height="false"/>
    </style:style>
    <style:style style:name="TableCell455" style:family="table-cell">
      <style:table-cell-properties fo:border-top="0.0034in solid #000000" fo:border-left="0.0034in solid #000000" fo:border-bottom="0.0034in solid #000000" fo:border-right="none" fo:background-color="#E6E6E6" fo:padding-top="0.0694in" fo:padding-left="0.0694in" fo:padding-bottom="0.0694in" fo:padding-right="0.0694in"/>
    </style:style>
    <style:style style:name="P456" style:parent-style-name="Standard" style:family="paragraph">
      <style:paragraph-properties fo:text-align="justify" fo:margin-bottom="0in" fo:line-height="150%"/>
      <style:text-properties fo:font-weight="bold" style:font-weight-asian="bold" style:font-weight-complex="bold"/>
    </style:style>
    <style:style style:name="TableCell457" style:family="table-cell">
      <style:table-cell-properties fo:border="0.0034in solid #000000" fo:background-color="#E6E6E6" fo:padding-top="0.0694in" fo:padding-left="0.0694in" fo:padding-bottom="0.0694in" fo:padding-right="0.0694in"/>
    </style:style>
    <style:style style:name="P458" style:parent-style-name="Standard" style:family="paragraph">
      <style:paragraph-properties fo:text-align="justify" fo:margin-bottom="0in" fo:line-height="150%"/>
      <style:text-properties fo:font-weight="bold" style:font-weight-asian="bold" style:font-weight-complex="bold"/>
    </style:style>
    <style:style style:name="TableRow459" style:family="table-row">
      <style:table-row-properties style:use-optimal-row-height="false"/>
    </style:style>
    <style:style style:name="TableCell460" style:family="table-cell">
      <style:table-cell-properties fo:border-top="none" fo:border-left="0.0034in solid #000000" fo:border-bottom="0.0034in solid #000000" fo:border-right="none" fo:padding-top="0.0694in" fo:padding-left="0.0694in" fo:padding-bottom="0.0694in" fo:padding-right="0.0694in"/>
    </style:style>
    <style:style style:name="P461" style:parent-style-name="Standard" style:family="paragraph">
      <style:paragraph-properties fo:text-align="justify" fo:margin-bottom="0in" fo:line-height="150%"/>
    </style:style>
    <style:style style:name="TableCell462" style:family="table-cell">
      <style:table-cell-properties fo:border-top="none" fo:border-left="0.0034in solid #000000" fo:border-bottom="0.0034in solid #000000" fo:border-right="0.0034in solid #000000" fo:padding-top="0.0694in" fo:padding-left="0.0694in" fo:padding-bottom="0.0694in" fo:padding-right="0.0694in"/>
    </style:style>
    <style:style style:name="P463" style:parent-style-name="Standard" style:family="paragraph">
      <style:paragraph-properties fo:text-align="justify" fo:margin-bottom="0in" fo:line-height="150%"/>
    </style:style>
    <style:style style:name="TableRow464" style:family="table-row">
      <style:table-row-properties style:use-optimal-row-height="false"/>
    </style:style>
    <style:style style:name="TableCell465" style:family="table-cell">
      <style:table-cell-properties fo:border-top="none" fo:border-left="0.0034in solid #000000" fo:border-bottom="0.0034in solid #000000" fo:border-right="none" fo:padding-top="0.0694in" fo:padding-left="0.0694in" fo:padding-bottom="0.0694in" fo:padding-right="0.0694in"/>
    </style:style>
    <style:style style:name="P466" style:parent-style-name="Standard" style:family="paragraph">
      <style:paragraph-properties fo:text-align="justify" fo:margin-bottom="0in" fo:line-height="150%"/>
    </style:style>
    <style:style style:name="TableCell467" style:family="table-cell">
      <style:table-cell-properties fo:border-top="none" fo:border-left="0.0034in solid #000000" fo:border-bottom="0.0034in solid #000000" fo:border-right="0.0034in solid #000000" fo:padding-top="0.0694in" fo:padding-left="0.0694in" fo:padding-bottom="0.0694in" fo:padding-right="0.0694in"/>
    </style:style>
    <style:style style:name="P468" style:parent-style-name="Standard" style:family="paragraph">
      <style:paragraph-properties fo:text-align="justify" fo:margin-bottom="0in" fo:line-height="150%"/>
    </style:style>
    <style:style style:name="TableRow469" style:family="table-row">
      <style:table-row-properties style:use-optimal-row-height="false"/>
    </style:style>
    <style:style style:name="TableCell470" style:family="table-cell">
      <style:table-cell-properties fo:border-top="none" fo:border-left="0.0034in solid #000000" fo:border-bottom="0.0034in solid #000000" fo:border-right="none" fo:padding-top="0.0694in" fo:padding-left="0.0694in" fo:padding-bottom="0.0694in" fo:padding-right="0.0694in"/>
    </style:style>
    <style:style style:name="P471" style:parent-style-name="Standard" style:family="paragraph">
      <style:paragraph-properties fo:text-align="justify" fo:margin-bottom="0in" fo:line-height="150%"/>
    </style:style>
    <style:style style:name="TableCell472" style:family="table-cell">
      <style:table-cell-properties fo:border-top="none" fo:border-left="0.0034in solid #000000" fo:border-bottom="0.0034in solid #000000" fo:border-right="0.0034in solid #000000" fo:padding-top="0.0694in" fo:padding-left="0.0694in" fo:padding-bottom="0.0694in" fo:padding-right="0.0694in"/>
    </style:style>
    <style:style style:name="P473" style:parent-style-name="Standard" style:family="paragraph">
      <style:paragraph-properties fo:text-align="justify" fo:margin-bottom="0in" fo:line-height="150%"/>
    </style:style>
    <style:style style:name="TableRow474" style:family="table-row">
      <style:table-row-properties style:use-optimal-row-height="false"/>
    </style:style>
    <style:style style:name="TableCell475" style:family="table-cell">
      <style:table-cell-properties fo:border-top="none" fo:border-left="0.0034in solid #000000" fo:border-bottom="0.0034in solid #000000" fo:border-right="none" fo:padding-top="0.0694in" fo:padding-left="0.0694in" fo:padding-bottom="0.0694in" fo:padding-right="0.0694in"/>
    </style:style>
    <style:style style:name="P476" style:parent-style-name="Standard" style:family="paragraph">
      <style:paragraph-properties fo:text-align="justify" fo:margin-bottom="0in" fo:line-height="150%"/>
    </style:style>
    <style:style style:name="TableCell477" style:family="table-cell">
      <style:table-cell-properties fo:border-top="none" fo:border-left="0.0034in solid #000000" fo:border-bottom="0.0034in solid #000000" fo:border-right="0.0034in solid #000000" fo:padding-top="0.0694in" fo:padding-left="0.0694in" fo:padding-bottom="0.0694in" fo:padding-right="0.0694in"/>
    </style:style>
    <style:style style:name="P478" style:parent-style-name="Standard" style:family="paragraph">
      <style:paragraph-properties fo:text-align="justify" fo:margin-bottom="0in" fo:line-height="150%"/>
    </style:style>
    <style:style style:name="P479" style:parent-style-name="Standard" style:family="paragraph">
      <style:paragraph-properties fo:text-align="justify" fo:margin-bottom="0in" fo:line-height="150%"/>
    </style:style>
    <style:style style:name="TableRow480" style:family="table-row">
      <style:table-row-properties style:use-optimal-row-height="false"/>
    </style:style>
    <style:style style:name="TableCell481" style:family="table-cell">
      <style:table-cell-properties fo:border-top="none" fo:border-left="0.0034in solid #000000" fo:border-bottom="0.0034in solid #000000" fo:border-right="none" fo:padding-top="0.0694in" fo:padding-left="0.0694in" fo:padding-bottom="0.0694in" fo:padding-right="0.0694in"/>
    </style:style>
    <style:style style:name="P482" style:parent-style-name="Standard" style:family="paragraph">
      <style:paragraph-properties fo:text-align="justify" fo:margin-bottom="0in" fo:line-height="150%"/>
    </style:style>
    <style:style style:name="TableCell483" style:family="table-cell">
      <style:table-cell-properties fo:border-top="none" fo:border-left="0.0034in solid #000000" fo:border-bottom="0.0034in solid #000000" fo:border-right="0.0034in solid #000000" fo:padding-top="0.0694in" fo:padding-left="0.0694in" fo:padding-bottom="0.0694in" fo:padding-right="0.0694in"/>
    </style:style>
    <style:style style:name="P484" style:parent-style-name="Standard" style:family="paragraph">
      <style:paragraph-properties fo:text-align="justify" fo:margin-bottom="0in" fo:line-height="150%"/>
    </style:style>
    <style:style style:name="TableRow485" style:family="table-row">
      <style:table-row-properties style:use-optimal-row-height="false"/>
    </style:style>
    <style:style style:name="TableCell486" style:family="table-cell">
      <style:table-cell-properties fo:border-top="none" fo:border-left="0.0034in solid #000000" fo:border-bottom="0.0034in solid #000000" fo:border-right="none" fo:padding-top="0.0694in" fo:padding-left="0.0694in" fo:padding-bottom="0.0694in" fo:padding-right="0.0694in"/>
    </style:style>
    <style:style style:name="P487" style:parent-style-name="Standard" style:family="paragraph">
      <style:paragraph-properties fo:text-align="justify" fo:margin-bottom="0in" fo:line-height="150%"/>
    </style:style>
    <style:style style:name="TableCell488" style:family="table-cell">
      <style:table-cell-properties fo:border-top="none" fo:border-left="0.0034in solid #000000" fo:border-bottom="0.0034in solid #000000" fo:border-right="0.0034in solid #000000" fo:padding-top="0.0694in" fo:padding-left="0.0694in" fo:padding-bottom="0.0694in" fo:padding-right="0.0694in"/>
    </style:style>
    <style:style style:name="P489" style:parent-style-name="Standard" style:family="paragraph">
      <style:paragraph-properties fo:text-align="justify" fo:margin-bottom="0in" fo:line-height="150%"/>
    </style:style>
    <style:style style:name="TableRow490" style:family="table-row">
      <style:table-row-properties style:use-optimal-row-height="false"/>
    </style:style>
    <style:style style:name="TableCell491" style:family="table-cell">
      <style:table-cell-properties fo:border-top="none" fo:border-left="0.0034in solid #000000" fo:border-bottom="0.0034in solid #000000" fo:border-right="none" fo:padding-top="0.0694in" fo:padding-left="0.0694in" fo:padding-bottom="0.0694in" fo:padding-right="0.0694in"/>
    </style:style>
    <style:style style:name="P492" style:parent-style-name="Standard" style:family="paragraph">
      <style:paragraph-properties fo:text-align="justify" fo:margin-bottom="0in" fo:line-height="150%"/>
    </style:style>
    <style:style style:name="TableCell493" style:family="table-cell">
      <style:table-cell-properties fo:border-top="none" fo:border-left="0.0034in solid #000000" fo:border-bottom="0.0034in solid #000000" fo:border-right="0.0034in solid #000000" fo:padding-top="0.0694in" fo:padding-left="0.0694in" fo:padding-bottom="0.0694in" fo:padding-right="0.0694in"/>
    </style:style>
    <style:style style:name="P494" style:parent-style-name="Standard" style:family="paragraph">
      <style:paragraph-properties fo:text-align="justify" fo:margin-bottom="0in" fo:line-height="150%"/>
    </style:style>
    <style:style style:name="TableRow495" style:family="table-row">
      <style:table-row-properties style:use-optimal-row-height="false"/>
    </style:style>
    <style:style style:name="TableCell496" style:family="table-cell">
      <style:table-cell-properties fo:border-top="none" fo:border-left="0.0034in solid #000000" fo:border-bottom="0.0034in solid #000000" fo:border-right="none" fo:padding-top="0.0694in" fo:padding-left="0.0694in" fo:padding-bottom="0.0694in" fo:padding-right="0.0694in"/>
    </style:style>
    <style:style style:name="P497" style:parent-style-name="Standard" style:family="paragraph">
      <style:paragraph-properties fo:text-align="justify" fo:margin-bottom="0in" fo:line-height="150%"/>
    </style:style>
    <style:style style:name="TableCell498" style:family="table-cell">
      <style:table-cell-properties fo:border-top="none" fo:border-left="0.0034in solid #000000" fo:border-bottom="0.0034in solid #000000" fo:border-right="0.0034in solid #000000" fo:padding-top="0.0694in" fo:padding-left="0.0694in" fo:padding-bottom="0.0694in" fo:padding-right="0.0694in"/>
    </style:style>
    <style:style style:name="P499" style:parent-style-name="Standard" style:family="paragraph">
      <style:paragraph-properties fo:text-align="justify" fo:margin-bottom="0in" fo:line-height="150%"/>
    </style:style>
    <style:style style:name="TableRow500" style:family="table-row">
      <style:table-row-properties style:use-optimal-row-height="false"/>
    </style:style>
    <style:style style:name="TableCell501" style:family="table-cell">
      <style:table-cell-properties fo:border-top="none" fo:border-left="0.0034in solid #000000" fo:border-bottom="0.0034in solid #000000" fo:border-right="none" fo:padding-top="0.0694in" fo:padding-left="0.0694in" fo:padding-bottom="0.0694in" fo:padding-right="0.0694in"/>
    </style:style>
    <style:style style:name="P502" style:parent-style-name="Standard" style:family="paragraph">
      <style:paragraph-properties fo:text-align="justify" fo:margin-bottom="0in" fo:line-height="150%"/>
    </style:style>
    <style:style style:name="TableCell503" style:family="table-cell">
      <style:table-cell-properties fo:border-top="none" fo:border-left="0.0034in solid #000000" fo:border-bottom="0.0034in solid #000000" fo:border-right="0.0034in solid #000000" fo:padding-top="0.0694in" fo:padding-left="0.0694in" fo:padding-bottom="0.0694in" fo:padding-right="0.0694in"/>
    </style:style>
    <style:style style:name="P504" style:parent-style-name="Standard" style:family="paragraph">
      <style:paragraph-properties fo:text-align="justify" fo:margin-bottom="0in" fo:line-height="150%"/>
    </style:style>
    <style:style style:name="TableRow505" style:family="table-row">
      <style:table-row-properties style:use-optimal-row-height="false"/>
    </style:style>
    <style:style style:name="TableCell506" style:family="table-cell">
      <style:table-cell-properties fo:border-top="none" fo:border-left="0.0034in solid #000000" fo:border-bottom="0.0034in solid #000000" fo:border-right="none" fo:padding-top="0.0694in" fo:padding-left="0.0694in" fo:padding-bottom="0.0694in" fo:padding-right="0.0694in"/>
    </style:style>
    <style:style style:name="P507" style:parent-style-name="Standard" style:family="paragraph">
      <style:paragraph-properties fo:text-align="justify" fo:margin-bottom="0in" fo:line-height="150%"/>
    </style:style>
    <style:style style:name="TableCell508" style:family="table-cell">
      <style:table-cell-properties fo:border-top="none" fo:border-left="0.0034in solid #000000" fo:border-bottom="0.0034in solid #000000" fo:border-right="0.0034in solid #000000" fo:padding-top="0.0694in" fo:padding-left="0.0694in" fo:padding-bottom="0.0694in" fo:padding-right="0.0694in"/>
    </style:style>
    <style:style style:name="P509" style:parent-style-name="Standard" style:family="paragraph">
      <style:paragraph-properties fo:text-align="justify" fo:margin-bottom="0in" fo:line-height="150%"/>
    </style:style>
    <style:style style:name="TableRow510" style:family="table-row">
      <style:table-row-properties style:use-optimal-row-height="false"/>
    </style:style>
    <style:style style:name="TableCell511" style:family="table-cell">
      <style:table-cell-properties fo:border-top="none" fo:border-left="0.0034in solid #000000" fo:border-bottom="0.0034in solid #000000" fo:border-right="none" fo:padding-top="0.0694in" fo:padding-left="0.0694in" fo:padding-bottom="0.0694in" fo:padding-right="0.0694in"/>
    </style:style>
    <style:style style:name="P512" style:parent-style-name="Standard" style:family="paragraph">
      <style:paragraph-properties fo:text-align="justify" fo:margin-bottom="0in" fo:line-height="150%"/>
    </style:style>
    <style:style style:name="TableCell513" style:family="table-cell">
      <style:table-cell-properties fo:border-top="none" fo:border-left="0.0034in solid #000000" fo:border-bottom="0.0034in solid #000000" fo:border-right="0.0034in solid #000000" fo:padding-top="0.0694in" fo:padding-left="0.0694in" fo:padding-bottom="0.0694in" fo:padding-right="0.0694in"/>
    </style:style>
    <style:style style:name="P514" style:parent-style-name="Standard" style:family="paragraph">
      <style:paragraph-properties fo:text-align="justify" fo:margin-bottom="0in" fo:line-height="150%"/>
    </style:style>
    <style:style style:name="TableRow515" style:family="table-row">
      <style:table-row-properties style:use-optimal-row-height="false"/>
    </style:style>
    <style:style style:name="TableCell516" style:family="table-cell">
      <style:table-cell-properties fo:border-top="none" fo:border-left="0.0034in solid #000000" fo:border-bottom="0.0034in solid #000000" fo:border-right="none" fo:padding-top="0.0694in" fo:padding-left="0.0694in" fo:padding-bottom="0.0694in" fo:padding-right="0.0694in"/>
    </style:style>
    <style:style style:name="P517" style:parent-style-name="Standard" style:family="paragraph">
      <style:paragraph-properties fo:text-align="justify" fo:margin-bottom="0in" fo:line-height="150%"/>
    </style:style>
    <style:style style:name="TableCell518" style:family="table-cell">
      <style:table-cell-properties fo:border-top="none" fo:border-left="0.0034in solid #000000" fo:border-bottom="0.0034in solid #000000" fo:border-right="0.0034in solid #000000" fo:padding-top="0.0694in" fo:padding-left="0.0694in" fo:padding-bottom="0.0694in" fo:padding-right="0.0694in"/>
    </style:style>
    <style:style style:name="P519" style:parent-style-name="Standard" style:family="paragraph">
      <style:paragraph-properties fo:text-align="justify" fo:margin-bottom="0in" fo:line-height="150%"/>
    </style:style>
    <style:style style:name="TableRow520" style:family="table-row">
      <style:table-row-properties style:use-optimal-row-height="false"/>
    </style:style>
    <style:style style:name="TableCell521" style:family="table-cell">
      <style:table-cell-properties fo:border-top="none" fo:border-left="0.0034in solid #000000" fo:border-bottom="0.0034in solid #000000" fo:border-right="none" fo:padding-top="0.0694in" fo:padding-left="0.0694in" fo:padding-bottom="0.0694in" fo:padding-right="0.0694in"/>
    </style:style>
    <style:style style:name="P522" style:parent-style-name="Standard" style:family="paragraph">
      <style:paragraph-properties fo:text-align="justify" fo:margin-bottom="0in" fo:line-height="150%"/>
    </style:style>
    <style:style style:name="TableCell523" style:family="table-cell">
      <style:table-cell-properties fo:border-top="none" fo:border-left="0.0034in solid #000000" fo:border-bottom="0.0034in solid #000000" fo:border-right="0.0034in solid #000000" fo:padding-top="0.0694in" fo:padding-left="0.0694in" fo:padding-bottom="0.0694in" fo:padding-right="0.0694in"/>
    </style:style>
    <style:style style:name="P524" style:parent-style-name="Standard" style:family="paragraph">
      <style:paragraph-properties fo:text-align="justify" fo:margin-bottom="0in" fo:line-height="150%"/>
    </style:style>
    <style:style style:name="TableRow525" style:family="table-row">
      <style:table-row-properties style:use-optimal-row-height="false"/>
    </style:style>
    <style:style style:name="TableCell526" style:family="table-cell">
      <style:table-cell-properties fo:border-top="none" fo:border-left="0.0034in solid #000000" fo:border-bottom="0.0034in solid #000000" fo:border-right="none" fo:padding-top="0.0694in" fo:padding-left="0.0694in" fo:padding-bottom="0.0694in" fo:padding-right="0.0694in"/>
    </style:style>
    <style:style style:name="P527" style:parent-style-name="Standard" style:family="paragraph">
      <style:paragraph-properties fo:text-align="justify" fo:margin-bottom="0in" fo:line-height="150%"/>
    </style:style>
    <style:style style:name="TableCell528" style:family="table-cell">
      <style:table-cell-properties fo:border-top="none" fo:border-left="0.0034in solid #000000" fo:border-bottom="0.0034in solid #000000" fo:border-right="0.0034in solid #000000" fo:padding-top="0.0694in" fo:padding-left="0.0694in" fo:padding-bottom="0.0694in" fo:padding-right="0.0694in"/>
    </style:style>
    <style:style style:name="P529" style:parent-style-name="Standard" style:family="paragraph">
      <style:paragraph-properties fo:text-align="justify" fo:margin-bottom="0in" fo:line-height="150%"/>
    </style:style>
    <style:style style:name="TableRow530" style:family="table-row">
      <style:table-row-properties style:use-optimal-row-height="false"/>
    </style:style>
    <style:style style:name="TableCell531" style:family="table-cell">
      <style:table-cell-properties fo:border-top="none" fo:border-left="0.0034in solid #000000" fo:border-bottom="0.0034in solid #000000" fo:border-right="none" fo:padding-top="0.0694in" fo:padding-left="0.0694in" fo:padding-bottom="0.0694in" fo:padding-right="0.0694in"/>
    </style:style>
    <style:style style:name="P532" style:parent-style-name="Standard" style:family="paragraph">
      <style:paragraph-properties fo:text-align="justify" fo:margin-bottom="0in" fo:line-height="150%"/>
    </style:style>
    <style:style style:name="TableCell533" style:family="table-cell">
      <style:table-cell-properties fo:border-top="none" fo:border-left="0.0034in solid #000000" fo:border-bottom="0.0034in solid #000000" fo:border-right="0.0034in solid #000000" fo:padding-top="0.0694in" fo:padding-left="0.0694in" fo:padding-bottom="0.0694in" fo:padding-right="0.0694in"/>
    </style:style>
    <style:style style:name="P534" style:parent-style-name="Standard" style:family="paragraph">
      <style:paragraph-properties fo:text-align="justify" fo:margin-bottom="0in" fo:line-height="150%"/>
    </style:style>
    <style:style style:name="TableRow535" style:family="table-row">
      <style:table-row-properties style:use-optimal-row-height="false"/>
    </style:style>
    <style:style style:name="TableCell536" style:family="table-cell">
      <style:table-cell-properties fo:border-top="none" fo:border-left="0.0034in solid #000000" fo:border-bottom="0.0034in solid #000000" fo:border-right="none" fo:padding-top="0.0694in" fo:padding-left="0.0694in" fo:padding-bottom="0.0694in" fo:padding-right="0.0694in"/>
    </style:style>
    <style:style style:name="P537" style:parent-style-name="Standard" style:family="paragraph">
      <style:paragraph-properties fo:text-align="justify" fo:margin-bottom="0in" fo:line-height="150%"/>
    </style:style>
    <style:style style:name="TableCell538" style:family="table-cell">
      <style:table-cell-properties fo:border-top="none" fo:border-left="0.0034in solid #000000" fo:border-bottom="0.0034in solid #000000" fo:border-right="0.0034in solid #000000" fo:padding-top="0.0694in" fo:padding-left="0.0694in" fo:padding-bottom="0.0694in" fo:padding-right="0.0694in"/>
    </style:style>
    <style:style style:name="P539" style:parent-style-name="Standard" style:family="paragraph">
      <style:paragraph-properties fo:text-align="justify" fo:margin-bottom="0in" fo:line-height="150%"/>
    </style:style>
    <style:style style:name="TableRow540" style:family="table-row">
      <style:table-row-properties style:use-optimal-row-height="false"/>
    </style:style>
    <style:style style:name="TableCell541" style:family="table-cell">
      <style:table-cell-properties fo:border-top="none" fo:border-left="0.0034in solid #000000" fo:border-bottom="0.0034in solid #000000" fo:border-right="none" fo:padding-top="0.0694in" fo:padding-left="0.0694in" fo:padding-bottom="0.0694in" fo:padding-right="0.0694in"/>
    </style:style>
    <style:style style:name="P542" style:parent-style-name="Standard" style:family="paragraph">
      <style:paragraph-properties fo:text-align="justify" fo:margin-bottom="0in" fo:line-height="150%"/>
    </style:style>
    <style:style style:name="TableCell543" style:family="table-cell">
      <style:table-cell-properties fo:border-top="none" fo:border-left="0.0034in solid #000000" fo:border-bottom="0.0034in solid #000000" fo:border-right="0.0034in solid #000000" fo:padding-top="0.0694in" fo:padding-left="0.0694in" fo:padding-bottom="0.0694in" fo:padding-right="0.0694in"/>
    </style:style>
    <style:style style:name="P544" style:parent-style-name="Standard" style:family="paragraph">
      <style:paragraph-properties fo:text-align="justify" fo:margin-bottom="0in" fo:line-height="150%"/>
    </style:style>
    <style:style style:name="TableRow545" style:family="table-row">
      <style:table-row-properties style:use-optimal-row-height="false"/>
    </style:style>
    <style:style style:name="TableCell546" style:family="table-cell">
      <style:table-cell-properties fo:border-top="none" fo:border-left="0.0034in solid #000000" fo:border-bottom="0.0034in solid #000000" fo:border-right="none" fo:padding-top="0.0694in" fo:padding-left="0.0694in" fo:padding-bottom="0.0694in" fo:padding-right="0.0694in"/>
    </style:style>
    <style:style style:name="P547" style:parent-style-name="Standard" style:family="paragraph">
      <style:paragraph-properties fo:text-align="justify" fo:margin-bottom="0in" fo:line-height="150%"/>
    </style:style>
    <style:style style:name="TableCell548" style:family="table-cell">
      <style:table-cell-properties fo:border-top="none" fo:border-left="0.0034in solid #000000" fo:border-bottom="0.0034in solid #000000" fo:border-right="0.0034in solid #000000" fo:padding-top="0.0694in" fo:padding-left="0.0694in" fo:padding-bottom="0.0694in" fo:padding-right="0.0694in"/>
    </style:style>
    <style:style style:name="P549" style:parent-style-name="Standard" style:family="paragraph">
      <style:paragraph-properties fo:text-align="justify" fo:margin-bottom="0in" fo:line-height="150%"/>
    </style:style>
    <style:style style:name="TableRow550" style:family="table-row">
      <style:table-row-properties style:use-optimal-row-height="false"/>
    </style:style>
    <style:style style:name="TableCell551" style:family="table-cell">
      <style:table-cell-properties fo:border-top="none" fo:border-left="0.0034in solid #000000" fo:border-bottom="0.0034in solid #000000" fo:border-right="none" fo:padding-top="0.0694in" fo:padding-left="0.0694in" fo:padding-bottom="0.0694in" fo:padding-right="0.0694in"/>
    </style:style>
    <style:style style:name="P552" style:parent-style-name="Standard" style:family="paragraph">
      <style:paragraph-properties fo:text-align="justify" fo:margin-bottom="0in" fo:line-height="150%"/>
    </style:style>
    <style:style style:name="TableCell553" style:family="table-cell">
      <style:table-cell-properties fo:border-top="none" fo:border-left="0.0034in solid #000000" fo:border-bottom="0.0034in solid #000000" fo:border-right="0.0034in solid #000000" fo:padding-top="0.0694in" fo:padding-left="0.0694in" fo:padding-bottom="0.0694in" fo:padding-right="0.0694in"/>
    </style:style>
    <style:style style:name="P554" style:parent-style-name="Standard" style:family="paragraph">
      <style:paragraph-properties fo:text-align="justify" fo:margin-bottom="0in" fo:line-height="150%"/>
    </style:style>
    <style:style style:name="TableRow555" style:family="table-row">
      <style:table-row-properties style:use-optimal-row-height="false"/>
    </style:style>
    <style:style style:name="TableCell556" style:family="table-cell">
      <style:table-cell-properties fo:border-top="none" fo:border-left="0.0034in solid #000000" fo:border-bottom="0.0034in solid #000000" fo:border-right="none" fo:padding-top="0.0694in" fo:padding-left="0.0694in" fo:padding-bottom="0.0694in" fo:padding-right="0.0694in"/>
    </style:style>
    <style:style style:name="P557" style:parent-style-name="Standard" style:family="paragraph">
      <style:paragraph-properties fo:text-align="justify" fo:margin-bottom="0in" fo:line-height="150%"/>
    </style:style>
    <style:style style:name="TableCell558" style:family="table-cell">
      <style:table-cell-properties fo:border-top="none" fo:border-left="0.0034in solid #000000" fo:border-bottom="0.0034in solid #000000" fo:border-right="0.0034in solid #000000" fo:padding-top="0.0694in" fo:padding-left="0.0694in" fo:padding-bottom="0.0694in" fo:padding-right="0.0694in"/>
    </style:style>
    <style:style style:name="P559" style:parent-style-name="Standard" style:family="paragraph">
      <style:paragraph-properties fo:text-align="justify" fo:margin-bottom="0in" fo:line-height="150%"/>
    </style:style>
    <style:style style:name="TableRow560" style:family="table-row">
      <style:table-row-properties style:use-optimal-row-height="false"/>
    </style:style>
    <style:style style:name="TableCell561" style:family="table-cell">
      <style:table-cell-properties fo:border-top="none" fo:border-left="0.0034in solid #000000" fo:border-bottom="0.0034in solid #000000" fo:border-right="none" fo:padding-top="0.0694in" fo:padding-left="0.0694in" fo:padding-bottom="0.0694in" fo:padding-right="0.0694in"/>
    </style:style>
    <style:style style:name="P562" style:parent-style-name="Standard" style:family="paragraph">
      <style:paragraph-properties fo:text-align="justify" fo:margin-bottom="0in" fo:line-height="150%"/>
    </style:style>
    <style:style style:name="TableCell563" style:family="table-cell">
      <style:table-cell-properties fo:border-top="none" fo:border-left="0.0034in solid #000000" fo:border-bottom="0.0034in solid #000000" fo:border-right="0.0034in solid #000000" fo:padding-top="0.0694in" fo:padding-left="0.0694in" fo:padding-bottom="0.0694in" fo:padding-right="0.0694in"/>
    </style:style>
    <style:style style:name="P564" style:parent-style-name="Standard" style:family="paragraph">
      <style:paragraph-properties fo:text-align="justify" fo:margin-bottom="0in" fo:line-height="150%"/>
    </style:style>
    <style:style style:name="TableRow565" style:family="table-row">
      <style:table-row-properties style:use-optimal-row-height="false"/>
    </style:style>
    <style:style style:name="TableCell566" style:family="table-cell">
      <style:table-cell-properties fo:border-top="none" fo:border-left="0.0034in solid #000000" fo:border-bottom="0.0034in solid #000000" fo:border-right="none" fo:padding-top="0.0694in" fo:padding-left="0.0694in" fo:padding-bottom="0.0694in" fo:padding-right="0.0694in"/>
    </style:style>
    <style:style style:name="P567" style:parent-style-name="Standard" style:family="paragraph">
      <style:paragraph-properties fo:text-align="justify" fo:margin-bottom="0in" fo:line-height="150%"/>
    </style:style>
    <style:style style:name="TableCell568" style:family="table-cell">
      <style:table-cell-properties fo:border-top="none" fo:border-left="0.0034in solid #000000" fo:border-bottom="0.0034in solid #000000" fo:border-right="0.0034in solid #000000" fo:padding-top="0.0694in" fo:padding-left="0.0694in" fo:padding-bottom="0.0694in" fo:padding-right="0.0694in"/>
    </style:style>
    <style:style style:name="P569" style:parent-style-name="Standard" style:family="paragraph">
      <style:paragraph-properties fo:text-align="justify" fo:margin-bottom="0in" fo:line-height="150%"/>
    </style:style>
    <style:style style:name="TableRow570" style:family="table-row">
      <style:table-row-properties style:use-optimal-row-height="false"/>
    </style:style>
    <style:style style:name="TableCell571" style:family="table-cell">
      <style:table-cell-properties fo:border-top="none" fo:border-left="0.0034in solid #000000" fo:border-bottom="0.0034in solid #000000" fo:border-right="none" fo:padding-top="0.0694in" fo:padding-left="0.0694in" fo:padding-bottom="0.0694in" fo:padding-right="0.0694in"/>
    </style:style>
    <style:style style:name="P572" style:parent-style-name="Standard" style:family="paragraph">
      <style:paragraph-properties fo:text-align="justify" fo:margin-bottom="0in" fo:line-height="150%"/>
    </style:style>
    <style:style style:name="TableCell573" style:family="table-cell">
      <style:table-cell-properties fo:border-top="none" fo:border-left="0.0034in solid #000000" fo:border-bottom="0.0034in solid #000000" fo:border-right="0.0034in solid #000000" fo:padding-top="0.0694in" fo:padding-left="0.0694in" fo:padding-bottom="0.0694in" fo:padding-right="0.0694in"/>
    </style:style>
    <style:style style:name="P574" style:parent-style-name="Standard" style:family="paragraph">
      <style:paragraph-properties fo:text-align="justify" fo:margin-bottom="0in" fo:line-height="150%"/>
    </style:style>
    <style:style style:name="TableRow575" style:family="table-row">
      <style:table-row-properties style:use-optimal-row-height="false"/>
    </style:style>
    <style:style style:name="TableCell576" style:family="table-cell">
      <style:table-cell-properties fo:border-top="none" fo:border-left="0.0034in solid #000000" fo:border-bottom="0.0034in solid #000000" fo:border-right="none" fo:padding-top="0.0694in" fo:padding-left="0.0694in" fo:padding-bottom="0.0694in" fo:padding-right="0.0694in"/>
    </style:style>
    <style:style style:name="P577" style:parent-style-name="Standard" style:family="paragraph">
      <style:paragraph-properties fo:text-align="justify" fo:margin-bottom="0in" fo:line-height="150%"/>
    </style:style>
    <style:style style:name="TableCell578" style:family="table-cell">
      <style:table-cell-properties fo:border-top="none" fo:border-left="0.0034in solid #000000" fo:border-bottom="0.0034in solid #000000" fo:border-right="0.0034in solid #000000" fo:padding-top="0.0694in" fo:padding-left="0.0694in" fo:padding-bottom="0.0694in" fo:padding-right="0.0694in"/>
    </style:style>
    <style:style style:name="P579" style:parent-style-name="Standard" style:family="paragraph">
      <style:paragraph-properties fo:text-align="justify" fo:margin-bottom="0in" fo:line-height="150%"/>
    </style:style>
    <style:style style:name="TableRow580" style:family="table-row">
      <style:table-row-properties style:use-optimal-row-height="false"/>
    </style:style>
    <style:style style:name="TableCell581" style:family="table-cell">
      <style:table-cell-properties fo:border-top="none" fo:border-left="0.0034in solid #000000" fo:border-bottom="0.0034in solid #000000" fo:border-right="none" fo:padding-top="0.0694in" fo:padding-left="0.0694in" fo:padding-bottom="0.0694in" fo:padding-right="0.0694in"/>
    </style:style>
    <style:style style:name="P582" style:parent-style-name="Standard" style:family="paragraph">
      <style:paragraph-properties fo:text-align="justify" fo:margin-bottom="0in" fo:line-height="150%"/>
    </style:style>
    <style:style style:name="TableCell583" style:family="table-cell">
      <style:table-cell-properties fo:border-top="none" fo:border-left="0.0034in solid #000000" fo:border-bottom="0.0034in solid #000000" fo:border-right="0.0034in solid #000000" fo:padding-top="0.0694in" fo:padding-left="0.0694in" fo:padding-bottom="0.0694in" fo:padding-right="0.0694in"/>
    </style:style>
    <style:style style:name="P584" style:parent-style-name="Standard" style:family="paragraph">
      <style:paragraph-properties fo:text-align="justify" fo:margin-bottom="0in" fo:line-height="150%"/>
    </style:style>
    <style:style style:name="TableRow585" style:family="table-row">
      <style:table-row-properties style:use-optimal-row-height="false"/>
    </style:style>
    <style:style style:name="TableCell586" style:family="table-cell">
      <style:table-cell-properties fo:border-top="none" fo:border-left="0.0034in solid #000000" fo:border-bottom="0.0034in solid #000000" fo:border-right="none" fo:padding-top="0.0694in" fo:padding-left="0.0694in" fo:padding-bottom="0.0694in" fo:padding-right="0.0694in"/>
    </style:style>
    <style:style style:name="P587" style:parent-style-name="Standard" style:family="paragraph">
      <style:paragraph-properties fo:text-align="justify" fo:margin-bottom="0in" fo:line-height="150%"/>
    </style:style>
    <style:style style:name="TableCell588" style:family="table-cell">
      <style:table-cell-properties fo:border-top="none" fo:border-left="0.0034in solid #000000" fo:border-bottom="0.0034in solid #000000" fo:border-right="0.0034in solid #000000" fo:padding-top="0.0694in" fo:padding-left="0.0694in" fo:padding-bottom="0.0694in" fo:padding-right="0.0694in"/>
    </style:style>
    <style:style style:name="P589" style:parent-style-name="Standard" style:family="paragraph">
      <style:paragraph-properties fo:text-align="justify" fo:margin-bottom="0in" fo:line-height="150%"/>
    </style:style>
    <style:style style:name="TableRow590" style:family="table-row">
      <style:table-row-properties style:use-optimal-row-height="false"/>
    </style:style>
    <style:style style:name="TableCell591" style:family="table-cell">
      <style:table-cell-properties fo:border-top="none" fo:border-left="0.0034in solid #000000" fo:border-bottom="0.0034in solid #000000" fo:border-right="none" fo:padding-top="0.0694in" fo:padding-left="0.0694in" fo:padding-bottom="0.0694in" fo:padding-right="0.0694in"/>
    </style:style>
    <style:style style:name="P592" style:parent-style-name="Standard" style:family="paragraph">
      <style:paragraph-properties fo:text-align="justify" fo:margin-bottom="0in" fo:line-height="150%"/>
    </style:style>
    <style:style style:name="TableCell593" style:family="table-cell">
      <style:table-cell-properties fo:border-top="none" fo:border-left="0.0034in solid #000000" fo:border-bottom="0.0034in solid #000000" fo:border-right="0.0034in solid #000000" fo:padding-top="0.0694in" fo:padding-left="0.0694in" fo:padding-bottom="0.0694in" fo:padding-right="0.0694in"/>
    </style:style>
    <style:style style:name="P594" style:parent-style-name="Standard" style:family="paragraph">
      <style:paragraph-properties fo:text-align="justify" fo:margin-bottom="0in" fo:line-height="150%"/>
    </style:style>
    <style:style style:name="TableRow595" style:family="table-row">
      <style:table-row-properties style:use-optimal-row-height="false"/>
    </style:style>
    <style:style style:name="TableCell596" style:family="table-cell">
      <style:table-cell-properties fo:border-top="none" fo:border-left="0.0034in solid #000000" fo:border-bottom="0.0034in solid #000000" fo:border-right="none" fo:padding-top="0.0694in" fo:padding-left="0.0694in" fo:padding-bottom="0.0694in" fo:padding-right="0.0694in"/>
    </style:style>
    <style:style style:name="P597" style:parent-style-name="Standard" style:family="paragraph">
      <style:paragraph-properties fo:text-align="justify" fo:margin-bottom="0in" fo:line-height="150%"/>
    </style:style>
    <style:style style:name="TableCell598" style:family="table-cell">
      <style:table-cell-properties fo:border-top="none" fo:border-left="0.0034in solid #000000" fo:border-bottom="0.0034in solid #000000" fo:border-right="0.0034in solid #000000" fo:padding-top="0.0694in" fo:padding-left="0.0694in" fo:padding-bottom="0.0694in" fo:padding-right="0.0694in"/>
    </style:style>
    <style:style style:name="P599" style:parent-style-name="Standard" style:family="paragraph">
      <style:paragraph-properties fo:text-align="justify" fo:margin-bottom="0in" fo:line-height="150%"/>
    </style:style>
    <style:style style:name="TableRow600" style:family="table-row">
      <style:table-row-properties style:use-optimal-row-height="false"/>
    </style:style>
    <style:style style:name="TableCell601" style:family="table-cell">
      <style:table-cell-properties fo:border-top="none" fo:border-left="0.0034in solid #000000" fo:border-bottom="0.0034in solid #000000" fo:border-right="none" fo:padding-top="0.0694in" fo:padding-left="0.0694in" fo:padding-bottom="0.0694in" fo:padding-right="0.0694in"/>
    </style:style>
    <style:style style:name="P602" style:parent-style-name="Standard" style:family="paragraph">
      <style:paragraph-properties fo:text-align="justify" fo:margin-bottom="0in" fo:line-height="150%"/>
    </style:style>
    <style:style style:name="TableCell603" style:family="table-cell">
      <style:table-cell-properties fo:border-top="none" fo:border-left="0.0034in solid #000000" fo:border-bottom="0.0034in solid #000000" fo:border-right="0.0034in solid #000000" fo:padding-top="0.0694in" fo:padding-left="0.0694in" fo:padding-bottom="0.0694in" fo:padding-right="0.0694in"/>
    </style:style>
    <style:style style:name="P604" style:parent-style-name="Standard" style:family="paragraph">
      <style:paragraph-properties fo:text-align="justify" fo:margin-bottom="0in" fo:line-height="150%"/>
    </style:style>
    <style:style style:name="TableRow605" style:family="table-row">
      <style:table-row-properties style:use-optimal-row-height="false"/>
    </style:style>
    <style:style style:name="TableCell606" style:family="table-cell">
      <style:table-cell-properties fo:border-top="none" fo:border-left="0.0034in solid #000000" fo:border-bottom="0.0034in solid #000000" fo:border-right="none" fo:padding-top="0.0694in" fo:padding-left="0.0694in" fo:padding-bottom="0.0694in" fo:padding-right="0.0694in"/>
    </style:style>
    <style:style style:name="P607" style:parent-style-name="Standard" style:family="paragraph">
      <style:paragraph-properties fo:text-align="justify" fo:margin-bottom="0in" fo:line-height="150%"/>
    </style:style>
    <style:style style:name="TableCell608" style:family="table-cell">
      <style:table-cell-properties fo:border-top="none" fo:border-left="0.0034in solid #000000" fo:border-bottom="0.0034in solid #000000" fo:border-right="0.0034in solid #000000" fo:padding-top="0.0694in" fo:padding-left="0.0694in" fo:padding-bottom="0.0694in" fo:padding-right="0.0694in"/>
    </style:style>
    <style:style style:name="P609" style:parent-style-name="Standard" style:family="paragraph">
      <style:paragraph-properties fo:text-align="justify" fo:margin-bottom="0in" fo:line-height="150%"/>
    </style:style>
    <style:style style:name="TableRow610" style:family="table-row">
      <style:table-row-properties style:use-optimal-row-height="false"/>
    </style:style>
    <style:style style:name="TableCell611" style:family="table-cell">
      <style:table-cell-properties fo:border-top="none" fo:border-left="0.0034in solid #000000" fo:border-bottom="0.0034in solid #000000" fo:border-right="none" fo:padding-top="0.0694in" fo:padding-left="0.0694in" fo:padding-bottom="0.0694in" fo:padding-right="0.0694in"/>
    </style:style>
    <style:style style:name="P612" style:parent-style-name="Standard" style:family="paragraph">
      <style:paragraph-properties fo:text-align="justify" fo:margin-bottom="0in" fo:line-height="150%"/>
    </style:style>
    <style:style style:name="TableCell613" style:family="table-cell">
      <style:table-cell-properties fo:border-top="none" fo:border-left="0.0034in solid #000000" fo:border-bottom="0.0034in solid #000000" fo:border-right="0.0034in solid #000000" fo:padding-top="0.0694in" fo:padding-left="0.0694in" fo:padding-bottom="0.0694in" fo:padding-right="0.0694in"/>
    </style:style>
    <style:style style:name="P614" style:parent-style-name="Standard" style:family="paragraph">
      <style:paragraph-properties fo:text-align="justify" fo:margin-bottom="0in" fo:line-height="150%"/>
    </style:style>
    <style:style style:name="TableRow615" style:family="table-row">
      <style:table-row-properties style:use-optimal-row-height="false"/>
    </style:style>
    <style:style style:name="TableCell616" style:family="table-cell">
      <style:table-cell-properties fo:border-top="none" fo:border-left="0.0034in solid #000000" fo:border-bottom="0.0034in solid #000000" fo:border-right="none" fo:padding-top="0.0694in" fo:padding-left="0.0694in" fo:padding-bottom="0.0694in" fo:padding-right="0.0694in"/>
    </style:style>
    <style:style style:name="P617" style:parent-style-name="Standard" style:family="paragraph">
      <style:paragraph-properties fo:text-align="justify" fo:margin-bottom="0in" fo:line-height="150%"/>
    </style:style>
    <style:style style:name="TableCell618" style:family="table-cell">
      <style:table-cell-properties fo:border-top="none" fo:border-left="0.0034in solid #000000" fo:border-bottom="0.0034in solid #000000" fo:border-right="0.0034in solid #000000" fo:padding-top="0.0694in" fo:padding-left="0.0694in" fo:padding-bottom="0.0694in" fo:padding-right="0.0694in"/>
    </style:style>
    <style:style style:name="P619" style:parent-style-name="Standard" style:family="paragraph">
      <style:paragraph-properties fo:text-align="justify" fo:margin-bottom="0in" fo:line-height="150%"/>
    </style:style>
    <style:style style:name="TableRow620" style:family="table-row">
      <style:table-row-properties style:use-optimal-row-height="false"/>
    </style:style>
    <style:style style:name="TableCell621" style:family="table-cell">
      <style:table-cell-properties fo:border-top="none" fo:border-left="0.0034in solid #000000" fo:border-bottom="0.0034in solid #000000" fo:border-right="none" fo:padding-top="0.0694in" fo:padding-left="0.0694in" fo:padding-bottom="0.0694in" fo:padding-right="0.0694in"/>
    </style:style>
    <style:style style:name="P622" style:parent-style-name="Standard" style:family="paragraph">
      <style:paragraph-properties fo:text-align="justify" fo:margin-bottom="0in" fo:line-height="150%"/>
    </style:style>
    <style:style style:name="TableCell623" style:family="table-cell">
      <style:table-cell-properties fo:border-top="none" fo:border-left="0.0034in solid #000000" fo:border-bottom="0.0034in solid #000000" fo:border-right="0.0034in solid #000000" fo:padding-top="0.0694in" fo:padding-left="0.0694in" fo:padding-bottom="0.0694in" fo:padding-right="0.0694in"/>
    </style:style>
    <style:style style:name="P624" style:parent-style-name="Standard" style:family="paragraph">
      <style:paragraph-properties fo:text-align="justify" fo:margin-bottom="0in" fo:line-height="150%"/>
    </style:style>
    <style:style style:name="TableRow625" style:family="table-row">
      <style:table-row-properties style:use-optimal-row-height="false"/>
    </style:style>
    <style:style style:name="TableCell626" style:family="table-cell">
      <style:table-cell-properties fo:border-top="none" fo:border-left="0.0034in solid #000000" fo:border-bottom="0.0034in solid #000000" fo:border-right="none" fo:padding-top="0.0694in" fo:padding-left="0.0694in" fo:padding-bottom="0.0694in" fo:padding-right="0.0694in"/>
    </style:style>
    <style:style style:name="P627" style:parent-style-name="Standard" style:family="paragraph">
      <style:paragraph-properties fo:text-align="justify" fo:margin-bottom="0in" fo:line-height="150%"/>
    </style:style>
    <style:style style:name="TableCell628" style:family="table-cell">
      <style:table-cell-properties fo:border-top="none" fo:border-left="0.0034in solid #000000" fo:border-bottom="0.0034in solid #000000" fo:border-right="0.0034in solid #000000" fo:padding-top="0.0694in" fo:padding-left="0.0694in" fo:padding-bottom="0.0694in" fo:padding-right="0.0694in"/>
    </style:style>
    <style:style style:name="P629" style:parent-style-name="Standard" style:family="paragraph">
      <style:paragraph-properties fo:text-align="justify" fo:margin-bottom="0in" fo:line-height="150%"/>
    </style:style>
    <style:style style:name="TableRow630" style:family="table-row">
      <style:table-row-properties style:use-optimal-row-height="false"/>
    </style:style>
    <style:style style:name="TableCell631" style:family="table-cell">
      <style:table-cell-properties fo:border-top="none" fo:border-left="0.0034in solid #000000" fo:border-bottom="0.0034in solid #000000" fo:border-right="none" fo:padding-top="0.0694in" fo:padding-left="0.0694in" fo:padding-bottom="0.0694in" fo:padding-right="0.0694in"/>
    </style:style>
    <style:style style:name="P632" style:parent-style-name="Standard" style:family="paragraph">
      <style:paragraph-properties fo:text-align="justify" fo:margin-bottom="0in" fo:line-height="150%"/>
    </style:style>
    <style:style style:name="TableCell633" style:family="table-cell">
      <style:table-cell-properties fo:border-top="none" fo:border-left="0.0034in solid #000000" fo:border-bottom="0.0034in solid #000000" fo:border-right="0.0034in solid #000000" fo:padding-top="0.0694in" fo:padding-left="0.0694in" fo:padding-bottom="0.0694in" fo:padding-right="0.0694in"/>
    </style:style>
    <style:style style:name="P634" style:parent-style-name="Standard" style:family="paragraph">
      <style:paragraph-properties fo:text-align="justify" fo:margin-bottom="0in" fo:line-height="150%"/>
    </style:style>
    <style:style style:name="P635" style:parent-style-name="Standard" style:family="paragraph">
      <style:paragraph-properties fo:text-align="justify" fo:margin-bottom="0in" fo:line-height="150%"/>
    </style:style>
    <style:style style:name="TableRow636" style:family="table-row">
      <style:table-row-properties style:use-optimal-row-height="false"/>
    </style:style>
    <style:style style:name="TableCell637" style:family="table-cell">
      <style:table-cell-properties fo:border-top="none" fo:border-left="0.0034in solid #000000" fo:border-bottom="0.0034in solid #000000" fo:border-right="none" fo:padding-top="0.0694in" fo:padding-left="0.0694in" fo:padding-bottom="0.0694in" fo:padding-right="0.0694in"/>
    </style:style>
    <style:style style:name="P638" style:parent-style-name="Standard" style:family="paragraph">
      <style:paragraph-properties fo:text-align="justify" fo:margin-bottom="0in" fo:line-height="150%"/>
    </style:style>
    <style:style style:name="TableCell639" style:family="table-cell">
      <style:table-cell-properties fo:border-top="none" fo:border-left="0.0034in solid #000000" fo:border-bottom="0.0034in solid #000000" fo:border-right="0.0034in solid #000000" fo:padding-top="0.0694in" fo:padding-left="0.0694in" fo:padding-bottom="0.0694in" fo:padding-right="0.0694in"/>
    </style:style>
    <style:style style:name="P640" style:parent-style-name="Standard" style:family="paragraph">
      <style:paragraph-properties fo:text-align="justify" fo:margin-bottom="0in" fo:line-height="150%"/>
    </style:style>
    <style:style style:name="P641" style:parent-style-name="Standard" style:family="paragraph">
      <style:paragraph-properties fo:text-align="justify" fo:margin-bottom="0in" fo:line-height="150%"/>
    </style:style>
    <style:style style:name="TableRow642" style:family="table-row">
      <style:table-row-properties style:use-optimal-row-height="false"/>
    </style:style>
    <style:style style:name="TableCell643" style:family="table-cell">
      <style:table-cell-properties fo:border-top="none" fo:border-left="0.0034in solid #000000" fo:border-bottom="0.0034in solid #000000" fo:border-right="none" fo:padding-top="0.0694in" fo:padding-left="0.0694in" fo:padding-bottom="0.0694in" fo:padding-right="0.0694in"/>
    </style:style>
    <style:style style:name="P644" style:parent-style-name="Standard" style:family="paragraph">
      <style:paragraph-properties fo:text-align="justify" fo:margin-bottom="0in" fo:line-height="150%"/>
    </style:style>
    <style:style style:name="TableCell645" style:family="table-cell">
      <style:table-cell-properties fo:border-top="none" fo:border-left="0.0034in solid #000000" fo:border-bottom="0.0034in solid #000000" fo:border-right="0.0034in solid #000000" fo:padding-top="0.0694in" fo:padding-left="0.0694in" fo:padding-bottom="0.0694in" fo:padding-right="0.0694in"/>
    </style:style>
    <style:style style:name="P646" style:parent-style-name="Standard" style:family="paragraph">
      <style:paragraph-properties fo:text-align="justify" fo:margin-bottom="0in" fo:line-height="150%"/>
    </style:style>
    <style:style style:name="TableRow647" style:family="table-row">
      <style:table-row-properties style:use-optimal-row-height="false"/>
    </style:style>
    <style:style style:name="TableCell648" style:family="table-cell">
      <style:table-cell-properties fo:border-top="none" fo:border-left="0.0034in solid #000000" fo:border-bottom="0.0034in solid #000000" fo:border-right="none" fo:padding-top="0.0694in" fo:padding-left="0.0694in" fo:padding-bottom="0.0694in" fo:padding-right="0.0694in"/>
    </style:style>
    <style:style style:name="P649" style:parent-style-name="Standard" style:family="paragraph">
      <style:paragraph-properties fo:text-align="justify" fo:margin-bottom="0in" fo:line-height="150%"/>
    </style:style>
    <style:style style:name="TableCell650" style:family="table-cell">
      <style:table-cell-properties fo:border-top="none" fo:border-left="0.0034in solid #000000" fo:border-bottom="0.0034in solid #000000" fo:border-right="0.0034in solid #000000" fo:padding-top="0.0694in" fo:padding-left="0.0694in" fo:padding-bottom="0.0694in" fo:padding-right="0.0694in"/>
    </style:style>
    <style:style style:name="P651" style:parent-style-name="Standard" style:family="paragraph">
      <style:paragraph-properties fo:text-align="justify" fo:margin-bottom="0in" fo:line-height="150%"/>
    </style:style>
    <style:style style:name="P652" style:parent-style-name="Standard" style:family="paragraph">
      <style:paragraph-properties fo:text-align="justify" fo:margin-bottom="0in" fo:line-height="150%"/>
    </style:style>
    <style:style style:name="P653" style:parent-style-name="Standard" style:family="paragraph">
      <style:paragraph-properties fo:text-align="center" fo:line-height="150%"/>
      <style:text-properties fo:font-weight="bold" style:font-weight-asian="bold" style:font-weight-complex="bold"/>
    </style:style>
    <style:style style:name="P654" style:parent-style-name="Standard" style:family="paragraph">
      <style:paragraph-properties fo:line-height="150%"/>
    </style:style>
    <style:style style:name="T655" style:parent-style-name="Fonteparág.padrão" style:family="text">
      <style:text-properties fo:font-weight="bold" style:font-weight-asian="bold" style:font-weight-complex="bold" fo:color="#000000" fo:background-color="#FFFFFF"/>
    </style:style>
    <style:style style:name="TableColumn657" style:family="table-column">
      <style:table-column-properties style:column-width="2.2083in" style:use-optimal-column-width="false"/>
    </style:style>
    <style:style style:name="TableColumn658" style:family="table-column">
      <style:table-column-properties style:column-width="2.2534in" style:use-optimal-column-width="false"/>
    </style:style>
    <style:style style:name="TableColumn659" style:family="table-column">
      <style:table-column-properties style:column-width="2.2361in" style:use-optimal-column-width="false"/>
    </style:style>
    <style:style style:name="Table656" style:family="table">
      <style:table-properties style:width="6.6979in" fo:margin-left="0in" table:align="left"/>
    </style:style>
    <style:style style:name="TableRow660" style:family="table-row">
      <style:table-row-properties style:use-optimal-row-height="false"/>
    </style:style>
    <style:style style:name="TableCell661" style:family="table-cell">
      <style:table-cell-properties fo:border="0.0034in solid #000000" fo:background-color="#E6E6E6" style:vertical-align="middle" fo:padding-top="0.0381in" fo:padding-left="0.0381in" fo:padding-bottom="0.0381in" fo:padding-right="0.0381in"/>
    </style:style>
    <style:style style:name="P66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663" style:family="table-row">
      <style:table-row-properties style:use-optimal-row-height="false"/>
    </style:style>
    <style:style style:name="TableCell664" style:family="table-cell">
      <style:table-cell-properties fo:border-top="none" fo:border-left="0.0034in solid #000000" fo:border-bottom="0.0034in solid #000000" fo:border-right="none" fo:background-color="#E6E6E6" style:vertical-align="middle" fo:padding-top="0.0381in" fo:padding-left="0.0381in" fo:padding-bottom="0.0381in" fo:padding-right="0.0381in"/>
    </style:style>
    <style:style style:name="P66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666" style:family="table-cell">
      <style:table-cell-properties fo:border-top="none" fo:border-left="0.0034in solid #000000" fo:border-bottom="0.0034in solid #000000" fo:border-right="0.0034in solid #000000" fo:background-color="#E6E6E6" style:vertical-align="middle" fo:padding-top="0.0381in" fo:padding-left="0.0381in" fo:padding-bottom="0.0381in" fo:padding-right="0.0381in"/>
    </style:style>
    <style:style style:name="P66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668" style:family="table-row">
      <style:table-row-properties style:min-row-height="0.2923in" style:use-optimal-row-height="false"/>
    </style:style>
    <style:style style:name="P669" style:parent-style-name="Normal" style:family="paragraph">
      <style:paragraph-properties fo:line-height="100%"/>
      <style:text-properties fo:hyphenate="true"/>
    </style:style>
    <style:style style:name="TableCell670" style:family="table-cell">
      <style:table-cell-properties fo:border-top="none" fo:border-left="0.0034in solid #000000" fo:border-bottom="0.0034in solid #000000" fo:border-right="none" fo:background-color="#E6E6E6" style:vertical-align="middle" fo:padding-top="0.0381in" fo:padding-left="0.0381in" fo:padding-bottom="0.0381in" fo:padding-right="0.0381in"/>
    </style:style>
    <style:style style:name="P67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672" style:family="table-cell">
      <style:table-cell-properties fo:border-top="none" fo:border-left="0.0034in solid #000000" fo:border-bottom="0.0034in solid #000000" fo:border-right="0.0034in solid #000000" fo:background-color="#E6E6E6" style:vertical-align="middle" fo:padding-top="0.0381in" fo:padding-left="0.0381in" fo:padding-bottom="0.0381in" fo:padding-right="0.0381in"/>
    </style:style>
    <style:style style:name="P67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674" style:family="table-row">
      <style:table-row-properties style:use-optimal-row-height="false"/>
    </style:style>
    <style:style style:name="TableCell675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676" style:parent-style-name="TableContents" style:family="paragraph">
      <style:text-properties fo:font-weight="bold" style:font-weight-asian="bold" style:font-weight-complex="bold"/>
    </style:style>
    <style:style style:name="TableCell677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TableCell678" style:family="table-cell">
      <style:table-cell-properties fo:border-top="none" fo:border-left="0.0034in solid #000000" fo:border-bottom="0.0034in solid #000000" fo:border-right="0.0034in solid #000000" fo:background-color="#E6E6E6" fo:padding-top="0.0381in" fo:padding-left="0.0381in" fo:padding-bottom="0.0381in" fo:padding-right="0.0381in"/>
    </style:style>
    <style:style style:name="TableRow679" style:family="table-row">
      <style:table-row-properties style:use-optimal-row-height="false"/>
    </style:style>
    <style:style style:name="TableCell68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8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83" style:family="table-row">
      <style:table-row-properties style:use-optimal-row-height="false"/>
    </style:style>
    <style:style style:name="TableCell68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8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87" style:family="table-row">
      <style:table-row-properties style:use-optimal-row-height="false"/>
    </style:style>
    <style:style style:name="TableCell688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689" style:parent-style-name="TableContents" style:family="paragraph">
      <style:text-properties fo:font-weight="bold" style:font-weight-asian="bold" style:font-weight-complex="bold"/>
    </style:style>
    <style:style style:name="TableCell690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TableCell691" style:family="table-cell">
      <style:table-cell-properties fo:border-top="none" fo:border-left="0.0034in solid #000000" fo:border-bottom="0.0034in solid #000000" fo:border-right="0.0034in solid #000000" fo:background-color="#E6E6E6" fo:padding-top="0.0381in" fo:padding-left="0.0381in" fo:padding-bottom="0.0381in" fo:padding-right="0.0381in"/>
    </style:style>
    <style:style style:name="TableRow692" style:family="table-row">
      <style:table-row-properties style:use-optimal-row-height="false"/>
    </style:style>
    <style:style style:name="TableCell69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9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9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96" style:parent-style-name="Título2" style:family="paragraph">
      <style:text-properties fo:color="#000000"/>
    </style:style>
    <style:style style:name="P697" style:parent-style-name="Título2" style:family="paragraph">
      <style:text-properties fo:color="#000000"/>
    </style:style>
    <style:style style:name="P698" style:parent-style-name="Título2" style:family="paragraph">
      <style:text-properties fo:color="#000000"/>
    </style:style>
    <style:style style:name="P699" style:parent-style-name="Título2" style:family="paragraph">
      <style:text-properties fo:color="#000000"/>
    </style:style>
    <style:style style:name="P700" style:parent-style-name="Título2" style:family="paragraph">
      <style:text-properties fo:color="#000000"/>
    </style:style>
    <style:style style:name="P701" style:parent-style-name="Título2" style:family="paragraph">
      <style:text-properties fo:color="#000000"/>
    </style:style>
    <style:style style:name="P702" style:parent-style-name="Título2" style:family="paragraph">
      <style:text-properties fo:color="#000000"/>
    </style:style>
    <style:style style:name="P703" style:parent-style-name="Título2" style:family="paragraph">
      <style:text-properties fo:color="#000000"/>
    </style:style>
    <style:style style:name="P704" style:parent-style-name="Título2" style:family="paragraph">
      <style:text-properties fo:color="#000000"/>
    </style:style>
    <style:style style:name="P705" style:parent-style-name="Título2" style:family="paragraph">
      <style:text-properties fo:color="#000000"/>
    </style:style>
    <style:style style:name="P706" style:parent-style-name="Título2" style:family="paragraph">
      <style:text-properties fo:color="#000000"/>
    </style:style>
    <style:style style:name="TableColumn708" style:family="table-column">
      <style:table-column-properties style:column-width="2.2298in" style:use-optimal-column-width="false"/>
    </style:style>
    <style:style style:name="TableColumn709" style:family="table-column">
      <style:table-column-properties style:column-width="2.2312in" style:use-optimal-column-width="false"/>
    </style:style>
    <style:style style:name="TableColumn710" style:family="table-column">
      <style:table-column-properties style:column-width="2.2319in" style:use-optimal-column-width="false"/>
    </style:style>
    <style:style style:name="Table707" style:family="table">
      <style:table-properties style:width="6.693in" fo:margin-left="0.0312in" table:align="left"/>
    </style:style>
    <style:style style:name="TableRow711" style:family="table-row">
      <style:table-row-properties style:use-optimal-row-height="false"/>
    </style:style>
    <style:style style:name="TableCell712" style:family="table-cell">
      <style:table-cell-properties fo:border="0.0034in solid #000000" fo:background-color="#E6E6E6" style:vertical-align="middle" fo:padding-top="0.0381in" fo:padding-left="0.0381in" fo:padding-bottom="0.0381in" fo:padding-right="0.0381in"/>
    </style:style>
    <style:style style:name="P71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714" style:family="table-row">
      <style:table-row-properties style:use-optimal-row-height="false"/>
    </style:style>
    <style:style style:name="TableCell715" style:family="table-cell">
      <style:table-cell-properties fo:border-top="none" fo:border-left="0.0034in solid #000000" fo:border-bottom="0.0034in solid #000000" fo:border-right="none" fo:background-color="#E6E6E6" style:vertical-align="middle" fo:padding-top="0.0381in" fo:padding-left="0.0381in" fo:padding-bottom="0.0381in" fo:padding-right="0.0381in"/>
    </style:style>
    <style:style style:name="P71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717" style:family="table-cell">
      <style:table-cell-properties fo:border-top="none" fo:border-left="0.0034in solid #000000" fo:border-bottom="0.0034in solid #000000" fo:border-right="0.0034in solid #000000" fo:background-color="#E6E6E6" style:vertical-align="middle" fo:padding-top="0.0381in" fo:padding-left="0.0381in" fo:padding-bottom="0.0381in" fo:padding-right="0.0381in"/>
    </style:style>
    <style:style style:name="P71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719" style:family="table-row">
      <style:table-row-properties style:use-optimal-row-height="false"/>
    </style:style>
    <style:style style:name="P720" style:parent-style-name="Normal" style:family="paragraph">
      <style:paragraph-properties fo:line-height="100%"/>
      <style:text-properties fo:hyphenate="true"/>
    </style:style>
    <style:style style:name="TableCell721" style:family="table-cell">
      <style:table-cell-properties fo:border-top="none" fo:border-left="0.0034in solid #000000" fo:border-bottom="0.0034in solid #000000" fo:border-right="none" fo:background-color="#E6E6E6" style:vertical-align="middle" fo:padding-top="0.0381in" fo:padding-left="0.0381in" fo:padding-bottom="0.0381in" fo:padding-right="0.0381in"/>
    </style:style>
    <style:style style:name="P72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723" style:family="table-cell">
      <style:table-cell-properties fo:border-top="none" fo:border-left="0.0034in solid #000000" fo:border-bottom="0.0034in solid #000000" fo:border-right="0.0034in solid #000000" fo:background-color="#E6E6E6" style:vertical-align="middle" fo:padding-top="0.0381in" fo:padding-left="0.0381in" fo:padding-bottom="0.0381in" fo:padding-right="0.0381in"/>
    </style:style>
    <style:style style:name="P72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725" style:family="table-row">
      <style:table-row-properties style:use-optimal-row-height="false"/>
    </style:style>
    <style:style style:name="TableCell726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ableCell727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ableCell728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TableRow729" style:family="table-row">
      <style:table-row-properties style:use-optimal-row-height="false"/>
    </style:style>
    <style:style style:name="TableCell730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ableCell731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732" style:parent-style-name="Fonteparág.padrão" style:family="text">
      <style:text-properties style:font-name="arial, sans-serif" fo:color="#0000CC"/>
    </style:style>
    <style:style style:name="T733" style:parent-style-name="Fonteparág.padrão" style:family="text">
      <style:text-properties style:font-name="arial, sans-serif" fo:color="#555555"/>
    </style:style>
    <style:style style:name="T734" style:parent-style-name="Fonteparág.padrão" style:family="text">
      <style:text-properties style:font-name="arial, sans-serif" fo:color="#0000CC"/>
    </style:style>
    <style:style style:name="T735" style:parent-style-name="Fonteparág.padrão" style:family="text">
      <style:text-properties style:font-name="arial, sans-serif" fo:color="#555555"/>
    </style:style>
    <style:style style:name="T736" style:parent-style-name="Fonteparág.padrão" style:family="text">
      <style:text-properties style:font-name="arial, sans-serif" fo:color="#0000CC"/>
    </style:style>
    <style:style style:name="T737" style:parent-style-name="Fonteparág.padrão" style:family="text">
      <style:text-properties style:font-name="arial, sans-serif" fo:color="#0000CC"/>
    </style:style>
    <style:style style:name="T738" style:parent-style-name="Fonteparág.padrão" style:family="text">
      <style:text-properties style:font-name="arial, sans-serif" fo:color="#555555"/>
    </style:style>
    <style:style style:name="T739" style:parent-style-name="Fonteparág.padrão" style:family="text">
      <style:text-properties style:font-name="arial, sans-serif" fo:color="#0000CC"/>
    </style:style>
    <style:style style:name="T740" style:parent-style-name="Fonteparág.padrão" style:family="text">
      <style:text-properties style:font-name="arial, sans-serif" fo:color="#555555"/>
    </style:style>
    <style:style style:name="TableCell741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TableRow742" style:family="table-row">
      <style:table-row-properties style:min-row-height="0.3444in" style:use-optimal-row-height="false"/>
    </style:style>
    <style:style style:name="TableCell743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ableCell744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745" style:parent-style-name="Fonteparág.padrão" style:family="text">
      <style:text-properties style:font-name="arial, sans-serif" fo:color="#0000CC"/>
    </style:style>
    <style:style style:name="T746" style:parent-style-name="Fonteparág.padrão" style:family="text">
      <style:text-properties style:font-name="arial, sans-serif" fo:color="#555555"/>
    </style:style>
    <style:style style:name="T747" style:parent-style-name="Fonteparág.padrão" style:family="text">
      <style:text-properties style:font-name="arial, sans-serif" fo:color="#0000CC"/>
    </style:style>
    <style:style style:name="T748" style:parent-style-name="Fonteparág.padrão" style:family="text">
      <style:text-properties style:font-name="arial, sans-serif" fo:color="#555555"/>
    </style:style>
    <style:style style:name="T749" style:parent-style-name="Fonteparág.padrão" style:family="text">
      <style:text-properties style:font-name="arial, sans-serif" fo:color="#0000CC"/>
    </style:style>
    <style:style style:name="T750" style:parent-style-name="Fonteparág.padrão" style:family="text">
      <style:text-properties style:font-name="arial, sans-serif" fo:color="#555555"/>
    </style:style>
    <style:style style:name="T751" style:parent-style-name="Fonteparág.padrão" style:family="text">
      <style:text-properties style:font-name="arial, sans-serif" fo:color="#0000CC"/>
    </style:style>
    <style:style style:name="T752" style:parent-style-name="Fonteparág.padrão" style:family="text">
      <style:text-properties style:font-name="arial, sans-serif" fo:color="#555555"/>
    </style:style>
    <style:style style:name="TableCell753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TableRow754" style:family="table-row">
      <style:table-row-properties style:use-optimal-row-height="false"/>
    </style:style>
    <style:style style:name="TableCell755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ableCell756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757" style:parent-style-name="Fonteparág.padrão" style:family="text">
      <style:text-properties style:font-name="arial, sans-serif" fo:color="#0000CC"/>
    </style:style>
    <style:style style:name="T758" style:parent-style-name="Fonteparág.padrão" style:family="text">
      <style:text-properties style:font-name="arial, sans-serif" fo:color="#555555"/>
    </style:style>
    <style:style style:name="T759" style:parent-style-name="Fonteparág.padrão" style:family="text">
      <style:text-properties style:font-name="arial, sans-serif" fo:color="#0000CC"/>
    </style:style>
    <style:style style:name="T760" style:parent-style-name="Fonteparág.padrão" style:family="text">
      <style:text-properties style:font-name="arial, sans-serif" fo:color="#555555"/>
    </style:style>
    <style:style style:name="T761" style:parent-style-name="Fonteparág.padrão" style:family="text">
      <style:text-properties style:font-name="arial, sans-serif" fo:color="#0000CC"/>
    </style:style>
    <style:style style:name="T762" style:parent-style-name="Fonteparág.padrão" style:family="text">
      <style:text-properties style:font-name="arial, sans-serif" fo:color="#555555"/>
    </style:style>
    <style:style style:name="T763" style:parent-style-name="Fonteparág.padrão" style:family="text">
      <style:text-properties style:font-name="arial, sans-serif" fo:color="#0000CC"/>
    </style:style>
    <style:style style:name="T764" style:parent-style-name="Fonteparág.padrão" style:family="text">
      <style:text-properties style:font-name="arial, sans-serif" fo:color="#555555"/>
    </style:style>
    <style:style style:name="TableCell765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TableRow766" style:family="table-row">
      <style:table-row-properties style:use-optimal-row-height="false"/>
    </style:style>
    <style:style style:name="TableCell767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ableCell768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769" style:parent-style-name="Fonteparág.padrão" style:family="text">
      <style:text-properties fo:color="#0000CC"/>
    </style:style>
    <style:style style:name="T770" style:parent-style-name="Fonteparág.padrão" style:family="text">
      <style:text-properties fo:color="#555555"/>
    </style:style>
    <style:style style:name="T771" style:parent-style-name="Fonteparág.padrão" style:family="text">
      <style:text-properties fo:color="#0000CC"/>
    </style:style>
    <style:style style:name="T772" style:parent-style-name="Fonteparág.padrão" style:family="text">
      <style:text-properties fo:color="#555555"/>
    </style:style>
    <style:style style:name="T773" style:parent-style-name="Fonteparág.padrão" style:family="text">
      <style:text-properties fo:color="#0000CC"/>
    </style:style>
    <style:style style:name="T774" style:parent-style-name="Fonteparág.padrão" style:family="text">
      <style:text-properties fo:color="#0000CC"/>
    </style:style>
    <style:style style:name="T775" style:parent-style-name="Fonteparág.padrão" style:family="text">
      <style:text-properties fo:color="#555555"/>
    </style:style>
    <style:style style:name="T776" style:parent-style-name="Fonteparág.padrão" style:family="text">
      <style:text-properties fo:color="#0000CC"/>
    </style:style>
    <style:style style:name="T777" style:parent-style-name="Fonteparág.padrão" style:family="text">
      <style:text-properties fo:color="#555555"/>
    </style:style>
    <style:style style:name="TableCell778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TableRow779" style:family="table-row">
      <style:table-row-properties style:use-optimal-row-height="false"/>
    </style:style>
    <style:style style:name="TableCell780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ableCell781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782" style:parent-style-name="Fonteparág.padrão" style:family="text">
      <style:text-properties fo:color="#0000CC"/>
    </style:style>
    <style:style style:name="T783" style:parent-style-name="Fonteparág.padrão" style:family="text">
      <style:text-properties fo:color="#555555"/>
    </style:style>
    <style:style style:name="T784" style:parent-style-name="Fonteparág.padrão" style:family="text">
      <style:text-properties fo:color="#0000CC"/>
    </style:style>
    <style:style style:name="T785" style:parent-style-name="Fonteparág.padrão" style:family="text">
      <style:text-properties fo:color="#555555"/>
    </style:style>
    <style:style style:name="T786" style:parent-style-name="Fonteparág.padrão" style:family="text">
      <style:text-properties fo:color="#0000CC"/>
    </style:style>
    <style:style style:name="T787" style:parent-style-name="Fonteparág.padrão" style:family="text">
      <style:text-properties fo:color="#555555"/>
    </style:style>
    <style:style style:name="T788" style:parent-style-name="Fonteparág.padrão" style:family="text">
      <style:text-properties fo:color="#0000CC"/>
    </style:style>
    <style:style style:name="T789" style:parent-style-name="Fonteparág.padrão" style:family="text">
      <style:text-properties fo:color="#555555"/>
    </style:style>
    <style:style style:name="TableCell790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TableRow791" style:family="table-row">
      <style:table-row-properties style:use-optimal-row-height="false"/>
    </style:style>
    <style:style style:name="TableCell792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ableCell793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794" style:parent-style-name="Fonteparág.padrão" style:family="text">
      <style:text-properties fo:color="#0000CC"/>
    </style:style>
    <style:style style:name="T795" style:parent-style-name="Fonteparág.padrão" style:family="text">
      <style:text-properties fo:color="#555555"/>
    </style:style>
    <style:style style:name="T796" style:parent-style-name="Fonteparág.padrão" style:family="text">
      <style:text-properties fo:color="#0000CC"/>
    </style:style>
    <style:style style:name="T797" style:parent-style-name="Fonteparág.padrão" style:family="text">
      <style:text-properties fo:color="#555555"/>
    </style:style>
    <style:style style:name="T798" style:parent-style-name="Fonteparág.padrão" style:family="text">
      <style:text-properties fo:color="#0000CC"/>
    </style:style>
    <style:style style:name="T799" style:parent-style-name="Fonteparág.padrão" style:family="text">
      <style:text-properties fo:color="#555555"/>
    </style:style>
    <style:style style:name="T800" style:parent-style-name="Fonteparág.padrão" style:family="text">
      <style:text-properties fo:color="#0000CC"/>
    </style:style>
    <style:style style:name="T801" style:parent-style-name="Fonteparág.padrão" style:family="text">
      <style:text-properties fo:color="#555555"/>
    </style:style>
    <style:style style:name="TableCell802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TableRow803" style:family="table-row">
      <style:table-row-properties style:use-optimal-row-height="false"/>
    </style:style>
    <style:style style:name="TableCell804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ableCell805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806" style:parent-style-name="Fonteparág.padrão" style:family="text">
      <style:text-properties fo:color="#0000CC"/>
    </style:style>
    <style:style style:name="T807" style:parent-style-name="Fonteparág.padrão" style:family="text">
      <style:text-properties fo:color="#555555"/>
    </style:style>
    <style:style style:name="T808" style:parent-style-name="Fonteparág.padrão" style:family="text">
      <style:text-properties fo:color="#0000CC"/>
    </style:style>
    <style:style style:name="T809" style:parent-style-name="Fonteparág.padrão" style:family="text">
      <style:text-properties fo:color="#555555"/>
    </style:style>
    <style:style style:name="T810" style:parent-style-name="Fonteparág.padrão" style:family="text">
      <style:text-properties fo:color="#0000CC"/>
    </style:style>
    <style:style style:name="T811" style:parent-style-name="Fonteparág.padrão" style:family="text">
      <style:text-properties fo:color="#555555"/>
    </style:style>
    <style:style style:name="T812" style:parent-style-name="Fonteparág.padrão" style:family="text">
      <style:text-properties fo:color="#0000CC"/>
    </style:style>
    <style:style style:name="T813" style:parent-style-name="Fonteparág.padrão" style:family="text">
      <style:text-properties fo:color="#555555"/>
    </style:style>
    <style:style style:name="TableCell814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TableRow815" style:family="table-row">
      <style:table-row-properties style:use-optimal-row-height="false"/>
    </style:style>
    <style:style style:name="TableCell816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ableCell817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818" style:parent-style-name="Fonteparág.padrão" style:family="text">
      <style:text-properties fo:color="#0000CC"/>
    </style:style>
    <style:style style:name="T819" style:parent-style-name="Fonteparág.padrão" style:family="text">
      <style:text-properties fo:color="#555555"/>
    </style:style>
    <style:style style:name="T820" style:parent-style-name="Fonteparág.padrão" style:family="text">
      <style:text-properties fo:color="#0000CC"/>
    </style:style>
    <style:style style:name="T821" style:parent-style-name="Fonteparág.padrão" style:family="text">
      <style:text-properties fo:color="#555555"/>
    </style:style>
    <style:style style:name="T822" style:parent-style-name="Fonteparág.padrão" style:family="text">
      <style:text-properties fo:color="#0000CC"/>
    </style:style>
    <style:style style:name="T823" style:parent-style-name="Fonteparág.padrão" style:family="text">
      <style:text-properties fo:color="#555555"/>
    </style:style>
    <style:style style:name="T824" style:parent-style-name="Fonteparág.padrão" style:family="text">
      <style:text-properties fo:color="#0000CC"/>
    </style:style>
    <style:style style:name="T825" style:parent-style-name="Fonteparág.padrão" style:family="text">
      <style:text-properties fo:color="#555555"/>
    </style:style>
    <style:style style:name="TableCell826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TableRow827" style:family="table-row">
      <style:table-row-properties style:use-optimal-row-height="false"/>
    </style:style>
    <style:style style:name="TableCell828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ableCell829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830" style:parent-style-name="Fonteparág.padrão" style:family="text">
      <style:text-properties fo:color="#0000CC"/>
    </style:style>
    <style:style style:name="T831" style:parent-style-name="Fonteparág.padrão" style:family="text">
      <style:text-properties fo:color="#555555"/>
    </style:style>
    <style:style style:name="T832" style:parent-style-name="Fonteparág.padrão" style:family="text">
      <style:text-properties fo:color="#0000CC"/>
    </style:style>
    <style:style style:name="T833" style:parent-style-name="Fonteparág.padrão" style:family="text">
      <style:text-properties fo:color="#555555"/>
    </style:style>
    <style:style style:name="T834" style:parent-style-name="Fonteparág.padrão" style:family="text">
      <style:text-properties fo:color="#0000CC"/>
    </style:style>
    <style:style style:name="T835" style:parent-style-name="Fonteparág.padrão" style:family="text">
      <style:text-properties fo:color="#555555"/>
    </style:style>
    <style:style style:name="T836" style:parent-style-name="Fonteparág.padrão" style:family="text">
      <style:text-properties fo:color="#0000CC"/>
    </style:style>
    <style:style style:name="T837" style:parent-style-name="Fonteparág.padrão" style:family="text">
      <style:text-properties fo:color="#555555"/>
    </style:style>
    <style:style style:name="TableCell838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TableRow839" style:family="table-row">
      <style:table-row-properties style:use-optimal-row-height="false"/>
    </style:style>
    <style:style style:name="TableCell840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ableCell841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842" style:parent-style-name="Fonteparág.padrão" style:family="text">
      <style:text-properties fo:color="#0000CC"/>
    </style:style>
    <style:style style:name="T843" style:parent-style-name="Fonteparág.padrão" style:family="text">
      <style:text-properties fo:color="#555555"/>
    </style:style>
    <style:style style:name="T844" style:parent-style-name="Fonteparág.padrão" style:family="text">
      <style:text-properties fo:color="#0000CC"/>
    </style:style>
    <style:style style:name="T845" style:parent-style-name="Fonteparág.padrão" style:family="text">
      <style:text-properties fo:color="#555555"/>
    </style:style>
    <style:style style:name="T846" style:parent-style-name="Fonteparág.padrão" style:family="text">
      <style:text-properties fo:color="#0000CC"/>
    </style:style>
    <style:style style:name="T847" style:parent-style-name="Fonteparág.padrão" style:family="text">
      <style:text-properties fo:color="#555555"/>
    </style:style>
    <style:style style:name="T848" style:parent-style-name="Fonteparág.padrão" style:family="text">
      <style:text-properties fo:color="#0000CC"/>
    </style:style>
    <style:style style:name="T849" style:parent-style-name="Fonteparág.padrão" style:family="text">
      <style:text-properties fo:color="#555555"/>
    </style:style>
    <style:style style:name="TableCell850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TableRow851" style:family="table-row">
      <style:table-row-properties style:use-optimal-row-height="false"/>
    </style:style>
    <style:style style:name="TableCell852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ableCell853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854" style:parent-style-name="Fonteparág.padrão" style:family="text">
      <style:text-properties fo:color="#0000CC"/>
    </style:style>
    <style:style style:name="T855" style:parent-style-name="Fonteparág.padrão" style:family="text">
      <style:text-properties fo:color="#555555"/>
    </style:style>
    <style:style style:name="T856" style:parent-style-name="Fonteparág.padrão" style:family="text">
      <style:text-properties fo:color="#0000CC"/>
    </style:style>
    <style:style style:name="T857" style:parent-style-name="Fonteparág.padrão" style:family="text">
      <style:text-properties fo:color="#555555"/>
    </style:style>
    <style:style style:name="T858" style:parent-style-name="Fonteparág.padrão" style:family="text">
      <style:text-properties fo:color="#0000CC"/>
    </style:style>
    <style:style style:name="T859" style:parent-style-name="Fonteparág.padrão" style:family="text">
      <style:text-properties fo:color="#555555"/>
    </style:style>
    <style:style style:name="TableCell860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861" style:parent-style-name="Título2" style:family="paragraph">
      <style:text-properties fo:color="#000000"/>
    </style:style>
    <style:style style:name="P862" style:parent-style-name="Título2" style:family="paragraph">
      <style:text-properties fo:color="#000000"/>
    </style:style>
    <style:style style:name="P863" style:parent-style-name="Título2" style:family="paragraph">
      <style:text-properties fo:color="#000000"/>
    </style:style>
    <style:style style:name="P864" style:parent-style-name="Título2" style:family="paragraph">
      <style:text-properties fo:color="#000000"/>
    </style:style>
    <style:style style:name="P865" style:parent-style-name="Título2" style:family="paragraph">
      <style:text-properties fo:color="#000000"/>
    </style:style>
    <style:style style:name="P866" style:parent-style-name="Título2" style:family="paragraph">
      <style:text-properties fo:color="#000000"/>
    </style:style>
    <style:style style:name="P867" style:parent-style-name="Título2" style:family="paragraph">
      <style:text-properties fo:color="#000000"/>
    </style:style>
    <style:style style:name="P868" style:parent-style-name="Título2" style:family="paragraph">
      <style:text-properties fo:color="#000000"/>
    </style:style>
    <style:style style:name="P869" style:parent-style-name="Título2" style:family="paragraph">
      <style:text-properties fo:color="#000000"/>
    </style:style>
    <style:style style:name="P870" style:parent-style-name="Título2" style:family="paragraph">
      <style:text-properties fo:color="#000000"/>
    </style:style>
    <style:style style:name="P871" style:parent-style-name="Título2" style:family="paragraph">
      <style:text-properties fo:color="#000000"/>
    </style:style>
    <style:style style:name="P872" style:parent-style-name="Título2" style:family="paragraph">
      <style:text-properties fo:color="#000000"/>
    </style:style>
    <style:style style:name="P873" style:parent-style-name="Título2" style:family="paragraph">
      <style:text-properties fo:color="#000000"/>
    </style:style>
    <style:style style:name="P874" style:parent-style-name="Título2" style:family="paragraph">
      <style:text-properties fo:color="#000000"/>
    </style:style>
    <style:style style:name="P875" style:parent-style-name="Título2" style:family="paragraph">
      <style:text-properties fo:color="#000000"/>
    </style:style>
    <style:style style:name="P876" style:parent-style-name="Título2" style:family="paragraph">
      <style:text-properties fo:color="#000000"/>
    </style:style>
    <style:style style:name="P877" style:parent-style-name="Título2" style:family="paragraph">
      <style:text-properties fo:color="#000000"/>
    </style:style>
    <style:style style:name="P878" style:parent-style-name="Título2" style:family="paragraph">
      <style:text-properties fo:color="#000000"/>
    </style:style>
    <style:style style:name="TableColumn880" style:family="table-column">
      <style:table-column-properties style:column-width="2.2305in" style:use-optimal-column-width="false"/>
    </style:style>
    <style:style style:name="TableColumn881" style:family="table-column">
      <style:table-column-properties style:column-width="2.2312in" style:use-optimal-column-width="false"/>
    </style:style>
    <style:style style:name="TableColumn882" style:family="table-column">
      <style:table-column-properties style:column-width="2.2312in" style:use-optimal-column-width="false"/>
    </style:style>
    <style:style style:name="Table879" style:family="table">
      <style:table-properties style:width="6.693in" fo:margin-left="0.0312in" table:align="left"/>
    </style:style>
    <style:style style:name="TableRow883" style:family="table-row">
      <style:table-row-properties style:use-optimal-row-height="false"/>
    </style:style>
    <style:style style:name="TableCell884" style:family="table-cell">
      <style:table-cell-properties fo:border="0.0034in solid #000000" fo:background-color="#E6E6E6" style:vertical-align="middle" fo:padding-top="0.0381in" fo:padding-left="0.0381in" fo:padding-bottom="0.0381in" fo:padding-right="0.0381in"/>
    </style:style>
    <style:style style:name="P88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886" style:family="table-row">
      <style:table-row-properties style:use-optimal-row-height="false"/>
    </style:style>
    <style:style style:name="TableCell887" style:family="table-cell">
      <style:table-cell-properties fo:border-top="none" fo:border-left="0.0034in solid #000000" fo:border-bottom="0.0034in solid #000000" fo:border-right="none" fo:background-color="#E6E6E6" style:vertical-align="middle" fo:padding-top="0.0381in" fo:padding-left="0.0381in" fo:padding-bottom="0.0381in" fo:padding-right="0.0381in"/>
    </style:style>
    <style:style style:name="P88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89" style:family="table-cell">
      <style:table-cell-properties fo:border-top="none" fo:border-left="0.0034in solid #000000" fo:border-bottom="0.0034in solid #000000" fo:border-right="0.0034in solid #000000" fo:background-color="#E6E6E6" style:vertical-align="middle" fo:padding-top="0.0381in" fo:padding-left="0.0381in" fo:padding-bottom="0.0381in" fo:padding-right="0.0381in"/>
    </style:style>
    <style:style style:name="P89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891" style:family="table-row">
      <style:table-row-properties style:use-optimal-row-height="false"/>
    </style:style>
    <style:style style:name="P892" style:parent-style-name="Normal" style:family="paragraph">
      <style:paragraph-properties fo:line-height="100%"/>
      <style:text-properties fo:hyphenate="true"/>
    </style:style>
    <style:style style:name="TableCell893" style:family="table-cell">
      <style:table-cell-properties fo:border-top="none" fo:border-left="0.0034in solid #000000" fo:border-bottom="0.0034in solid #000000" fo:border-right="none" fo:background-color="#E6E6E6" style:vertical-align="middle" fo:padding-top="0.0381in" fo:padding-left="0.0381in" fo:padding-bottom="0.0381in" fo:padding-right="0.0381in"/>
    </style:style>
    <style:style style:name="P89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95" style:family="table-cell">
      <style:table-cell-properties fo:border-top="none" fo:border-left="0.0034in solid #000000" fo:border-bottom="0.0034in solid #000000" fo:border-right="0.0034in solid #000000" fo:background-color="#E6E6E6" style:vertical-align="middle" fo:padding-top="0.0381in" fo:padding-left="0.0381in" fo:padding-bottom="0.0381in" fo:padding-right="0.0381in"/>
    </style:style>
    <style:style style:name="P89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897" style:family="table-row">
      <style:table-row-properties style:use-optimal-row-height="false"/>
    </style:style>
    <style:style style:name="TableCell898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ableCell899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900" style:parent-style-name="Fonteparág.padrão" style:family="text">
      <style:text-properties fo:color="#0000CC"/>
    </style:style>
    <style:style style:name="T901" style:parent-style-name="Fonteparág.padrão" style:family="text">
      <style:text-properties fo:color="#555555"/>
    </style:style>
    <style:style style:name="T902" style:parent-style-name="Fonteparág.padrão" style:family="text">
      <style:text-properties fo:color="#0000CC"/>
    </style:style>
    <style:style style:name="T903" style:parent-style-name="Fonteparág.padrão" style:family="text">
      <style:text-properties fo:color="#555555"/>
    </style:style>
    <style:style style:name="T904" style:parent-style-name="Fonteparág.padrão" style:family="text">
      <style:text-properties fo:color="#0000CC"/>
    </style:style>
    <style:style style:name="T905" style:parent-style-name="Fonteparág.padrão" style:family="text">
      <style:text-properties fo:color="#555555"/>
    </style:style>
    <style:style style:name="TableCell906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TableRow907" style:family="table-row">
      <style:table-row-properties style:use-optimal-row-height="false"/>
    </style:style>
    <style:style style:name="TableCell908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ableCell909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910" style:parent-style-name="Fonteparág.padrão" style:family="text">
      <style:text-properties fo:color="#0000CC"/>
    </style:style>
    <style:style style:name="T911" style:parent-style-name="Fonteparág.padrão" style:family="text">
      <style:text-properties fo:color="#555555"/>
    </style:style>
    <style:style style:name="T912" style:parent-style-name="Fonteparág.padrão" style:family="text">
      <style:text-properties fo:color="#0000CC"/>
    </style:style>
    <style:style style:name="T913" style:parent-style-name="Fonteparág.padrão" style:family="text">
      <style:text-properties fo:color="#555555"/>
    </style:style>
    <style:style style:name="T914" style:parent-style-name="Fonteparág.padrão" style:family="text">
      <style:text-properties fo:color="#0000CC"/>
    </style:style>
    <style:style style:name="T915" style:parent-style-name="Fonteparág.padrão" style:family="text">
      <style:text-properties fo:color="#555555"/>
    </style:style>
    <style:style style:name="TableCell916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TableRow917" style:family="table-row">
      <style:table-row-properties style:use-optimal-row-height="false"/>
    </style:style>
    <style:style style:name="TableCell918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ableCell919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920" style:parent-style-name="Fonteparág.padrão" style:family="text">
      <style:text-properties fo:color="#0000CC"/>
    </style:style>
    <style:style style:name="T921" style:parent-style-name="Fonteparág.padrão" style:family="text">
      <style:text-properties fo:color="#555555"/>
    </style:style>
    <style:style style:name="T922" style:parent-style-name="Fonteparág.padrão" style:family="text">
      <style:text-properties fo:color="#0000CC"/>
    </style:style>
    <style:style style:name="T923" style:parent-style-name="Fonteparág.padrão" style:family="text">
      <style:text-properties fo:color="#555555"/>
    </style:style>
    <style:style style:name="T924" style:parent-style-name="Fonteparág.padrão" style:family="text">
      <style:text-properties fo:color="#0000CC"/>
    </style:style>
    <style:style style:name="T925" style:parent-style-name="Fonteparág.padrão" style:family="text">
      <style:text-properties fo:color="#555555"/>
    </style:style>
    <style:style style:name="TableCell926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TableRow927" style:family="table-row">
      <style:table-row-properties style:use-optimal-row-height="false"/>
    </style:style>
    <style:style style:name="TableCell928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ableCell929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930" style:parent-style-name="Fonteparág.padrão" style:family="text">
      <style:text-properties fo:color="#0000CC"/>
    </style:style>
    <style:style style:name="T931" style:parent-style-name="Fonteparág.padrão" style:family="text">
      <style:text-properties fo:color="#555555"/>
    </style:style>
    <style:style style:name="T932" style:parent-style-name="Fonteparág.padrão" style:family="text">
      <style:text-properties fo:color="#0000CC"/>
    </style:style>
    <style:style style:name="T933" style:parent-style-name="Fonteparág.padrão" style:family="text">
      <style:text-properties fo:color="#0000CC"/>
    </style:style>
    <style:style style:name="T934" style:parent-style-name="Fonteparág.padrão" style:family="text">
      <style:text-properties fo:color="#555555"/>
    </style:style>
    <style:style style:name="T935" style:parent-style-name="Fonteparág.padrão" style:family="text">
      <style:text-properties fo:color="#0000CC"/>
    </style:style>
    <style:style style:name="T936" style:parent-style-name="Fonteparág.padrão" style:family="text">
      <style:text-properties fo:color="#555555"/>
    </style:style>
    <style:style style:name="TableCell937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TableRow938" style:family="table-row">
      <style:table-row-properties style:use-optimal-row-height="false"/>
    </style:style>
    <style:style style:name="TableCell939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ableCell940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941" style:parent-style-name="Fonteparág.padrão" style:family="text">
      <style:text-properties fo:color="#0000CC"/>
    </style:style>
    <style:style style:name="T942" style:parent-style-name="Fonteparág.padrão" style:family="text">
      <style:text-properties fo:color="#555555"/>
    </style:style>
    <style:style style:name="T943" style:parent-style-name="Fonteparág.padrão" style:family="text">
      <style:text-properties fo:color="#0000CC"/>
    </style:style>
    <style:style style:name="T944" style:parent-style-name="Fonteparág.padrão" style:family="text">
      <style:text-properties fo:color="#555555"/>
    </style:style>
    <style:style style:name="T945" style:parent-style-name="Fonteparág.padrão" style:family="text">
      <style:text-properties fo:color="#0000CC"/>
    </style:style>
    <style:style style:name="T946" style:parent-style-name="Fonteparág.padrão" style:family="text">
      <style:text-properties fo:color="#555555"/>
    </style:style>
    <style:style style:name="TableCell947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TableRow948" style:family="table-row">
      <style:table-row-properties style:use-optimal-row-height="false"/>
    </style:style>
    <style:style style:name="TableCell949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ableCell950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951" style:parent-style-name="Fonteparág.padrão" style:family="text">
      <style:text-properties fo:color="#0000CC"/>
    </style:style>
    <style:style style:name="T952" style:parent-style-name="Fonteparág.padrão" style:family="text">
      <style:text-properties fo:color="#555555"/>
    </style:style>
    <style:style style:name="T953" style:parent-style-name="Fonteparág.padrão" style:family="text">
      <style:text-properties fo:color="#0000CC"/>
    </style:style>
    <style:style style:name="T954" style:parent-style-name="Fonteparág.padrão" style:family="text">
      <style:text-properties fo:color="#555555"/>
    </style:style>
    <style:style style:name="T955" style:parent-style-name="Fonteparág.padrão" style:family="text">
      <style:text-properties fo:color="#0000CC"/>
    </style:style>
    <style:style style:name="T956" style:parent-style-name="Fonteparág.padrão" style:family="text">
      <style:text-properties fo:color="#555555"/>
    </style:style>
    <style:style style:name="TableCell957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TableRow958" style:family="table-row">
      <style:table-row-properties style:use-optimal-row-height="false"/>
    </style:style>
    <style:style style:name="TableCell959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ableCell960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961" style:parent-style-name="Fonteparág.padrão" style:family="text">
      <style:text-properties fo:color="#0000CC"/>
    </style:style>
    <style:style style:name="T962" style:parent-style-name="Fonteparág.padrão" style:family="text">
      <style:text-properties fo:color="#555555"/>
    </style:style>
    <style:style style:name="T963" style:parent-style-name="Fonteparág.padrão" style:family="text">
      <style:text-properties fo:color="#0000CC"/>
    </style:style>
    <style:style style:name="T964" style:parent-style-name="Fonteparág.padrão" style:family="text">
      <style:text-properties fo:color="#555555"/>
    </style:style>
    <style:style style:name="T965" style:parent-style-name="Fonteparág.padrão" style:family="text">
      <style:text-properties fo:color="#0000CC"/>
    </style:style>
    <style:style style:name="T966" style:parent-style-name="Fonteparág.padrão" style:family="text">
      <style:text-properties fo:color="#555555"/>
    </style:style>
    <style:style style:name="TableCell967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TableRow968" style:family="table-row">
      <style:table-row-properties style:use-optimal-row-height="false"/>
    </style:style>
    <style:style style:name="TableCell969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ableCell970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971" style:parent-style-name="Fonteparág.padrão" style:family="text">
      <style:text-properties fo:color="#0000CC"/>
    </style:style>
    <style:style style:name="T972" style:parent-style-name="Fonteparág.padrão" style:family="text">
      <style:text-properties fo:color="#555555"/>
    </style:style>
    <style:style style:name="T973" style:parent-style-name="Fonteparág.padrão" style:family="text">
      <style:text-properties fo:color="#0000CC"/>
    </style:style>
    <style:style style:name="T974" style:parent-style-name="Fonteparág.padrão" style:family="text">
      <style:text-properties fo:color="#555555"/>
    </style:style>
    <style:style style:name="T975" style:parent-style-name="Fonteparág.padrão" style:family="text">
      <style:text-properties fo:color="#0000CC"/>
    </style:style>
    <style:style style:name="T976" style:parent-style-name="Fonteparág.padrão" style:family="text">
      <style:text-properties fo:color="#555555"/>
    </style:style>
    <style:style style:name="TableCell977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TableRow978" style:family="table-row">
      <style:table-row-properties style:use-optimal-row-height="false"/>
    </style:style>
    <style:style style:name="TableCell979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ableCell980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981" style:parent-style-name="Fonteparág.padrão" style:family="text">
      <style:text-properties fo:color="#0000CC"/>
    </style:style>
    <style:style style:name="T982" style:parent-style-name="Fonteparág.padrão" style:family="text">
      <style:text-properties fo:color="#555555"/>
    </style:style>
    <style:style style:name="T983" style:parent-style-name="Fonteparág.padrão" style:family="text">
      <style:text-properties fo:color="#0000CC"/>
    </style:style>
    <style:style style:name="T984" style:parent-style-name="Fonteparág.padrão" style:family="text">
      <style:text-properties fo:color="#555555"/>
    </style:style>
    <style:style style:name="T985" style:parent-style-name="Fonteparág.padrão" style:family="text">
      <style:text-properties fo:color="#0000CC"/>
    </style:style>
    <style:style style:name="T986" style:parent-style-name="Fonteparág.padrão" style:family="text">
      <style:text-properties fo:color="#555555"/>
    </style:style>
    <style:style style:name="TableCell987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TableRow988" style:family="table-row">
      <style:table-row-properties style:use-optimal-row-height="false"/>
    </style:style>
    <style:style style:name="TableCell989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ableCell990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991" style:parent-style-name="Fonteparág.padrão" style:family="text">
      <style:text-properties fo:color="#0000CC"/>
    </style:style>
    <style:style style:name="T992" style:parent-style-name="Fonteparág.padrão" style:family="text">
      <style:text-properties fo:color="#555555"/>
    </style:style>
    <style:style style:name="T993" style:parent-style-name="Fonteparág.padrão" style:family="text">
      <style:text-properties fo:color="#0000CC"/>
    </style:style>
    <style:style style:name="T994" style:parent-style-name="Fonteparág.padrão" style:family="text">
      <style:text-properties fo:color="#555555"/>
    </style:style>
    <style:style style:name="T995" style:parent-style-name="Fonteparág.padrão" style:family="text">
      <style:text-properties fo:color="#0000CC"/>
    </style:style>
    <style:style style:name="T996" style:parent-style-name="Fonteparág.padrão" style:family="text">
      <style:text-properties fo:color="#555555"/>
    </style:style>
    <style:style style:name="TableCell997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TableRow998" style:family="table-row">
      <style:table-row-properties style:use-optimal-row-height="false"/>
    </style:style>
    <style:style style:name="TableCell999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ableCell1000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1001" style:parent-style-name="Fonteparág.padrão" style:family="text">
      <style:text-properties fo:color="#0000CC"/>
    </style:style>
    <style:style style:name="T1002" style:parent-style-name="Fonteparág.padrão" style:family="text">
      <style:text-properties fo:color="#555555"/>
    </style:style>
    <style:style style:name="T1003" style:parent-style-name="Fonteparág.padrão" style:family="text">
      <style:text-properties fo:color="#0000CC"/>
    </style:style>
    <style:style style:name="T1004" style:parent-style-name="Fonteparág.padrão" style:family="text">
      <style:text-properties fo:color="#555555"/>
    </style:style>
    <style:style style:name="TableCell1005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TableRow1006" style:family="table-row">
      <style:table-row-properties style:use-optimal-row-height="false"/>
    </style:style>
    <style:style style:name="TableCell1007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ableCell1008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1009" style:parent-style-name="Fonteparág.padrão" style:family="text">
      <style:text-properties fo:color="#0000CC"/>
    </style:style>
    <style:style style:name="T1010" style:parent-style-name="Fonteparág.padrão" style:family="text">
      <style:text-properties fo:color="#555555"/>
    </style:style>
    <style:style style:name="T1011" style:parent-style-name="Fonteparág.padrão" style:family="text">
      <style:text-properties fo:color="#0000CC"/>
    </style:style>
    <style:style style:name="T1012" style:parent-style-name="Fonteparág.padrão" style:family="text">
      <style:text-properties fo:color="#555555"/>
    </style:style>
    <style:style style:name="TableCell1013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TableRow1014" style:family="table-row">
      <style:table-row-properties style:use-optimal-row-height="false"/>
    </style:style>
    <style:style style:name="TableCell1015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ableCell1016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ableCell1017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1018" style:parent-style-name="Título2" style:family="paragraph">
      <style:text-properties fo:color="#000000"/>
    </style:style>
    <style:style style:name="P1019" style:parent-style-name="Título2" style:family="paragraph">
      <style:text-properties fo:color="#000000"/>
    </style:style>
    <style:style style:name="P1020" style:parent-style-name="Título2" style:family="paragraph">
      <style:text-properties fo:color="#000000"/>
    </style:style>
    <style:style style:name="P1021" style:parent-style-name="Título2" style:family="paragraph">
      <style:text-properties fo:color="#000000"/>
    </style:style>
    <style:style style:name="P1022" style:parent-style-name="Título2" style:family="paragraph">
      <style:text-properties fo:color="#000000"/>
    </style:style>
    <style:style style:name="P1023" style:parent-style-name="Título2" style:family="paragraph">
      <style:text-properties fo:color="#000000"/>
    </style:style>
    <style:style style:name="P1024" style:parent-style-name="Título2" style:family="paragraph">
      <style:text-properties fo:color="#000000"/>
    </style:style>
    <style:style style:name="P1025" style:parent-style-name="Título2" style:family="paragraph">
      <style:text-properties fo:color="#000000"/>
    </style:style>
    <style:style style:name="P1026" style:parent-style-name="Título2" style:family="paragraph">
      <style:text-properties fo:color="#000000"/>
    </style:style>
    <style:style style:name="P1027" style:parent-style-name="Título2" style:family="paragraph">
      <style:text-properties fo:color="#000000"/>
    </style:style>
    <style:style style:name="P1028" style:parent-style-name="Título2" style:family="paragraph">
      <style:text-properties fo:color="#000000"/>
    </style:style>
    <style:style style:name="P1029" style:parent-style-name="Título2" style:family="paragraph">
      <style:text-properties fo:color="#000000"/>
    </style:style>
    <style:style style:name="P1030" style:parent-style-name="Título2" style:family="paragraph">
      <style:text-properties fo:color="#000000"/>
    </style:style>
    <style:style style:name="P1031" style:parent-style-name="Título2" style:family="paragraph">
      <style:text-properties fo:color="#000000"/>
    </style:style>
    <style:style style:name="P1032" style:parent-style-name="Título2" style:family="paragraph">
      <style:text-properties fo:color="#000000"/>
    </style:style>
    <style:style style:name="P1033" style:parent-style-name="Título2" style:family="paragraph">
      <style:text-properties fo:color="#000000"/>
    </style:style>
    <style:style style:name="P1034" style:parent-style-name="Título2" style:family="paragraph">
      <style:text-properties fo:color="#000000"/>
    </style:style>
    <style:style style:name="P1035" style:parent-style-name="Título2" style:family="paragraph">
      <style:text-properties fo:color="#000000"/>
    </style:style>
    <style:style style:name="P1036" style:parent-style-name="Título2" style:family="paragraph">
      <style:text-properties fo:color="#000000"/>
    </style:style>
    <style:style style:name="P1037" style:parent-style-name="Título2" style:family="paragraph">
      <style:text-properties fo:color="#000000"/>
    </style:style>
    <style:style style:name="P1038" style:parent-style-name="Título2" style:family="paragraph">
      <style:text-properties fo:color="#000000"/>
    </style:style>
    <style:style style:name="P1039" style:parent-style-name="Título2" style:family="paragraph">
      <style:text-properties fo:color="#000000"/>
    </style:style>
    <style:style style:name="P1040" style:parent-style-name="Título2" style:family="paragraph">
      <style:text-properties fo:color="#000000"/>
    </style:style>
    <style:style style:name="P1041" style:parent-style-name="Título2" style:family="paragraph">
      <style:text-properties fo:color="#000000"/>
    </style:style>
    <style:style style:name="TableColumn1043" style:family="table-column">
      <style:table-column-properties style:column-width="2.2305in" style:use-optimal-column-width="false"/>
    </style:style>
    <style:style style:name="TableColumn1044" style:family="table-column">
      <style:table-column-properties style:column-width="2.2312in" style:use-optimal-column-width="false"/>
    </style:style>
    <style:style style:name="TableColumn1045" style:family="table-column">
      <style:table-column-properties style:column-width="2.2312in" style:use-optimal-column-width="false"/>
    </style:style>
    <style:style style:name="Table1042" style:family="table">
      <style:table-properties style:width="6.693in" fo:margin-left="0.0312in" table:align="left"/>
    </style:style>
    <style:style style:name="TableRow1046" style:family="table-row">
      <style:table-row-properties style:use-optimal-row-height="false"/>
    </style:style>
    <style:style style:name="TableCell1047" style:family="table-cell">
      <style:table-cell-properties fo:border="0.0034in solid #000000" fo:background-color="#E6E6E6" style:vertical-align="middle" fo:padding-top="0.0381in" fo:padding-left="0.0381in" fo:padding-bottom="0.0381in" fo:padding-right="0.0381in"/>
    </style:style>
    <style:style style:name="P104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049" style:family="table-row">
      <style:table-row-properties style:use-optimal-row-height="false"/>
    </style:style>
    <style:style style:name="TableCell1050" style:family="table-cell">
      <style:table-cell-properties fo:border-top="none" fo:border-left="0.0034in solid #000000" fo:border-bottom="0.0034in solid #000000" fo:border-right="none" fo:background-color="#E6E6E6" style:vertical-align="middle" fo:padding-top="0.0381in" fo:padding-left="0.0381in" fo:padding-bottom="0.0381in" fo:padding-right="0.0381in"/>
    </style:style>
    <style:style style:name="P105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052" style:family="table-cell">
      <style:table-cell-properties fo:border-top="none" fo:border-left="0.0034in solid #000000" fo:border-bottom="0.0034in solid #000000" fo:border-right="0.0034in solid #000000" fo:background-color="#E6E6E6" style:vertical-align="middle" fo:padding-top="0.0381in" fo:padding-left="0.0381in" fo:padding-bottom="0.0381in" fo:padding-right="0.0381in"/>
    </style:style>
    <style:style style:name="P105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054" style:family="table-row">
      <style:table-row-properties style:use-optimal-row-height="false"/>
    </style:style>
    <style:style style:name="P1055" style:parent-style-name="Normal" style:family="paragraph">
      <style:paragraph-properties fo:line-height="100%"/>
      <style:text-properties fo:hyphenate="true"/>
    </style:style>
    <style:style style:name="TableCell1056" style:family="table-cell">
      <style:table-cell-properties fo:border-top="none" fo:border-left="0.0034in solid #000000" fo:border-bottom="0.0034in solid #000000" fo:border-right="none" fo:background-color="#E6E6E6" style:vertical-align="middle" fo:padding-top="0.0381in" fo:padding-left="0.0381in" fo:padding-bottom="0.0381in" fo:padding-right="0.0381in"/>
    </style:style>
    <style:style style:name="P105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058" style:family="table-cell">
      <style:table-cell-properties fo:border-top="none" fo:border-left="0.0034in solid #000000" fo:border-bottom="0.0034in solid #000000" fo:border-right="0.0034in solid #000000" fo:background-color="#E6E6E6" style:vertical-align="middle" fo:padding-top="0.0381in" fo:padding-left="0.0381in" fo:padding-bottom="0.0381in" fo:padding-right="0.0381in"/>
    </style:style>
    <style:style style:name="P105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060" style:family="table-row">
      <style:table-row-properties style:use-optimal-row-height="false"/>
    </style:style>
    <style:style style:name="TableCell1061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ableCell1062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1063" style:parent-style-name="Fonteparág.padrão" style:family="text">
      <style:text-properties fo:color="#0000CC"/>
    </style:style>
    <style:style style:name="T1064" style:parent-style-name="Fonteparág.padrão" style:family="text">
      <style:text-properties fo:color="#555555"/>
    </style:style>
    <style:style style:name="T1065" style:parent-style-name="Fonteparág.padrão" style:family="text">
      <style:text-properties fo:color="#0000CC"/>
    </style:style>
    <style:style style:name="T1066" style:parent-style-name="Fonteparág.padrão" style:family="text">
      <style:text-properties fo:color="#555555"/>
    </style:style>
    <style:style style:name="T1067" style:parent-style-name="Fonteparág.padrão" style:family="text">
      <style:text-properties fo:color="#0000CC"/>
    </style:style>
    <style:style style:name="T1068" style:parent-style-name="Fonteparág.padrão" style:family="text">
      <style:text-properties fo:color="#555555"/>
    </style:style>
    <style:style style:name="TableCell1069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1070" style:parent-style-name="TableContents" style:family="paragraph">
      <style:text-properties fo:font-weight="bold" style:font-weight-asian="bold" style:font-weight-complex="bold" fo:color="#DC2300"/>
    </style:style>
    <style:style style:name="TableRow1071" style:family="table-row">
      <style:table-row-properties style:use-optimal-row-height="false"/>
    </style:style>
    <style:style style:name="TableCell10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73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1074" style:parent-style-name="Fonteparág.padrão" style:family="text">
      <style:text-properties fo:color="#0000CC"/>
    </style:style>
    <style:style style:name="T1075" style:parent-style-name="Fonteparág.padrão" style:family="text">
      <style:text-properties fo:color="#555555"/>
    </style:style>
    <style:style style:name="T1076" style:parent-style-name="Fonteparág.padrão" style:family="text">
      <style:text-properties fo:color="#0000CC"/>
    </style:style>
    <style:style style:name="T1077" style:parent-style-name="Fonteparág.padrão" style:family="text">
      <style:text-properties fo:color="#555555"/>
    </style:style>
    <style:style style:name="T1078" style:parent-style-name="Fonteparág.padrão" style:family="text">
      <style:text-properties fo:color="#0000CC"/>
    </style:style>
    <style:style style:name="T1079" style:parent-style-name="Fonteparág.padrão" style:family="text">
      <style:text-properties fo:color="#555555"/>
    </style:style>
    <style:style style:name="TableCell1080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TableRow1081" style:family="table-row">
      <style:table-row-properties style:use-optimal-row-height="false"/>
    </style:style>
    <style:style style:name="TableCell1082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ableCell1083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1084" style:parent-style-name="Fonteparág.padrão" style:family="text">
      <style:text-properties fo:color="#0000CC"/>
    </style:style>
    <style:style style:name="T1085" style:parent-style-name="Fonteparág.padrão" style:family="text">
      <style:text-properties fo:color="#555555"/>
    </style:style>
    <style:style style:name="T1086" style:parent-style-name="Fonteparág.padrão" style:family="text">
      <style:text-properties fo:color="#0000CC"/>
    </style:style>
    <style:style style:name="T1087" style:parent-style-name="Fonteparág.padrão" style:family="text">
      <style:text-properties fo:color="#555555"/>
    </style:style>
    <style:style style:name="T1088" style:parent-style-name="Fonteparág.padrão" style:family="text">
      <style:text-properties fo:color="#0000CC"/>
    </style:style>
    <style:style style:name="T1089" style:parent-style-name="Fonteparág.padrão" style:family="text">
      <style:text-properties fo:color="#555555"/>
    </style:style>
    <style:style style:name="TableCell1090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TableRow1091" style:family="table-row">
      <style:table-row-properties style:use-optimal-row-height="false"/>
    </style:style>
    <style:style style:name="TableCell1092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ableCell1093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1094" style:parent-style-name="Fonteparág.padrão" style:family="text">
      <style:text-properties fo:color="#0000CC"/>
    </style:style>
    <style:style style:name="T1095" style:parent-style-name="Fonteparág.padrão" style:family="text">
      <style:text-properties fo:color="#555555"/>
    </style:style>
    <style:style style:name="T1096" style:parent-style-name="Fonteparág.padrão" style:family="text">
      <style:text-properties fo:color="#0000CC"/>
    </style:style>
    <style:style style:name="T1097" style:parent-style-name="Fonteparág.padrão" style:family="text">
      <style:text-properties fo:color="#555555"/>
    </style:style>
    <style:style style:name="T1098" style:parent-style-name="Fonteparág.padrão" style:family="text">
      <style:text-properties fo:color="#0000CC"/>
    </style:style>
    <style:style style:name="T1099" style:parent-style-name="Fonteparág.padrão" style:family="text">
      <style:text-properties fo:color="#555555"/>
    </style:style>
    <style:style style:name="TableCell1100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TableRow1101" style:family="table-row">
      <style:table-row-properties style:use-optimal-row-height="false"/>
    </style:style>
    <style:style style:name="TableCell1102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ableCell1103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1104" style:parent-style-name="Fonteparág.padrão" style:family="text">
      <style:text-properties fo:color="#0000CC"/>
    </style:style>
    <style:style style:name="T1105" style:parent-style-name="Fonteparág.padrão" style:family="text">
      <style:text-properties fo:color="#555555"/>
    </style:style>
    <style:style style:name="T1106" style:parent-style-name="Fonteparág.padrão" style:family="text">
      <style:text-properties fo:color="#0000CC"/>
    </style:style>
    <style:style style:name="T1107" style:parent-style-name="Fonteparág.padrão" style:family="text">
      <style:text-properties fo:color="#555555"/>
    </style:style>
    <style:style style:name="T1108" style:parent-style-name="Fonteparág.padrão" style:family="text">
      <style:text-properties fo:color="#0000CC"/>
    </style:style>
    <style:style style:name="T1109" style:parent-style-name="Fonteparág.padrão" style:family="text">
      <style:text-properties fo:color="#555555"/>
    </style:style>
    <style:style style:name="TableCell1110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TableRow1111" style:family="table-row">
      <style:table-row-properties style:use-optimal-row-height="false"/>
    </style:style>
    <style:style style:name="TableCell1112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ableCell1113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1114" style:parent-style-name="Fonteparág.padrão" style:family="text">
      <style:text-properties fo:color="#0000CC"/>
    </style:style>
    <style:style style:name="T1115" style:parent-style-name="Fonteparág.padrão" style:family="text">
      <style:text-properties fo:color="#555555"/>
    </style:style>
    <style:style style:name="T1116" style:parent-style-name="Fonteparág.padrão" style:family="text">
      <style:text-properties fo:color="#0000CC"/>
    </style:style>
    <style:style style:name="T1117" style:parent-style-name="Fonteparág.padrão" style:family="text">
      <style:text-properties fo:color="#555555"/>
    </style:style>
    <style:style style:name="T1118" style:parent-style-name="Fonteparág.padrão" style:family="text">
      <style:text-properties fo:color="#0000CC"/>
    </style:style>
    <style:style style:name="T1119" style:parent-style-name="Fonteparág.padrão" style:family="text">
      <style:text-properties fo:color="#555555"/>
    </style:style>
    <style:style style:name="TableCell1120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TableRow1121" style:family="table-row">
      <style:table-row-properties style:use-optimal-row-height="false"/>
    </style:style>
    <style:style style:name="TableCell1122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ableCell1123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1124" style:parent-style-name="TableContents" style:family="paragraph">
      <style:text-properties fo:color="#FF0000"/>
    </style:style>
    <style:style style:name="TableCell1125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TableRow1126" style:family="table-row">
      <style:table-row-properties style:use-optimal-row-height="false"/>
    </style:style>
    <style:style style:name="TableCell1127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ableCell1128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1129" style:parent-style-name="Fonteparág.padrão" style:family="text">
      <style:text-properties fo:color="#0000CC"/>
    </style:style>
    <style:style style:name="T1130" style:parent-style-name="Fonteparág.padrão" style:family="text">
      <style:text-properties fo:color="#555555"/>
    </style:style>
    <style:style style:name="T1131" style:parent-style-name="Fonteparág.padrão" style:family="text">
      <style:text-properties fo:color="#0000CC"/>
    </style:style>
    <style:style style:name="T1132" style:parent-style-name="Fonteparág.padrão" style:family="text">
      <style:text-properties fo:color="#555555"/>
    </style:style>
    <style:style style:name="T1133" style:parent-style-name="Fonteparág.padrão" style:family="text">
      <style:text-properties fo:color="#0000CC"/>
    </style:style>
    <style:style style:name="T1134" style:parent-style-name="Fonteparág.padrão" style:family="text">
      <style:text-properties fo:color="#555555"/>
    </style:style>
    <style:style style:name="TableCell1135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TableRow1136" style:family="table-row">
      <style:table-row-properties style:use-optimal-row-height="false"/>
    </style:style>
    <style:style style:name="TableCell1137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ableCell1138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1139" style:parent-style-name="Fonteparág.padrão" style:family="text">
      <style:text-properties fo:color="#0000CC"/>
    </style:style>
    <style:style style:name="T1140" style:parent-style-name="Fonteparág.padrão" style:family="text">
      <style:text-properties fo:color="#555555"/>
    </style:style>
    <style:style style:name="T1141" style:parent-style-name="Fonteparág.padrão" style:family="text">
      <style:text-properties fo:color="#0000CC"/>
    </style:style>
    <style:style style:name="T1142" style:parent-style-name="Fonteparág.padrão" style:family="text">
      <style:text-properties fo:color="#555555"/>
    </style:style>
    <style:style style:name="T1143" style:parent-style-name="Fonteparág.padrão" style:family="text">
      <style:text-properties fo:color="#0000CC"/>
    </style:style>
    <style:style style:name="T1144" style:parent-style-name="Fonteparág.padrão" style:family="text">
      <style:text-properties fo:color="#555555"/>
    </style:style>
    <style:style style:name="TableCell1145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TableRow1146" style:family="table-row">
      <style:table-row-properties style:use-optimal-row-height="false"/>
    </style:style>
    <style:style style:name="TableCell1147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ableCell1148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1149" style:parent-style-name="Fonteparág.padrão" style:family="text">
      <style:text-properties fo:color="#0000CC"/>
    </style:style>
    <style:style style:name="T1150" style:parent-style-name="Fonteparág.padrão" style:family="text">
      <style:text-properties fo:color="#555555"/>
    </style:style>
    <style:style style:name="T1151" style:parent-style-name="Fonteparág.padrão" style:family="text">
      <style:text-properties fo:color="#0000CC"/>
    </style:style>
    <style:style style:name="T1152" style:parent-style-name="Fonteparág.padrão" style:family="text">
      <style:text-properties fo:color="#555555"/>
    </style:style>
    <style:style style:name="T1153" style:parent-style-name="Fonteparág.padrão" style:family="text">
      <style:text-properties fo:color="#0000CC"/>
    </style:style>
    <style:style style:name="T1154" style:parent-style-name="Fonteparág.padrão" style:family="text">
      <style:text-properties fo:color="#555555"/>
    </style:style>
    <style:style style:name="TableCell1155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TableRow1156" style:family="table-row">
      <style:table-row-properties style:use-optimal-row-height="false"/>
    </style:style>
    <style:style style:name="TableCell1157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ableCell1158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1159" style:parent-style-name="Fonteparág.padrão" style:family="text">
      <style:text-properties fo:color="#0000CC"/>
    </style:style>
    <style:style style:name="T1160" style:parent-style-name="Fonteparág.padrão" style:family="text">
      <style:text-properties fo:color="#555555"/>
    </style:style>
    <style:style style:name="T1161" style:parent-style-name="Fonteparág.padrão" style:family="text">
      <style:text-properties fo:color="#0000CC"/>
    </style:style>
    <style:style style:name="T1162" style:parent-style-name="Fonteparág.padrão" style:family="text">
      <style:text-properties fo:color="#555555"/>
    </style:style>
    <style:style style:name="T1163" style:parent-style-name="Fonteparág.padrão" style:family="text">
      <style:text-properties fo:color="#0000CC"/>
    </style:style>
    <style:style style:name="T1164" style:parent-style-name="Fonteparág.padrão" style:family="text">
      <style:text-properties fo:color="#555555"/>
    </style:style>
    <style:style style:name="TableCell1165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TableRow1166" style:family="table-row">
      <style:table-row-properties style:use-optimal-row-height="false"/>
    </style:style>
    <style:style style:name="TableCell1167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ableCell1168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1169" style:parent-style-name="Fonteparág.padrão" style:family="text">
      <style:text-properties fo:color="#0000CC"/>
    </style:style>
    <style:style style:name="T1170" style:parent-style-name="Fonteparág.padrão" style:family="text">
      <style:text-properties fo:color="#555555"/>
    </style:style>
    <style:style style:name="T1171" style:parent-style-name="Fonteparág.padrão" style:family="text">
      <style:text-properties fo:color="#0000CC"/>
    </style:style>
    <style:style style:name="T1172" style:parent-style-name="Fonteparág.padrão" style:family="text">
      <style:text-properties fo:color="#555555"/>
    </style:style>
    <style:style style:name="T1173" style:parent-style-name="Fonteparág.padrão" style:family="text">
      <style:text-properties fo:color="#0000CC"/>
    </style:style>
    <style:style style:name="T1174" style:parent-style-name="Fonteparág.padrão" style:family="text">
      <style:text-properties fo:color="#555555"/>
    </style:style>
    <style:style style:name="TableCell1175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TableRow1176" style:family="table-row">
      <style:table-row-properties style:use-optimal-row-height="false"/>
    </style:style>
    <style:style style:name="TableCell1177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ableCell1178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1179" style:parent-style-name="Fonteparág.padrão" style:family="text">
      <style:text-properties fo:color="#0000CC"/>
    </style:style>
    <style:style style:name="T1180" style:parent-style-name="Fonteparág.padrão" style:family="text">
      <style:text-properties fo:color="#555555"/>
    </style:style>
    <style:style style:name="T1181" style:parent-style-name="Fonteparág.padrão" style:family="text">
      <style:text-properties fo:color="#0000CC"/>
    </style:style>
    <style:style style:name="T1182" style:parent-style-name="Fonteparág.padrão" style:family="text">
      <style:text-properties fo:color="#555555"/>
    </style:style>
    <style:style style:name="T1183" style:parent-style-name="Fonteparág.padrão" style:family="text">
      <style:text-properties fo:color="#0000CC"/>
    </style:style>
    <style:style style:name="T1184" style:parent-style-name="Fonteparág.padrão" style:family="text">
      <style:text-properties fo:color="#555555"/>
    </style:style>
    <style:style style:name="TableCell1185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TableRow1186" style:family="table-row">
      <style:table-row-properties style:use-optimal-row-height="false"/>
    </style:style>
    <style:style style:name="TableCell1187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ableCell1188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1189" style:parent-style-name="Fonteparág.padrão" style:family="text">
      <style:text-properties fo:color="#0000CC"/>
    </style:style>
    <style:style style:name="T1190" style:parent-style-name="Fonteparág.padrão" style:family="text">
      <style:text-properties fo:color="#555555"/>
    </style:style>
    <style:style style:name="T1191" style:parent-style-name="Fonteparág.padrão" style:family="text">
      <style:text-properties fo:color="#0000CC"/>
    </style:style>
    <style:style style:name="T1192" style:parent-style-name="Fonteparág.padrão" style:family="text">
      <style:text-properties fo:color="#555555"/>
    </style:style>
    <style:style style:name="T1193" style:parent-style-name="Fonteparág.padrão" style:family="text">
      <style:text-properties fo:color="#0000CC"/>
    </style:style>
    <style:style style:name="T1194" style:parent-style-name="Fonteparág.padrão" style:family="text">
      <style:text-properties fo:color="#555555"/>
    </style:style>
    <style:style style:name="TableCell1195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TableRow1196" style:family="table-row">
      <style:table-row-properties style:use-optimal-row-height="false"/>
    </style:style>
    <style:style style:name="TableCell1197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ableCell1198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1199" style:parent-style-name="Fonteparág.padrão" style:family="text">
      <style:text-properties fo:color="#0000CC"/>
    </style:style>
    <style:style style:name="T1200" style:parent-style-name="Fonteparág.padrão" style:family="text">
      <style:text-properties fo:color="#555555"/>
    </style:style>
    <style:style style:name="T1201" style:parent-style-name="Fonteparág.padrão" style:family="text">
      <style:text-properties fo:color="#0000CC"/>
    </style:style>
    <style:style style:name="T1202" style:parent-style-name="Fonteparág.padrão" style:family="text">
      <style:text-properties fo:color="#555555"/>
    </style:style>
    <style:style style:name="T1203" style:parent-style-name="Fonteparág.padrão" style:family="text">
      <style:text-properties fo:color="#0000CC"/>
    </style:style>
    <style:style style:name="T1204" style:parent-style-name="Fonteparág.padrão" style:family="text">
      <style:text-properties fo:color="#555555"/>
    </style:style>
    <style:style style:name="TableCell1205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TableRow1206" style:family="table-row">
      <style:table-row-properties style:use-optimal-row-height="false"/>
    </style:style>
    <style:style style:name="TableCell1207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ableCell1208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1209" style:parent-style-name="Fonteparág.padrão" style:family="text">
      <style:text-properties fo:color="#0000CC"/>
    </style:style>
    <style:style style:name="T1210" style:parent-style-name="Fonteparág.padrão" style:family="text">
      <style:text-properties fo:color="#555555"/>
    </style:style>
    <style:style style:name="T1211" style:parent-style-name="Fonteparág.padrão" style:family="text">
      <style:text-properties fo:color="#0000CC"/>
    </style:style>
    <style:style style:name="T1212" style:parent-style-name="Fonteparág.padrão" style:family="text">
      <style:text-properties fo:color="#555555"/>
    </style:style>
    <style:style style:name="T1213" style:parent-style-name="Fonteparág.padrão" style:family="text">
      <style:text-properties fo:color="#0000CC"/>
    </style:style>
    <style:style style:name="T1214" style:parent-style-name="Fonteparág.padrão" style:family="text">
      <style:text-properties fo:color="#555555"/>
    </style:style>
    <style:style style:name="TableCell1215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TableRow1216" style:family="table-row">
      <style:table-row-properties style:use-optimal-row-height="false"/>
    </style:style>
    <style:style style:name="TableCell1217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ableCell1218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1219" style:parent-style-name="Fonteparág.padrão" style:family="text">
      <style:text-properties fo:color="#0000CC"/>
    </style:style>
    <style:style style:name="T1220" style:parent-style-name="Fonteparág.padrão" style:family="text">
      <style:text-properties fo:color="#555555"/>
    </style:style>
    <style:style style:name="T1221" style:parent-style-name="Fonteparág.padrão" style:family="text">
      <style:text-properties fo:color="#0000CC"/>
    </style:style>
    <style:style style:name="T1222" style:parent-style-name="Fonteparág.padrão" style:family="text">
      <style:text-properties fo:color="#555555"/>
    </style:style>
    <style:style style:name="T1223" style:parent-style-name="Fonteparág.padrão" style:family="text">
      <style:text-properties fo:color="#0000CC"/>
    </style:style>
    <style:style style:name="T1224" style:parent-style-name="Fonteparág.padrão" style:family="text">
      <style:text-properties fo:color="#555555"/>
    </style:style>
    <style:style style:name="TableCell1225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TableRow1226" style:family="table-row">
      <style:table-row-properties style:use-optimal-row-height="false"/>
    </style:style>
    <style:style style:name="TableCell1227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ableCell1228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1229" style:parent-style-name="Fonteparág.padrão" style:family="text">
      <style:text-properties fo:color="#0000CC"/>
    </style:style>
    <style:style style:name="T1230" style:parent-style-name="Fonteparág.padrão" style:family="text">
      <style:text-properties fo:color="#555555"/>
    </style:style>
    <style:style style:name="T1231" style:parent-style-name="Fonteparág.padrão" style:family="text">
      <style:text-properties fo:color="#0000CC"/>
    </style:style>
    <style:style style:name="T1232" style:parent-style-name="Fonteparág.padrão" style:family="text">
      <style:text-properties fo:color="#555555"/>
    </style:style>
    <style:style style:name="T1233" style:parent-style-name="Fonteparág.padrão" style:family="text">
      <style:text-properties fo:color="#0000CC"/>
    </style:style>
    <style:style style:name="T1234" style:parent-style-name="Fonteparág.padrão" style:family="text">
      <style:text-properties fo:color="#555555"/>
    </style:style>
    <style:style style:name="TableCell1235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TableRow1236" style:family="table-row">
      <style:table-row-properties style:use-optimal-row-height="false"/>
    </style:style>
    <style:style style:name="TableCell1237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ableCell1238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1239" style:parent-style-name="Fonteparág.padrão" style:family="text">
      <style:text-properties fo:color="#0000CC"/>
    </style:style>
    <style:style style:name="T1240" style:parent-style-name="Fonteparág.padrão" style:family="text">
      <style:text-properties fo:color="#555555"/>
    </style:style>
    <style:style style:name="T1241" style:parent-style-name="Fonteparág.padrão" style:family="text">
      <style:text-properties fo:color="#0000CC"/>
    </style:style>
    <style:style style:name="T1242" style:parent-style-name="Fonteparág.padrão" style:family="text">
      <style:text-properties fo:color="#555555"/>
    </style:style>
    <style:style style:name="T1243" style:parent-style-name="Fonteparág.padrão" style:family="text">
      <style:text-properties fo:color="#0000CC"/>
    </style:style>
    <style:style style:name="T1244" style:parent-style-name="Fonteparág.padrão" style:family="text">
      <style:text-properties fo:color="#555555"/>
    </style:style>
    <style:style style:name="TableCell1245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TableRow1246" style:family="table-row">
      <style:table-row-properties style:use-optimal-row-height="false"/>
    </style:style>
    <style:style style:name="TableCell1247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ableCell1248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1249" style:parent-style-name="Fonteparág.padrão" style:family="text">
      <style:text-properties fo:color="#0000CC"/>
    </style:style>
    <style:style style:name="T1250" style:parent-style-name="Fonteparág.padrão" style:family="text">
      <style:text-properties fo:color="#555555"/>
    </style:style>
    <style:style style:name="T1251" style:parent-style-name="Fonteparág.padrão" style:family="text">
      <style:text-properties fo:color="#0000CC"/>
    </style:style>
    <style:style style:name="T1252" style:parent-style-name="Fonteparág.padrão" style:family="text">
      <style:text-properties fo:color="#555555"/>
    </style:style>
    <style:style style:name="T1253" style:parent-style-name="Fonteparág.padrão" style:family="text">
      <style:text-properties fo:color="#0000CC"/>
    </style:style>
    <style:style style:name="T1254" style:parent-style-name="Fonteparág.padrão" style:family="text">
      <style:text-properties fo:color="#555555"/>
    </style:style>
    <style:style style:name="T1255" style:parent-style-name="Fonteparág.padrão" style:family="text">
      <style:text-properties fo:color="#0000CC"/>
    </style:style>
    <style:style style:name="T1256" style:parent-style-name="Fonteparág.padrão" style:family="text">
      <style:text-properties fo:color="#555555"/>
    </style:style>
    <style:style style:name="TableCell1257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TableRow1258" style:family="table-row">
      <style:table-row-properties style:use-optimal-row-height="false"/>
    </style:style>
    <style:style style:name="TableCell1259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ableCell1260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1261" style:parent-style-name="Fonteparág.padrão" style:family="text">
      <style:text-properties fo:color="#0000CC"/>
    </style:style>
    <style:style style:name="T1262" style:parent-style-name="Fonteparág.padrão" style:family="text">
      <style:text-properties fo:color="#555555"/>
    </style:style>
    <style:style style:name="T1263" style:parent-style-name="Fonteparág.padrão" style:family="text">
      <style:text-properties fo:color="#0000CC"/>
    </style:style>
    <style:style style:name="T1264" style:parent-style-name="Fonteparág.padrão" style:family="text">
      <style:text-properties fo:color="#555555"/>
    </style:style>
    <style:style style:name="T1265" style:parent-style-name="Fonteparág.padrão" style:family="text">
      <style:text-properties fo:color="#0000CC"/>
    </style:style>
    <style:style style:name="T1266" style:parent-style-name="Fonteparág.padrão" style:family="text">
      <style:text-properties fo:color="#555555"/>
    </style:style>
    <style:style style:name="TableCell1267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TableRow1268" style:family="table-row">
      <style:table-row-properties style:use-optimal-row-height="false"/>
    </style:style>
    <style:style style:name="TableCell1269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ableCell1270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1271" style:parent-style-name="Fonteparág.padrão" style:family="text">
      <style:text-properties fo:color="#0000CC"/>
    </style:style>
    <style:style style:name="T1272" style:parent-style-name="Fonteparág.padrão" style:family="text">
      <style:text-properties fo:color="#555555"/>
    </style:style>
    <style:style style:name="T1273" style:parent-style-name="Fonteparág.padrão" style:family="text">
      <style:text-properties fo:color="#0000CC"/>
    </style:style>
    <style:style style:name="T1274" style:parent-style-name="Fonteparág.padrão" style:family="text">
      <style:text-properties fo:color="#555555"/>
    </style:style>
    <style:style style:name="T1275" style:parent-style-name="Fonteparág.padrão" style:family="text">
      <style:text-properties fo:color="#0000CC"/>
    </style:style>
    <style:style style:name="T1276" style:parent-style-name="Fonteparág.padrão" style:family="text">
      <style:text-properties fo:color="#555555"/>
    </style:style>
    <style:style style:name="TableCell1277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TableRow1278" style:family="table-row">
      <style:table-row-properties style:use-optimal-row-height="false"/>
    </style:style>
    <style:style style:name="TableCell1279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ableCell1280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1281" style:parent-style-name="Fonteparág.padrão" style:family="text">
      <style:text-properties fo:color="#0000CC"/>
    </style:style>
    <style:style style:name="T1282" style:parent-style-name="Fonteparág.padrão" style:family="text">
      <style:text-properties fo:color="#555555"/>
    </style:style>
    <style:style style:name="T1283" style:parent-style-name="Fonteparág.padrão" style:family="text">
      <style:text-properties fo:color="#0000CC"/>
    </style:style>
    <style:style style:name="T1284" style:parent-style-name="Fonteparág.padrão" style:family="text">
      <style:text-properties fo:color="#555555"/>
    </style:style>
    <style:style style:name="T1285" style:parent-style-name="Fonteparág.padrão" style:family="text">
      <style:text-properties fo:color="#0000CC"/>
    </style:style>
    <style:style style:name="T1286" style:parent-style-name="Fonteparág.padrão" style:family="text">
      <style:text-properties fo:color="#555555"/>
    </style:style>
    <style:style style:name="TableCell1287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TableRow1288" style:family="table-row">
      <style:table-row-properties style:use-optimal-row-height="false"/>
    </style:style>
    <style:style style:name="TableCell1289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ableCell1290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1291" style:parent-style-name="Fonteparág.padrão" style:family="text">
      <style:text-properties fo:color="#0000CC"/>
    </style:style>
    <style:style style:name="T1292" style:parent-style-name="Fonteparág.padrão" style:family="text">
      <style:text-properties fo:color="#555555"/>
    </style:style>
    <style:style style:name="T1293" style:parent-style-name="Fonteparág.padrão" style:family="text">
      <style:text-properties fo:color="#0000CC"/>
    </style:style>
    <style:style style:name="T1294" style:parent-style-name="Fonteparág.padrão" style:family="text">
      <style:text-properties fo:color="#555555"/>
    </style:style>
    <style:style style:name="T1295" style:parent-style-name="Fonteparág.padrão" style:family="text">
      <style:text-properties fo:color="#0000CC"/>
    </style:style>
    <style:style style:name="T1296" style:parent-style-name="Fonteparág.padrão" style:family="text">
      <style:text-properties fo:color="#555555"/>
    </style:style>
    <style:style style:name="TableCell1297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TableRow1298" style:family="table-row">
      <style:table-row-properties style:use-optimal-row-height="false"/>
    </style:style>
    <style:style style:name="TableCell1299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ableCell1300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1301" style:parent-style-name="Fonteparág.padrão" style:family="text">
      <style:text-properties fo:color="#0000CC"/>
    </style:style>
    <style:style style:name="T1302" style:parent-style-name="Fonteparág.padrão" style:family="text">
      <style:text-properties fo:color="#555555"/>
    </style:style>
    <style:style style:name="T1303" style:parent-style-name="Fonteparág.padrão" style:family="text">
      <style:text-properties fo:color="#0000CC"/>
    </style:style>
    <style:style style:name="T1304" style:parent-style-name="Fonteparág.padrão" style:family="text">
      <style:text-properties fo:color="#555555"/>
    </style:style>
    <style:style style:name="T1305" style:parent-style-name="Fonteparág.padrão" style:family="text">
      <style:text-properties fo:color="#0000CC"/>
    </style:style>
    <style:style style:name="T1306" style:parent-style-name="Fonteparág.padrão" style:family="text">
      <style:text-properties fo:color="#555555"/>
    </style:style>
    <style:style style:name="TableCell1307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TableRow1308" style:family="table-row">
      <style:table-row-properties style:use-optimal-row-height="false"/>
    </style:style>
    <style:style style:name="TableCell1309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ableCell1310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1311" style:parent-style-name="Fonteparág.padrão" style:family="text">
      <style:text-properties fo:color="#0000CC"/>
    </style:style>
    <style:style style:name="T1312" style:parent-style-name="Fonteparág.padrão" style:family="text">
      <style:text-properties fo:color="#555555"/>
    </style:style>
    <style:style style:name="T1313" style:parent-style-name="Fonteparág.padrão" style:family="text">
      <style:text-properties fo:color="#0000CC"/>
    </style:style>
    <style:style style:name="T1314" style:parent-style-name="Fonteparág.padrão" style:family="text">
      <style:text-properties fo:color="#555555"/>
    </style:style>
    <style:style style:name="T1315" style:parent-style-name="Fonteparág.padrão" style:family="text">
      <style:text-properties fo:color="#0000CC"/>
    </style:style>
    <style:style style:name="T1316" style:parent-style-name="Fonteparág.padrão" style:family="text">
      <style:text-properties fo:color="#555555"/>
    </style:style>
    <style:style style:name="TableCell1317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1318" style:parent-style-name="TableContents" style:family="paragraph">
      <style:text-properties fo:font-weight="bold" style:font-weight-asian="bold" style:font-weight-complex="bold"/>
    </style:style>
    <style:style style:name="P1319" style:parent-style-name="Título2" style:family="paragraph">
      <style:text-properties fo:color="#000000"/>
    </style:style>
    <style:style style:name="P1320" style:parent-style-name="Título2" style:family="paragraph">
      <style:text-properties fo:color="#000000"/>
    </style:style>
    <style:style style:name="TableColumn1322" style:family="table-column">
      <style:table-column-properties style:column-width="2.2305in" style:use-optimal-column-width="false"/>
    </style:style>
    <style:style style:name="TableColumn1323" style:family="table-column">
      <style:table-column-properties style:column-width="2.2312in" style:use-optimal-column-width="false"/>
    </style:style>
    <style:style style:name="TableColumn1324" style:family="table-column">
      <style:table-column-properties style:column-width="2.2312in" style:use-optimal-column-width="false"/>
    </style:style>
    <style:style style:name="Table1321" style:family="table">
      <style:table-properties style:width="6.693in" fo:margin-left="0.0312in" table:align="left"/>
    </style:style>
    <style:style style:name="TableRow1325" style:family="table-row">
      <style:table-row-properties style:use-optimal-row-height="false"/>
    </style:style>
    <style:style style:name="TableCell1326" style:family="table-cell">
      <style:table-cell-properties fo:border="0.0034in solid #000000" fo:background-color="#E6E6E6" style:vertical-align="middle" fo:padding-top="0.0381in" fo:padding-left="0.0381in" fo:padding-bottom="0.0381in" fo:padding-right="0.0381in"/>
    </style:style>
    <style:style style:name="P132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328" style:family="table-row">
      <style:table-row-properties style:use-optimal-row-height="false"/>
    </style:style>
    <style:style style:name="TableCell1329" style:family="table-cell">
      <style:table-cell-properties fo:border-top="none" fo:border-left="0.0034in solid #000000" fo:border-bottom="0.0034in solid #000000" fo:border-right="none" fo:background-color="#E6E6E6" style:vertical-align="middle" fo:padding-top="0.0381in" fo:padding-left="0.0381in" fo:padding-bottom="0.0381in" fo:padding-right="0.0381in"/>
    </style:style>
    <style:style style:name="P133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331" style:family="table-cell">
      <style:table-cell-properties fo:border-top="none" fo:border-left="0.0034in solid #000000" fo:border-bottom="0.0034in solid #000000" fo:border-right="0.0034in solid #000000" fo:background-color="#E6E6E6" style:vertical-align="middle" fo:padding-top="0.0381in" fo:padding-left="0.0381in" fo:padding-bottom="0.0381in" fo:padding-right="0.0381in"/>
    </style:style>
    <style:style style:name="P133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333" style:family="table-row">
      <style:table-row-properties style:use-optimal-row-height="false"/>
    </style:style>
    <style:style style:name="P1334" style:parent-style-name="Normal" style:family="paragraph">
      <style:paragraph-properties fo:line-height="100%"/>
      <style:text-properties fo:hyphenate="true"/>
    </style:style>
    <style:style style:name="TableCell1335" style:family="table-cell">
      <style:table-cell-properties fo:border-top="none" fo:border-left="0.0034in solid #000000" fo:border-bottom="0.0034in solid #000000" fo:border-right="none" fo:background-color="#E6E6E6" style:vertical-align="middle" fo:padding-top="0.0381in" fo:padding-left="0.0381in" fo:padding-bottom="0.0381in" fo:padding-right="0.0381in"/>
    </style:style>
    <style:style style:name="P133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337" style:family="table-cell">
      <style:table-cell-properties fo:border-top="none" fo:border-left="0.0034in solid #000000" fo:border-bottom="0.0034in solid #000000" fo:border-right="0.0034in solid #000000" fo:background-color="#E6E6E6" style:vertical-align="middle" fo:padding-top="0.0381in" fo:padding-left="0.0381in" fo:padding-bottom="0.0381in" fo:padding-right="0.0381in"/>
    </style:style>
    <style:style style:name="P133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339" style:family="table-row">
      <style:table-row-properties style:use-optimal-row-height="false"/>
    </style:style>
    <style:style style:name="TableCell1340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1341" style:parent-style-name="TableContents" style:family="paragraph">
      <style:paragraph-properties fo:text-align="center"/>
    </style:style>
    <style:style style:name="TableCell1342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1343" style:parent-style-name="TableContents" style:family="paragraph">
      <style:paragraph-properties fo:text-align="center"/>
    </style:style>
    <style:style style:name="TableCell1344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1345" style:parent-style-name="TableContents" style:family="paragraph">
      <style:paragraph-properties fo:text-align="center"/>
    </style:style>
    <style:style style:name="TableRow1346" style:family="table-row">
      <style:table-row-properties style:use-optimal-row-height="false"/>
    </style:style>
    <style:style style:name="TableCell1347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1348" style:parent-style-name="TableContents" style:family="paragraph">
      <style:paragraph-properties fo:text-align="center"/>
    </style:style>
    <style:style style:name="TableCell1349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1350" style:parent-style-name="TableContents" style:family="paragraph">
      <style:paragraph-properties fo:text-align="center"/>
    </style:style>
    <style:style style:name="TableCell1351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1352" style:parent-style-name="TableContents" style:family="paragraph">
      <style:paragraph-properties fo:text-align="center"/>
    </style:style>
    <style:style style:name="P1353" style:parent-style-name="Título2" style:family="paragraph">
      <style:text-properties fo:color="#000000"/>
    </style:style>
    <style:style style:name="P1354" style:parent-style-name="Título2" style:family="paragraph">
      <style:text-properties fo:color="#000000"/>
    </style:style>
    <style:style style:name="TableColumn1356" style:family="table-column">
      <style:table-column-properties style:column-width="2.2305in" style:use-optimal-column-width="false"/>
    </style:style>
    <style:style style:name="TableColumn1357" style:family="table-column">
      <style:table-column-properties style:column-width="2.2312in" style:use-optimal-column-width="false"/>
    </style:style>
    <style:style style:name="TableColumn1358" style:family="table-column">
      <style:table-column-properties style:column-width="2.2312in" style:use-optimal-column-width="false"/>
    </style:style>
    <style:style style:name="Table1355" style:family="table">
      <style:table-properties style:width="6.693in" fo:margin-left="0.0312in" table:align="left"/>
    </style:style>
    <style:style style:name="TableRow1359" style:family="table-row">
      <style:table-row-properties style:use-optimal-row-height="false"/>
    </style:style>
    <style:style style:name="TableCell1360" style:family="table-cell">
      <style:table-cell-properties fo:border="0.0034in solid #000000" fo:background-color="#E6E6E6" style:vertical-align="middle" fo:padding-top="0.0381in" fo:padding-left="0.0381in" fo:padding-bottom="0.0381in" fo:padding-right="0.0381in"/>
    </style:style>
    <style:style style:name="P136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362" style:family="table-row">
      <style:table-row-properties style:use-optimal-row-height="false"/>
    </style:style>
    <style:style style:name="TableCell1363" style:family="table-cell">
      <style:table-cell-properties fo:border-top="none" fo:border-left="0.0034in solid #000000" fo:border-bottom="0.0034in solid #000000" fo:border-right="none" fo:background-color="#E6E6E6" style:vertical-align="middle" fo:padding-top="0.0381in" fo:padding-left="0.0381in" fo:padding-bottom="0.0381in" fo:padding-right="0.0381in"/>
    </style:style>
    <style:style style:name="P136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365" style:family="table-cell">
      <style:table-cell-properties fo:border-top="none" fo:border-left="0.0034in solid #000000" fo:border-bottom="0.0034in solid #000000" fo:border-right="0.0034in solid #000000" fo:background-color="#E6E6E6" style:vertical-align="middle" fo:padding-top="0.0381in" fo:padding-left="0.0381in" fo:padding-bottom="0.0381in" fo:padding-right="0.0381in"/>
    </style:style>
    <style:style style:name="P136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367" style:family="table-row">
      <style:table-row-properties style:use-optimal-row-height="false"/>
    </style:style>
    <style:style style:name="P1368" style:parent-style-name="Normal" style:family="paragraph">
      <style:paragraph-properties fo:line-height="100%"/>
      <style:text-properties fo:hyphenate="true"/>
    </style:style>
    <style:style style:name="TableCell1369" style:family="table-cell">
      <style:table-cell-properties fo:border-top="none" fo:border-left="0.0034in solid #000000" fo:border-bottom="0.0034in solid #000000" fo:border-right="none" fo:background-color="#E6E6E6" style:vertical-align="middle" fo:padding-top="0.0381in" fo:padding-left="0.0381in" fo:padding-bottom="0.0381in" fo:padding-right="0.0381in"/>
    </style:style>
    <style:style style:name="P137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371" style:family="table-cell">
      <style:table-cell-properties fo:border-top="none" fo:border-left="0.0034in solid #000000" fo:border-bottom="0.0034in solid #000000" fo:border-right="0.0034in solid #000000" fo:background-color="#E6E6E6" style:vertical-align="middle" fo:padding-top="0.0381in" fo:padding-left="0.0381in" fo:padding-bottom="0.0381in" fo:padding-right="0.0381in"/>
    </style:style>
    <style:style style:name="P137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373" style:family="table-row">
      <style:table-row-properties style:use-optimal-row-height="false"/>
    </style:style>
    <style:style style:name="TableCell13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1376" style:parent-style-name="Fonteparág.padrão" style:family="text">
      <style:text-properties fo:color="#0000CC"/>
    </style:style>
    <style:style style:name="T1377" style:parent-style-name="Fonteparág.padrão" style:family="text">
      <style:text-properties fo:color="#555555"/>
    </style:style>
    <style:style style:name="T1378" style:parent-style-name="Fonteparág.padrão" style:family="text">
      <style:text-properties fo:color="#0000CC"/>
    </style:style>
    <style:style style:name="T1379" style:parent-style-name="Fonteparág.padrão" style:family="text">
      <style:text-properties fo:color="#555555"/>
    </style:style>
    <style:style style:name="T1380" style:parent-style-name="Fonteparág.padrão" style:family="text">
      <style:text-properties fo:color="#0000CC"/>
    </style:style>
    <style:style style:name="T1381" style:parent-style-name="Fonteparág.padrão" style:family="text">
      <style:text-properties fo:color="#555555"/>
    </style:style>
    <style:style style:name="TableCell138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383" style:family="table-row">
      <style:table-row-properties style:use-optimal-row-height="false"/>
    </style:style>
    <style:style style:name="TableCell138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1386" style:parent-style-name="Fonteparág.padrão" style:family="text">
      <style:text-properties fo:color="#0000CC"/>
    </style:style>
    <style:style style:name="T1387" style:parent-style-name="Fonteparág.padrão" style:family="text">
      <style:text-properties fo:color="#555555"/>
    </style:style>
    <style:style style:name="T1388" style:parent-style-name="Fonteparág.padrão" style:family="text">
      <style:text-properties fo:color="#0000CC"/>
    </style:style>
    <style:style style:name="T1389" style:parent-style-name="Fonteparág.padrão" style:family="text">
      <style:text-properties fo:color="#555555"/>
    </style:style>
    <style:style style:name="T1390" style:parent-style-name="Fonteparág.padrão" style:family="text">
      <style:text-properties fo:color="#0000CC"/>
    </style:style>
    <style:style style:name="T1391" style:parent-style-name="Fonteparág.padrão" style:family="text">
      <style:text-properties fo:color="#555555"/>
    </style:style>
    <style:style style:name="TableCell139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393" style:family="table-row">
      <style:table-row-properties style:use-optimal-row-height="false"/>
    </style:style>
    <style:style style:name="TableCell139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9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1396" style:parent-style-name="Fonteparág.padrão" style:family="text">
      <style:text-properties fo:color="#0000CC"/>
    </style:style>
    <style:style style:name="T1397" style:parent-style-name="Fonteparág.padrão" style:family="text">
      <style:text-properties fo:color="#555555"/>
    </style:style>
    <style:style style:name="T1398" style:parent-style-name="Fonteparág.padrão" style:family="text">
      <style:text-properties fo:color="#0000CC"/>
    </style:style>
    <style:style style:name="T1399" style:parent-style-name="Fonteparág.padrão" style:family="text">
      <style:text-properties fo:color="#555555"/>
    </style:style>
    <style:style style:name="T1400" style:parent-style-name="Fonteparág.padrão" style:family="text">
      <style:text-properties fo:color="#0000CC"/>
    </style:style>
    <style:style style:name="T1401" style:parent-style-name="Fonteparág.padrão" style:family="text">
      <style:text-properties fo:color="#555555"/>
    </style:style>
    <style:style style:name="TableCell140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403" style:family="table-row">
      <style:table-row-properties style:use-optimal-row-height="false"/>
    </style:style>
    <style:style style:name="TableCell14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40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1406" style:parent-style-name="Fonteparág.padrão" style:family="text">
      <style:text-properties fo:color="#0000CC"/>
    </style:style>
    <style:style style:name="T1407" style:parent-style-name="Fonteparág.padrão" style:family="text">
      <style:text-properties fo:color="#555555"/>
    </style:style>
    <style:style style:name="T1408" style:parent-style-name="Fonteparág.padrão" style:family="text">
      <style:text-properties fo:color="#0000CC"/>
    </style:style>
    <style:style style:name="T1409" style:parent-style-name="Fonteparág.padrão" style:family="text">
      <style:text-properties fo:color="#555555"/>
    </style:style>
    <style:style style:name="T1410" style:parent-style-name="Fonteparág.padrão" style:family="text">
      <style:text-properties fo:color="#0000CC"/>
    </style:style>
    <style:style style:name="T1411" style:parent-style-name="Fonteparág.padrão" style:family="text">
      <style:text-properties fo:color="#555555"/>
    </style:style>
    <style:style style:name="TableCell141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413" style:family="table-row">
      <style:table-row-properties style:use-optimal-row-height="false"/>
    </style:style>
    <style:style style:name="TableCell14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41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1416" style:parent-style-name="Fonteparág.padrão" style:family="text">
      <style:text-properties fo:color="#0000CC"/>
    </style:style>
    <style:style style:name="T1417" style:parent-style-name="Fonteparág.padrão" style:family="text">
      <style:text-properties fo:color="#555555"/>
    </style:style>
    <style:style style:name="T1418" style:parent-style-name="Fonteparág.padrão" style:family="text">
      <style:text-properties fo:color="#0000CC"/>
    </style:style>
    <style:style style:name="T1419" style:parent-style-name="Fonteparág.padrão" style:family="text">
      <style:text-properties fo:color="#555555"/>
    </style:style>
    <style:style style:name="T1420" style:parent-style-name="Fonteparág.padrão" style:family="text">
      <style:text-properties fo:color="#0000CC"/>
    </style:style>
    <style:style style:name="T1421" style:parent-style-name="Fonteparág.padrão" style:family="text">
      <style:text-properties fo:color="#555555"/>
    </style:style>
    <style:style style:name="TableCell142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423" style:parent-style-name="Título2" style:family="paragraph">
      <style:paragraph-properties fo:text-align="justify" fo:line-height="150%"/>
      <style:text-properties fo:font-weight="bold" style:font-weight-asian="bold" style:font-weight-complex="bold" fo:color="#000000"/>
    </style:style>
    <style:style style:name="TableColumn1425" style:family="table-column">
      <style:table-column-properties style:column-width="2.2305in" style:use-optimal-column-width="false"/>
    </style:style>
    <style:style style:name="TableColumn1426" style:family="table-column">
      <style:table-column-properties style:column-width="2.2312in" style:use-optimal-column-width="false"/>
    </style:style>
    <style:style style:name="TableColumn1427" style:family="table-column">
      <style:table-column-properties style:column-width="2.2312in" style:use-optimal-column-width="false"/>
    </style:style>
    <style:style style:name="Table1424" style:family="table">
      <style:table-properties style:width="6.693in" fo:margin-left="0.0312in" table:align="left"/>
    </style:style>
    <style:style style:name="TableRow1428" style:family="table-row">
      <style:table-row-properties style:use-optimal-row-height="false"/>
    </style:style>
    <style:style style:name="TableCell1429" style:family="table-cell">
      <style:table-cell-properties fo:border="0.0034in solid #000000" fo:background-color="#E6E6E6" style:vertical-align="middle" fo:padding-top="0.0381in" fo:padding-left="0.0381in" fo:padding-bottom="0.0381in" fo:padding-right="0.0381in"/>
    </style:style>
    <style:style style:name="P143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431" style:family="table-row">
      <style:table-row-properties style:use-optimal-row-height="false"/>
    </style:style>
    <style:style style:name="TableCell1432" style:family="table-cell">
      <style:table-cell-properties fo:border-top="none" fo:border-left="0.0034in solid #000000" fo:border-bottom="0.0034in solid #000000" fo:border-right="none" fo:background-color="#E6E6E6" style:vertical-align="middle" fo:padding-top="0.0381in" fo:padding-left="0.0381in" fo:padding-bottom="0.0381in" fo:padding-right="0.0381in"/>
    </style:style>
    <style:style style:name="P143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434" style:family="table-cell">
      <style:table-cell-properties fo:border-top="none" fo:border-left="0.0034in solid #000000" fo:border-bottom="0.0034in solid #000000" fo:border-right="0.0034in solid #000000" fo:background-color="#E6E6E6" style:vertical-align="middle" fo:padding-top="0.0381in" fo:padding-left="0.0381in" fo:padding-bottom="0.0381in" fo:padding-right="0.0381in"/>
    </style:style>
    <style:style style:name="P143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436" style:family="table-row">
      <style:table-row-properties style:use-optimal-row-height="false"/>
    </style:style>
    <style:style style:name="P1437" style:parent-style-name="Normal" style:family="paragraph">
      <style:paragraph-properties fo:line-height="100%"/>
      <style:text-properties fo:hyphenate="true"/>
    </style:style>
    <style:style style:name="TableCell1438" style:family="table-cell">
      <style:table-cell-properties fo:border-top="none" fo:border-left="0.0034in solid #000000" fo:border-bottom="0.0034in solid #000000" fo:border-right="none" fo:background-color="#E6E6E6" style:vertical-align="middle" fo:padding-top="0.0381in" fo:padding-left="0.0381in" fo:padding-bottom="0.0381in" fo:padding-right="0.0381in"/>
    </style:style>
    <style:style style:name="P143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440" style:family="table-cell">
      <style:table-cell-properties fo:border-top="none" fo:border-left="0.0034in solid #000000" fo:border-bottom="0.0034in solid #000000" fo:border-right="0.0034in solid #000000" fo:background-color="#E6E6E6" style:vertical-align="middle" fo:padding-top="0.0381in" fo:padding-left="0.0381in" fo:padding-bottom="0.0381in" fo:padding-right="0.0381in"/>
    </style:style>
    <style:style style:name="P144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442" style:family="table-row">
      <style:table-row-properties style:use-optimal-row-height="false"/>
    </style:style>
    <style:style style:name="TableCell1443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ableCell1444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1445" style:parent-style-name="Fonteparág.padrão" style:family="text">
      <style:text-properties fo:color="#0000CC"/>
    </style:style>
    <style:style style:name="T1446" style:parent-style-name="Fonteparág.padrão" style:family="text">
      <style:text-properties fo:color="#555555"/>
    </style:style>
    <style:style style:name="T1447" style:parent-style-name="Fonteparág.padrão" style:family="text">
      <style:text-properties fo:color="#0000CC"/>
    </style:style>
    <style:style style:name="T1448" style:parent-style-name="Fonteparág.padrão" style:family="text">
      <style:text-properties fo:color="#555555"/>
    </style:style>
    <style:style style:name="TableCell1449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TableRow1450" style:family="table-row">
      <style:table-row-properties style:use-optimal-row-height="false"/>
    </style:style>
    <style:style style:name="TableCell1451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ableCell1452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ableCell1453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1454" style:parent-style-name="Título2" style:family="paragraph">
      <style:paragraph-properties fo:text-align="justify" fo:line-height="150%"/>
      <style:text-properties fo:font-weight="bold" style:font-weight-asian="bold" style:font-weight-complex="bold" fo:color="#000000"/>
    </style:style>
    <style:style style:name="TableColumn1456" style:family="table-column">
      <style:table-column-properties style:column-width="2.2305in" style:use-optimal-column-width="false"/>
    </style:style>
    <style:style style:name="TableColumn1457" style:family="table-column">
      <style:table-column-properties style:column-width="2.2312in" style:use-optimal-column-width="false"/>
    </style:style>
    <style:style style:name="TableColumn1458" style:family="table-column">
      <style:table-column-properties style:column-width="2.2312in" style:use-optimal-column-width="false"/>
    </style:style>
    <style:style style:name="Table1455" style:family="table">
      <style:table-properties style:width="6.693in" fo:margin-left="0.0312in" table:align="left"/>
    </style:style>
    <style:style style:name="TableRow1459" style:family="table-row">
      <style:table-row-properties style:use-optimal-row-height="false"/>
    </style:style>
    <style:style style:name="TableCell1460" style:family="table-cell">
      <style:table-cell-properties fo:border="0.0034in solid #000000" fo:background-color="#E6E6E6" style:vertical-align="middle" fo:padding-top="0.0381in" fo:padding-left="0.0381in" fo:padding-bottom="0.0381in" fo:padding-right="0.0381in"/>
    </style:style>
    <style:style style:name="P146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462" style:family="table-row">
      <style:table-row-properties style:use-optimal-row-height="false"/>
    </style:style>
    <style:style style:name="TableCell1463" style:family="table-cell">
      <style:table-cell-properties fo:border-top="none" fo:border-left="0.0034in solid #000000" fo:border-bottom="0.0034in solid #000000" fo:border-right="none" fo:background-color="#E6E6E6" style:vertical-align="middle" fo:padding-top="0.0381in" fo:padding-left="0.0381in" fo:padding-bottom="0.0381in" fo:padding-right="0.0381in"/>
    </style:style>
    <style:style style:name="P146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465" style:family="table-cell">
      <style:table-cell-properties fo:border-top="none" fo:border-left="0.0034in solid #000000" fo:border-bottom="0.0034in solid #000000" fo:border-right="0.0034in solid #000000" fo:background-color="#E6E6E6" style:vertical-align="middle" fo:padding-top="0.0381in" fo:padding-left="0.0381in" fo:padding-bottom="0.0381in" fo:padding-right="0.0381in"/>
    </style:style>
    <style:style style:name="P146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467" style:family="table-row">
      <style:table-row-properties style:use-optimal-row-height="false"/>
    </style:style>
    <style:style style:name="P1468" style:parent-style-name="Normal" style:family="paragraph">
      <style:paragraph-properties fo:line-height="100%"/>
      <style:text-properties fo:hyphenate="true"/>
    </style:style>
    <style:style style:name="TableCell1469" style:family="table-cell">
      <style:table-cell-properties fo:border-top="none" fo:border-left="0.0034in solid #000000" fo:border-bottom="0.0034in solid #000000" fo:border-right="none" fo:background-color="#E6E6E6" style:vertical-align="middle" fo:padding-top="0.0381in" fo:padding-left="0.0381in" fo:padding-bottom="0.0381in" fo:padding-right="0.0381in"/>
    </style:style>
    <style:style style:name="P147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471" style:family="table-cell">
      <style:table-cell-properties fo:border-top="none" fo:border-left="0.0034in solid #000000" fo:border-bottom="0.0034in solid #000000" fo:border-right="0.0034in solid #000000" fo:background-color="#E6E6E6" style:vertical-align="middle" fo:padding-top="0.0381in" fo:padding-left="0.0381in" fo:padding-bottom="0.0381in" fo:padding-right="0.0381in"/>
    </style:style>
    <style:style style:name="P147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473" style:family="table-row">
      <style:table-row-properties style:use-optimal-row-height="false"/>
    </style:style>
    <style:style style:name="TableCell1474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ableCell1475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T1476" style:parent-style-name="Fonteparág.padrão" style:family="text">
      <style:text-properties fo:color="#0000CC"/>
    </style:style>
    <style:style style:name="T1477" style:parent-style-name="Fonteparág.padrão" style:family="text">
      <style:text-properties fo:color="#555555"/>
    </style:style>
    <style:style style:name="T1478" style:parent-style-name="Fonteparág.padrão" style:family="text">
      <style:text-properties fo:color="#0000CC"/>
    </style:style>
    <style:style style:name="T1479" style:parent-style-name="Fonteparág.padrão" style:family="text">
      <style:text-properties fo:color="#555555"/>
    </style:style>
    <style:style style:name="TableCell1480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1481" style:parent-style-name="TableContents" style:family="paragraph">
      <style:paragraph-properties fo:text-align="center"/>
    </style:style>
    <style:style style:name="TableRow1482" style:family="table-row">
      <style:table-row-properties style:use-optimal-row-height="false"/>
    </style:style>
    <style:style style:name="TableCell1483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1484" style:parent-style-name="TableContents" style:family="paragraph">
      <style:paragraph-properties fo:text-align="center"/>
    </style:style>
    <style:style style:name="TableCell1485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1486" style:parent-style-name="TableContents" style:family="paragraph">
      <style:paragraph-properties fo:text-align="center"/>
    </style:style>
    <style:style style:name="TableCell1487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1488" style:parent-style-name="TableContents" style:family="paragraph">
      <style:paragraph-properties fo:text-align="center"/>
    </style:style>
    <style:style style:name="P1489" style:parent-style-name="Título2" style:family="paragraph">
      <style:paragraph-properties fo:text-align="justify" fo:line-height="150%"/>
      <style:text-properties fo:font-weight="bold" style:font-weight-asian="bold" style:font-weight-complex="bold" fo:color="#000000"/>
    </style:style>
    <style:style style:name="P1490" style:parent-style-name="Título1" style:family="paragraph">
      <style:paragraph-properties fo:text-align="justify"/>
      <style:text-properties fo:font-weight="bold" style:font-weight-asian="bold" style:font-weight-complex="bold" fo:color="#000000"/>
    </style:style>
    <style:style style:name="P1491" style:parent-style-name="Título2" style:family="paragraph">
      <style:paragraph-properties fo:text-align="justify" fo:line-height="150%"/>
      <style:text-properties fo:font-weight="bold" style:font-weight-asian="bold" style:font-weight-complex="bold" fo:color="#000000"/>
    </style:style>
    <style:style style:name="P1492" style:parent-style-name="Normal" style:family="paragraph">
      <style:paragraph-properties fo:text-align="justify"/>
    </style:style>
    <style:style style:name="T1493" style:parent-style-name="Fonteparág.padrão" style:family="text">
      <style:text-properties style:font-name="Arial"/>
    </style:style>
    <style:style style:name="T1494" style:parent-style-name="Fonteparág.padrão" style:family="text">
      <style:text-properties style:font-name="Arial" fo:font-size="11pt" style:font-size-asian="11pt" style:font-size-complex="11pt"/>
    </style:style>
    <style:style style:name="TableColumn1496" style:family="table-column">
      <style:table-column-properties style:column-width="2.0937in" style:use-optimal-column-width="false"/>
    </style:style>
    <style:style style:name="TableColumn1497" style:family="table-column">
      <style:table-column-properties style:column-width="1.6145in" style:use-optimal-column-width="false"/>
    </style:style>
    <style:style style:name="TableColumn1498" style:family="table-column">
      <style:table-column-properties style:column-width="1.3111in" style:use-optimal-column-width="false"/>
    </style:style>
    <style:style style:name="TableColumn1499" style:family="table-column">
      <style:table-column-properties style:column-width="1.6784in" style:use-optimal-column-width="false"/>
    </style:style>
    <style:style style:name="Table1495" style:family="table">
      <style:table-properties style:width="6.6979in" fo:margin-left="0in" table:align="left"/>
    </style:style>
    <style:style style:name="TableRow1500" style:family="table-row">
      <style:table-row-properties style:use-optimal-row-height="false"/>
    </style:style>
    <style:style style:name="TableCell1501" style:family="table-cell">
      <style:table-cell-properties fo:border-top="0.0034in solid #000000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1502" style:parent-style-name="TableContents" style:family="paragraph">
      <style:paragraph-properties fo:text-align="justify" fo:line-height="150%"/>
      <style:text-properties fo:font-weight="bold" style:font-weight-asian="bold" style:font-weight-complex="bold"/>
    </style:style>
    <style:style style:name="TableCell1503" style:family="table-cell">
      <style:table-cell-properties fo:border-top="0.0034in solid #000000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1504" style:parent-style-name="TableContents" style:family="paragraph">
      <style:paragraph-properties fo:text-align="justify" fo:line-height="150%"/>
      <style:text-properties fo:font-weight="bold" style:font-weight-asian="bold" style:font-weight-complex="bold"/>
    </style:style>
    <style:style style:name="TableCell1505" style:family="table-cell">
      <style:table-cell-properties fo:border-top="0.0034in solid #000000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1506" style:parent-style-name="TableContents" style:family="paragraph">
      <style:paragraph-properties fo:text-align="justify" fo:line-height="150%"/>
      <style:text-properties fo:font-weight="bold" style:font-weight-asian="bold" style:font-weight-complex="bold"/>
    </style:style>
    <style:style style:name="TableCell1507" style:family="table-cell">
      <style:table-cell-properties fo:border="0.0034in solid #000000" fo:background-color="#E6E6E6" fo:padding-top="0.0381in" fo:padding-left="0.0381in" fo:padding-bottom="0.0381in" fo:padding-right="0.0381in"/>
    </style:style>
    <style:style style:name="P1508" style:parent-style-name="TableContents" style:family="paragraph">
      <style:paragraph-properties fo:text-align="justify" fo:line-height="150%"/>
      <style:text-properties fo:font-weight="bold" style:font-weight-asian="bold" style:font-weight-complex="bold"/>
    </style:style>
    <style:style style:name="TableRow1509" style:family="table-row">
      <style:table-row-properties style:use-optimal-row-height="false"/>
    </style:style>
    <style:style style:name="TableCell151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11" style:parent-style-name="TableContents" style:family="paragraph">
      <style:paragraph-properties fo:text-align="justify" fo:line-height="150%"/>
    </style:style>
    <style:style style:name="TableCell151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13" style:parent-style-name="TableContents" style:family="paragraph">
      <style:paragraph-properties fo:text-align="justify" fo:line-height="150%"/>
    </style:style>
    <style:style style:name="TableCell15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15" style:parent-style-name="TableContents" style:family="paragraph">
      <style:paragraph-properties fo:text-align="justify" fo:line-height="150%"/>
    </style:style>
    <style:style style:name="TableCell151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517" style:parent-style-name="TableContents" style:family="paragraph">
      <style:paragraph-properties fo:text-align="justify" fo:line-height="150%"/>
    </style:style>
    <style:style style:name="TableRow1518" style:family="table-row">
      <style:table-row-properties style:use-optimal-row-height="false"/>
    </style:style>
    <style:style style:name="TableCell151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20" style:parent-style-name="TableContents" style:family="paragraph">
      <style:paragraph-properties fo:text-align="justify" fo:line-height="150%"/>
    </style:style>
    <style:style style:name="TableCell15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22" style:parent-style-name="TableContents" style:family="paragraph">
      <style:paragraph-properties fo:text-align="justify" fo:line-height="150%"/>
    </style:style>
    <style:style style:name="TableCell15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24" style:parent-style-name="TableContents" style:family="paragraph">
      <style:paragraph-properties fo:text-align="justify" fo:line-height="150%"/>
    </style:style>
    <style:style style:name="TableCell152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526" style:parent-style-name="TableContents" style:family="paragraph">
      <style:paragraph-properties fo:text-align="justify" fo:line-height="150%"/>
    </style:style>
    <style:style style:name="TableRow1527" style:family="table-row">
      <style:table-row-properties style:use-optimal-row-height="false"/>
    </style:style>
    <style:style style:name="TableCell15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29" style:parent-style-name="TableContents" style:family="paragraph">
      <style:paragraph-properties fo:text-align="justify" fo:line-height="150%"/>
    </style:style>
    <style:style style:name="TableCell15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31" style:parent-style-name="TableContents" style:family="paragraph">
      <style:paragraph-properties fo:text-align="justify" fo:line-height="150%"/>
    </style:style>
    <style:style style:name="TableCell15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33" style:parent-style-name="TableContents" style:family="paragraph">
      <style:paragraph-properties fo:text-align="justify" fo:line-height="150%"/>
    </style:style>
    <style:style style:name="TableCell153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535" style:parent-style-name="TableContents" style:family="paragraph">
      <style:paragraph-properties fo:text-align="justify" fo:line-height="150%"/>
    </style:style>
    <style:style style:name="TableRow1536" style:family="table-row">
      <style:table-row-properties style:use-optimal-row-height="false"/>
    </style:style>
    <style:style style:name="TableCell15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38" style:parent-style-name="TableContents" style:family="paragraph">
      <style:paragraph-properties fo:text-align="justify" fo:line-height="150%"/>
    </style:style>
    <style:style style:name="TableCell153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40" style:parent-style-name="TableContents" style:family="paragraph">
      <style:paragraph-properties fo:text-align="justify" fo:line-height="150%"/>
    </style:style>
    <style:style style:name="TableCell154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42" style:parent-style-name="TableContents" style:family="paragraph">
      <style:paragraph-properties fo:text-align="justify" fo:line-height="150%"/>
    </style:style>
    <style:style style:name="TableCell154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544" style:parent-style-name="TableContents" style:family="paragraph">
      <style:paragraph-properties fo:text-align="justify" fo:line-height="150%"/>
    </style:style>
    <style:style style:name="TableRow1545" style:family="table-row">
      <style:table-row-properties style:use-optimal-row-height="false"/>
    </style:style>
    <style:style style:name="TableCell15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47" style:parent-style-name="TableContents" style:family="paragraph">
      <style:paragraph-properties fo:text-align="justify" fo:line-height="150%"/>
    </style:style>
    <style:style style:name="TableCell15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49" style:parent-style-name="TableContents" style:family="paragraph">
      <style:paragraph-properties fo:text-align="justify" fo:line-height="150%"/>
    </style:style>
    <style:style style:name="TableCell155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51" style:parent-style-name="TableContents" style:family="paragraph">
      <style:paragraph-properties fo:text-align="justify" fo:line-height="150%"/>
    </style:style>
    <style:style style:name="TableCell155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553" style:parent-style-name="TableContents" style:family="paragraph">
      <style:paragraph-properties fo:text-align="justify" fo:line-height="150%"/>
    </style:style>
    <style:style style:name="TableRow1554" style:family="table-row">
      <style:table-row-properties style:use-optimal-row-height="false"/>
    </style:style>
    <style:style style:name="TableCell155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56" style:parent-style-name="TableContents" style:family="paragraph">
      <style:paragraph-properties fo:text-align="justify" fo:line-height="150%"/>
    </style:style>
    <style:style style:name="TableCell15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58" style:parent-style-name="TableContents" style:family="paragraph">
      <style:paragraph-properties fo:text-align="justify" fo:line-height="150%"/>
    </style:style>
    <style:style style:name="TableCell15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60" style:parent-style-name="TableContents" style:family="paragraph">
      <style:paragraph-properties fo:text-align="justify" fo:line-height="150%"/>
    </style:style>
    <style:style style:name="TableCell156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562" style:parent-style-name="TableContents" style:family="paragraph">
      <style:paragraph-properties fo:text-align="justify" fo:line-height="150%"/>
    </style:style>
    <style:style style:name="TableRow1563" style:family="table-row">
      <style:table-row-properties style:use-optimal-row-height="false"/>
    </style:style>
    <style:style style:name="TableCell156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65" style:parent-style-name="TableContents" style:family="paragraph">
      <style:paragraph-properties fo:text-align="justify" fo:line-height="150%"/>
    </style:style>
    <style:style style:name="TableCell15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67" style:parent-style-name="TableContents" style:family="paragraph">
      <style:paragraph-properties fo:text-align="justify" fo:line-height="150%"/>
    </style:style>
    <style:style style:name="TableCell15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69" style:parent-style-name="TableContents" style:family="paragraph">
      <style:paragraph-properties fo:text-align="justify" fo:line-height="150%"/>
    </style:style>
    <style:style style:name="TableCell157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571" style:parent-style-name="TableContents" style:family="paragraph">
      <style:paragraph-properties fo:text-align="justify" fo:line-height="150%"/>
    </style:style>
    <style:style style:name="TableRow1572" style:family="table-row">
      <style:table-row-properties style:use-optimal-row-height="false"/>
    </style:style>
    <style:style style:name="TableCell15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74" style:parent-style-name="TableContents" style:family="paragraph">
      <style:paragraph-properties fo:text-align="justify" fo:line-height="150%"/>
    </style:style>
    <style:style style:name="TableCell15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76" style:parent-style-name="TableContents" style:family="paragraph">
      <style:paragraph-properties fo:text-align="justify" fo:line-height="150%"/>
    </style:style>
    <style:style style:name="TableCell15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78" style:parent-style-name="TableContents" style:family="paragraph">
      <style:paragraph-properties fo:text-align="justify" fo:line-height="150%"/>
    </style:style>
    <style:style style:name="TableCell157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580" style:parent-style-name="TableContents" style:family="paragraph">
      <style:paragraph-properties fo:text-align="justify" fo:line-height="150%"/>
    </style:style>
    <style:style style:name="TableRow1581" style:family="table-row">
      <style:table-row-properties style:use-optimal-row-height="false"/>
    </style:style>
    <style:style style:name="TableCell158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83" style:parent-style-name="TableContents" style:family="paragraph">
      <style:paragraph-properties fo:text-align="justify" fo:line-height="150%"/>
    </style:style>
    <style:style style:name="TableCell158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85" style:parent-style-name="TableContents" style:family="paragraph">
      <style:paragraph-properties fo:text-align="justify" fo:line-height="150%"/>
    </style:style>
    <style:style style:name="TableCell158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87" style:parent-style-name="TableContents" style:family="paragraph">
      <style:paragraph-properties fo:text-align="justify" fo:line-height="150%"/>
    </style:style>
    <style:style style:name="TableCell158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589" style:parent-style-name="TableContents" style:family="paragraph">
      <style:paragraph-properties fo:text-align="justify" fo:line-height="150%"/>
    </style:style>
    <style:style style:name="TableRow1590" style:family="table-row">
      <style:table-row-properties style:use-optimal-row-height="false"/>
    </style:style>
    <style:style style:name="TableCell159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92" style:parent-style-name="TableContents" style:family="paragraph">
      <style:paragraph-properties fo:text-align="justify" fo:line-height="150%"/>
    </style:style>
    <style:style style:name="TableCell159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94" style:parent-style-name="TableContents" style:family="paragraph">
      <style:paragraph-properties fo:text-align="justify" fo:line-height="150%"/>
    </style:style>
    <style:style style:name="TableCell159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96" style:parent-style-name="TableContents" style:family="paragraph">
      <style:paragraph-properties fo:text-align="justify" fo:line-height="150%"/>
    </style:style>
    <style:style style:name="TableCell159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598" style:parent-style-name="TableContents" style:family="paragraph">
      <style:paragraph-properties fo:text-align="justify" fo:line-height="150%"/>
    </style:style>
    <style:style style:name="TableRow1599" style:family="table-row">
      <style:table-row-properties style:use-optimal-row-height="false"/>
    </style:style>
    <style:style style:name="TableCell160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01" style:parent-style-name="TableContents" style:family="paragraph">
      <style:paragraph-properties fo:text-align="justify" fo:line-height="150%"/>
    </style:style>
    <style:style style:name="TableCell16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03" style:parent-style-name="TableContents" style:family="paragraph">
      <style:paragraph-properties fo:text-align="justify" fo:line-height="150%"/>
    </style:style>
    <style:style style:name="TableCell16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05" style:parent-style-name="TableContents" style:family="paragraph">
      <style:paragraph-properties fo:text-align="justify" fo:line-height="150%"/>
    </style:style>
    <style:style style:name="TableCell160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607" style:parent-style-name="TableContents" style:family="paragraph">
      <style:paragraph-properties fo:text-align="justify" fo:line-height="150%"/>
    </style:style>
    <style:style style:name="TableRow1608" style:family="table-row">
      <style:table-row-properties style:use-optimal-row-height="false"/>
    </style:style>
    <style:style style:name="TableCell160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10" style:parent-style-name="TableContents" style:family="paragraph">
      <style:paragraph-properties fo:text-align="justify" fo:line-height="150%"/>
    </style:style>
    <style:style style:name="TableCell16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12" style:parent-style-name="TableContents" style:family="paragraph">
      <style:paragraph-properties fo:text-align="justify" fo:line-height="150%"/>
    </style:style>
    <style:style style:name="TableCell161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14" style:parent-style-name="TableContents" style:family="paragraph">
      <style:paragraph-properties fo:text-align="justify" fo:line-height="150%"/>
    </style:style>
    <style:style style:name="TableCell161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616" style:parent-style-name="TableContents" style:family="paragraph">
      <style:paragraph-properties fo:text-align="justify" fo:line-height="150%"/>
    </style:style>
    <style:style style:name="TableRow1617" style:family="table-row">
      <style:table-row-properties style:use-optimal-row-height="false"/>
    </style:style>
    <style:style style:name="TableCell16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19" style:parent-style-name="TableContents" style:family="paragraph">
      <style:paragraph-properties fo:text-align="justify" fo:line-height="150%"/>
    </style:style>
    <style:style style:name="TableCell16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21" style:parent-style-name="TableContents" style:family="paragraph">
      <style:paragraph-properties fo:text-align="justify" fo:line-height="150%"/>
    </style:style>
    <style:style style:name="TableCell16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23" style:parent-style-name="TableContents" style:family="paragraph">
      <style:paragraph-properties fo:text-align="justify" fo:line-height="150%"/>
    </style:style>
    <style:style style:name="TableCell162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625" style:parent-style-name="TableContents" style:family="paragraph">
      <style:paragraph-properties fo:text-align="justify" fo:line-height="150%"/>
    </style:style>
    <style:style style:name="TableRow1626" style:family="table-row">
      <style:table-row-properties style:use-optimal-row-height="false"/>
    </style:style>
    <style:style style:name="TableCell162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28" style:parent-style-name="TableContents" style:family="paragraph">
      <style:paragraph-properties fo:text-align="justify" fo:line-height="150%"/>
    </style:style>
    <style:style style:name="TableCell162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30" style:parent-style-name="TableContents" style:family="paragraph">
      <style:paragraph-properties fo:text-align="justify" fo:line-height="150%"/>
    </style:style>
    <style:style style:name="TableCell163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32" style:parent-style-name="TableContents" style:family="paragraph">
      <style:paragraph-properties fo:text-align="justify" fo:line-height="150%"/>
    </style:style>
    <style:style style:name="TableCell163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634" style:parent-style-name="TableContents" style:family="paragraph">
      <style:paragraph-properties fo:text-align="justify" fo:line-height="150%"/>
    </style:style>
    <style:style style:name="TableRow1635" style:family="table-row">
      <style:table-row-properties style:use-optimal-row-height="false"/>
    </style:style>
    <style:style style:name="TableCell163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37" style:parent-style-name="TableContents" style:family="paragraph">
      <style:paragraph-properties fo:text-align="justify" fo:line-height="150%"/>
    </style:style>
    <style:style style:name="TableCell163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39" style:parent-style-name="TableContents" style:family="paragraph">
      <style:paragraph-properties fo:text-align="justify" fo:line-height="150%"/>
    </style:style>
    <style:style style:name="TableCell164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41" style:parent-style-name="TableContents" style:family="paragraph">
      <style:paragraph-properties fo:text-align="justify" fo:line-height="150%"/>
    </style:style>
    <style:style style:name="TableCell164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643" style:parent-style-name="TableContents" style:family="paragraph">
      <style:paragraph-properties fo:text-align="justify" fo:line-height="150%"/>
    </style:style>
    <style:style style:name="TableRow1644" style:family="table-row">
      <style:table-row-properties style:use-optimal-row-height="false"/>
    </style:style>
    <style:style style:name="TableCell164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46" style:parent-style-name="TableContents" style:family="paragraph">
      <style:paragraph-properties fo:text-align="justify" fo:line-height="150%"/>
    </style:style>
    <style:style style:name="TableCell164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48" style:parent-style-name="TableContents" style:family="paragraph">
      <style:paragraph-properties fo:text-align="justify" fo:line-height="150%"/>
    </style:style>
    <style:style style:name="TableCell16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50" style:parent-style-name="TableContents" style:family="paragraph">
      <style:paragraph-properties fo:text-align="justify" fo:line-height="150%"/>
    </style:style>
    <style:style style:name="TableCell165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652" style:parent-style-name="TableContents" style:family="paragraph">
      <style:paragraph-properties fo:text-align="justify" fo:line-height="150%"/>
    </style:style>
    <style:style style:name="TableRow1653" style:family="table-row">
      <style:table-row-properties style:use-optimal-row-height="false"/>
    </style:style>
    <style:style style:name="TableCell16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55" style:parent-style-name="TableContents" style:family="paragraph">
      <style:paragraph-properties fo:text-align="justify" fo:line-height="150%"/>
    </style:style>
    <style:style style:name="TableCell16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57" style:parent-style-name="TableContents" style:family="paragraph">
      <style:paragraph-properties fo:text-align="justify" fo:line-height="150%"/>
    </style:style>
    <style:style style:name="TableCell16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59" style:parent-style-name="TableContents" style:family="paragraph">
      <style:paragraph-properties fo:text-align="justify" fo:line-height="150%"/>
    </style:style>
    <style:style style:name="TableCell166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661" style:parent-style-name="TableContents" style:family="paragraph">
      <style:paragraph-properties fo:text-align="justify" fo:line-height="150%"/>
    </style:style>
    <style:style style:name="TableRow1662" style:family="table-row">
      <style:table-row-properties style:use-optimal-row-height="false"/>
    </style:style>
    <style:style style:name="TableCell16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64" style:parent-style-name="TableContents" style:family="paragraph">
      <style:paragraph-properties fo:text-align="justify" fo:line-height="150%"/>
    </style:style>
    <style:style style:name="TableCell16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66" style:parent-style-name="TableContents" style:family="paragraph">
      <style:paragraph-properties fo:text-align="justify" fo:line-height="150%"/>
    </style:style>
    <style:style style:name="TableCell166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68" style:parent-style-name="TableContents" style:family="paragraph">
      <style:paragraph-properties fo:text-align="justify" fo:line-height="150%"/>
    </style:style>
    <style:style style:name="TableCell166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670" style:parent-style-name="TableContents" style:family="paragraph">
      <style:paragraph-properties fo:text-align="justify" fo:line-height="150%"/>
    </style:style>
    <style:style style:name="TableRow1671" style:family="table-row">
      <style:table-row-properties style:use-optimal-row-height="false"/>
    </style:style>
    <style:style style:name="TableCell16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73" style:parent-style-name="TableContents" style:family="paragraph">
      <style:paragraph-properties fo:text-align="justify" fo:line-height="150%"/>
    </style:style>
    <style:style style:name="T1674" style:parent-style-name="Fonteparág.padrão" style:family="text">
      <style:text-properties fo:color="#222222"/>
    </style:style>
    <style:style style:name="TableCell16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76" style:parent-style-name="TableContents" style:family="paragraph">
      <style:paragraph-properties fo:text-align="justify" fo:line-height="150%"/>
    </style:style>
    <style:style style:name="TableCell16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78" style:parent-style-name="TableContents" style:family="paragraph">
      <style:paragraph-properties fo:text-align="justify" fo:line-height="150%"/>
    </style:style>
    <style:style style:name="TableCell167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680" style:parent-style-name="TableContents" style:family="paragraph">
      <style:paragraph-properties fo:text-align="justify" fo:line-height="150%"/>
    </style:style>
    <style:style style:name="P1681" style:parent-style-name="Standard" style:family="paragraph">
      <style:paragraph-properties fo:text-align="center" fo:line-height="150%"/>
      <style:text-properties fo:font-weight="bold" style:font-weight-asian="bold" style:font-weight-complex="bold"/>
    </style:style>
    <style:style style:name="P1682" style:parent-style-name="Título2" style:family="paragraph">
      <style:paragraph-properties fo:text-align="justify" fo:line-height="150%"/>
      <style:text-properties fo:font-weight="bold" style:font-weight-asian="bold" style:font-weight-complex="bold" fo:color="#000000"/>
    </style:style>
    <style:style style:name="P1683" style:parent-style-name="Normal" style:family="paragraph">
      <style:paragraph-properties fo:text-align="justify"/>
    </style:style>
    <style:style style:name="T1684" style:parent-style-name="Fonteparág.padrão" style:family="text">
      <style:text-properties style:font-name="Arial"/>
    </style:style>
    <style:style style:name="T1685" style:parent-style-name="Fonteparág.padrão" style:family="text">
      <style:text-properties style:font-name="Arial" fo:font-size="11pt" style:font-size-asian="11pt" style:font-size-complex="11pt"/>
    </style:style>
    <style:style style:name="T1686" style:parent-style-name="Fonteparág.padrão" style:family="text">
      <style:text-properties style:font-name="Arial" fo:font-size="11pt" style:font-size-asian="11pt" style:font-size-complex="11pt"/>
    </style:style>
    <style:style style:name="P1687" style:parent-style-name="Normal" style:family="paragraph">
      <style:paragraph-properties fo:text-align="justify"/>
      <style:text-properties style:font-name="Arial" fo:font-size="11pt" style:font-size-asian="11pt" style:font-size-complex="11pt"/>
    </style:style>
    <style:style style:name="P1688" style:parent-style-name="Normal" style:family="paragraph">
      <style:paragraph-properties fo:text-align="justify"/>
      <style:text-properties style:font-name="Arial" fo:font-size="11pt" style:font-size-asian="11pt" style:font-size-complex="11pt"/>
    </style:style>
    <style:style style:name="P1689" style:parent-style-name="Título2" style:family="paragraph">
      <style:paragraph-properties fo:text-align="justify" fo:line-height="150%"/>
      <style:text-properties fo:font-weight="bold" style:font-weight-asian="bold" style:font-weight-complex="bold" fo:color="#000000"/>
    </style:style>
    <style:style style:name="P1690" style:parent-style-name="Normal" style:family="paragraph">
      <style:paragraph-properties fo:text-align="justify"/>
    </style:style>
    <style:style style:name="T1691" style:parent-style-name="Fonteparág.padrão" style:family="text">
      <style:text-properties style:font-name="Arial"/>
    </style:style>
    <style:style style:name="T1692" style:parent-style-name="Fonteparág.padrão" style:family="text">
      <style:text-properties style:font-name="Arial" fo:font-size="11pt" style:font-size-asian="11pt" style:font-size-complex="11pt"/>
    </style:style>
    <style:style style:name="P1693" style:parent-style-name="Normal" style:list-style-name="LFO3" style:family="paragraph">
      <style:paragraph-properties fo:text-align="justify"/>
      <style:text-properties style:font-name="Arial" fo:font-size="11pt" style:font-size-asian="11pt" style:font-size-complex="11pt"/>
    </style:style>
    <style:style style:name="P1694" style:parent-style-name="Normal" style:family="paragraph">
      <style:paragraph-properties fo:text-align="justify"/>
    </style:style>
    <style:style style:name="T1695" style:parent-style-name="Fonteparág.padrão" style:family="text">
      <style:text-properties style:font-name="Arial" fo:font-size="11pt" style:font-size-asian="11pt" style:font-size-complex="11pt"/>
    </style:style>
    <style:style style:name="T1696" style:parent-style-name="Fonteparág.padrão" style:family="text">
      <style:text-properties style:font-name="Arial" fo:font-size="11pt" style:font-size-asian="11pt" style:font-size-complex="11pt"/>
    </style:style>
    <style:style style:name="T1697" style:parent-style-name="Fonteparág.padrão" style:family="text">
      <style:text-properties style:font-name="Arial"/>
    </style:style>
    <style:style style:name="P1698" style:parent-style-name="Título2" style:family="paragraph">
      <style:paragraph-properties fo:text-align="justify" fo:line-height="150%"/>
      <style:text-properties fo:font-weight="bold" style:font-weight-asian="bold" style:font-weight-complex="bold" fo:color="#000000"/>
    </style:style>
    <style:style style:name="P1699" style:parent-style-name="Standard" style:family="paragraph">
      <style:paragraph-properties fo:text-align="justify" fo:line-height="150%"/>
    </style:style>
    <style:style style:name="P1700" style:parent-style-name="Título2" style:family="paragraph">
      <style:paragraph-properties fo:text-align="justify" fo:line-height="150%"/>
      <style:text-properties fo:font-weight="bold" style:font-weight-asian="bold" style:font-weight-complex="bold" fo:color="#000000"/>
    </style:style>
    <style:style style:name="P1701" style:parent-style-name="Título1" style:family="paragraph">
      <style:text-properties fo:font-weight="bold" style:font-weight-asian="bold" style:font-weight-complex="bold" fo:color="#000000"/>
    </style:style>
    <style:style style:name="P1702" style:parent-style-name="Título2" style:family="paragraph">
      <style:text-properties fo:font-weight="bold" style:font-weight-asian="bold" style:font-weight-complex="bold" fo:color="#000000"/>
    </style:style>
    <style:style style:name="P1703" style:parent-style-name="Heading10" style:family="paragraph">
      <style:paragraph-properties fo:margin-left="2in" fo:text-indent="-1.2in">
        <style:tab-stops/>
      </style:paragraph-properties>
      <style:text-properties fo:font-weight="normal" style:font-weight-asian="normal" style:font-weight-complex="normal" fo:color="#000000"/>
    </style:style>
    <style:style style:name="P1704" style:parent-style-name="Textbody" style:family="paragraph">
      <style:paragraph-properties fo:text-align="justify" fo:line-height="150%"/>
    </style:style>
    <style:style style:name="P1705" style:parent-style-name="Título2" style:family="paragraph">
      <style:text-properties fo:font-weight="bold" style:font-weight-asian="bold" style:font-weight-complex="bold" fo:color="#000000"/>
    </style:style>
    <style:style style:name="P1706" style:parent-style-name="Textbody" style:family="paragraph">
      <style:paragraph-properties fo:text-align="justify" fo:line-height="150%"/>
    </style:style>
    <style:style style:name="P1707" style:parent-style-name="Título2" style:family="paragraph">
      <style:paragraph-properties fo:text-align="justify" fo:line-height="150%"/>
      <style:text-properties fo:font-weight="bold" style:font-weight-asian="bold" style:font-weight-complex="bold" fo:color="#000000"/>
    </style:style>
    <style:style style:name="P1708" style:parent-style-name="Normal" style:family="paragraph">
      <style:paragraph-properties fo:text-align="justify"/>
    </style:style>
    <style:style style:name="T1709" style:parent-style-name="Fonteparág.padrão" style:family="text">
      <style:text-properties style:font-name="Arial"/>
    </style:style>
    <style:style style:name="T1710" style:parent-style-name="Fonteparág.padrão" style:family="text">
      <style:text-properties style:font-name="Arial" fo:font-size="11pt" style:font-size-asian="11pt" style:font-size-complex="11pt"/>
    </style:style>
    <style:style style:name="T1711" style:parent-style-name="Fonteparág.padrão" style:family="text">
      <style:text-properties style:font-name="Arial" fo:font-size="11pt" style:font-size-asian="11pt" style:font-size-complex="11pt"/>
    </style:style>
    <style:style style:name="P1712" style:parent-style-name="Normal" style:family="paragraph">
      <style:paragraph-properties fo:text-align="justify"/>
      <style:text-properties style:font-name="Arial" fo:font-size="11pt" style:font-size-asian="11pt" style:font-size-complex="11pt"/>
    </style:style>
    <style:style style:name="P1713" style:parent-style-name="Normal" style:family="paragraph">
      <style:paragraph-properties fo:text-align="justify"/>
    </style:style>
    <style:style style:name="T1714" style:parent-style-name="Fonteparág.padrão" style:family="text">
      <style:text-properties style:font-name="Arial" fo:font-size="11pt" style:font-size-asian="11pt" style:font-size-complex="11pt"/>
    </style:style>
    <style:style style:name="T1715" style:parent-style-name="Fonteparág.padrão" style:family="text">
      <style:text-properties style:font-name="Arial" fo:font-size="11pt" style:font-size-asian="11pt" style:font-size-complex="11pt"/>
    </style:style>
    <style:style style:name="TableColumn1717" style:family="table-column">
      <style:table-column-properties style:column-width="2.2604in" style:use-optimal-column-width="false"/>
    </style:style>
    <style:style style:name="TableColumn1718" style:family="table-column">
      <style:table-column-properties style:column-width="4.4375in" style:use-optimal-column-width="false"/>
    </style:style>
    <style:style style:name="Table1716" style:family="table">
      <style:table-properties style:width="6.6979in" fo:margin-left="0in" table:align="left"/>
    </style:style>
    <style:style style:name="TableRow1719" style:family="table-row">
      <style:table-row-properties style:use-optimal-row-height="false"/>
    </style:style>
    <style:style style:name="TableCell1720" style:family="table-cell">
      <style:table-cell-properties fo:border-top="0.0034in solid #000000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1721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TableCell1722" style:family="table-cell">
      <style:table-cell-properties fo:border="0.0034in solid #000000" fo:background-color="#E6E6E6" fo:padding-top="0.0381in" fo:padding-left="0.0381in" fo:padding-bottom="0.0381in" fo:padding-right="0.0381in"/>
    </style:style>
    <style:style style:name="P1723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TableRow1724" style:family="table-row">
      <style:table-row-properties style:use-optimal-row-height="false"/>
    </style:style>
    <style:style style:name="TableCell17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26" style:parent-style-name="TableContents" style:family="paragraph">
      <style:paragraph-properties fo:text-align="justify"/>
    </style:style>
    <style:style style:name="TableCell172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728" style:parent-style-name="TableContents" style:family="paragraph">
      <style:paragraph-properties fo:text-align="justify"/>
    </style:style>
    <style:style style:name="TableRow1729" style:family="table-row">
      <style:table-row-properties style:use-optimal-row-height="false"/>
    </style:style>
    <style:style style:name="TableCell17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31" style:parent-style-name="TableContents" style:family="paragraph">
      <style:paragraph-properties fo:text-align="justify"/>
    </style:style>
    <style:style style:name="TableCell173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733" style:parent-style-name="TableContents" style:family="paragraph">
      <style:paragraph-properties fo:text-align="justify"/>
    </style:style>
    <style:style style:name="TableRow1734" style:family="table-row">
      <style:table-row-properties style:use-optimal-row-height="false"/>
    </style:style>
    <style:style style:name="TableCell173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36" style:parent-style-name="TableContents" style:family="paragraph">
      <style:paragraph-properties fo:text-align="justify"/>
    </style:style>
    <style:style style:name="TableCell173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738" style:parent-style-name="TableContents" style:family="paragraph">
      <style:paragraph-properties fo:text-align="justify"/>
    </style:style>
    <style:style style:name="TableRow1739" style:family="table-row">
      <style:table-row-properties style:use-optimal-row-height="false"/>
    </style:style>
    <style:style style:name="TableCell174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41" style:parent-style-name="TableContents" style:family="paragraph">
      <style:paragraph-properties fo:text-align="justify"/>
    </style:style>
    <style:style style:name="TableCell174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743" style:parent-style-name="TableContents" style:family="paragraph">
      <style:paragraph-properties fo:text-align="justify"/>
    </style:style>
    <style:style style:name="TableRow1744" style:family="table-row">
      <style:table-row-properties style:use-optimal-row-height="false"/>
    </style:style>
    <style:style style:name="TableCell174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46" style:parent-style-name="TableContents" style:family="paragraph">
      <style:paragraph-properties fo:text-align="justify"/>
    </style:style>
    <style:style style:name="TableCell174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748" style:parent-style-name="TableContents" style:family="paragraph">
      <style:paragraph-properties fo:text-align="justify"/>
    </style:style>
    <style:style style:name="TableRow1749" style:family="table-row">
      <style:table-row-properties style:use-optimal-row-height="false"/>
    </style:style>
    <style:style style:name="TableCell175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51" style:parent-style-name="TableContents" style:family="paragraph">
      <style:paragraph-properties fo:text-align="justify"/>
    </style:style>
    <style:style style:name="TableCell175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753" style:parent-style-name="TableContents" style:family="paragraph">
      <style:paragraph-properties fo:text-align="justify"/>
    </style:style>
    <style:style style:name="TableRow1754" style:family="table-row">
      <style:table-row-properties style:use-optimal-row-height="false"/>
    </style:style>
    <style:style style:name="TableCell175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56" style:parent-style-name="TableContents" style:family="paragraph">
      <style:paragraph-properties fo:text-align="justify"/>
    </style:style>
    <style:style style:name="TableCell175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758" style:parent-style-name="TableContents" style:family="paragraph">
      <style:paragraph-properties fo:text-align="justify"/>
    </style:style>
    <style:style style:name="TableRow1759" style:family="table-row">
      <style:table-row-properties style:use-optimal-row-height="false"/>
    </style:style>
    <style:style style:name="TableCell176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61" style:parent-style-name="TableContents" style:family="paragraph">
      <style:paragraph-properties fo:text-align="justify"/>
    </style:style>
    <style:style style:name="TableCell176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763" style:parent-style-name="TableContents" style:family="paragraph">
      <style:paragraph-properties fo:text-align="justify"/>
    </style:style>
    <style:style style:name="TableRow1764" style:family="table-row">
      <style:table-row-properties style:use-optimal-row-height="false"/>
    </style:style>
    <style:style style:name="TableCell17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66" style:parent-style-name="TableContents" style:family="paragraph">
      <style:paragraph-properties fo:text-align="justify"/>
    </style:style>
    <style:style style:name="TableCell176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768" style:parent-style-name="TableContents" style:family="paragraph">
      <style:paragraph-properties fo:text-align="justify"/>
    </style:style>
    <style:style style:name="TableRow1769" style:family="table-row">
      <style:table-row-properties style:use-optimal-row-height="false"/>
    </style:style>
    <style:style style:name="TableCell177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71" style:parent-style-name="TableContents" style:family="paragraph">
      <style:paragraph-properties fo:text-align="justify"/>
    </style:style>
    <style:style style:name="TableCell177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773" style:parent-style-name="TableContents" style:family="paragraph">
      <style:paragraph-properties fo:text-align="justify"/>
    </style:style>
    <style:style style:name="P1774" style:parent-style-name="Normal" style:family="paragraph">
      <style:paragraph-properties fo:text-align="center"/>
      <style:text-properties style:font-name="Arial" fo:font-weight="bold" style:font-weight-asian="bold" style:font-weight-complex="bold" fo:font-size="11pt" style:font-size-asian="11pt" style:font-size-complex="11pt"/>
    </style:style>
    <style:style style:name="P1775" style:parent-style-name="Normal" style:family="paragraph">
      <style:paragraph-properties fo:text-align="center"/>
      <style:text-properties style:font-name="Arial" fo:font-weight="bold" style:font-weight-asian="bold" style:font-weight-complex="bold" fo:font-size="11pt" style:font-size-asian="11pt" style:font-size-complex="11pt"/>
    </style:style>
    <style:style style:name="P1776" style:parent-style-name="Normal" style:family="paragraph">
      <style:paragraph-properties fo:text-align="justify"/>
    </style:style>
    <style:style style:name="T1777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1778" style:parent-style-name="Fonteparág.padrão" style:family="text">
      <style:text-properties style:font-name="Arial" fo:font-size="11pt" style:font-size-asian="11pt" style:font-size-complex="11pt"/>
    </style:style>
    <style:style style:name="T1779" style:parent-style-name="Fonteparág.padrão" style:family="text">
      <style:text-properties style:font-name="Arial" fo:font-size="11pt" style:font-size-asian="11pt" style:font-size-complex="11pt"/>
    </style:style>
    <style:style style:name="T1780" style:parent-style-name="Fonteparág.padrão" style:family="text">
      <style:text-properties style:font-name="Arial" fo:font-size="11pt" style:font-size-asian="11pt" style:font-size-complex="11pt"/>
    </style:style>
    <style:style style:name="T1781" style:parent-style-name="Fonteparág.padrão" style:family="text">
      <style:text-properties style:font-name="Arial" fo:font-size="11pt" style:font-size-asian="11pt" style:font-size-complex="11pt"/>
    </style:style>
    <style:style style:name="T1782" style:parent-style-name="Fonteparág.padrão" style:family="text">
      <style:text-properties style:font-name="Arial" fo:font-size="11pt" style:font-size-asian="11pt" style:font-size-complex="11pt"/>
    </style:style>
    <style:style style:name="T1783" style:parent-style-name="Fonteparág.padrão" style:family="text">
      <style:text-properties style:font-name="Arial" fo:color="#0000CC" fo:font-size="11pt" style:font-size-asian="11pt" style:font-size-complex="11pt"/>
    </style:style>
    <style:style style:name="T1784" style:parent-style-name="Fonteparág.padrão" style:family="text">
      <style:text-properties style:font-name="Arial" fo:font-size="11pt" style:font-size-asian="11pt" style:font-size-complex="11pt"/>
    </style:style>
    <style:style style:name="P1785" style:parent-style-name="Normal" style:family="paragraph">
      <style:paragraph-properties fo:text-align="justify"/>
      <style:text-properties style:font-name="Arial" fo:font-size="11pt" style:font-size-asian="11pt" style:font-size-complex="11pt"/>
    </style:style>
    <style:style style:name="P1786" style:parent-style-name="Normal" style:family="paragraph">
      <style:text-properties style:font-name="Arial" fo:font-weight="bold" style:font-weight-asian="bold" style:font-weight-complex="bold" fo:font-size="11pt" style:font-size-asian="11pt" style:font-size-complex="11pt"/>
    </style:style>
    <style:style style:name="P1787" style:parent-style-name="Normal" style:family="paragraph">
      <style:text-properties style:font-name="Arial" fo:font-weight="bold" style:font-weight-asian="bold" style:font-weight-complex="bold" fo:font-size="11pt" style:font-size-asian="11pt" style:font-size-complex="11pt"/>
    </style:style>
    <style:style style:name="P1788" style:parent-style-name="Normal" style:family="paragraph">
      <style:paragraph-properties fo:text-align="justify"/>
    </style:style>
    <style:style style:name="T1789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1790" style:parent-style-name="Fonteparág.padrão" style:family="text">
      <style:text-properties style:font-name="Arial" fo:font-size="11pt" style:font-size-asian="11pt" style:font-size-complex="11pt"/>
    </style:style>
    <style:style style:name="T1791" style:parent-style-name="Fonteparág.padrão" style:family="text">
      <style:text-properties style:font-name="Arial" fo:font-size="11pt" style:font-size-asian="11pt" style:font-size-complex="11pt"/>
    </style:style>
    <style:style style:name="T1792" style:parent-style-name="Fonteparág.padrão" style:family="text">
      <style:text-properties style:font-name="Arial" fo:font-size="11pt" style:font-size-asian="11pt" style:font-size-complex="11pt"/>
    </style:style>
    <style:style style:name="T1793" style:parent-style-name="Fonteparág.padrão" style:family="text">
      <style:text-properties style:font-name="Arial" fo:font-size="11pt" style:font-size-asian="11pt" style:font-size-complex="11pt"/>
    </style:style>
    <style:style style:name="T1794" style:parent-style-name="Fonteparág.padrão" style:family="text">
      <style:text-properties style:font-name="Arial" fo:font-size="11pt" style:font-size-asian="11pt" style:font-size-complex="11pt"/>
    </style:style>
    <style:style style:name="T1795" style:parent-style-name="Fonteparág.padrão" style:family="text">
      <style:text-properties style:font-name="Arial" fo:font-weight="bold" style:font-weight-asian="bold" style:font-weight-complex="bold" fo:color="#0000FF" fo:font-size="11pt" style:font-size-asian="11pt" style:font-size-complex="11pt" style:text-underline-type="single" style:text-underline-style="solid" style:text-underline-width="auto" style:text-underline-mode="continuous"/>
    </style:style>
    <style:style style:name="P1796" style:parent-style-name="Normal" style:family="paragraph">
      <style:text-properties style:font-name="Arial" fo:font-weight="bold" style:font-weight-asian="bold" style:font-weight-complex="bold" fo:color="#FF0000" fo:font-size="11pt" style:font-size-asian="11pt" style:font-size-complex="11pt"/>
    </style:style>
    <style:style style:name="P1797" style:parent-style-name="Normal" style:family="paragraph">
      <style:text-properties style:font-name="Arial" fo:font-weight="bold" style:font-weight-asian="bold" style:font-weight-complex="bold" fo:font-size="11pt" style:font-size-asian="11pt" style:font-size-complex="11pt"/>
    </style:style>
    <style:style style:name="T1798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1799" style:parent-style-name="Fonteparág.padrão" style:family="text">
      <style:text-properties style:font-name="Arial" fo:font-size="11pt" style:font-size-asian="11pt" style:font-size-complex="11pt"/>
    </style:style>
    <style:style style:name="T1800" style:parent-style-name="Fonteparág.padrão" style:family="text">
      <style:text-properties style:font-name="Arial" fo:color="#0000FF" fo:font-size="11pt" style:font-size-asian="11pt" style:font-size-complex="11pt" style:text-underline-type="single" style:text-underline-style="solid" style:text-underline-width="auto" style:text-underline-mode="continuous"/>
    </style:style>
    <style:style style:name="T1801" style:parent-style-name="Fonteparág.padrão" style:family="text">
      <style:text-properties fo:color="#FF0000"/>
    </style:style>
    <style:style style:name="T1802" style:parent-style-name="Fonteparág.padrão" style:family="text">
      <style:text-properties style:font-name="Arial" fo:font-weight="bold" style:font-weight-asian="bold" style:font-weight-complex="bold" fo:color="#FF0000" fo:font-size="11pt" style:font-size-asian="11pt" style:font-size-complex="11pt"/>
    </style:style>
    <style:style style:name="T1803" style:parent-style-name="Fonteparág.padrão" style:family="text">
      <style:text-properties style:font-name="Arial" fo:color="#000000" fo:font-size="11pt" style:font-size-asian="11pt" style:font-size-complex="11pt"/>
    </style:style>
    <style:style style:name="P1804" style:parent-style-name="Normal" style:family="paragraph">
      <style:text-properties style:font-name="Arial" fo:font-weight="bold" style:font-weight-asian="bold" style:font-weight-complex="bold" fo:font-size="11pt" style:font-size-asian="11pt" style:font-size-complex="11pt"/>
    </style:style>
    <style:style style:name="T1805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1806" style:parent-style-name="Fonteparág.padrão" style:family="text">
      <style:text-properties style:font-name="Arial" fo:font-size="11pt" style:font-size-asian="11pt" style:font-size-complex="11pt"/>
    </style:style>
    <style:style style:name="T1807" style:parent-style-name="Fonteparág.padrão" style:family="text">
      <style:text-properties style:font-name="Arial" fo:font-size="11pt" style:font-size-asian="11pt" style:font-size-complex="11pt"/>
    </style:style>
    <style:style style:name="T1808" style:parent-style-name="Fonteparág.padrão" style:family="text">
      <style:text-properties style:font-name="Arial" fo:font-size="11pt" style:font-size-asian="11pt" style:font-size-complex="11pt"/>
    </style:style>
    <style:style style:name="T1809" style:parent-style-name="Fonteparág.padrão" style:family="text">
      <style:text-properties style:font-name="Arial" fo:color="#0000FF" fo:font-size="11pt" style:font-size-asian="11pt" style:font-size-complex="11pt" style:text-underline-type="single" style:text-underline-style="solid" style:text-underline-width="auto" style:text-underline-mode="continuous"/>
    </style:style>
    <style:style style:name="P1810" style:parent-style-name="Normal" style:family="paragraph">
      <style:text-properties style:font-name="Arial" fo:font-weight="bold" style:font-weight-asian="bold" style:font-weight-complex="bold" fo:font-size="11pt" style:font-size-asian="11pt" style:font-size-complex="11pt"/>
    </style:style>
    <style:style style:name="T1811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1812" style:parent-style-name="Fonteparág.padrão" style:family="text">
      <style:text-properties style:font-name="Arial" fo:font-size="11pt" style:font-size-asian="11pt" style:font-size-complex="11pt"/>
    </style:style>
    <style:style style:name="T1813" style:parent-style-name="Fonteparág.padrão" style:family="text">
      <style:text-properties style:font-name="Arial" fo:font-size="11pt" style:font-size-asian="11pt" style:font-size-complex="11pt"/>
    </style:style>
    <style:style style:name="T1814" style:parent-style-name="Fonteparág.padrão" style:family="text">
      <style:text-properties style:font-name="Arial" fo:color="#0000FF" fo:font-size="11pt" style:font-size-asian="11pt" style:font-size-complex="11pt" style:text-underline-type="single" style:text-underline-style="solid" style:text-underline-width="auto" style:text-underline-mode="continuous"/>
    </style:style>
    <style:style style:name="T1815" style:parent-style-name="Fonteparág.padrão" style:family="text">
      <style:text-properties style:font-name="Arial" fo:font-size="11pt" style:font-size-asian="11pt" style:font-size-complex="11pt"/>
    </style:style>
    <style:style style:name="T1816" style:parent-style-name="Fonteparág.padrão" style:family="text">
      <style:text-properties style:font-name="Arial" fo:font-size="11pt" style:font-size-asian="11pt" style:font-size-complex="11pt"/>
    </style:style>
    <style:style style:name="P1817" style:parent-style-name="Normal" style:family="paragraph">
      <style:text-properties style:font-name="Arial" fo:font-size="11pt" style:font-size-asian="11pt" style:font-size-complex="11pt"/>
    </style:style>
    <style:style style:name="TableColumn1819" style:family="table-column">
      <style:table-column-properties style:column-width="2.25in" style:use-optimal-column-width="false"/>
    </style:style>
    <style:style style:name="TableColumn1820" style:family="table-column">
      <style:table-column-properties style:column-width="4.4333in" style:use-optimal-column-width="false"/>
    </style:style>
    <style:style style:name="Table1818" style:family="table">
      <style:table-properties style:width="6.6833in" fo:margin-left="0.0145in" table:align="left"/>
    </style:style>
    <style:style style:name="TableRow1821" style:family="table-row">
      <style:table-row-properties style:use-optimal-row-height="false"/>
    </style:style>
    <style:style style:name="TableCell1822" style:family="table-cell">
      <style:table-cell-properties fo:border-top="0.0034in solid #000000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1823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TableCell1824" style:family="table-cell">
      <style:table-cell-properties fo:border="0.0034in solid #000000" fo:background-color="#E6E6E6" fo:padding-top="0.0381in" fo:padding-left="0.0381in" fo:padding-bottom="0.0381in" fo:padding-right="0.0381in"/>
    </style:style>
    <style:style style:name="P1825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TableRow1826" style:family="table-row">
      <style:table-row-properties style:use-optimal-row-height="false"/>
    </style:style>
    <style:style style:name="TableCell182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28" style:parent-style-name="TableContents" style:family="paragraph">
      <style:paragraph-properties fo:text-align="justify"/>
    </style:style>
    <style:style style:name="TableCell182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830" style:parent-style-name="TableContents" style:family="paragraph">
      <style:paragraph-properties fo:text-align="justify"/>
    </style:style>
    <style:style style:name="TableRow1831" style:family="table-row">
      <style:table-row-properties style:use-optimal-row-height="false"/>
    </style:style>
    <style:style style:name="TableCell18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33" style:parent-style-name="TableContents" style:family="paragraph">
      <style:paragraph-properties fo:text-align="justify"/>
    </style:style>
    <style:style style:name="TableCell183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835" style:parent-style-name="TableContents" style:family="paragraph">
      <style:paragraph-properties fo:text-align="justify"/>
    </style:style>
    <style:style style:name="TableRow1836" style:family="table-row">
      <style:table-row-properties style:use-optimal-row-height="false"/>
    </style:style>
    <style:style style:name="TableCell18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38" style:parent-style-name="TableContents" style:family="paragraph">
      <style:paragraph-properties fo:text-align="justify"/>
    </style:style>
    <style:style style:name="TableCell183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840" style:parent-style-name="TableContents" style:family="paragraph">
      <style:paragraph-properties fo:text-align="justify"/>
    </style:style>
    <style:style style:family="graphic" style:name="a1" style:parent-style-name="Graphics">
      <style:graphic-properties fo:border="0.01042in none" fo:background-color="#ffffff" style:wrap="parallel" style:wrap-contour="false" draw:opacity="100%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P7"/>
      <text:p text:style-name="P8"/>
      <text:p text:style-name="P9"/>
      <text:p text:style-name="P10"/>
      <text:p text:style-name="P11"><text:span text:style-name="T12"><draw:frame draw:z-index="251658240" draw:style-name="a1" draw:name="Imagem 2" text:anchor-type="paragraph" svg:x="0in" svg:y="0.24094in" svg:width="3.33346in" svg:height="2.5in" style:rel-width="scale" style:rel-height="scale"><draw:image xlink:href="media/image1.png" xlink:type="simple" xlink:show="embed" xlink:actuate="onLoad"/><svg:title/><svg:desc/></draw:frame></text:span></text:p>
      <text:p text:style-name="P13"/>
      <text:p text:style-name="P14"/>
      <text:p text:style-name="P15"/>
      <text:p text:style-name="P16"/>
      <text:p text:style-name="P17"/>
      <text:p text:style-name="P18"/>
      <text:p text:style-name="P19"><text:span text:style-name="T20">SGB_PLGC_PlanoDeGerenciaDeConfiguracao</text:span></text:p>
      <text:p text:style-name="P21"><text:bookmark-start text:name="id.gjdgxs"/><text:span text:style-name="T22">Versão<text:s/></text:span><text:bookmark-end text:name="id.gjdgxs"/><text:span text:style-name="T23">2.0</text:span></text:p>
      <text:p text:style-name="P24"/>
      <text:p text:style-name="P25"/>
      <text:p text:style-name="P26"/>
      <text:p text:style-name="P27"/>
      <text:p text:style-name="P28"/>
      <text:p text:style-name="P29">Histórico de Revisões</text:p>
      <table:table table:style-name="Table30">
        <table:table-columns>
          <table:table-column table:style-name="TableColumn31"/>
          <table:table-column table:style-name="TableColumn32"/>
          <table:table-column table:style-name="TableColumn33"/>
          <table:table-column table:style-name="TableColumn34"/>
        </table:table-columns>
        <table:table-row table:style-name="TableRow35">
          <table:table-cell table:style-name="TableCell36">
            <text:soft-page-break/>
            <text:p text:style-name="P37"><text:span text:style-name="T38">Nome</text:span></text:p>
          </table:table-cell>
          <table:table-cell table:style-name="TableCell39">
            <text:p text:style-name="P40"><text:span text:style-name="T41">Alterações</text:span></text:p>
          </table:table-cell>
          <table:table-cell table:style-name="TableCell42">
            <text:p text:style-name="P43"><text:span text:style-name="T44">Data</text:span></text:p>
          </table:table-cell>
          <table:table-cell table:style-name="TableCell45">
            <text:p text:style-name="P46"><text:span text:style-name="T47">Versão</text:span></text:p>
          </table:table-cell>
        </table:table-row>
        <table:table-row table:style-name="TableRow48">
          <table:table-cell table:style-name="TableCell49">
            <text:p text:style-name="P50">Allan Vieira Ribeiro</text:p>
          </table:table-cell>
          <table:table-cell table:style-name="TableCell51">
            <text:p text:style-name="P52">Criação do Documento</text:p>
          </table:table-cell>
          <table:table-cell table:style-name="TableCell53">
            <text:p text:style-name="P54">22/10/2012</text:p>
          </table:table-cell>
          <table:table-cell table:style-name="TableCell55">
            <text:p text:style-name="P56">0.1</text:p>
          </table:table-cell>
        </table:table-row>
        <table:table-row table:style-name="TableRow57">
          <table:table-cell table:style-name="TableCell58">
            <text:p text:style-name="P59">Cássio<text:s/>Augusto S. Freitas</text:p>
            <text:p text:style-name="P60"/>
          </table:table-cell>
          <table:table-cell table:style-name="TableCell61">
            <text:p text:style-name="P62">Descrição dos tópicos do Documento(Introdução,Gerência e Atividades de GCO)</text:p>
          </table:table-cell>
          <table:table-cell table:style-name="TableCell63">
            <text:p text:style-name="P64">23/10/2012</text:p>
          </table:table-cell>
          <table:table-cell table:style-name="TableCell65">
            <text:p text:style-name="P66">0.1</text:p>
          </table:table-cell>
        </table:table-row>
        <table:table-row table:style-name="TableRow67">
          <table:table-cell table:style-name="TableCell68">
            <text:p text:style-name="P69">Allan Vieira Ribeiro</text:p>
          </table:table-cell>
          <table:table-cell table:style-name="TableCell70">
            <text:p text:style-name="P71">Criação da Identificação da Configuração</text:p>
          </table:table-cell>
          <table:table-cell table:style-name="TableCell72">
            <text:p text:style-name="P73">26/10/2012</text:p>
          </table:table-cell>
          <table:table-cell table:style-name="TableCell74">
            <text:p text:style-name="P75">1.0</text:p>
          </table:table-cell>
        </table:table-row>
        <table:table-row table:style-name="TableRow76">
          <table:table-cell table:style-name="TableCell77">
            <text:p text:style-name="P78">Allan Vieira Ribeiro</text:p>
          </table:table-cell>
          <table:table-cell table:style-name="TableCell79">
            <text:p text:style-name="P80">Atualização do Plano de Gerência de<text:s/>Configuração</text:p>
          </table:table-cell>
          <table:table-cell table:style-name="TableCell81">
            <text:p text:style-name="P82">31/10/2012 <text:s text:c="2"/></text:p>
          </table:table-cell>
          <table:table-cell table:style-name="TableCell83">
            <text:p text:style-name="P84">1.0</text:p>
          </table:table-cell>
        </table:table-row>
        <table:table-row table:style-name="TableRow85">
          <table:table-cell table:style-name="TableCell86">
            <text:p text:style-name="P87">Cássio Augusto Silva de Freitas</text:p>
          </table:table-cell>
          <table:table-cell table:style-name="TableCell88">
            <text:p text:style-name="P89">Atualização do Plano de Gerência de Configuração, adequação dos diretórios, atualização do plano de auditoria, estabelecimento de baseline, identificação dos itens de configuração do porojeto</text:p>
          </table:table-cell>
          <table:table-cell table:style-name="TableCell90">
            <text:p text:style-name="P91">02/11/2012</text:p>
          </table:table-cell>
          <table:table-cell table:style-name="TableCell92">
            <text:p text:style-name="P93">2.0</text:p>
          </table:table-cell>
        </table:table-row>
        <table:table-row table:style-name="TableRow94">
          <table:table-cell table:style-name="TableCell95">
            <text:p text:style-name="P96">Luis Augusto Salema de Souza</text:p>
          </table:table-cell>
          <table:table-cell table:style-name="TableCell97">
            <text:p text:style-name="P98">Atualização do plano de Gerencia de Configuração com a remoção de acrônimos inadequados e criação de novo acrônimo</text:p>
          </table:table-cell>
          <table:table-cell table:style-name="TableCell99">
            <text:p text:style-name="P100">08/11/2012</text:p>
          </table:table-cell>
          <table:table-cell table:style-name="TableCell101">
            <text:p text:style-name="P102">2.0</text:p>
          </table:table-cell>
        </table:table-row>
      </table:table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13">Sumário</text:p>
          <text:p text:style-name="P114"><text:a xlink:href="#__RefHeading__3196_103755458" office:target-frame-name="_top" xlink:show="replace"><text:span text:style-name="T115">1 Introdução<text:s/></text:span><text:span text:style-name="T116"><text:tab/>4</text:span></text:a></text:p>
          <text:p text:style-name="P117"><text:a xlink:href="#__RefHeading__3198_103755458" office:target-frame-name="_top" xlink:show="replace"><text:span text:style-name="T118">2 Propósitos</text:span><text:span text:style-name="T119"><text:tab/>4</text:span></text:a></text:p>
          <text:p text:style-name="P120"><text:a xlink:href="#__RefHeading__3200_103755458" office:target-frame-name="_top" xlink:show="replace"><text:span text:style-name="T121">2.1 Público Alvo</text:span><text:span text:style-name="T122"><text:tab/>4</text:span></text:a></text:p>
          <text:p text:style-name="P123"><text:a xlink:href="#__RefHeading__3202_103755458" office:target-frame-name="_top" xlink:show="replace"><text:span text:style-name="T124">3 Escopo</text:span><text:span text:style-name="T125"><text:tab/>4</text:span></text:a></text:p>
          <text:p text:style-name="P126"><text:a xlink:href="#__RefHeading__3266_398758807" office:target-frame-name="_top" xlink:show="replace"><text:span text:style-name="T127">4 Convenções, Abreviações e Termos</text:span><text:span text:style-name="T128"><text:tab/>5</text:span></text:a></text:p>
          <text:p text:style-name="P129"><text:a xlink:href="#__RefHeading__3270_398758807" office:target-frame-name="_top" xlink:show="replace"><text:span text:style-name="T130">5 Identificação da Configuração</text:span><text:span text:style-name="T131"><text:tab/>5</text:span></text:a></text:p>
          <text:p text:style-name="P132"><text:a xlink:href="#__RefHeading__3272_398758807" office:target-frame-name="_top" xlink:show="replace"><text:span text:style-name="T133">5.1 Nomenclatura dos Itens de Configuração</text:span><text:span text:style-name="T134"><text:tab/>5</text:span></text:a></text:p>
          <text:p text:style-name="P135"><text:a xlink:href="#__RefHeading__3276_398758807" office:target-frame-name="_top" xlink:show="replace"><text:span text:style-name="T136">5.2 Acrônimos</text:span><text:span text:style-name="T137"><text:tab/>6</text:span></text:a></text:p>
          <text:p text:style-name="P138"><text:a xlink:href="#__RefHeading__3282_398758807" office:target-frame-name="_top" xlink:show="replace"><text:span text:style-name="T139">5.3 Local de Armazenamento</text:span><text:span text:style-name="T140"><text:tab/>7</text:span></text:a></text:p>
          <text:p text:style-name="P141"><text:a xlink:href="#__RefHeading__3284_398758807" office:target-frame-name="_top" xlink:show="replace"><text:span text:style-name="T142">5.4 Estrutura</text:span><text:span text:style-name="T143"><text:s/>de Diretórios</text:span><text:span text:style-name="T144"><text:tab/>7</text:span></text:a></text:p>
          <text:p text:style-name="P145"><text:a xlink:href="#__RefHeading__3361_470301073" office:target-frame-name="_top" xlink:show="replace"><text:span text:style-name="T146">5.5 Lista de Itens de Configuração</text:span><text:span text:style-name="T147"><text:tab/>9</text:span></text:a></text:p>
          <text:p text:style-name="P148"><text:a xlink:href="#__RefHeading__4082_832312424" office:target-frame-name="_top" xlink:show="replace"><text:span text:style-name="T149">6 Padrões e ferramentas<text:s/></text:span><text:span text:style-name="T150"><text:tab/>16</text:span></text:a></text:p>
          <text:p text:style-name="P151"><text:a xlink:href="#__RefHeading__3286_398758807" office:target-frame-name="_top" xlink:show="replace"><text:span text:style-name="T152">6.1 Ferramentas</text:span><text:span text:style-name="T153"><text:tab/>16</text:span></text:a></text:p>
          <text:p text:style-name="P154"><text:a xlink:href="#__RefHeading__4084_832312424" office:target-frame-name="_top" xlink:show="replace"><text:span text:style-name="T155">6.2 Padrões para versionamento</text:span><text:span text:style-name="T156"><text:tab/>17</text:span></text:a></text:p>
          <text:p text:style-name="P157"><text:a xlink:href="#__RefHeading__4086_832312424" office:target-frame-name="_top" xlink:show="replace"><text:span text:style-name="T158">6.3 Padrões de mensagens de commit ao repositório</text:span><text:span text:style-name="T159"><text:tab/>17</text:span></text:a></text:p>
          <text:p text:style-name="P160"><text:a xlink:href="#__RefHeading__3288_398758807" office:target-frame-name="_top" xlink:show="replace"><text:span text:style-name="T161">6.4 Templates de Artefatos</text:span><text:span text:style-name="T162"><text:tab/>17</text:span></text:a></text:p>
          <text:p text:style-name="P163"><text:a xlink:href="#__RefHeading__3363_470301073" office:target-frame-name="_top" xlink:show="replace"><text:span text:style-name="T164">7 Atividades<text:s/></text:span><text:span text:style-name="T165"><text:tab/>18</text:span></text:a></text:p>
          <text:p text:style-name="P166"><text:a xlink:href="#__RefHeading__3365_470301073" office:target-frame-name="_top" xlink:show="replace"><text:span text:style-name="T167">7.1 Planejamento da Configuração</text:span><text:span text:style-name="T168"><text:tab/>18</text:span></text:a></text:p>
          <text:p text:style-name="P169"><text:a xlink:href="#__RefHeading__3367_470301073" office:target-frame-name="_top" xlink:show="replace"><text:span text:style-name="T170">7.2 Acompanhamento da Configuração</text:span><text:span text:style-name="T171"><text:tab/>18</text:span></text:a></text:p>
          <text:p text:style-name="P172"><text:a xlink:href="#__RefHeading__4088_832312424" office:target-frame-name="_top" xlink:show="replace"><text:span text:style-name="T173">7.3 Geração de baselines</text:span><text:span text:style-name="T174"><text:tab/>18</text:span></text:a></text:p>
        </text:index-body>
      </text:table-of-content>
      <text:p text:style-name="P175"/>
      <text:p text:style-name="P176"/>
      <text:p text:style-name="P177"/>
      <text:p text:style-name="P178"/>
      <text:h text:style-name="P179" text:outline-level="1"><text:bookmark-start text:name="_Toc338917870"/><text:bookmark-start text:name="h.30j0zll"/><text:bookmark-start text:name="__RefHeading__3196_103755458"/><text:soft-page-break/><text:span text:style-name="T180">1 Introdução</text:span><text:bookmark-end text:name="_Toc338917870"/><text:bookmark-end text:name="h.30j0zll"/><text:bookmark-end text:name="__RefHeading__3196_103755458"/></text:h>
      <text:p text:style-name="P181"><text:span text:style-name="T182"><text:tab/></text:span><text:bookmark-start text:name="id.30j0zll"/><text:span text:style-name="T183">O Plano de Gerência de Configuração visar gerenciar e controlar os artefatos de software gerados para o Sistema de Gestão Bibliográfica(SGB). Este plano definirá<text:s/></text:span><text:span text:style-name="T184">os meios utilizados para</text:span><text:bookmark-end text:name="id.30j0zll"/><text:span text:style-name="T185"><text:s/>manter a integridade, o histórico de alterações e controlar as mudanças realizadas nos artefatos do SGB.</text:span></text:p>
      <text:h text:style-name="P186" text:outline-level="1"><text:bookmark-start text:name="_Toc338917871"/><text:bookmark-start text:name="h.1fob9te"/><text:bookmark-start text:name="__RefHeading__3198_103755458"/><text:span text:style-name="T187">2<text:s/></text:span><text:bookmark-end text:name="_Toc338917871"/><text:bookmark-end text:name="h.1fob9te"/><text:span text:style-name="T188">Propósitos</text:span><text:bookmark-end text:name="__RefHeading__3198_103755458"/></text:h>
      <text:p text:style-name="P189"><text:span text:style-name="T190">Este documento tem como finalidade criar o padrão a ser seguido por todos os membros da equipe permitindo que se<text:s/></text:span><text:span text:style-name="T191">mantenha<text:s/></text:span><text:span text:style-name="T192">a integridade dos artefatos gerados de acordo com a nomenclatura e regras para o versionamento, estrutura de diretórios, a identificação de papéis e responsabilidades.</text:span></text:p>
      <text:p text:style-name="P193"><text:span text:style-name="T194">Para que isso aconteça serão detalhados os recursos necessários (equipes, ferra</text:span><text:span text:style-name="T195">mentas e ambiente), as responsabilidades para a gerência de configuração do SGB.</text:span></text:p>
      <text:h text:style-name="P196" text:outline-level="2"><text:bookmark-start text:name="_Toc338917872"/><text:bookmark-start text:name="h.3znysh7"/><text:bookmark-start text:name="__RefHeading__3200_103755458"/><text:span text:style-name="T197">2.1<text:s/></text:span><text:bookmark-end text:name="_Toc338917872"/><text:bookmark-end text:name="h.3znysh7"/><text:span text:style-name="T198">Público Alvo</text:span><text:bookmark-end text:name="__RefHeading__3200_103755458"/></text:h>
      <text:p text:style-name="P199"><text:span text:style-name="T200"><text:tab/>Este documento destina-se a todos os membros da equipe, bem como ao Solicitante, Equipe de TI e usuários do sistema.</text:span></text:p>
      <text:h text:style-name="P201" text:outline-level="1"><text:bookmark-start text:name="__RefHeading__3202_103755458"/><text:span text:style-name="T202">3<text:s/></text:span><text:bookmark-start text:name="_Toc338917873"/><text:bookmark-start text:name="h.2et92p0"/><text:span text:style-name="T203">E</text:span><text:bookmark-end text:name="_Toc338917873"/><text:bookmark-end text:name="h.2et92p0"/><text:span text:style-name="T204">scopo</text:span><text:bookmark-end text:name="__RefHeading__3202_103755458"/></text:h>
      <text:p text:style-name="P205"><text:span text:style-name="T206"><text:tab/>Este documento descreve as fer</text:span><text:span text:style-name="T207">ramentas necessárias para a realização da configuração pela equipe responsável pelo desenvolvimento dos artefatos de software do SGB.</text:span></text:p>
      <text:h text:style-name="P208" text:outline-level="1"><text:bookmark-start text:name="__RefHeading__3266_398758807"/><text:span text:style-name="T209">4 Convenções, Abreviações e Termos</text:span><text:bookmark-end text:name="__RefHeading__3266_398758807"/></text:h>
      <text:p text:style-name="P210"><text:tab/>Definições de todas as convenções, abreviações e termos utilizados neste documento.</text:p>
      <text:p text:style-name="P211"/>
      <text:p text:style-name="P212"/>
      <table:table table:style-name="Table213">
        <table:table-columns>
          <table:table-column table:style-name="TableColumn214"/>
          <table:table-column table:style-name="TableColumn215"/>
        </table:table-columns>
        <table:table-row table:style-name="TableRow216">
          <table:table-cell table:style-name="TableCell217">
            <text:p text:style-name="P218"><text:span text:style-name="T219">Termo</text:span></text:p>
          </table:table-cell>
          <table:table-cell table:style-name="TableCell220">
            <text:p text:style-name="P221"><text:span text:style-name="T222">Descrição</text:span></text:p>
          </table:table-cell>
        </table:table-row>
        <table:table-row table:style-name="TableRow223">
          <table:table-cell table:style-name="TableCell224">
            <text:p text:style-name="P225">SGB</text:p>
          </table:table-cell>
          <table:table-cell table:style-name="TableCell226">
            <text:p text:style-name="P227">Sistema de Gestão Bibliográfica</text:p>
          </table:table-cell>
        </table:table-row>
        <table:table-row table:style-name="TableRow228">
          <table:table-cell table:style-name="TableCell229">
            <text:p text:style-name="P230">GCO</text:p>
          </table:table-cell>
          <table:table-cell table:style-name="TableCell231">
            <text:p text:style-name="P232">Gerente de Configuração</text:p>
          </table:table-cell>
        </table:table-row>
      </table:table>
      <text:p text:style-name="P233"><text:bookmark-start text:name="__RefHeading__3268_398758807"/><text:soft-page-break/><text:span text:style-name="T234">Tabela 1 - Convenções, Abreviações e Termos</text:span><text:bookmark-end text:name="__RefHeading__3268_398758807"/></text:p>
      <text:h text:style-name="P235" text:outline-level="1"><text:bookmark-start text:name="__RefHeading__3270_398758807"/><text:span text:style-name="T236">5 Identificação da Configuração</text:span><text:bookmark-end text:name="__RefHeading__3270_398758807"/></text:h>
      <text:h text:style-name="P237" text:outline-level="6"><text:span text:style-name="T238">Segue <text:s/>abaixo as normas para identificação dos itens de configuração.</text:span></text:h>
      <text:h text:style-name="P239" text:outline-level="2"><text:bookmark-start text:name="__RefHeading__3272_398758807"/><text:span text:style-name="T240">5.1 Nomenclatura dos Itens<text:s/></text:span><text:span text:style-name="T241">de Configuração</text:span><text:bookmark-end text:name="__RefHeading__3272_398758807"/></text:h>
      <text:p text:style-name="P242"><text:tab/>Os documentos do projeto deverão possuir a seguinte nomenclatura:</text:p>
      <text:p text:style-name="P243">&lt;SIGLA_PROJETO&gt;_&lt;ACRONIMO_ARQUIVO&gt;_&lt;NOME_ARQUIVO&gt;.&lt;EXTENSÃO&gt;.</text:p>
      <text:p text:style-name="P244"><text:tab/>Os campos citados acima deverão ser substituídos pelos dados, sem acentos e espaços em branco, definidos em:</text:p>
      <text:list text:style-name="LS3">
        <text:list-item>
          <text:p text:style-name="P245">&lt;SIGLA_PROJETO&gt;: A sigla do projeto corrente, ou seja, SGB.</text:p>
        </text:list-item>
        <text:list-item>
          <text:p text:style-name="P246">&lt;ACRONIMO_ARQUIVO&gt;: Acrônimo do tipo do arquivo definido em 5.1.2</text:p>
        </text:list-item>
        <text:list-item>
          <text:p text:style-name="P247">&lt;NOME_ARQUIVO&gt;: Nome do arquivo em Camel Case</text:p>
        </text:list-item>
        <text:list-item>
          <text:p text:style-name="P248">&lt;EXTENSÃO&gt;: Extensão do arquivo</text:p>
        </text:list-item>
      </text:list>
      <text:p text:style-name="P249"><text:bookmark-start text:name="__RefHeading__3274_398758807"/><text:span text:style-name="T250"><text:tab/>Um exemplo de nomenclatura de arquivo é utilizando a</text:span><text:span text:style-name="T251"><text:s/>definição acima é : SGB_GCONF_PlanoDeGerenciaDeConfiguracao.pdf.</text:span><text:bookmark-end text:name="__RefHeading__3274_398758807"/></text:p>
      <text:p text:style-name="P252"><text:span text:style-name="T253"><text:tab/>Esta regra de nomenclatura não se aplica aos arquivos de codificação que se encontram no diretório Desenvolvimento/Codigo_Fonte, visto de que eles terão sua nomenclatura definida pelo docum</text:span><text:span text:style-name="T254">ento SGB_CONJAVA_PadraoDeCodificacaoJava.</text:span></text:p>
      <text:p text:style-name="P255"><text:span text:style-name="T256"><text:tab/>O Gestor de Configuração é responsável por checar se a nomenclatura está correta. Caso ela não esteja o Gestor de Configuração é responsável por comunicar aos criadores dos documentos a necessidade de correção da<text:s/></text:span><text:span text:style-name="T257">nomenclatura. Se não ocorrer a alteração solicitada é permitido ao Gestor alterar o nome do documento para que fique de acordo com o padrão.</text:span></text:p>
      <text:h text:style-name="P258" text:outline-level="2"><text:bookmark-start text:name="__RefHeading__3276_398758807"/><text:span text:style-name="T259">5.2</text:span><text:bookmark-start text:name="h.iakn9dcgy99q"/><text:bookmark-start text:name="_Toc338918236"/><text:span text:style-name="T260"><text:s/>Acrônimos</text:span><text:bookmark-end text:name="__RefHeading__3276_398758807"/><text:bookmark-end text:name="h.iakn9dcgy99q"/><text:bookmark-end text:name="_Toc338918236"/></text:h>
      <text:p text:style-name="P261"><text:tab/>Segue abaixo a definição dos acrônimos de todos os artefatos do projeto com a definição do tipo de documento correspondente.</text:p>
      <text:p text:style-name="P262"/>
      <table:table table:style-name="Table263">
        <table:table-columns>
          <table:table-column table:style-name="TableColumn264"/>
          <table:table-column table:style-name="TableColumn265"/>
        </table:table-columns>
        <table:table-row table:style-name="TableRow266">
          <table:table-cell table:style-name="TableCell267">
            <text:p text:style-name="P268"><text:span text:style-name="T269">Acrônimo</text:span></text:p>
          </table:table-cell>
          <table:table-cell table:style-name="TableCell270">
            <text:p text:style-name="P271"><text:span text:style-name="T272">Tipo de Documento</text:span></text:p>
          </table:table-cell>
        </table:table-row>
        <table:table-row table:style-name="TableRow273">
          <table:table-cell table:style-name="TableCell274">
            <text:p text:style-name="P275">TAP</text:p>
          </table:table-cell>
          <table:table-cell table:style-name="TableCell276">
            <text:p text:style-name="P277">Termo de abertura do projeto</text:p>
          </table:table-cell>
        </table:table-row>
        <table:table-row table:style-name="TableRow278">
          <table:table-cell table:style-name="TableCell279">
            <text:p text:style-name="P280">ANVI</text:p>
          </table:table-cell>
          <table:table-cell table:style-name="TableCell281">
            <text:p text:style-name="P282">Análise de Viabilidade</text:p>
          </table:table-cell>
        </table:table-row>
        <text:soft-page-break/>
        <table:table-row table:style-name="TableRow283">
          <table:table-cell table:style-name="TableCell284">
            <text:p text:style-name="P285">CONOPS</text:p>
          </table:table-cell>
          <table:table-cell table:style-name="TableCell286">
            <text:p text:style-name="P287">Conceito de Operações</text:p>
          </table:table-cell>
        </table:table-row>
        <table:table-row table:style-name="TableRow288">
          <table:table-cell table:style-name="TableCell289">
            <text:p text:style-name="P290">MDCV</text:p>
          </table:table-cell>
          <table:table-cell table:style-name="TableCell291">
            <text:p text:style-name="P292">Modelo de Ciclo de Vida</text:p>
          </table:table-cell>
        </table:table-row>
        <table:table-row table:style-name="TableRow293">
          <table:table-cell table:style-name="TableCell294">
            <text:p text:style-name="P295">METEST</text:p>
          </table:table-cell>
          <table:table-cell table:style-name="TableCell296">
            <text:p text:style-name="P297">Métricas e Estimativas</text:p>
          </table:table-cell>
        </table:table-row>
        <table:table-row table:style-name="TableRow298">
          <table:table-cell table:style-name="TableCell299">
            <text:p text:style-name="P300">ADF</text:p>
          </table:table-cell>
          <table:table-cell table:style-name="TableCell301">
            <text:p text:style-name="P302">Análise e Definição de Ferramentas</text:p>
          </table:table-cell>
        </table:table-row>
        <table:table-row table:style-name="TableRow303">
          <table:table-cell table:style-name="TableCell304">
            <text:p text:style-name="P305">ATAR</text:p>
          </table:table-cell>
          <table:table-cell table:style-name="TableCell306">
            <text:p text:style-name="P307">Ata<text:s/>de reunião</text:p>
          </table:table-cell>
        </table:table-row>
        <table:table-row table:style-name="TableRow308">
          <table:table-cell table:style-name="TableCell309">
            <text:p text:style-name="P310">ATARAP</text:p>
          </table:table-cell>
          <table:table-cell table:style-name="TableCell311">
            <text:p text:style-name="P312">Ata de reunião da Abertura do projeto</text:p>
          </table:table-cell>
        </table:table-row>
        <table:table-row table:style-name="TableRow313">
          <table:table-cell table:style-name="TableCell314">
            <text:p text:style-name="P315">WBS</text:p>
          </table:table-cell>
          <table:table-cell table:style-name="TableCell316">
            <text:p text:style-name="P317">Work Breakdown Structure (EAP)</text:p>
          </table:table-cell>
        </table:table-row>
        <table:table-row table:style-name="TableRow318">
          <table:table-cell table:style-name="TableCell319">
            <text:p text:style-name="P320">ESC</text:p>
          </table:table-cell>
          <table:table-cell table:style-name="TableCell321">
            <text:p text:style-name="P322">Escopo preliminar</text:p>
          </table:table-cell>
        </table:table-row>
        <table:table-row table:style-name="TableRow323">
          <table:table-cell table:style-name="TableCell324">
            <text:p text:style-name="P325">ANRI</text:p>
          </table:table-cell>
          <table:table-cell table:style-name="TableCell326">
            <text:p text:style-name="P327">Análise de riscos</text:p>
          </table:table-cell>
        </table:table-row>
        <table:table-row table:style-name="TableRow328">
          <table:table-cell table:style-name="TableCell329">
            <text:p text:style-name="P330">ALRH</text:p>
          </table:table-cell>
          <table:table-cell table:style-name="TableCell331">
            <text:p text:style-name="P332">Alocação de Recursos Humanos</text:p>
          </table:table-cell>
        </table:table-row>
        <table:table-row table:style-name="TableRow333">
          <table:table-cell table:style-name="TableCell334">
            <text:p text:style-name="P335">CRON</text:p>
          </table:table-cell>
          <table:table-cell table:style-name="TableCell336">
            <text:p text:style-name="P337">Cronograma</text:p>
          </table:table-cell>
        </table:table-row>
        <table:table-row table:style-name="TableRow338">
          <table:table-cell table:style-name="TableCell339">
            <text:p text:style-name="P340">PLROD</text:p>
          </table:table-cell>
          <table:table-cell table:style-name="TableCell341">
            <text:p text:style-name="P342">Plano de rodízio de integrantes</text:p>
          </table:table-cell>
        </table:table-row>
        <table:table-row table:style-name="TableRow343">
          <table:table-cell table:style-name="TableCell344">
            <text:p text:style-name="P345">PLGC</text:p>
          </table:table-cell>
          <table:table-cell table:style-name="TableCell346">
            <text:p text:style-name="P347">Plano de Gerência<text:s/>de Configuração</text:p>
          </table:table-cell>
        </table:table-row>
        <table:table-row table:style-name="TableRow348">
          <table:table-cell table:style-name="TableCell349">
            <text:p text:style-name="P350">PRGC</text:p>
          </table:table-cell>
          <table:table-cell table:style-name="TableCell351">
            <text:p text:style-name="P352">Processo de Gerência de Configuração</text:p>
          </table:table-cell>
        </table:table-row>
        <table:table-row table:style-name="TableRow353">
          <table:table-cell table:style-name="TableCell354">
            <text:p text:style-name="P355"><text:bookmark-start text:name="h.pnsnylqihnl1"/><text:bookmark-start text:name="_Toc338918237"/><text:bookmark-start text:name="__RefHeading__3278_398758807"/><text:span text:style-name="T356">P</text:span><text:bookmark-end text:name="h.pnsnylqihnl1"/><text:bookmark-end text:name="_Toc338918237"/><text:span text:style-name="T357">RGQA</text:span><text:bookmark-end text:name="__RefHeading__3278_398758807"/></text:p>
          </table:table-cell>
          <table:table-cell table:style-name="TableCell358">
            <text:p text:style-name="P359"><text:bookmark-start text:name="h.baqodbvlc1h2"/><text:bookmark-start text:name="_Toc338918238"/><text:bookmark-start text:name="__RefHeading__3280_398758807"/><text:span text:style-name="T360">P</text:span><text:bookmark-end text:name="h.baqodbvlc1h2"/><text:bookmark-end text:name="_Toc338918238"/><text:span text:style-name="T361">rocesso de Gerência de Qualidade</text:span><text:bookmark-end text:name="__RefHeading__3280_398758807"/></text:p>
          </table:table-cell>
        </table:table-row>
        <table:table-row table:style-name="TableRow362">
          <table:table-cell table:style-name="TableCell363">
            <text:p text:style-name="P364">PLRH</text:p>
          </table:table-cell>
          <table:table-cell table:style-name="TableCell365">
            <text:p text:style-name="P366">Plano de Recursos Humanos</text:p>
          </table:table-cell>
        </table:table-row>
        <table:table-row table:style-name="TableRow367">
          <table:table-cell table:style-name="TableCell368">
            <text:p text:style-name="P369">PLCOM</text:p>
          </table:table-cell>
          <table:table-cell table:style-name="TableCell370">
            <text:p text:style-name="P371">Plano de Comunicação</text:p>
          </table:table-cell>
        </table:table-row>
        <table:table-row table:style-name="TableRow372">
          <table:table-cell table:style-name="TableCell373">
            <text:p text:style-name="P374">PCE</text:p>
          </table:table-cell>
          <table:table-cell table:style-name="TableCell375">
            <text:p text:style-name="P376">Planilha de Capacitação da Equipe</text:p>
          </table:table-cell>
        </table:table-row>
        <table:table-row table:style-name="TableRow377">
          <table:table-cell table:style-name="TableCell378">
            <text:p text:style-name="P379">CHKQA</text:p>
          </table:table-cell>
          <table:table-cell table:style-name="TableCell380">
            <text:p text:style-name="P381">Checklist de Qualidade</text:p>
          </table:table-cell>
        </table:table-row>
        <table:table-row table:style-name="TableRow382">
          <table:table-cell table:style-name="TableCell383">
            <text:p text:style-name="Standard">RELNCQA</text:p>
          </table:table-cell>
          <table:table-cell table:style-name="TableCell384">
            <text:p text:style-name="P385">Relatório de<text:s/>Não-Conformidade da Garantia da Qualidade</text:p>
          </table:table-cell>
        </table:table-row>
        <table:table-row table:style-name="TableRow386">
          <table:table-cell table:style-name="TableCell387">
            <text:p text:style-name="Standard">ARNCQA</text:p>
          </table:table-cell>
          <table:table-cell table:style-name="TableCell388">
            <text:p text:style-name="P389">Análise de Recorrência da Garantia da Qualidade</text:p>
          </table:table-cell>
        </table:table-row>
        <table:table-row table:style-name="TableRow390">
          <table:table-cell table:style-name="TableCell391">
            <text:p text:style-name="P392">TEMPL</text:p>
          </table:table-cell>
          <table:table-cell table:style-name="TableCell393">
            <text:p text:style-name="P394">Documentos de Template</text:p>
          </table:table-cell>
        </table:table-row>
        <table:table-row table:style-name="TableRow395">
          <table:table-cell table:style-name="TableCell396">
            <text:p text:style-name="P397">RAIND</text:p>
          </table:table-cell>
          <table:table-cell table:style-name="TableCell398">
            <text:p text:style-name="P399">Relatório de avaliação individual</text:p>
          </table:table-cell>
        </table:table-row>
        <table:table-row table:style-name="TableRow400">
          <table:table-cell table:style-name="TableCell401">
            <text:p text:style-name="P402">ANFER</text:p>
          </table:table-cell>
          <table:table-cell table:style-name="TableCell403">
            <text:p text:style-name="P404">Análise e Definição de Ferramentas</text:p>
          </table:table-cell>
        </table:table-row>
        <table:table-row table:style-name="TableRow405">
          <table:table-cell table:style-name="TableCell406">
            <text:p text:style-name="P407">GDC</text:p>
          </table:table-cell>
          <table:table-cell table:style-name="TableCell408">
            <text:p text:style-name="P409">Guia de Conhecimento</text:p>
          </table:table-cell>
        </table:table-row>
        <table:table-row table:style-name="TableRow410">
          <table:table-cell table:style-name="TableCell411">
            <text:p text:style-name="P412">PCP</text:p>
          </table:table-cell>
          <table:table-cell table:style-name="TableCell413">
            <text:p text:style-name="P414">Planilha de<text:s/>Custos por Profissional</text:p>
          </table:table-cell>
        </table:table-row>
        <table:table-row table:style-name="TableRow415">
          <table:table-cell table:style-name="TableCell416">
            <text:p text:style-name="P417">MC</text:p>
          </table:table-cell>
          <table:table-cell table:style-name="TableCell418">
            <text:p text:style-name="P419">Métricas de custo</text:p>
          </table:table-cell>
        </table:table-row>
        <text:soft-page-break/>
        <table:table-row table:style-name="TableRow420">
          <table:table-cell table:style-name="TableCell421">
            <text:p text:style-name="P422">PLEREQ</text:p>
          </table:table-cell>
          <table:table-cell table:style-name="TableCell423">
            <text:p text:style-name="P424">Plano de Engenharia de Requisitos</text:p>
          </table:table-cell>
        </table:table-row>
        <table:table-row table:style-name="TableRow425">
          <table:table-cell table:style-name="TableCell426">
            <text:p text:style-name="P427">DESREQ</text:p>
          </table:table-cell>
          <table:table-cell table:style-name="TableCell428">
            <text:p text:style-name="P429">Documentos de Especificação de Requisitos</text:p>
          </table:table-cell>
        </table:table-row>
        <table:table-row table:style-name="TableRow430">
          <table:table-cell table:style-name="TableCell431">
            <text:p text:style-name="P432">PS</text:p>
          </table:table-cell>
          <table:table-cell table:style-name="TableCell433">
            <text:p text:style-name="P434">Projeto de Software</text:p>
          </table:table-cell>
        </table:table-row>
      </table:table>
      <text:p text:style-name="P435">Tabela 2 - Acrônimos</text:p>
      <text:h text:style-name="P436" text:outline-level="2"><text:bookmark-start text:name="__RefHeading__3282_398758807"/><text:span text:style-name="T437">5</text:span><text:bookmark-start text:name="h.b0uld4tue97h"/><text:bookmark-start text:name="_Toc338918239"/><text:span text:style-name="T438">.</text:span><text:bookmark-end text:name="h.b0uld4tue97h"/><text:span text:style-name="T439">3 Local de Armazenamento</text:span><text:bookmark-end text:name="__RefHeading__3282_398758807"/><text:bookmark-end text:name="_Toc338918239"/></text:h>
      <text:p text:style-name="P440"><text:span text:style-name="T441">Os artefatos resultantes dos projetos serão<text:s/></text:span><text:span text:style-name="T442">mantidos em uma biblioteca controlada pela gerência de configuração de software, que administra o processo de modificação com o auxílio do sistema de controle de versão Subversion.</text:span></text:p>
      <text:p text:style-name="P443"><text:span text:style-name="T444">O caminho definido para o armazenamento dos artefatos a serem controlados p</text:span><text:span text:style-name="T445">ela ferramenta é<text:s/></text:span><text:a xlink:href="https://sgb-02-2012.googlecode.com/svn/" office:target-frame-name="_top" xlink:show="replace"><text:span text:style-name="T446">https://sgb-02-2012.googlecode.com/svn/</text:span></text:a><text:span text:style-name="T447">.</text:span></text:p>
      <text:p text:style-name="P448"/>
      <text:h text:style-name="P449" text:outline-level="2"><text:bookmark-start text:name="__RefHeading__3284_398758807"/>5<text:bookmark-start text:name="h.pw204k7sft3w"/><text:bookmark-start text:name="_Toc338918240"/>.4 Estrutura de Diretórios<text:bookmark-end text:name="__RefHeading__3284_398758807"/><text:bookmark-end text:name="h.pw204k7sft3w"/><text:bookmark-end text:name="_Toc338918240"/></text:h>
      <text:p text:style-name="P450"><text:tab/>O local de armazenamento deverá ter a estrutura definida abaixo. Todos os usuários terão permissão de leitura a<text:s/>todo os documentos do repositório. A permissão de escrita também é definida abaixo indicando quais papéis tem esse direito. O Gestor de Configuração é o responsável por administrar a estrutura de diretórios, criando, removendo e atualizando esta estrutura.</text:p>
      <table:table table:style-name="Table451">
        <table:table-columns>
          <table:table-column table:style-name="TableColumn452"/>
          <table:table-column table:style-name="TableColumn453"/>
        </table:table-columns>
        <table:table-row table:style-name="TableRow454">
          <table:table-cell table:style-name="TableCell455">
            <text:p text:style-name="P456">Diretório</text:p>
          </table:table-cell>
          <table:table-cell table:style-name="TableCell457">
            <text:p text:style-name="P458">Permissão Escrita</text:p>
          </table:table-cell>
        </table:table-row>
        <table:table-row table:style-name="TableRow459">
          <table:table-cell table:style-name="TableCell460">
            <text:p text:style-name="P461">Biblioteca_Virtual</text:p>
          </table:table-cell>
          <table:table-cell table:style-name="TableCell462">
            <text:p text:style-name="P463">Todos</text:p>
          </table:table-cell>
        </table:table-row>
        <table:table-row table:style-name="TableRow464">
          <table:table-cell table:style-name="TableCell465">
            <text:p text:style-name="P466">Desenvolvimento</text:p>
          </table:table-cell>
          <table:table-cell table:style-name="TableCell467">
            <text:p text:style-name="P468">Equipe Técnica</text:p>
          </table:table-cell>
        </table:table-row>
        <table:table-row table:style-name="TableRow469">
          <table:table-cell table:style-name="TableCell470">
            <text:p text:style-name="P471">Desenvolvimento\Projeto</text:p>
          </table:table-cell>
          <table:table-cell table:style-name="TableCell472">
            <text:p text:style-name="P473">Projetista</text:p>
          </table:table-cell>
        </table:table-row>
        <table:table-row table:style-name="TableRow474">
          <table:table-cell table:style-name="TableCell475">
            <text:p text:style-name="P476">Garantia_da_Qualidade</text:p>
          </table:table-cell>
          <table:table-cell table:style-name="TableCell477">
            <text:p text:style-name="P478">Gestor de Qualidade do Processo</text:p>
            <text:p text:style-name="P479">Gestor de Qualidade do Produto</text:p>
          </table:table-cell>
        </table:table-row>
        <table:table-row table:style-name="TableRow480">
          <table:table-cell table:style-name="TableCell481">
            <text:p text:style-name="P482">Gerencia_de_Configuracao</text:p>
          </table:table-cell>
          <table:table-cell table:style-name="TableCell483">
            <text:p text:style-name="P484">Gestor de<text:s/>Configuração</text:p>
          </table:table-cell>
        </table:table-row>
        <table:table-row table:style-name="TableRow485">
          <table:table-cell table:style-name="TableCell486">
            <text:p text:style-name="P487">Gerencia_de_Configuracao\Template</text:p>
          </table:table-cell>
          <table:table-cell table:style-name="TableCell488">
            <text:p text:style-name="P489">Gestor de Configuração</text:p>
          </table:table-cell>
        </table:table-row>
        <table:table-row table:style-name="TableRow490">
          <table:table-cell table:style-name="TableCell491">
            <text:p text:style-name="P492">Gerencia_de_Configuraca\Auditorias</text:p>
          </table:table-cell>
          <table:table-cell table:style-name="TableCell493">
            <text:p text:style-name="P494">Gestor de Configuração</text:p>
          </table:table-cell>
        </table:table-row>
        <table:table-row table:style-name="TableRow495">
          <table:table-cell table:style-name="TableCell496">
            <text:p text:style-name="P497">Gerencia_de_Configuraca\Relatorios_Acompanhamento_Configuracao</text:p>
          </table:table-cell>
          <table:table-cell table:style-name="TableCell498">
            <text:p text:style-name="P499">Gestor de Configuração</text:p>
          </table:table-cell>
        </table:table-row>
        <text:soft-page-break/>
        <table:table-row table:style-name="TableRow500">
          <table:table-cell table:style-name="TableCell501">
            <text:p text:style-name="P502">Gerencia_de_Configuracao\Planos_Mudancas_Baseline</text:p>
          </table:table-cell>
          <table:table-cell table:style-name="TableCell503">
            <text:p text:style-name="P504">Gestor de Configuração</text:p>
          </table:table-cell>
        </table:table-row>
        <table:table-row table:style-name="TableRow505">
          <table:table-cell table:style-name="TableCell506">
            <text:p text:style-name="P507">Gerencia_de_Configuracao\Analises_Solicitacoes_Mudancas</text:p>
          </table:table-cell>
          <table:table-cell table:style-name="TableCell508">
            <text:p text:style-name="P509">Gestor de Configuração</text:p>
          </table:table-cell>
        </table:table-row>
        <table:table-row table:style-name="TableRow510">
          <table:table-cell table:style-name="TableCell511">
            <text:p text:style-name="P512">Gerencia_de_Configuracao\Solicitacoes_Mudancas</text:p>
          </table:table-cell>
          <table:table-cell table:style-name="TableCell513">
            <text:p text:style-name="P514">Gestor de Configuração</text:p>
          </table:table-cell>
        </table:table-row>
        <table:table-row table:style-name="TableRow515">
          <table:table-cell table:style-name="TableCell516">
            <text:p text:style-name="P517">Gerencia_de_Projeto\Aquisicao</text:p>
          </table:table-cell>
          <table:table-cell table:style-name="TableCell518">
            <text:p text:style-name="P519">Gestor de Aquisição</text:p>
          </table:table-cell>
        </table:table-row>
        <table:table-row table:style-name="TableRow520">
          <table:table-cell table:style-name="TableCell521">
            <text:p text:style-name="P522">Gerencia_de_Projeto\Comunicacao</text:p>
          </table:table-cell>
          <table:table-cell table:style-name="TableCell523">
            <text:p text:style-name="P524">Gestor de Comunicação</text:p>
          </table:table-cell>
        </table:table-row>
        <table:table-row table:style-name="TableRow525">
          <table:table-cell table:style-name="TableCell526">
            <text:p text:style-name="P527">Gerencia_de_Projeto\Comunicacao\Realizada</text:p>
          </table:table-cell>
          <table:table-cell table:style-name="TableCell528">
            <text:p text:style-name="P529">Gestor de Comunicação</text:p>
          </table:table-cell>
        </table:table-row>
        <table:table-row table:style-name="TableRow530">
          <table:table-cell table:style-name="TableCell531">
            <text:p text:style-name="P532">Gerencia_de_Projeto\Custo</text:p>
          </table:table-cell>
          <table:table-cell table:style-name="TableCell533">
            <text:p text:style-name="P534">Gestor de Custo</text:p>
          </table:table-cell>
        </table:table-row>
        <table:table-row table:style-name="TableRow535">
          <table:table-cell table:style-name="TableCell536">
            <text:p text:style-name="P537">Gerencia_de_Projeto\Escopo</text:p>
          </table:table-cell>
          <table:table-cell table:style-name="TableCell538">
            <text:p text:style-name="P539">Gestor de Escopo</text:p>
          </table:table-cell>
        </table:table-row>
        <table:table-row table:style-name="TableRow540">
          <table:table-cell table:style-name="TableCell541">
            <text:p text:style-name="P542">Gerencia_de_Projeto\Integracao</text:p>
          </table:table-cell>
          <table:table-cell table:style-name="TableCell543">
            <text:p text:style-name="P544">Gestor de Integração</text:p>
          </table:table-cell>
        </table:table-row>
        <table:table-row table:style-name="TableRow545">
          <table:table-cell table:style-name="TableCell546">
            <text:p text:style-name="P547">Gerencia_de_Projeto\Recursos_Humanos</text:p>
          </table:table-cell>
          <table:table-cell table:style-name="TableCell548">
            <text:p text:style-name="P549">Gestor de Recursos Humanos</text:p>
          </table:table-cell>
        </table:table-row>
        <table:table-row table:style-name="TableRow550">
          <table:table-cell table:style-name="TableCell551">
            <text:p text:style-name="P552">Gerencia_de_Projeto\Recursos_Humanos\Atestados_E_Justificativas</text:p>
          </table:table-cell>
          <table:table-cell table:style-name="TableCell553">
            <text:p text:style-name="P554">Gestor de Recursos Humanos</text:p>
          </table:table-cell>
        </table:table-row>
        <table:table-row table:style-name="TableRow555">
          <table:table-cell table:style-name="TableCell556">
            <text:p text:style-name="P557">Gerencia_de_Projeto\Risco</text:p>
          </table:table-cell>
          <table:table-cell table:style-name="TableCell558">
            <text:p text:style-name="P559">Gestor de Riscos</text:p>
          </table:table-cell>
        </table:table-row>
        <table:table-row table:style-name="TableRow560">
          <table:table-cell table:style-name="TableCell561">
            <text:p text:style-name="P562">Gerencia_de_Projeto\Template</text:p>
          </table:table-cell>
          <table:table-cell table:style-name="TableCell563">
            <text:p text:style-name="P564">Equipe de Gestão</text:p>
          </table:table-cell>
        </table:table-row>
        <table:table-row table:style-name="TableRow565">
          <table:table-cell table:style-name="TableCell566">
            <text:p text:style-name="P567">Gerencia_de_Projeto\Tempo</text:p>
          </table:table-cell>
          <table:table-cell table:style-name="TableCell568">
            <text:p text:style-name="P569">Gestor de Tempo</text:p>
          </table:table-cell>
        </table:table-row>
        <table:table-row table:style-name="TableRow570">
          <table:table-cell table:style-name="TableCell571">
            <text:p text:style-name="P572">Medição</text:p>
          </table:table-cell>
          <table:table-cell table:style-name="TableCell573">
            <text:p text:style-name="P574">Gestor de Medição</text:p>
          </table:table-cell>
        </table:table-row>
        <table:table-row table:style-name="TableRow575">
          <table:table-cell table:style-name="TableCell576">
            <text:p text:style-name="P577">Relatorios_Individuais</text:p>
          </table:table-cell>
          <table:table-cell table:style-name="TableCell578">
            <text:p text:style-name="P579">Gestor de Configuração</text:p>
          </table:table-cell>
        </table:table-row>
        <table:table-row table:style-name="TableRow580">
          <table:table-cell table:style-name="TableCell581">
            <text:p text:style-name="P582">Relatorios_Individuais\Concepcao</text:p>
          </table:table-cell>
          <table:table-cell table:style-name="TableCell583">
            <text:p text:style-name="P584">Todos</text:p>
          </table:table-cell>
        </table:table-row>
        <table:table-row table:style-name="TableRow585">
          <table:table-cell table:style-name="TableCell586">
            <text:p text:style-name="P587">Relatorios_Individuais\Construcao_Iteracao1</text:p>
          </table:table-cell>
          <table:table-cell table:style-name="TableCell588">
            <text:p text:style-name="P589">Todos</text:p>
          </table:table-cell>
        </table:table-row>
        <table:table-row table:style-name="TableRow590">
          <table:table-cell table:style-name="TableCell591">
            <text:p text:style-name="P592">Relatorios_Individuais\Construcao_Iteracao2</text:p>
          </table:table-cell>
          <table:table-cell table:style-name="TableCell593">
            <text:p text:style-name="P594">Todos</text:p>
          </table:table-cell>
        </table:table-row>
        <table:table-row table:style-name="TableRow595">
          <table:table-cell table:style-name="TableCell596">
            <text:p text:style-name="P597">Relatorios_Individuais\Construcao_Iteracao3</text:p>
          </table:table-cell>
          <table:table-cell table:style-name="TableCell598">
            <text:p text:style-name="P599">Todos</text:p>
          </table:table-cell>
        </table:table-row>
        <text:soft-page-break/>
        <table:table-row table:style-name="TableRow600">
          <table:table-cell table:style-name="TableCell601">
            <text:p text:style-name="P602">Relatorios_Individuais\Construcao_Iteracao4</text:p>
          </table:table-cell>
          <table:table-cell table:style-name="TableCell603">
            <text:p text:style-name="P604">Todos</text:p>
          </table:table-cell>
        </table:table-row>
        <table:table-row table:style-name="TableRow605">
          <table:table-cell table:style-name="TableCell606">
            <text:p text:style-name="P607">Relatorios_Individuais\Construcao_Iteracao5</text:p>
          </table:table-cell>
          <table:table-cell table:style-name="TableCell608">
            <text:p text:style-name="P609">Todos</text:p>
          </table:table-cell>
        </table:table-row>
        <table:table-row table:style-name="TableRow610">
          <table:table-cell table:style-name="TableCell611">
            <text:p text:style-name="P612">Relatorios_Individuais\Construcao_Iteracao6</text:p>
          </table:table-cell>
          <table:table-cell table:style-name="TableCell613">
            <text:p text:style-name="P614">Todos</text:p>
          </table:table-cell>
        </table:table-row>
        <table:table-row table:style-name="TableRow615">
          <table:table-cell table:style-name="TableCell616">
            <text:p text:style-name="P617">Relatorios_Individuais\Construcao_Iteracao7</text:p>
          </table:table-cell>
          <table:table-cell table:style-name="TableCell618">
            <text:p text:style-name="P619">Todos</text:p>
          </table:table-cell>
        </table:table-row>
        <table:table-row table:style-name="TableRow620">
          <table:table-cell table:style-name="TableCell621">
            <text:p text:style-name="P622">Relatorios_Individuais\Encerramento</text:p>
          </table:table-cell>
          <table:table-cell table:style-name="TableCell623">
            <text:p text:style-name="P624">Todos</text:p>
          </table:table-cell>
        </table:table-row>
        <table:table-row table:style-name="TableRow625">
          <table:table-cell table:style-name="TableCell626">
            <text:p text:style-name="P627">Relatorios_Individuais\Planejamento</text:p>
          </table:table-cell>
          <table:table-cell table:style-name="TableCell628">
            <text:p text:style-name="P629">Todos</text:p>
          </table:table-cell>
        </table:table-row>
        <table:table-row table:style-name="TableRow630">
          <table:table-cell table:style-name="TableCell631">
            <text:p text:style-name="P632">Requisitos</text:p>
          </table:table-cell>
          <table:table-cell table:style-name="TableCell633">
            <text:p text:style-name="P634">Engenheiro de Requisitos</text:p>
            <text:p text:style-name="P635">Engenheiro de Usabilidade</text:p>
          </table:table-cell>
        </table:table-row>
        <table:table-row table:style-name="TableRow636">
          <table:table-cell table:style-name="TableCell637">
            <text:p text:style-name="P638">Requisitos\Analise</text:p>
          </table:table-cell>
          <table:table-cell table:style-name="TableCell639">
            <text:p text:style-name="P640">Engenheiro de Requisitos</text:p>
            <text:p text:style-name="P641">Engenheiro<text:s/>de Usabilidade</text:p>
          </table:table-cell>
        </table:table-row>
        <table:table-row table:style-name="TableRow642">
          <table:table-cell table:style-name="TableCell643">
            <text:p text:style-name="P644">Requisitos\Gerencia</text:p>
          </table:table-cell>
          <table:table-cell table:style-name="TableCell645">
            <text:p text:style-name="P646">Engenheiro de Requisitos</text:p>
          </table:table-cell>
        </table:table-row>
        <table:table-row table:style-name="TableRow647">
          <table:table-cell table:style-name="TableCell648">
            <text:p text:style-name="P649">Requisitos\Template</text:p>
          </table:table-cell>
          <table:table-cell table:style-name="TableCell650">
            <text:p text:style-name="P651">Engenheiro de Requisitos</text:p>
            <text:p text:style-name="P652">Engenheiro de Usabilidade</text:p>
          </table:table-cell>
        </table:table-row>
      </table:table>
      <text:p text:style-name="P653">Tabela 3 – Estrutura de Diretórios</text:p>
      <text:p text:style-name="P654"><text:tab/>Embora as permissões de escritas estejam aqui planejadas, devido ao uso da ferramenta<text:s/>googleCode ainda não foi possível adicionar as permissões aos diretórios. Assumimos então provisoriamente <text:s/>o risco de permissão de escrita para Todos os envolvidos sendo a necessidade de um gestor de configuração full time de olho para que não haja violação das permissões aqui planejadas.</text:p>
      <text:h text:style-name="Título2" text:outline-level="2"/>
      <text:h text:style-name="Título2" text:outline-level="2"/>
      <text:h text:style-name="Título2" text:outline-level="2"/>
      <text:h text:style-name="Título2" text:outline-level="2"/>
      <text:h text:style-name="Título2" text:outline-level="2"/>
      <text:h text:style-name="Título2" text:outline-level="2"><text:bookmark-start text:name="__RefHeading__3361_470301073"/><text:span text:style-name="T655">5.5 Lista de Itens de Configuração</text:span><text:bookmark-end text:name="__RefHeading__3361_470301073"/></text:h>
      <text:h text:style-name="Título2" text:outline-level="2"/>
      <table:table table:style-name="Table656">
        <table:table-columns>
          <table:table-column table:style-name="TableColumn657"/>
          <table:table-column table:style-name="TableColumn658"/>
          <table:table-column table:style-name="TableColumn659"/>
        </table:table-columns>
        <table:table-row table:style-name="TableRow660">
          <table:table-cell table:style-name="TableCell661" table:number-columns-spanned="3">
            <text:p text:style-name="P662">Desenvolvimento</text:p>
          </table:table-cell>
          <table:covered-table-cell/>
          <table:covered-table-cell/>
        </table:table-row>
        <text:soft-page-break/>
        <table:table-row table:style-name="TableRow663">
          <table:table-cell table:style-name="TableCell664" table:number-rows-spanned="2">
            <text:p text:style-name="P665">Nome do Item</text:p>
          </table:table-cell>
          <table:table-cell table:style-name="TableCell666" table:number-columns-spanned="2">
            <text:p text:style-name="P667">Características</text:p>
          </table:table-cell>
          <table:covered-table-cell/>
        </table:table-row>
        <table:table-row table:style-name="TableRow668">
          <table:covered-table-cell>
            <text:p text:style-name="P669"/>
          </table:covered-table-cell>
          <table:table-cell table:style-name="TableCell670">
            <text:p text:style-name="P671">Físicas</text:p>
          </table:table-cell>
          <table:table-cell table:style-name="TableCell672">
            <text:p text:style-name="P673">Funcionais</text:p>
          </table:table-cell>
        </table:table-row>
        <table:table-row table:style-name="TableRow674">
          <table:table-cell table:style-name="TableCell675">
            <text:p text:style-name="P676">Documentos</text:p>
          </table:table-cell>
          <table:table-cell table:style-name="TableCell677">
            <text:p text:style-name="Standard"/>
          </table:table-cell>
          <table:table-cell table:style-name="TableCell678">
            <text:p text:style-name="Standard"/>
          </table:table-cell>
        </table:table-row>
        <table:table-row table:style-name="TableRow679">
          <table:table-cell table:style-name="TableCell680">
            <text:p text:style-name="TableContents">SGB_AS_ArquiteturaDeSoftware.odt</text:p>
          </table:table-cell>
          <table:table-cell table:style-name="TableCell681">
            <text:p text:style-name="TableContents"><text:a xlink:href="http://code.google.com/p/sgb-02-2012/source/browse/trunk/" office:target-frame-name="_top" xlink:show="replace">trunk</text:a>/ <text:a xlink:href="http://code.google.com/p/sgb-02-2012/source/browse/trunk/Desenvolvimento/" office:target-frame-name="_top" xlink:show="replace">Desenvolvimento</text:a>/ <text:a xlink:href="http://code.google.com/p/sgb-02-2012/source/browse/trunk/Desenvolvimento/Projeto/" office:target-frame-name="_top" xlink:show="replace">Projeto</text:a>/ , formato ODT</text:p>
          </table:table-cell>
          <table:table-cell table:style-name="TableCell682">
            <text:p text:style-name="Standard">Fornecer uma visão arquitetural abrangente do sistema</text:p>
          </table:table-cell>
        </table:table-row>
        <table:table-row table:style-name="TableRow683">
          <table:table-cell table:style-name="TableCell684">
            <text:p text:style-name="Standard"><text:bookmark-start text:name="crumb_links"/><text:bookmark-end text:name="crumb_links"/>SGB_PS_ProjetoDeSoftware_(Design).odt</text:p>
          </table:table-cell>
          <table:table-cell table:style-name="TableCell685">
            <text:p text:style-name="TableContents"><text:a xlink:href="http://code.google.com/p/sgb-02-2012/source/browse/trunk/" office:target-frame-name="_top" xlink:show="replace">trunk</text:a>/ <text:a xlink:href="http://code.google.com/p/sgb-02-2012/source/browse/trunk/Desenvolvimento/" office:target-frame-name="_top" xlink:show="replace">Desenvolvimento</text:a>/ <text:a xlink:href="http://code.google.com/p/sgb-02-2012/source/browse/trunk/Desenvolvimento/Projeto/" office:target-frame-name="_top" xlink:show="replace">Projeto</text:a>/  , formato ODT</text:p>
          </table:table-cell>
          <table:table-cell table:style-name="TableCell686">
            <text:p text:style-name="Standard">Fornece orientação das etapas de desenvolvimento do sistema proposto através do desenho do banco de dados, das interfaces e da arquitetura do software, e da implementação do sistema e testes</text:p>
          </table:table-cell>
        </table:table-row>
        <table:table-row table:style-name="TableRow687">
          <table:table-cell table:style-name="TableCell688">
            <text:p text:style-name="P689">Códigos(Pacotes)</text:p>
          </table:table-cell>
          <table:table-cell table:style-name="TableCell690">
            <text:p text:style-name="TableContents"/>
          </table:table-cell>
          <table:table-cell table:style-name="TableCell691">
            <text:p text:style-name="TableContents"/>
          </table:table-cell>
        </table:table-row>
        <table:table-row table:style-name="TableRow692">
          <table:table-cell table:style-name="TableCell693">
            <text:p text:style-name="TableContents"/>
          </table:table-cell>
          <table:table-cell table:style-name="TableCell694">
            <text:p text:style-name="Standard"/>
          </table:table-cell>
          <table:table-cell table:style-name="TableCell695">
            <text:p text:style-name="Standard"/>
          </table:table-cell>
        </table:table-row>
      </table:table>
      <text:h text:style-name="Título2" text:outline-level="2"/>
      <text:h text:style-name="P696" text:outline-level="2"/>
      <text:h text:style-name="P697" text:outline-level="2"/>
      <text:h text:style-name="P698" text:outline-level="2"/>
      <text:h text:style-name="P699" text:outline-level="2"/>
      <text:h text:style-name="P700" text:outline-level="2"/>
      <text:h text:style-name="P701" text:outline-level="2"/>
      <text:h text:style-name="P702" text:outline-level="2"/>
      <text:h text:style-name="P703" text:outline-level="2"/>
      <text:h text:style-name="P704" text:outline-level="2"/>
      <text:h text:style-name="P705" text:outline-level="2"/>
      <text:h text:style-name="P706" text:outline-level="2"/>
      <table:table table:style-name="Table707">
        <table:table-columns>
          <table:table-column table:style-name="TableColumn708"/>
          <table:table-column table:style-name="TableColumn709"/>
          <table:table-column table:style-name="TableColumn710"/>
        </table:table-columns>
        <table:table-row table:style-name="TableRow711">
          <table:table-cell table:style-name="TableCell712" table:number-columns-spanned="3">
            <text:p text:style-name="P713">Garantia da Qualidade</text:p>
          </table:table-cell>
          <table:covered-table-cell/>
          <table:covered-table-cell/>
        </table:table-row>
        <table:table-row table:style-name="TableRow714">
          <table:table-cell table:style-name="TableCell715" table:number-rows-spanned="2">
            <text:p text:style-name="P716">Nome do Item</text:p>
          </table:table-cell>
          <table:table-cell table:style-name="TableCell717" table:number-columns-spanned="2">
            <text:p text:style-name="P718">Características</text:p>
          </table:table-cell>
          <table:covered-table-cell/>
        </table:table-row>
        <table:table-row table:style-name="TableRow719">
          <table:covered-table-cell>
            <text:p text:style-name="P720"/>
          </table:covered-table-cell>
          <table:table-cell table:style-name="TableCell721">
            <text:p text:style-name="P722">Físicas</text:p>
          </table:table-cell>
          <table:table-cell table:style-name="TableCell723">
            <text:p text:style-name="P724">Funcionais</text:p>
          </table:table-cell>
        </table:table-row>
        <table:table-row table:style-name="TableRow725">
          <table:table-cell table:style-name="TableCell726">
            <text:p text:style-name="TableContents">SGB_PRGQA_ProcessoDeGer<text:soft-page-break/>enciaDeQualidade.odt</text:p>
          </table:table-cell>
          <table:table-cell table:style-name="TableCell727">
            <text:p text:style-name="TableContents"><text:a xlink:href="http://code.google.com/p/sgb-02-2012/source/browse/trunk/" office:target-frame-name="_top" xlink:show="replace">trunk</text:a>/ <text:a xlink:href="http://code.google.com/p/sgb-02-2012/source/browse/trunk/Garantia_da_Qualidade/" office:target-frame-name="_top" xlink:show="replace">Garantia_da_Qualidade</text:a>/ <text:a xlink:href="http://code.google.com/p/sgb-02-2012/source/browse/trunk/Garantia_da_Qualidade/Qualidade+do+Processo/" office:target-frame-name="_top" xlink:show="replace">Qualidade do Processo</text:a>/</text:p>
          </table:table-cell>
          <table:table-cell table:style-name="TableCell728">
            <text:p text:style-name="Standard">Assegurar que os produtos de<text:s/><text:soft-page-break/>trabalho e a execução dos processos estejam em conformidade com os planos e recursos predefinidos.</text:p>
          </table:table-cell>
        </table:table-row>
        <text:soft-page-break/>
        <table:table-row table:style-name="TableRow729">
          <table:table-cell table:style-name="TableCell730">
            <text:p text:style-name="TableContents">SGB_TEMPL_ChecklistDeAcompanhamentoDasAcoesCorretivas.odt</text:p>
          </table:table-cell>
          <table:table-cell table:style-name="TableCell731">
            <text:p text:style-name="TableContents"><text:a xlink:href="http://code.google.com/p/sgb-02-2012/source/browse/trunk/" office:target-frame-name="_top" xlink:show="replace"><text:span text:style-name="T732">trunk</text:span></text:a><text:span text:style-name="T733">/ </text:span><text:a xlink:href="http://code.google.com/p/sgb-02-2012/source/browse/trunk/Garantia_da_Qualidade/" office:target-frame-name="_top" xlink:show="replace"><text:span text:style-name="T734">Garantia_da_Qualidade</text:span></text:a><text:span text:style-name="T735">/ </text:span><text:a xlink:href="http://code.google.com/p/sgb-02-2012/source/browse/trunk/Garantia_da_Qualidade/Qualidade+do+Processo/" office:target-frame-name="_top" xlink:show="replace"><text:span text:style-name="T736">Qualidade do Proces</text:span><text:span text:style-name="T737">so</text:span></text:a><text:span text:style-name="T738">/ </text:span><text:a xlink:href="http://code.google.com/p/sgb-02-2012/source/browse/trunk/Garantia_da_Qualidade/Qualidade+do+Processo/Templates/" office:target-frame-name="_top" xlink:show="replace"><text:span text:style-name="T739">Templates</text:span></text:a><text:span text:style-name="T740">/</text:span></text:p>
          </table:table-cell>
          <table:table-cell table:style-name="TableCell741">
            <text:p text:style-name="TableContents">Template para preenchimento de Gestor de Qualidade</text:p>
          </table:table-cell>
        </table:table-row>
        <table:table-row table:style-name="TableRow742">
          <table:table-cell table:style-name="TableCell743">
            <text:p text:style-name="TableContents">SGB_TEMPL_ChecklistDeVerificacaoDaAquisição.odt</text:p>
          </table:table-cell>
          <table:table-cell table:style-name="TableCell744">
            <text:p text:style-name="TableContents"><text:a xlink:href="http://code.google.com/p/sgb-02-2012/source/browse/trunk/" office:target-frame-name="_top" xlink:show="replace"><text:span text:style-name="T745">trunk</text:span></text:a><text:span text:style-name="T746">/ </text:span><text:a xlink:href="http://code.google.com/p/sgb-02-2012/source/browse/trunk/Garantia_da_Qualidade/" office:target-frame-name="_top" xlink:show="replace"><text:span text:style-name="T747">Garantia_da_Qualidade</text:span></text:a><text:span text:style-name="T748">/ </text:span><text:a xlink:href="http://code.google.com/p/sgb-02-2012/source/browse/trunk/Garantia_da_Qualidade/Qualidade+do+Processo/" office:target-frame-name="_top" xlink:show="replace"><text:span text:style-name="T749">Qualidade do Processo</text:span></text:a><text:span text:style-name="T750">/ </text:span><text:a xlink:href="http://code.google.com/p/sgb-02-2012/source/browse/trunk/Garantia_da_Qualidade/Qualidade+do+Processo/Templates/" office:target-frame-name="_top" xlink:show="replace"><text:span text:style-name="T751">Templates</text:span></text:a><text:span text:style-name="T752">/</text:span></text:p>
          </table:table-cell>
          <table:table-cell table:style-name="TableCell753">
            <text:p text:style-name="TableContents">Template para preenchimento de Gestor de<text:s/>Qualidade</text:p>
          </table:table-cell>
        </table:table-row>
        <table:table-row table:style-name="TableRow754">
          <table:table-cell table:style-name="TableCell755">
            <text:p text:style-name="TableContents">SGB_TEMPL_ChecklistDeVerificacaoDaGarantiaDaQualidade.odt</text:p>
          </table:table-cell>
          <table:table-cell table:style-name="TableCell756">
            <text:p text:style-name="TableContents"><text:a xlink:href="http://code.google.com/p/sgb-02-2012/source/browse/trunk/" office:target-frame-name="_top" xlink:show="replace"><text:span text:style-name="T757">trunk</text:span></text:a><text:span text:style-name="T758">/ </text:span><text:a xlink:href="http://code.google.com/p/sgb-02-2012/source/browse/trunk/Garantia_da_Qualidade/" office:target-frame-name="_top" xlink:show="replace"><text:span text:style-name="T759">Garantia_da_Qualidade</text:span></text:a><text:span text:style-name="T760">/ </text:span><text:a xlink:href="http://code.google.com/p/sgb-02-2012/source/browse/trunk/Garantia_da_Qualidade/Qualidade+do+Processo/" office:target-frame-name="_top" xlink:show="replace"><text:span text:style-name="T761">Qualidade do Processo</text:span></text:a><text:span text:style-name="T762">/ </text:span><text:a xlink:href="http://code.google.com/p/sgb-02-2012/source/browse/trunk/Garantia_da_Qualidade/Qualidade+do+Processo/Templates/" office:target-frame-name="_top" xlink:show="replace"><text:span text:style-name="T763">Templates</text:span></text:a><text:span text:style-name="T764">/</text:span></text:p>
          </table:table-cell>
          <table:table-cell table:style-name="TableCell765">
            <text:p text:style-name="TableContents">Template para preenchimento de Gestor de Qualidade</text:p>
          </table:table-cell>
        </table:table-row>
        <table:table-row table:style-name="TableRow766">
          <table:table-cell table:style-name="TableCell767">
            <text:p text:style-name="TableContents">SGB_TEMPL_ChecklistDeVerificacaoDaGerenciaDeConfiguração.odt</text:p>
          </table:table-cell>
          <table:table-cell table:style-name="TableCell768">
            <text:p text:style-name="TableContents"><text:a xlink:href="http://code.google.com/p/sgb-02-2012/source/browse/trunk/" office:target-frame-name="_top" xlink:show="replace"><text:span text:style-name="T769">trunk</text:span></text:a><text:span text:style-name="T770">/ </text:span><text:a xlink:href="http://code.google.com/p/sgb-02-2012/source/browse/trunk/Garantia_da_Qualidade/" office:target-frame-name="_top" xlink:show="replace"><text:span text:style-name="T771">Garantia_da_Qualidade</text:span></text:a><text:span text:style-name="T772">/ </text:span><text:a xlink:href="http://code.google.com/p/sgb-02-2012/source/browse/trunk/Garantia_da_Qualidade/Qualidade+do+Processo/" office:target-frame-name="_top" xlink:show="replace"><text:span text:style-name="T773">Qualidade do Proces</text:span><text:span text:style-name="T774">so</text:span></text:a><text:span text:style-name="T775">/ </text:span><text:a xlink:href="http://code.google.com/p/sgb-02-2012/source/browse/trunk/Garantia_da_Qualidade/Qualidade+do+Processo/Templates/" office:target-frame-name="_top" xlink:show="replace"><text:span text:style-name="T776">Templates</text:span></text:a><text:span text:style-name="T777">/</text:span></text:p>
          </table:table-cell>
          <table:table-cell table:style-name="TableCell778">
            <text:p text:style-name="TableContents">Template para preenchimento de Gestor de Qualidade</text:p>
          </table:table-cell>
        </table:table-row>
        <table:table-row table:style-name="TableRow779">
          <table:table-cell table:style-name="TableCell780">
            <text:p text:style-name="TableContents">SGB_TEMPL_ChecklistDeVerificacaoDaGerenciaDePortfolioDeProjeto.odt</text:p>
          </table:table-cell>
          <table:table-cell table:style-name="TableCell781">
            <text:p text:style-name="TableContents"><text:a xlink:href="http://code.google.com/p/sgb-02-2012/source/browse/trunk/" office:target-frame-name="_top" xlink:show="replace"><text:span text:style-name="T782">trunk</text:span></text:a><text:span text:style-name="T783">/ </text:span><text:a xlink:href="http://code.google.com/p/sgb-02-2012/source/browse/trunk/Garantia_da_Qualidade/" office:target-frame-name="_top" xlink:show="replace"><text:span text:style-name="T784">Garantia_da_Qualidade</text:span></text:a><text:span text:style-name="T785">/ </text:span><text:a xlink:href="http://code.google.com/p/sgb-02-2012/source/browse/trunk/Garantia_da_Qualidade/Qualidade+do+Processo/" office:target-frame-name="_top" xlink:show="replace"><text:span text:style-name="T786">Qualidade do Processo</text:span></text:a><text:span text:style-name="T787">/ </text:span><text:a xlink:href="http://code.google.com/p/sgb-02-2012/source/browse/trunk/Garantia_da_Qualidade/Qualidade+do+Processo/Templates/" office:target-frame-name="_top" xlink:show="replace"><text:span text:style-name="T788">Templates</text:span></text:a><text:span text:style-name="T789">/</text:span></text:p>
          </table:table-cell>
          <table:table-cell table:style-name="TableCell790">
            <text:p text:style-name="TableContents">Template para preenchimento de Gestor de Qualidade</text:p>
          </table:table-cell>
        </table:table-row>
        <table:table-row table:style-name="TableRow791">
          <table:table-cell table:style-name="TableCell792">
            <text:p text:style-name="TableContents">SGB_TEMPL_ChecklistDeVerificacaoDaGerenciaDeProjetos.odt</text:p>
          </table:table-cell>
          <table:table-cell table:style-name="TableCell793">
            <text:p text:style-name="TableContents"><text:a xlink:href="http://code.google.com/p/sgb-02-2012/source/browse/trunk/" office:target-frame-name="_top" xlink:show="replace"><text:span text:style-name="T794">trunk</text:span></text:a><text:span text:style-name="T795">/ </text:span><text:a xlink:href="http://code.google.com/p/sgb-02-2012/source/browse/trunk/Garantia_da_Qualidade/" office:target-frame-name="_top" xlink:show="replace"><text:span text:style-name="T796">Garantia_da_Qualidade</text:span></text:a><text:span text:style-name="T797">/ </text:span><text:a xlink:href="http://code.google.com/p/sgb-02-2012/source/browse/trunk/Garantia_da_Qualidade/Qualidade+do+Processo/" office:target-frame-name="_top" xlink:show="replace"><text:span text:style-name="T798">Qualidade do Processo</text:span></text:a><text:span text:style-name="T799">/ </text:span><text:a xlink:href="http://code.google.com/p/sgb-02-2012/source/browse/trunk/Garantia_da_Qualidade/Qualidade+do+Processo/Templates/" office:target-frame-name="_top" xlink:show="replace"><text:span text:style-name="T800">Templates</text:span></text:a><text:span text:style-name="T801">/</text:span></text:p>
          </table:table-cell>
          <table:table-cell table:style-name="TableCell802">
            <text:p text:style-name="TableContents">Template para preenchimento de Gestor de Qualidade</text:p>
          </table:table-cell>
        </table:table-row>
        <table:table-row table:style-name="TableRow803">
          <table:table-cell table:style-name="TableCell804">
            <text:p text:style-name="TableContents">SGB_TEMPL_ChecklistDeVerificacaoDaGerenciaDeRequisitos.odt</text:p>
          </table:table-cell>
          <table:table-cell table:style-name="TableCell805">
            <text:p text:style-name="TableContents"><text:a xlink:href="http://code.google.com/p/sgb-02-2012/source/browse/trunk/" office:target-frame-name="_top" xlink:show="replace"><text:span text:style-name="T806">trunk</text:span></text:a><text:span text:style-name="T807">/ </text:span><text:a xlink:href="http://code.google.com/p/sgb-02-2012/source/browse/trunk/Garantia_da_Qualidade/" office:target-frame-name="_top" xlink:show="replace"><text:span text:style-name="T808">Garantia_da_Qualidade</text:span></text:a><text:span text:style-name="T809">/ </text:span><text:a xlink:href="http://code.google.com/p/sgb-02-2012/source/browse/trunk/Garantia_da_Qualidade/Qualidade+do+Processo/" office:target-frame-name="_top" xlink:show="replace"><text:span text:style-name="T810">Qualidade do Processo</text:span></text:a><text:span text:style-name="T811">/ </text:span><text:a xlink:href="http://code.google.com/p/sgb-02-2012/source/browse/trunk/Garantia_da_Qualidade/Qualidade+do+Processo/Templates/" office:target-frame-name="_top" xlink:show="replace"><text:span text:style-name="T812">Templates</text:span></text:a><text:span text:style-name="T813">/</text:span></text:p>
          </table:table-cell>
          <table:table-cell table:style-name="TableCell814">
            <text:p text:style-name="TableContents">Template para preenchimento de Gestor de Qualidade</text:p>
          </table:table-cell>
        </table:table-row>
        <table:table-row table:style-name="TableRow815">
          <table:table-cell table:style-name="TableCell816">
            <text:p text:style-name="TableContents">SGB_TEMPL_ChecklistDeVerificacaoDaMedicao.odt</text:p>
          </table:table-cell>
          <table:table-cell table:style-name="TableCell817">
            <text:p text:style-name="TableContents"><text:a xlink:href="http://code.google.com/p/sgb-02-2012/source/browse/trunk/" office:target-frame-name="_top" xlink:show="replace"><text:span text:style-name="T818">trunk</text:span></text:a><text:span text:style-name="T819">/ </text:span><text:a xlink:href="http://code.google.com/p/sgb-02-2012/source/browse/trunk/Garantia_da_Qualidade/" office:target-frame-name="_top" xlink:show="replace"><text:span text:style-name="T820">Garantia_da_Qualidade</text:span></text:a><text:span text:style-name="T821">/ </text:span><text:a xlink:href="http://code.google.com/p/sgb-02-2012/source/browse/trunk/Garantia_da_Qualidade/Qualidade+do+Processo/" office:target-frame-name="_top" xlink:show="replace"><text:span text:style-name="T822">Qualidade do Processo</text:span></text:a><text:span text:style-name="T823">/ </text:span><text:a xlink:href="http://code.google.com/p/sgb-02-2012/source/browse/trunk/Garantia_da_Qualidade/Qualidade+do+Processo/Templates/" office:target-frame-name="_top" xlink:show="replace"><text:span text:style-name="T824">Templates</text:span></text:a><text:span text:style-name="T825">/</text:span></text:p>
          </table:table-cell>
          <table:table-cell table:style-name="TableCell826">
            <text:p text:style-name="TableContents">Template para preenchimento de Gestor de Qualidade</text:p>
          </table:table-cell>
        </table:table-row>
        <table:table-row table:style-name="TableRow827">
          <table:table-cell table:style-name="TableCell828">
            <text:p text:style-name="TableContents">SGB_TEMPL_ChecklistDeVerificacaoDoTermoDeAbertura.odt</text:p>
          </table:table-cell>
          <table:table-cell table:style-name="TableCell829">
            <text:p text:style-name="TableContents"><text:a xlink:href="http://code.google.com/p/sgb-02-2012/source/browse/trunk/" office:target-frame-name="_top" xlink:show="replace"><text:span text:style-name="T830">trunk</text:span></text:a><text:span text:style-name="T831">/ </text:span><text:a xlink:href="http://code.google.com/p/sgb-02-2012/source/browse/trunk/Garantia_da_Qualidade/" office:target-frame-name="_top" xlink:show="replace"><text:span text:style-name="T832">Garantia_da_Qualidade</text:span></text:a><text:span text:style-name="T833">/ </text:span><text:a xlink:href="http://code.google.com/p/sgb-02-2012/source/browse/trunk/Garantia_da_Qualidade/Qualidade+do+Processo/" office:target-frame-name="_top" xlink:show="replace"><text:span text:style-name="T834">Qualidade do Processo</text:span></text:a><text:span text:style-name="T835">/ </text:span><text:a xlink:href="http://code.google.com/p/sgb-02-2012/source/browse/trunk/Garantia_da_Qualidade/Qualidade+do+Processo/Templates/" office:target-frame-name="_top" xlink:show="replace"><text:span text:style-name="T836">Templates</text:span></text:a><text:span text:style-name="T837">/</text:span></text:p>
          </table:table-cell>
          <table:table-cell table:style-name="TableCell838">
            <text:p text:style-name="TableContents">Template para preenchimento de Gestor de Qualidade</text:p>
          </table:table-cell>
        </table:table-row>
        <table:table-row table:style-name="TableRow839">
          <table:table-cell table:style-name="TableCell840">
            <text:p text:style-name="TableContents">SGB_CHKQA_ChecklistDeVerificacaoDoTermoDeAbertura.odt</text:p>
          </table:table-cell>
          <table:table-cell table:style-name="TableCell841">
            <text:p text:style-name="TableContents"><text:a xlink:href="http://code.google.com/p/sgb-02-2012/source/browse/trunk/" office:target-frame-name="_top" xlink:show="replace"><text:span text:style-name="T842">trunk</text:span></text:a><text:span text:style-name="T843">/ </text:span><text:a xlink:href="http://code.google.com/p/sgb-02-2012/source/browse/trunk/Garantia_da_Qualidade/" office:target-frame-name="_top" xlink:show="replace"><text:span text:style-name="T844">Garantia_da_Qualidade</text:span></text:a><text:span text:style-name="T845">/ </text:span><text:a xlink:href="http://code.google.com/p/sgb-02-2012/source/browse/trunk/Garantia_da_Qualidade/Qualidade+do+Processo/" office:target-frame-name="_top" xlink:show="replace"><text:span text:style-name="T846">Qualidade do Processo</text:span></text:a><text:span text:style-name="T847">/ </text:span><text:a xlink:href="http://code.google.com/p/sgb-02-2012/source/browse/trunk/Garantia_da_Qualidade/Qualidade+do+Processo/Checklists/" office:target-frame-name="_top" xlink:show="replace"><text:span text:style-name="T848">Checklists</text:span></text:a><text:span text:style-name="T849">/ </text:span></text:p>
          </table:table-cell>
          <table:table-cell table:style-name="TableCell850">
            <text:p text:style-name="TableContents">Checklist para Verificar as conformidades do Termo de Abertura do Projeto.</text:p>
          </table:table-cell>
        </table:table-row>
        <table:table-row table:style-name="TableRow851">
          <table:table-cell table:style-name="TableCell852">
            <text:p text:style-name="TableContents">SGB_CAQ_CriteriosParaAvaliacaoDaQualidade.odt</text:p>
          </table:table-cell>
          <table:table-cell table:style-name="TableCell853">
            <text:p text:style-name="TableContents"><text:a xlink:href="http://code.google.com/p/sgb-02-2012/source/browse/trunk/" office:target-frame-name="_top" xlink:show="replace"><text:span text:style-name="T854">trunk</text:span></text:a><text:span text:style-name="T855">/ </text:span><text:a xlink:href="http://code.google.com/p/sgb-02-2012/source/browse/trunk/Garantia_da_Qualidade/" office:target-frame-name="_top" xlink:show="replace"><text:span text:style-name="T856">Garantia_da_Qualidade</text:span></text:a><text:span text:style-name="T857">/ </text:span><text:a xlink:href="http://code.google.com/p/sgb-02-2012/source/browse/trunk/Garantia_da_Qualidade/Qualidade+do+Produto/" office:target-frame-name="_top" xlink:show="replace"><text:span text:style-name="T858">Qualidade do Produto</text:span></text:a><text:span text:style-name="T859">/ </text:span></text:p>
          </table:table-cell>
          <table:table-cell table:style-name="TableCell860">
            <text:p text:style-name="Standard">Os critérios para<text:s/>avaliar a qualidade dos produtos do projeto visa identificar o nível desejado de qualidade e determinar se ele foi atingido</text:p>
          </table:table-cell>
        </table:table-row>
      </table:table>
      <text:h text:style-name="P861" text:outline-level="2"/>
      <text:h text:style-name="P862" text:outline-level="2"/>
      <text:h text:style-name="P863" text:outline-level="2"/>
      <text:h text:style-name="P864" text:outline-level="2"/>
      <text:h text:style-name="P865" text:outline-level="2"/>
      <text:h text:style-name="P866" text:outline-level="2"/>
      <text:h text:style-name="P867" text:outline-level="2"/>
      <text:h text:style-name="P868" text:outline-level="2"/>
      <text:h text:style-name="P869" text:outline-level="2"/>
      <text:h text:style-name="P870" text:outline-level="2"/>
      <text:h text:style-name="P871" text:outline-level="2"/>
      <text:h text:style-name="P872" text:outline-level="2"/>
      <text:h text:style-name="P873" text:outline-level="2"/>
      <text:h text:style-name="P874" text:outline-level="2"/>
      <text:h text:style-name="P875" text:outline-level="2"/>
      <text:h text:style-name="P876" text:outline-level="2"/>
      <text:h text:style-name="P877" text:outline-level="2"/>
      <text:h text:style-name="P878" text:outline-level="2"/>
      <table:table table:style-name="Table879">
        <table:table-columns>
          <table:table-column table:style-name="TableColumn880"/>
          <table:table-column table:style-name="TableColumn881"/>
          <table:table-column table:style-name="TableColumn882"/>
        </table:table-columns>
        <table:table-row table:style-name="TableRow883">
          <table:table-cell table:style-name="TableCell884" table:number-columns-spanned="3">
            <text:p text:style-name="P885">Gerência de Configuração</text:p>
          </table:table-cell>
          <table:covered-table-cell/>
          <table:covered-table-cell/>
        </table:table-row>
        <table:table-row table:style-name="TableRow886">
          <table:table-cell table:style-name="TableCell887" table:number-rows-spanned="2">
            <text:p text:style-name="P888">Nome do Item</text:p>
          </table:table-cell>
          <table:table-cell table:style-name="TableCell889" table:number-columns-spanned="2">
            <text:p text:style-name="P890">Características</text:p>
          </table:table-cell>
          <table:covered-table-cell/>
        </table:table-row>
        <table:table-row table:style-name="TableRow891">
          <table:covered-table-cell>
            <text:p text:style-name="P892"/>
          </table:covered-table-cell>
          <table:table-cell table:style-name="TableCell893">
            <text:p text:style-name="P894">Físicas</text:p>
          </table:table-cell>
          <table:table-cell table:style-name="TableCell895">
            <text:p text:style-name="P896">Funcionais</text:p>
          </table:table-cell>
        </table:table-row>
        <table:table-row table:style-name="TableRow897">
          <table:table-cell table:style-name="TableCell898">
            <text:p text:style-name="TableContents">SGB_TEMPL_RelatorioIndividual.odt</text:p>
          </table:table-cell>
          <table:table-cell table:style-name="TableCell899">
            <text:p text:style-name="TableContents"><text:a xlink:href="http://code.google.com/p/sgb-02-2012/source/browse/trunk/" office:target-frame-name="_top" xlink:show="replace"><text:span text:style-name="T900">trunk</text:span></text:a><text:span text:style-name="T901">/ </text:span><text:a xlink:href="http://code.google.com/p/sgb-02-2012/source/browse/trunk/Gerencia_de_Configuracao/" office:target-frame-name="_top" xlink:show="replace"><text:span text:style-name="T902">Gerencia_de_Configuracao</text:span></text:a><text:span text:style-name="T903">/ </text:span><text:a xlink:href="http://code.google.com/p/sgb-02-2012/source/browse/trunk/Gerencia_de_Configuracao/Template/" office:target-frame-name="_top" xlink:show="replace"><text:span text:style-name="T904">Template</text:span></text:a><text:span text:style-name="T905">/</text:span></text:p>
          </table:table-cell>
          <table:table-cell table:style-name="TableCell906">
            <text:p text:style-name="TableContents">Template de preenchimento do Gestor de Configuração</text:p>
          </table:table-cell>
        </table:table-row>
        <table:table-row table:style-name="TableRow907">
          <table:table-cell table:style-name="TableCell908">
            <text:p text:style-name="TableContents">SGB_TEMPL_SolicitacaoMudanca.odt</text:p>
          </table:table-cell>
          <table:table-cell table:style-name="TableCell909">
            <text:p text:style-name="TableContents"><text:a xlink:href="http://code.google.com/p/sgb-02-2012/source/browse/trunk/" office:target-frame-name="_top" xlink:show="replace"><text:span text:style-name="T910">trunk</text:span></text:a><text:span text:style-name="T911">/ </text:span><text:a xlink:href="http://code.google.com/p/sgb-02-2012/source/browse/trunk/Gerencia_de_Configuracao/" office:target-frame-name="_top" xlink:show="replace"><text:span text:style-name="T912">Gerencia_de_Configuracao</text:span></text:a><text:span text:style-name="T913">/ </text:span><text:a xlink:href="http://code.google.com/p/sgb-02-2012/source/browse/trunk/Gerencia_de_Configuracao/Template/" office:target-frame-name="_top" xlink:show="replace"><text:span text:style-name="T914">Template</text:span></text:a><text:span text:style-name="T915">/</text:span></text:p>
          </table:table-cell>
          <table:table-cell table:style-name="TableCell916">
            <text:p text:style-name="TableContents">Template de<text:s/>preenchimento do Gestor de Configuração</text:p>
          </table:table-cell>
        </table:table-row>
        <table:table-row table:style-name="TableRow917">
          <table:table-cell table:style-name="TableCell918">
            <text:p text:style-name="TableContents">SGB_TEMPL_TemplateChecklistDeAuditoriaDeConfiguracaoFuncional.odt</text:p>
          </table:table-cell>
          <table:table-cell table:style-name="TableCell919">
            <text:p text:style-name="TableContents"><text:a xlink:href="http://code.google.com/p/sgb-02-2012/source/browse/trunk/" office:target-frame-name="_top" xlink:show="replace"><text:span text:style-name="T920">trunk</text:span></text:a><text:span text:style-name="T921">/ </text:span><text:a xlink:href="http://code.google.com/p/sgb-02-2012/source/browse/trunk/Gerencia_de_Configuracao/" office:target-frame-name="_top" xlink:show="replace"><text:span text:style-name="T922">Gerencia_de_Configuracao</text:span></text:a><text:span text:style-name="T923">/ </text:span><text:a xlink:href="http://code.google.com/p/sgb-02-2012/source/browse/trunk/Gerencia_de_Configuracao/Template/" office:target-frame-name="_top" xlink:show="replace"><text:span text:style-name="T924">Template</text:span></text:a><text:span text:style-name="T925">/</text:span></text:p>
          </table:table-cell>
          <table:table-cell table:style-name="TableCell926">
            <text:p text:style-name="TableContents">Template de preenchimento do Gestor de Configuração</text:p>
          </table:table-cell>
        </table:table-row>
        <table:table-row table:style-name="TableRow927">
          <table:table-cell table:style-name="TableCell928">
            <text:p text:style-name="TableContents">SGB_TEMPL_TemplateChecklistDeAuditoriaDeConfiguraçãoF<text:soft-page-break/>ísica.odt</text:p>
          </table:table-cell>
          <table:table-cell table:style-name="TableCell929">
            <text:p text:style-name="TableContents"><text:a xlink:href="http://code.google.com/p/sgb-02-2012/source/browse/trunk/" office:target-frame-name="_top" xlink:show="replace"><text:span text:style-name="T930">trunk</text:span></text:a><text:span text:style-name="T931">/ </text:span><text:a xlink:href="http://code.google.com/p/sgb-02-2012/source/browse/trunk/Gerencia_de_Configuracao/" office:target-frame-name="_top" xlink:show="replace"><text:span text:style-name="T932">Gerencia_de_Configurac</text:span><text:soft-page-break/><text:span text:style-name="T933">ao</text:span></text:a><text:span text:style-name="T934">/ </text:span><text:a xlink:href="http://code.google.com/p/sgb-02-2012/source/browse/trunk/Gerencia_de_Configuracao/Template/" office:target-frame-name="_top" xlink:show="replace"><text:span text:style-name="T935">Template</text:span></text:a><text:span text:style-name="T936">/</text:span></text:p>
          </table:table-cell>
          <table:table-cell table:style-name="TableCell937">
            <text:p text:style-name="TableContents">Template de preenchimento do<text:s/><text:soft-page-break/>Gestor de Configuração</text:p>
          </table:table-cell>
        </table:table-row>
        <text:soft-page-break/>
        <table:table-row table:style-name="TableRow938">
          <table:table-cell table:style-name="TableCell939">
            <text:p text:style-name="TableContents">SGB_TEMPL_TemplateDocumentos.odt</text:p>
          </table:table-cell>
          <table:table-cell table:style-name="TableCell940">
            <text:p text:style-name="TableContents"><text:a xlink:href="http://code.google.com/p/sgb-02-2012/source/browse/trunk/" office:target-frame-name="_top" xlink:show="replace"><text:span text:style-name="T941">trunk</text:span></text:a><text:span text:style-name="T942">/ </text:span><text:a xlink:href="http://code.google.com/p/sgb-02-2012/source/browse/trunk/Gerencia_de_Configuracao/" office:target-frame-name="_top" xlink:show="replace"><text:span text:style-name="T943">Gerencia_de_Configuracao</text:span></text:a><text:span text:style-name="T944">/ </text:span><text:a xlink:href="http://code.google.com/p/sgb-02-2012/source/browse/trunk/Gerencia_de_Configuracao/Template/" office:target-frame-name="_top" xlink:show="replace"><text:span text:style-name="T945">Template</text:span></text:a><text:span text:style-name="T946">/</text:span></text:p>
          </table:table-cell>
          <table:table-cell table:style-name="TableCell947">
            <text:p text:style-name="TableContents">Template de preenchimento do Gestor de Configuração</text:p>
          </table:table-cell>
        </table:table-row>
        <table:table-row table:style-name="TableRow948">
          <table:table-cell table:style-name="TableCell949">
            <text:p text:style-name="TableContents">SGB_TEMPL_TemplateRelatorioDeEstabelecimentoDeBaseline.odt</text:p>
          </table:table-cell>
          <table:table-cell table:style-name="TableCell950">
            <text:p text:style-name="TableContents"><text:a xlink:href="http://code.google.com/p/sgb-02-2012/source/browse/trunk/" office:target-frame-name="_top" xlink:show="replace"><text:span text:style-name="T951">trunk</text:span></text:a><text:span text:style-name="T952">/ </text:span><text:a xlink:href="http://code.google.com/p/sgb-02-2012/source/browse/trunk/Gerencia_de_Configuracao/" office:target-frame-name="_top" xlink:show="replace"><text:span text:style-name="T953">Gerencia_de_Configuracao</text:span></text:a><text:span text:style-name="T954">/ </text:span><text:a xlink:href="http://code.google.com/p/sgb-02-2012/source/browse/trunk/Gerencia_de_Configuracao/Template/" office:target-frame-name="_top" xlink:show="replace"><text:span text:style-name="T955">Template</text:span></text:a><text:span text:style-name="T956">/</text:span></text:p>
          </table:table-cell>
          <table:table-cell table:style-name="TableCell957">
            <text:p text:style-name="TableContents">Template de preenchimento do Gestor de Configuração</text:p>
          </table:table-cell>
        </table:table-row>
        <table:table-row table:style-name="TableRow958">
          <table:table-cell table:style-name="TableCell959">
            <text:p text:style-name="TableContents">SGB_TEMPL_TemplatePlanoMudancaBaseline.odt</text:p>
          </table:table-cell>
          <table:table-cell table:style-name="TableCell960">
            <text:p text:style-name="TableContents"><text:a xlink:href="http://code.google.com/p/sgb-02-2012/source/browse/trunk/" office:target-frame-name="_top" xlink:show="replace"><text:span text:style-name="T961">trunk</text:span></text:a><text:span text:style-name="T962">/ </text:span><text:a xlink:href="http://code.google.com/p/sgb-02-2012/source/browse/trunk/Gerencia_de_Configuracao/" office:target-frame-name="_top" xlink:show="replace"><text:span text:style-name="T963">Gerencia_de_Configuracao</text:span></text:a><text:span text:style-name="T964">/ </text:span><text:a xlink:href="http://code.google.com/p/sgb-02-2012/source/browse/trunk/Gerencia_de_Configuracao/Template/" office:target-frame-name="_top" xlink:show="replace"><text:span text:style-name="T965">Template</text:span></text:a><text:span text:style-name="T966">/</text:span></text:p>
          </table:table-cell>
          <table:table-cell table:style-name="TableCell967">
            <text:p text:style-name="TableContents">Template de preenchimento do Gestor de Configuração</text:p>
          </table:table-cell>
        </table:table-row>
        <table:table-row table:style-name="TableRow968">
          <table:table-cell table:style-name="TableCell969">
            <text:p text:style-name="TableContents">SGB_TEMPL_TemplateRelatorioDeNaoConformidadeDaAuditoriaDaConfiguração.odt</text:p>
          </table:table-cell>
          <table:table-cell table:style-name="TableCell970">
            <text:p text:style-name="TableContents"><text:a xlink:href="http://code.google.com/p/sgb-02-2012/source/browse/trunk/" office:target-frame-name="_top" xlink:show="replace"><text:span text:style-name="T971">trunk</text:span></text:a><text:span text:style-name="T972">/ </text:span><text:a xlink:href="http://code.google.com/p/sgb-02-2012/source/browse/trunk/Gerencia_de_Configuracao/" office:target-frame-name="_top" xlink:show="replace"><text:span text:style-name="T973">Gerencia_de_Configuracao</text:span></text:a><text:span text:style-name="T974">/ </text:span><text:a xlink:href="http://code.google.com/p/sgb-02-2012/source/browse/trunk/Gerencia_de_Configuracao/Template/" office:target-frame-name="_top" xlink:show="replace"><text:span text:style-name="T975">Template</text:span></text:a><text:span text:style-name="T976">/</text:span></text:p>
          </table:table-cell>
          <table:table-cell table:style-name="TableCell977">
            <text:p text:style-name="TableContents">Template de preenchimento do Gestor de Configuração</text:p>
          </table:table-cell>
        </table:table-row>
        <table:table-row table:style-name="TableRow978">
          <table:table-cell table:style-name="TableCell979">
            <text:p text:style-name="TableContents">SGB_TEMPL_TemplateRelatorioDeAcompanhamentoDaConfiguracao.odt</text:p>
          </table:table-cell>
          <table:table-cell table:style-name="TableCell980">
            <text:p text:style-name="TableContents"><text:a xlink:href="http://code.google.com/p/sgb-02-2012/source/browse/trunk/" office:target-frame-name="_top" xlink:show="replace"><text:span text:style-name="T981">trunk</text:span></text:a><text:span text:style-name="T982">/ </text:span><text:a xlink:href="http://code.google.com/p/sgb-02-2012/source/browse/trunk/Gerencia_de_Configuracao/" office:target-frame-name="_top" xlink:show="replace"><text:span text:style-name="T983">Gerencia_de_Configuracao</text:span></text:a><text:span text:style-name="T984">/ </text:span><text:a xlink:href="http://code.google.com/p/sgb-02-2012/source/browse/trunk/Gerencia_de_Configuracao/Template/" office:target-frame-name="_top" xlink:show="replace"><text:span text:style-name="T985">Template</text:span></text:a><text:span text:style-name="T986">/</text:span></text:p>
          </table:table-cell>
          <table:table-cell table:style-name="TableCell987">
            <text:p text:style-name="TableContents">Template de preenchimento do Gestor de Configuração</text:p>
          </table:table-cell>
        </table:table-row>
        <table:table-row table:style-name="TableRow988">
          <table:table-cell table:style-name="TableCell989">
            <text:p text:style-name="TableContents">SGB_TEMPL_TemplateAnaliseDeSolicitacaoMudanca.odt</text:p>
          </table:table-cell>
          <table:table-cell table:style-name="TableCell990">
            <text:p text:style-name="TableContents"><text:a xlink:href="http://code.google.com/p/sgb-02-2012/source/browse/trunk/" office:target-frame-name="_top" xlink:show="replace"><text:span text:style-name="T991">trunk</text:span></text:a><text:span text:style-name="T992">/ </text:span><text:a xlink:href="http://code.google.com/p/sgb-02-2012/source/browse/trunk/Gerencia_de_Configuracao/" office:target-frame-name="_top" xlink:show="replace"><text:span text:style-name="T993">Gerencia_de_Configuracao</text:span></text:a><text:span text:style-name="T994">/ </text:span><text:a xlink:href="http://code.google.com/p/sgb-02-2012/source/browse/trunk/Gerencia_de_Configuracao/Template/" office:target-frame-name="_top" xlink:show="replace"><text:span text:style-name="T995">Template</text:span></text:a><text:span text:style-name="T996">/</text:span></text:p>
          </table:table-cell>
          <table:table-cell table:style-name="TableCell997">
            <text:p text:style-name="TableContents">Template de preenchimento do Gestor de Configuração</text:p>
          </table:table-cell>
        </table:table-row>
        <table:table-row table:style-name="TableRow998">
          <table:table-cell table:style-name="TableCell999">
            <text:p text:style-name="TableContents">SGB_PLGC_PlanoDeGerenciaDeConfiguracao.odt</text:p>
          </table:table-cell>
          <table:table-cell table:style-name="TableCell1000">
            <text:p text:style-name="TableContents"><text:a xlink:href="http://code.google.com/p/sgb-02-2012/source/browse/trunk/" office:target-frame-name="_top" xlink:show="replace"><text:span text:style-name="T1001">trunk</text:span></text:a><text:span text:style-name="T1002">/ </text:span><text:a xlink:href="http://code.google.com/p/sgb-02-2012/source/browse/trunk/Gerencia_de_Configuracao/" office:target-frame-name="_top" xlink:show="replace"><text:span text:style-name="T1003">Gerencia_de_Configuracao</text:span></text:a><text:span text:style-name="T1004">/</text:span></text:p>
          </table:table-cell>
          <table:table-cell table:style-name="TableCell1005">
            <text:p text:style-name="TableContents"/>
          </table:table-cell>
        </table:table-row>
        <table:table-row table:style-name="TableRow1006">
          <table:table-cell table:style-name="TableCell1007">
            <text:p text:style-name="TableContents">SGB_PRGC_ProcessoDeGerenciaDeConfiguracao.odt</text:p>
          </table:table-cell>
          <table:table-cell table:style-name="TableCell1008">
            <text:p text:style-name="TableContents"><text:a xlink:href="http://code.google.com/p/sgb-02-2012/source/browse/trunk/" office:target-frame-name="_top" xlink:show="replace"><text:span text:style-name="T1009">trunk</text:span></text:a><text:span text:style-name="T1010">/ </text:span><text:a xlink:href="http://code.google.com/p/sgb-02-2012/source/browse/trunk/Gerencia_de_Configuracao/" office:target-frame-name="_top" xlink:show="replace"><text:span text:style-name="T1011">Gerencia_de_Configuracao</text:span></text:a><text:span text:style-name="T1012">/</text:span></text:p>
          </table:table-cell>
          <table:table-cell table:style-name="TableCell1013">
            <text:p text:style-name="TableContents"/>
          </table:table-cell>
        </table:table-row>
        <table:table-row table:style-name="TableRow1014">
          <table:table-cell table:style-name="TableCell1015">
            <text:p text:style-name="TableContents"/>
          </table:table-cell>
          <table:table-cell table:style-name="TableCell1016">
            <text:p text:style-name="TableContents"/>
          </table:table-cell>
          <table:table-cell table:style-name="TableCell1017">
            <text:p text:style-name="TableContents"/>
          </table:table-cell>
        </table:table-row>
      </table:table>
      <text:h text:style-name="P1018" text:outline-level="2"/>
      <text:h text:style-name="P1019" text:outline-level="2"/>
      <text:h text:style-name="P1020" text:outline-level="2"/>
      <text:h text:style-name="P1021" text:outline-level="2"/>
      <text:h text:style-name="P1022" text:outline-level="2"/>
      <text:h text:style-name="P1023" text:outline-level="2"/>
      <text:h text:style-name="P1024" text:outline-level="2"/>
      <text:h text:style-name="P1025" text:outline-level="2"/>
      <text:h text:style-name="P1026" text:outline-level="2"/>
      <text:h text:style-name="P1027" text:outline-level="2"/>
      <text:h text:style-name="P1028" text:outline-level="2"/>
      <text:h text:style-name="P1029" text:outline-level="2"/>
      <text:h text:style-name="P1030" text:outline-level="2"/>
      <text:h text:style-name="P1031" text:outline-level="2"/>
      <text:h text:style-name="P1032" text:outline-level="2"/>
      <text:h text:style-name="P1033" text:outline-level="2"/>
      <text:h text:style-name="P1034" text:outline-level="2"/>
      <text:h text:style-name="P1035" text:outline-level="2"/>
      <text:h text:style-name="P1036" text:outline-level="2"/>
      <text:h text:style-name="P1037" text:outline-level="2"/>
      <text:h text:style-name="P1038" text:outline-level="2"/>
      <text:h text:style-name="P1039" text:outline-level="2"/>
      <text:h text:style-name="P1040" text:outline-level="2"/>
      <text:h text:style-name="P1041" text:outline-level="2"/>
      <table:table table:style-name="Table1042">
        <table:table-columns>
          <table:table-column table:style-name="TableColumn1043"/>
          <table:table-column table:style-name="TableColumn1044"/>
          <table:table-column table:style-name="TableColumn1045"/>
        </table:table-columns>
        <table:table-row table:style-name="TableRow1046">
          <table:table-cell table:style-name="TableCell1047" table:number-columns-spanned="3">
            <text:p text:style-name="P1048">Gerência de Projetos</text:p>
          </table:table-cell>
          <table:covered-table-cell/>
          <table:covered-table-cell/>
        </table:table-row>
        <table:table-row table:style-name="TableRow1049">
          <table:table-cell table:style-name="TableCell1050" table:number-rows-spanned="2">
            <text:p text:style-name="P1051">Nome do Item</text:p>
          </table:table-cell>
          <table:table-cell table:style-name="TableCell1052" table:number-columns-spanned="2">
            <text:p text:style-name="P1053">Características</text:p>
          </table:table-cell>
          <table:covered-table-cell/>
        </table:table-row>
        <table:table-row table:style-name="TableRow1054">
          <table:covered-table-cell>
            <text:p text:style-name="P1055"/>
          </table:covered-table-cell>
          <table:table-cell table:style-name="TableCell1056">
            <text:p text:style-name="P1057">Físicas</text:p>
          </table:table-cell>
          <table:table-cell table:style-name="TableCell1058">
            <text:p text:style-name="P1059">Funcionais</text:p>
          </table:table-cell>
        </table:table-row>
        <table:table-row table:style-name="TableRow1060">
          <table:table-cell table:style-name="TableCell1061">
            <text:p text:style-name="TableContents">Processo de Aquisição de<text:s/>Ferramentas e Serviços.png</text:p>
          </table:table-cell>
          <table:table-cell table:style-name="TableCell1062">
            <text:p text:style-name="TableContents"><text:a xlink:href="http://code.google.com/p/sgb-02-2012/source/browse/trunk/" office:target-frame-name="_top" xlink:show="replace"><text:span text:style-name="T1063">trunk</text:span></text:a><text:span text:style-name="T1064">/ </text:span><text:a xlink:href="http://code.google.com/p/sgb-02-2012/source/browse/trunk/Gerencia_de_Projetos/" office:target-frame-name="_top" xlink:show="replace"><text:span text:style-name="T1065">Gerencia_de_Projetos</text:span></text:a><text:span text:style-name="T1066">/ </text:span><text:a xlink:href="http://code.google.com/p/sgb-02-2012/source/browse/trunk/Gerencia_de_Projetos/Aquisicao/" office:target-frame-name="_top" xlink:show="replace"><text:span text:style-name="T1067">Aquisicao</text:span></text:a><text:span text:style-name="T1068">/ </text:span></text:p>
          </table:table-cell>
          <table:table-cell table:style-name="TableCell1069">
            <text:p text:style-name="P1070">&lt;Corrigir nome do documento&gt;</text:p>
          </table:table-cell>
        </table:table-row>
        <table:table-row table:style-name="TableRow1071">
          <table:table-cell table:style-name="TableCell1072">
            <text:p text:style-name="TableContents">SGB_PLCOM_PlanoComunicacao.odt</text:p>
          </table:table-cell>
          <table:table-cell table:style-name="TableCell1073">
            <text:p text:style-name="Standard"><text:bookmark-start text:name="crumb_links1"/><text:bookmark-end text:name="crumb_links1"/><text:a xlink:href="http://code.google.com/p/sgb-02-2012/source/browse/trunk/" office:target-frame-name="_top" xlink:show="replace"><text:span text:style-name="T1074">trunk</text:span></text:a><text:span text:style-name="T1075">/ </text:span><text:a xlink:href="http://code.google.com/p/sgb-02-2012/source/browse/trunk/Gerencia_de_Projetos/" office:target-frame-name="_top" xlink:show="replace"><text:span text:style-name="T1076">Gerencia_de_Projetos</text:span></text:a><text:span text:style-name="T1077">/ </text:span><text:a xlink:href="http://code.google.com/p/sgb-02-2012/source/browse/trunk/Gerencia_de_Projetos/Comunicacao/" office:target-frame-name="_top" xlink:show="replace"><text:span text:style-name="T1078">Comunicacao</text:span></text:a><text:span text:style-name="T1079">/</text:span></text:p>
          </table:table-cell>
          <table:table-cell table:style-name="TableCell1080">
            <text:p text:style-name="TableContents"/>
          </table:table-cell>
        </table:table-row>
        <table:table-row table:style-name="TableRow1081">
          <table:table-cell table:style-name="TableCell1082">
            <text:p text:style-name="TableContents">SGB_ANVI_AnaliseViabilidade.odt</text:p>
          </table:table-cell>
          <table:table-cell table:style-name="TableCell1083">
            <text:p text:style-name="TableContents"><text:a xlink:href="http://code.google.com/p/sgb-02-2012/source/browse/trunk/" office:target-frame-name="_top" xlink:show="replace"><text:span text:style-name="T1084">trunk</text:span></text:a><text:span text:style-name="T1085">/ </text:span><text:a xlink:href="http://code.google.com/p/sgb-02-2012/source/browse/trunk/Gerencia_de_Projetos/" office:target-frame-name="_top" xlink:show="replace"><text:span text:style-name="T1086">Gerencia_de_Projetos</text:span></text:a><text:span text:style-name="T1087">/ </text:span><text:a xlink:href="http://code.google.com/p/sgb-02-2012/source/browse/trunk/Gerencia_de_Projetos/Custo/" office:target-frame-name="_top" xlink:show="replace"><text:span text:style-name="T1088">Custo</text:span></text:a><text:span text:style-name="T1089">/</text:span></text:p>
          </table:table-cell>
          <table:table-cell table:style-name="TableCell1090">
            <text:p text:style-name="TableContents"/>
          </table:table-cell>
        </table:table-row>
        <table:table-row table:style-name="TableRow1091">
          <table:table-cell table:style-name="TableCell1092">
            <text:p text:style-name="TableContents">SGB_ANVI_AnaliseViabilidadeFaseDePlanejamento.doc</text:p>
          </table:table-cell>
          <table:table-cell table:style-name="TableCell1093">
            <text:p text:style-name="TableContents"><text:a xlink:href="http://code.google.com/p/sgb-02-2012/source/browse/trunk/" office:target-frame-name="_top" xlink:show="replace"><text:span text:style-name="T1094">trunk</text:span></text:a><text:span text:style-name="T1095">/ </text:span><text:a xlink:href="http://code.google.com/p/sgb-02-2012/source/browse/trunk/Gerencia_de_Projetos/" office:target-frame-name="_top" xlink:show="replace"><text:span text:style-name="T1096">Gerencia_de_Projetos</text:span></text:a><text:span text:style-name="T1097">/ </text:span><text:a xlink:href="http://code.google.com/p/sgb-02-2012/source/browse/trunk/Gerencia_de_Projetos/Custo/" office:target-frame-name="_top" xlink:show="replace"><text:span text:style-name="T1098">Custo</text:span></text:a><text:span text:style-name="T1099">/</text:span></text:p>
          </table:table-cell>
          <table:table-cell table:style-name="TableCell1100">
            <text:p text:style-name="TableContents"/>
          </table:table-cell>
        </table:table-row>
        <table:table-row table:style-name="TableRow1101">
          <table:table-cell table:style-name="TableCell1102">
            <text:p text:style-name="TableContents">SGB_MC_Metricas_de_Custo.pdf</text:p>
          </table:table-cell>
          <table:table-cell table:style-name="TableCell1103">
            <text:p text:style-name="TableContents"><text:a xlink:href="http://code.google.com/p/sgb-02-2012/source/browse/trunk/" office:target-frame-name="_top" xlink:show="replace"><text:span text:style-name="T1104">trunk</text:span></text:a><text:span text:style-name="T1105">/ </text:span><text:a xlink:href="http://code.google.com/p/sgb-02-2012/source/browse/trunk/Gerencia_de_Projetos/" office:target-frame-name="_top" xlink:show="replace"><text:span text:style-name="T1106">Gerencia_de_Projetos</text:span></text:a><text:span text:style-name="T1107">/ </text:span><text:a xlink:href="http://code.google.com/p/sgb-02-2012/source/browse/trunk/Gerencia_de_Projetos/Custo/" office:target-frame-name="_top" xlink:show="replace"><text:span text:style-name="T1108">Custo</text:span></text:a><text:span text:style-name="T1109">/</text:span></text:p>
          </table:table-cell>
          <table:table-cell table:style-name="TableCell1110">
            <text:p text:style-name="TableContents"/>
          </table:table-cell>
        </table:table-row>
        <table:table-row table:style-name="TableRow1111">
          <table:table-cell table:style-name="TableCell1112">
            <text:p text:style-name="TableContents">SGB_PCP_PlanilhaDeCustosPorProfissional.jpg</text:p>
          </table:table-cell>
          <table:table-cell table:style-name="TableCell1113">
            <text:p text:style-name="TableContents"><text:a xlink:href="http://code.google.com/p/sgb-02-2012/source/browse/trunk/" office:target-frame-name="_top" xlink:show="replace"><text:span text:style-name="T1114">trunk</text:span></text:a><text:span text:style-name="T1115">/ </text:span><text:a xlink:href="http://code.google.com/p/sgb-02-2012/source/browse/trunk/Gerencia_de_Projetos/" office:target-frame-name="_top" xlink:show="replace"><text:span text:style-name="T1116">Gerencia_de_Projetos</text:span></text:a><text:span text:style-name="T1117">/ </text:span><text:a xlink:href="http://code.google.com/p/sgb-02-2012/source/browse/trunk/Gerencia_de_Projetos/Custo/" office:target-frame-name="_top" xlink:show="replace"><text:span text:style-name="T1118">Custo</text:span></text:a><text:span text:style-name="T1119">/</text:span></text:p>
          </table:table-cell>
          <table:table-cell table:style-name="TableCell1120">
            <text:p text:style-name="TableContents"/>
          </table:table-cell>
        </table:table-row>
        <text:soft-page-break/>
        <table:table-row table:style-name="TableRow1121">
          <table:table-cell table:style-name="TableCell1122">
            <text:p text:style-name="TableContents">SGB_CicloDeVidaDoProjeto.odt</text:p>
          </table:table-cell>
          <table:table-cell table:style-name="TableCell1123">
            <text:p text:style-name="P1124">Ajeitar <text:s/>item no Repositório de acordo com os padrões de nomenclatura</text:p>
          </table:table-cell>
          <table:table-cell table:style-name="TableCell1125">
            <text:p text:style-name="TableContents"/>
          </table:table-cell>
        </table:table-row>
        <table:table-row table:style-name="TableRow1126">
          <table:table-cell table:style-name="TableCell1127">
            <text:p text:style-name="TableContents">SGB_EAP_EstruturaAnaliticaDoProjeto.odt</text:p>
          </table:table-cell>
          <table:table-cell table:style-name="TableCell1128">
            <text:p text:style-name="TableContents"><text:a xlink:href="http://code.google.com/p/sgb-02-2012/source/browse/trunk/" office:target-frame-name="_top" xlink:show="replace"><text:span text:style-name="T1129">trunk</text:span></text:a><text:span text:style-name="T1130">/ </text:span><text:a xlink:href="http://code.google.com/p/sgb-02-2012/source/browse/trunk/Gerencia_de_Projetos/" office:target-frame-name="_top" xlink:show="replace"><text:span text:style-name="T1131">Gerencia_de_Projetos</text:span></text:a><text:span text:style-name="T1132">/ </text:span><text:a xlink:href="http://code.google.com/p/sgb-02-2012/source/browse/trunk/Gerencia_de_Projetos/Escopo/" office:target-frame-name="_top" xlink:show="replace"><text:span text:style-name="T1133">Escopo</text:span></text:a><text:span text:style-name="T1134">/</text:span></text:p>
          </table:table-cell>
          <table:table-cell table:style-name="TableCell1135">
            <text:p text:style-name="TableContents"/>
          </table:table-cell>
        </table:table-row>
        <table:table-row table:style-name="TableRow1136">
          <table:table-cell table:style-name="TableCell1137">
            <text:p text:style-name="TableContents">SGB_MEAPC_ModelagemEAPConcepcao.png</text:p>
          </table:table-cell>
          <table:table-cell table:style-name="TableCell1138">
            <text:p text:style-name="TableContents"><text:a xlink:href="http://code.google.com/p/sgb-02-2012/source/browse/trunk/" office:target-frame-name="_top" xlink:show="replace"><text:span text:style-name="T1139">trunk</text:span></text:a><text:span text:style-name="T1140">/ </text:span><text:a xlink:href="http://code.google.com/p/sgb-02-2012/source/browse/trunk/Gerencia_de_Projetos/" office:target-frame-name="_top" xlink:show="replace"><text:span text:style-name="T1141">Gerencia_de_Projetos</text:span></text:a><text:span text:style-name="T1142">/ </text:span><text:a xlink:href="http://code.google.com/p/sgb-02-2012/source/browse/trunk/Gerencia_de_Projetos/Escopo/" office:target-frame-name="_top" xlink:show="replace"><text:span text:style-name="T1143">Escopo</text:span></text:a><text:span text:style-name="T1144">/</text:span></text:p>
          </table:table-cell>
          <table:table-cell table:style-name="TableCell1145">
            <text:p text:style-name="TableContents"/>
          </table:table-cell>
        </table:table-row>
        <table:table-row table:style-name="TableRow1146">
          <table:table-cell table:style-name="TableCell1147">
            <text:p text:style-name="TableContents">SGB_MEAPP_ModelagemEAPPlanejamento.png</text:p>
          </table:table-cell>
          <table:table-cell table:style-name="TableCell1148">
            <text:p text:style-name="TableContents"><text:a xlink:href="http://code.google.com/p/sgb-02-2012/source/browse/trunk/" office:target-frame-name="_top" xlink:show="replace"><text:span text:style-name="T1149">trunk</text:span></text:a><text:span text:style-name="T1150">/ </text:span><text:a xlink:href="http://code.google.com/p/sgb-02-2012/source/browse/trunk/Gerencia_de_Projetos/" office:target-frame-name="_top" xlink:show="replace"><text:span text:style-name="T1151">Gerencia_de_Projetos</text:span></text:a><text:span text:style-name="T1152">/ </text:span><text:a xlink:href="http://code.google.com/p/sgb-02-2012/source/browse/trunk/Gerencia_de_Projetos/Escopo/" office:target-frame-name="_top" xlink:show="replace"><text:span text:style-name="T1153">Escopo</text:span></text:a><text:span text:style-name="T1154">/</text:span></text:p>
          </table:table-cell>
          <table:table-cell table:style-name="TableCell1155">
            <text:p text:style-name="TableContents"/>
          </table:table-cell>
        </table:table-row>
        <table:table-row table:style-name="TableRow1156">
          <table:table-cell table:style-name="TableCell1157">
            <text:p text:style-name="TableContents">SGB_PLGE_PlanoDeGerenciaDeEscopo.odt</text:p>
          </table:table-cell>
          <table:table-cell table:style-name="TableCell1158">
            <text:p text:style-name="TableContents"><text:a xlink:href="http://code.google.com/p/sgb-02-2012/source/browse/trunk/" office:target-frame-name="_top" xlink:show="replace"><text:span text:style-name="T1159">trunk</text:span></text:a><text:span text:style-name="T1160">/ </text:span><text:a xlink:href="http://code.google.com/p/sgb-02-2012/source/browse/trunk/Gerencia_de_Projetos/" office:target-frame-name="_top" xlink:show="replace"><text:span text:style-name="T1161">Gerencia_de_Projetos</text:span></text:a><text:span text:style-name="T1162">/ </text:span><text:a xlink:href="http://code.google.com/p/sgb-02-2012/source/browse/trunk/Gerencia_de_Projetos/Escopo/" office:target-frame-name="_top" xlink:show="replace"><text:span text:style-name="T1163">Escopo</text:span></text:a><text:span text:style-name="T1164">/</text:span></text:p>
          </table:table-cell>
          <table:table-cell table:style-name="TableCell1165">
            <text:p text:style-name="TableContents"/>
          </table:table-cell>
        </table:table-row>
        <table:table-row table:style-name="TableRow1166">
          <table:table-cell table:style-name="TableCell1167">
            <text:p text:style-name="TableContents">SGB_ATAR_AtaDeReuniao001.odt</text:p>
          </table:table-cell>
          <table:table-cell table:style-name="TableCell1168">
            <text:p text:style-name="TableContents"><text:a xlink:href="http://code.google.com/p/sgb-02-2012/source/browse/trunk/" office:target-frame-name="_top" xlink:show="replace"><text:span text:style-name="T1169">trunk</text:span></text:a><text:span text:style-name="T1170">/ </text:span><text:a xlink:href="http://code.google.com/p/sgb-02-2012/source/browse/trunk/Gerencia_de_Projetos/" office:target-frame-name="_top" xlink:show="replace"><text:span text:style-name="T1171">Gerencia_de_Projetos</text:span></text:a><text:span text:style-name="T1172">/ </text:span><text:a xlink:href="http://code.google.com/p/sgb-02-2012/source/browse/trunk/Gerencia_de_Projetos/Integracao/" office:target-frame-name="_top" xlink:show="replace"><text:span text:style-name="T1173">Integracao</text:span></text:a><text:span text:style-name="T1174">/</text:span></text:p>
          </table:table-cell>
          <table:table-cell table:style-name="TableCell1175">
            <text:p text:style-name="TableContents"/>
          </table:table-cell>
        </table:table-row>
        <table:table-row table:style-name="TableRow1176">
          <table:table-cell table:style-name="TableCell1177">
            <text:p text:style-name="TableContents">SGB_ATAR_AtaDeReuniao002.odt</text:p>
          </table:table-cell>
          <table:table-cell table:style-name="TableCell1178">
            <text:p text:style-name="TableContents"><text:a xlink:href="http://code.google.com/p/sgb-02-2012/source/browse/trunk/" office:target-frame-name="_top" xlink:show="replace"><text:span text:style-name="T1179">trunk</text:span></text:a><text:span text:style-name="T1180">/ </text:span><text:a xlink:href="http://code.google.com/p/sgb-02-2012/source/browse/trunk/Gerencia_de_Projetos/" office:target-frame-name="_top" xlink:show="replace"><text:span text:style-name="T1181">Gerencia_de_Projetos</text:span></text:a><text:span text:style-name="T1182">/ </text:span><text:a xlink:href="http://code.google.com/p/sgb-02-2012/source/browse/trunk/Gerencia_de_Projetos/Integracao/" office:target-frame-name="_top" xlink:show="replace"><text:span text:style-name="T1183">Integracao</text:span></text:a><text:span text:style-name="T1184">/</text:span></text:p>
          </table:table-cell>
          <table:table-cell table:style-name="TableCell1185">
            <text:p text:style-name="TableContents"/>
          </table:table-cell>
        </table:table-row>
        <table:table-row table:style-name="TableRow1186">
          <table:table-cell table:style-name="TableCell1187">
            <text:p text:style-name="TableContents">SGB_GINT_PlanoDeGerênciaDeIntegração.odt</text:p>
          </table:table-cell>
          <table:table-cell table:style-name="TableCell1188">
            <text:p text:style-name="TableContents"><text:a xlink:href="http://code.google.com/p/sgb-02-2012/source/browse/trunk/" office:target-frame-name="_top" xlink:show="replace"><text:span text:style-name="T1189">trunk</text:span></text:a><text:span text:style-name="T1190">/ </text:span><text:a xlink:href="http://code.google.com/p/sgb-02-2012/source/browse/trunk/Gerencia_de_Projetos/" office:target-frame-name="_top" xlink:show="replace"><text:span text:style-name="T1191">Gerencia_de_Projetos</text:span></text:a><text:span text:style-name="T1192">/ </text:span><text:a xlink:href="http://code.google.com/p/sgb-02-2012/source/browse/trunk/Gerencia_de_Projetos/Integracao/" office:target-frame-name="_top" xlink:show="replace"><text:span text:style-name="T1193">Integracao</text:span></text:a><text:span text:style-name="T1194">/</text:span></text:p>
          </table:table-cell>
          <table:table-cell table:style-name="TableCell1195">
            <text:p text:style-name="TableContents"/>
          </table:table-cell>
        </table:table-row>
        <table:table-row table:style-name="TableRow1196">
          <table:table-cell table:style-name="TableCell1197">
            <text:p text:style-name="TableContents">SGB_GINT_ProblemasEAções.odt</text:p>
          </table:table-cell>
          <table:table-cell table:style-name="TableCell1198">
            <text:p text:style-name="TableContents"><text:a xlink:href="http://code.google.com/p/sgb-02-2012/source/browse/trunk/" office:target-frame-name="_top" xlink:show="replace"><text:span text:style-name="T1199">trunk</text:span></text:a><text:span text:style-name="T1200">/ </text:span><text:a xlink:href="http://code.google.com/p/sgb-02-2012/source/browse/trunk/Gerencia_de_Projetos/" office:target-frame-name="_top" xlink:show="replace"><text:span text:style-name="T1201">Gerencia_de_Projetos</text:span></text:a><text:span text:style-name="T1202">/ </text:span><text:a xlink:href="http://code.google.com/p/sgb-02-2012/source/browse/trunk/Gerencia_de_Projetos/Integracao/" office:target-frame-name="_top" xlink:show="replace"><text:span text:style-name="T1203">Integracao</text:span></text:a><text:span text:style-name="T1204">/</text:span></text:p>
          </table:table-cell>
          <table:table-cell table:style-name="TableCell1205">
            <text:p text:style-name="TableContents"/>
          </table:table-cell>
        </table:table-row>
        <table:table-row table:style-name="TableRow1206">
          <table:table-cell table:style-name="TableCell1207">
            <text:p text:style-name="TableContents">SGB_TAP_TermoDeAberturaDeProjeto.odt</text:p>
          </table:table-cell>
          <table:table-cell table:style-name="TableCell1208">
            <text:p text:style-name="TableContents"><text:a xlink:href="http://code.google.com/p/sgb-02-2012/source/browse/trunk/" office:target-frame-name="_top" xlink:show="replace"><text:span text:style-name="T1209">trunk</text:span></text:a><text:span text:style-name="T1210">/ </text:span><text:a xlink:href="http://code.google.com/p/sgb-02-2012/source/browse/trunk/Gerencia_de_Projetos/" office:target-frame-name="_top" xlink:show="replace"><text:span text:style-name="T1211">Gerencia_de_Projetos</text:span></text:a><text:span text:style-name="T1212">/ </text:span><text:a xlink:href="http://code.google.com/p/sgb-02-2012/source/browse/trunk/Gerencia_de_Projetos/Integracao/" office:target-frame-name="_top" xlink:show="replace"><text:span text:style-name="T1213">Integracao</text:span></text:a><text:span text:style-name="T1214">/</text:span></text:p>
          </table:table-cell>
          <table:table-cell table:style-name="TableCell1215">
            <text:p text:style-name="TableContents"/>
          </table:table-cell>
        </table:table-row>
        <table:table-row table:style-name="TableRow1216">
          <table:table-cell table:style-name="TableCell1217">
            <text:p text:style-name="TableContents">SGB_ALRH_AlocacaoRecursosHumanos.xlsx</text:p>
          </table:table-cell>
          <table:table-cell table:style-name="TableCell1218">
            <text:p text:style-name="TableContents"><text:a xlink:href="http://code.google.com/p/sgb-02-2012/source/browse/trunk/" office:target-frame-name="_top" xlink:show="replace"><text:span text:style-name="T1219">trunk</text:span></text:a><text:span text:style-name="T1220">/ </text:span><text:a xlink:href="http://code.google.com/p/sgb-02-2012/source/browse/trunk/Gerencia_de_Projetos/" office:target-frame-name="_top" xlink:show="replace"><text:span text:style-name="T1221">Gerencia_de_Projetos</text:span></text:a><text:span text:style-name="T1222">/ </text:span><text:a xlink:href="http://code.google.com/p/sgb-02-2012/source/browse/trunk/Gerencia_de_Projetos/Recursos_Humanos/" office:target-frame-name="_top" xlink:show="replace"><text:span text:style-name="T1223">Recursos_Humanos</text:span></text:a><text:span text:style-name="T1224">/</text:span></text:p>
          </table:table-cell>
          <table:table-cell table:style-name="TableCell1225">
            <text:p text:style-name="TableContents"/>
          </table:table-cell>
        </table:table-row>
        <table:table-row table:style-name="TableRow1226">
          <table:table-cell table:style-name="TableCell1227">
            <text:p text:style-name="TableContents">SGB_PCE_PlanilhaCapacitacaoEquipe.ods</text:p>
          </table:table-cell>
          <table:table-cell table:style-name="TableCell1228">
            <text:p text:style-name="TableContents"><text:a xlink:href="http://code.google.com/p/sgb-02-2012/source/browse/trunk/" office:target-frame-name="_top" xlink:show="replace"><text:span text:style-name="T1229">trunk</text:span></text:a><text:span text:style-name="T1230">/ </text:span><text:a xlink:href="http://code.google.com/p/sgb-02-2012/source/browse/trunk/Gerencia_de_Projetos/" office:target-frame-name="_top" xlink:show="replace"><text:span text:style-name="T1231">Gerencia_de_Projetos</text:span></text:a><text:span text:style-name="T1232">/ </text:span><text:a xlink:href="http://code.google.com/p/sgb-02-2012/source/browse/trunk/Gerencia_de_Projetos/Recursos_Humanos/" office:target-frame-name="_top" xlink:show="replace"><text:span text:style-name="T1233">Recursos_Humanos</text:span></text:a><text:span text:style-name="T1234">/</text:span></text:p>
          </table:table-cell>
          <table:table-cell table:style-name="TableCell1235">
            <text:p text:style-name="TableContents"/>
          </table:table-cell>
        </table:table-row>
        <table:table-row table:style-name="TableRow1236">
          <table:table-cell table:style-name="TableCell1237">
            <text:p text:style-name="TableContents">SGB_PLRH_PlanoRecursosHumanos.odt</text:p>
          </table:table-cell>
          <table:table-cell table:style-name="TableCell1238">
            <text:p text:style-name="TableContents"><text:a xlink:href="http://code.google.com/p/sgb-02-2012/source/browse/trunk/" office:target-frame-name="_top" xlink:show="replace"><text:span text:style-name="T1239">trunk</text:span></text:a><text:span text:style-name="T1240">/ </text:span><text:a xlink:href="http://code.google.com/p/sgb-02-2012/source/browse/trunk/Gerencia_de_Projetos/" office:target-frame-name="_top" xlink:show="replace"><text:span text:style-name="T1241">Gerencia_de_Projetos</text:span></text:a><text:span text:style-name="T1242">/ </text:span><text:a xlink:href="http://code.google.com/p/sgb-02-2012/source/browse/trunk/Gerencia_de_Projetos/Recursos_Humanos/" office:target-frame-name="_top" xlink:show="replace"><text:span text:style-name="T1243">Recursos_Humanos</text:span></text:a><text:span text:style-name="T1244">/</text:span></text:p>
          </table:table-cell>
          <table:table-cell table:style-name="TableCell1245">
            <text:p text:style-name="TableContents"/>
          </table:table-cell>
        </table:table-row>
        <table:table-row table:style-name="TableRow1246">
          <table:table-cell table:style-name="TableCell1247">
            <text:p text:style-name="TableContents">SGB_AT_Atestados</text:p>
          </table:table-cell>
          <table:table-cell table:style-name="TableCell1248">
            <text:p text:style-name="Standard"> <text:bookmark-start text:name="crumb_links2"/><text:bookmark-end text:name="crumb_links2"/><text:a xlink:href="http://code.google.com/p/sgb-02-2012/source/browse/trunk/" office:target-frame-name="_top" xlink:show="replace"><text:span text:style-name="T1249">trunk</text:span></text:a><text:span text:style-name="T1250">/ </text:span><text:a xlink:href="http://code.google.com/p/sgb-02-2012/source/browse/trunk/Gerencia_de_Projetos/" office:target-frame-name="_top" xlink:show="replace"><text:span text:style-name="T1251">Gerencia_de_Projetos</text:span></text:a><text:span text:style-name="T1252">/ </text:span><text:a xlink:href="http://code.google.com/p/sgb-02-2012/source/browse/trunk/Gerencia_de_Projetos/Recursos_Humanos/" office:target-frame-name="_top" xlink:show="replace"><text:span text:style-name="T1253">Recursos_Humanos</text:span></text:a><text:span text:style-name="T1254">/ </text:span><text:a xlink:href="http://code.google.com/p/sgb-02-2012/source/browse/trunk/Gerencia_de_Projetos/Recursos_Humanos/Atestados_E_Justificativas/" office:target-frame-name="_top" xlink:show="replace"><text:span text:style-name="T1255">Atestados_E_Justificativas</text:span></text:a><text:span text:style-name="T1256">/ </text:span></text:p>
          </table:table-cell>
          <table:table-cell table:style-name="TableCell1257">
            <text:p text:style-name="TableContents"/>
          </table:table-cell>
        </table:table-row>
        <table:table-row table:style-name="TableRow1258">
          <table:table-cell table:style-name="TableCell1259">
            <text:p text:style-name="TableContents">SGB_ANRI_AnáliseDeRiscos.odt</text:p>
          </table:table-cell>
          <table:table-cell table:style-name="TableCell1260">
            <text:p text:style-name="TableContents"><text:a xlink:href="http://code.google.com/p/sgb-02-2012/source/browse/trunk/" office:target-frame-name="_top" xlink:show="replace"><text:span text:style-name="T1261">trunk</text:span></text:a><text:span text:style-name="T1262">/ </text:span><text:a xlink:href="http://code.google.com/p/sgb-02-2012/source/browse/trunk/Gerencia_de_Projetos/" office:target-frame-name="_top" xlink:show="replace"><text:span text:style-name="T1263">Gerencia_de_Projetos</text:span></text:a><text:span text:style-name="T1264">/ </text:span><text:a xlink:href="http://code.google.com/p/sgb-02-2012/source/browse/trunk/Gerencia_de_Projetos/Risco/" office:target-frame-name="_top" xlink:show="replace"><text:span text:style-name="T1265">Risco</text:span></text:a><text:span text:style-name="T1266">/ </text:span></text:p>
          </table:table-cell>
          <table:table-cell table:style-name="TableCell1267">
            <text:p text:style-name="TableContents"/>
          </table:table-cell>
        </table:table-row>
        <table:table-row table:style-name="TableRow1268">
          <table:table-cell table:style-name="TableCell1269">
            <text:p text:style-name="TableContents">SGB_PLGRI_PlanoDeGerênciaDeRiscos.odt</text:p>
          </table:table-cell>
          <table:table-cell table:style-name="TableCell1270">
            <text:p text:style-name="TableContents"><text:a xlink:href="http://code.google.com/p/sgb-02-2012/source/browse/trunk/" office:target-frame-name="_top" xlink:show="replace"><text:span text:style-name="T1271">trunk</text:span></text:a><text:span text:style-name="T1272">/ </text:span><text:a xlink:href="http://code.google.com/p/sgb-02-2012/source/browse/trunk/Gerencia_de_Projetos/" office:target-frame-name="_top" xlink:show="replace"><text:span text:style-name="T1273">Gerencia_de_Projetos</text:span></text:a><text:span text:style-name="T1274">/ </text:span><text:a xlink:href="http://code.google.com/p/sgb-02-2012/source/browse/trunk/Gerencia_de_Projetos/Risco/" office:target-frame-name="_top" xlink:show="replace"><text:span text:style-name="T1275">Risco</text:span></text:a><text:span text:style-name="T1276">/ </text:span></text:p>
          </table:table-cell>
          <table:table-cell table:style-name="TableCell1277">
            <text:p text:style-name="TableContents"/>
          </table:table-cell>
        </table:table-row>
        <text:soft-page-break/>
        <table:table-row table:style-name="TableRow1278">
          <table:table-cell table:style-name="TableCell1279">
            <text:p text:style-name="TableContents">SGB_CTC_ComprometimentoTarefasConcepcao.pdf</text:p>
          </table:table-cell>
          <table:table-cell table:style-name="TableCell1280">
            <text:p text:style-name="TableContents"><text:a xlink:href="http://code.google.com/p/sgb-02-2012/source/browse/trunk/" office:target-frame-name="_top" xlink:show="replace"><text:span text:style-name="T1281">trunk</text:span></text:a><text:span text:style-name="T1282">/ </text:span><text:a xlink:href="http://code.google.com/p/sgb-02-2012/source/browse/trunk/Gerencia_de_Projetos/" office:target-frame-name="_top" xlink:show="replace"><text:span text:style-name="T1283">Gerencia_de_Projetos</text:span></text:a><text:span text:style-name="T1284">/ </text:span><text:a xlink:href="http://code.google.com/p/sgb-02-2012/source/browse/trunk/Gerencia_de_Projetos/Tempo/" office:target-frame-name="_top" xlink:show="replace"><text:span text:style-name="T1285">Tempo</text:span></text:a><text:span text:style-name="T1286">/ </text:span></text:p>
          </table:table-cell>
          <table:table-cell table:style-name="TableCell1287">
            <text:p text:style-name="TableContents"/>
          </table:table-cell>
        </table:table-row>
        <table:table-row table:style-name="TableRow1288">
          <table:table-cell table:style-name="TableCell1289">
            <text:p text:style-name="TableContents">SGB_PLGT_PlanodeGerênciaDeTempo.odt</text:p>
          </table:table-cell>
          <table:table-cell table:style-name="TableCell1290">
            <text:p text:style-name="TableContents"><text:a xlink:href="http://code.google.com/p/sgb-02-2012/source/browse/trunk/" office:target-frame-name="_top" xlink:show="replace"><text:span text:style-name="T1291">trunk</text:span></text:a><text:span text:style-name="T1292">/ </text:span><text:a xlink:href="http://code.google.com/p/sgb-02-2012/source/browse/trunk/Gerencia_de_Projetos/" office:target-frame-name="_top" xlink:show="replace"><text:span text:style-name="T1293">Gerencia_de_Projetos</text:span></text:a><text:span text:style-name="T1294">/ </text:span><text:a xlink:href="http://code.google.com/p/sgb-02-2012/source/browse/trunk/Gerencia_de_Projetos/Tempo/" office:target-frame-name="_top" xlink:show="replace"><text:span text:style-name="T1295">Tempo</text:span></text:a><text:span text:style-name="T1296">/ </text:span></text:p>
          </table:table-cell>
          <table:table-cell table:style-name="TableCell1297">
            <text:p text:style-name="TableContents"/>
          </table:table-cell>
        </table:table-row>
        <table:table-row table:style-name="TableRow1298">
          <table:table-cell table:style-name="TableCell1299">
            <text:p text:style-name="TableContents">SGB_RGH_RelatorioGanttHTML_v0.1.rar</text:p>
          </table:table-cell>
          <table:table-cell table:style-name="TableCell1300">
            <text:p text:style-name="TableContents"><text:a xlink:href="http://code.google.com/p/sgb-02-2012/source/browse/trunk/" office:target-frame-name="_top" xlink:show="replace"><text:span text:style-name="T1301">trunk</text:span></text:a><text:span text:style-name="T1302">/ </text:span><text:a xlink:href="http://code.google.com/p/sgb-02-2012/source/browse/trunk/Gerencia_de_Projetos/" office:target-frame-name="_top" xlink:show="replace"><text:span text:style-name="T1303">Gerencia_de_Projetos</text:span></text:a><text:span text:style-name="T1304">/ </text:span><text:a xlink:href="http://code.google.com/p/sgb-02-2012/source/browse/trunk/Gerencia_de_Projetos/Tempo/" office:target-frame-name="_top" xlink:show="replace"><text:span text:style-name="T1305">Tempo</text:span></text:a><text:span text:style-name="T1306">/ </text:span></text:p>
          </table:table-cell>
          <table:table-cell table:style-name="TableCell1307">
            <text:p text:style-name="TableContents"/>
          </table:table-cell>
        </table:table-row>
        <table:table-row table:style-name="TableRow1308">
          <table:table-cell table:style-name="TableCell1309">
            <text:p text:style-name="TableContents">SGB_RG_RelatorioGantt_v0.1.pdf</text:p>
          </table:table-cell>
          <table:table-cell table:style-name="TableCell1310">
            <text:p text:style-name="TableContents"><text:a xlink:href="http://code.google.com/p/sgb-02-2012/source/browse/trunk/" office:target-frame-name="_top" xlink:show="replace"><text:span text:style-name="T1311">trunk</text:span></text:a><text:span text:style-name="T1312">/ </text:span><text:a xlink:href="http://code.google.com/p/sgb-02-2012/source/browse/trunk/Gerencia_de_Projetos/" office:target-frame-name="_top" xlink:show="replace"><text:span text:style-name="T1313">Gerencia_de_Projetos</text:span></text:a><text:span text:style-name="T1314">/ </text:span><text:a xlink:href="http://code.google.com/p/sgb-02-2012/source/browse/trunk/Gerencia_de_Projetos/Tempo/" office:target-frame-name="_top" xlink:show="replace"><text:span text:style-name="T1315">Tempo</text:span></text:a><text:span text:style-name="T1316">/ </text:span></text:p>
          </table:table-cell>
          <table:table-cell table:style-name="TableCell1317">
            <text:p text:style-name="P1318">&lt;Ajustar nome do Documento&gt;</text:p>
          </table:table-cell>
        </table:table-row>
      </table:table>
      <text:h text:style-name="P1319" text:outline-level="2"/>
      <text:h text:style-name="P1320" text:outline-level="2"/>
      <table:table table:style-name="Table1321">
        <table:table-columns>
          <table:table-column table:style-name="TableColumn1322"/>
          <table:table-column table:style-name="TableColumn1323"/>
          <table:table-column table:style-name="TableColumn1324"/>
        </table:table-columns>
        <table:table-row table:style-name="TableRow1325">
          <table:table-cell table:style-name="TableCell1326" table:number-columns-spanned="3">
            <text:p text:style-name="P1327">Medição</text:p>
          </table:table-cell>
          <table:covered-table-cell/>
          <table:covered-table-cell/>
        </table:table-row>
        <table:table-row table:style-name="TableRow1328">
          <table:table-cell table:style-name="TableCell1329" table:number-rows-spanned="2">
            <text:p text:style-name="P1330">Nome do Item</text:p>
          </table:table-cell>
          <table:table-cell table:style-name="TableCell1331" table:number-columns-spanned="2">
            <text:p text:style-name="P1332">Características</text:p>
          </table:table-cell>
          <table:covered-table-cell/>
        </table:table-row>
        <table:table-row table:style-name="TableRow1333">
          <table:covered-table-cell>
            <text:p text:style-name="P1334"/>
          </table:covered-table-cell>
          <table:table-cell table:style-name="TableCell1335">
            <text:p text:style-name="P1336">Físicas</text:p>
          </table:table-cell>
          <table:table-cell table:style-name="TableCell1337">
            <text:p text:style-name="P1338">Funcionais</text:p>
          </table:table-cell>
        </table:table-row>
        <table:table-row table:style-name="TableRow1339">
          <table:table-cell table:style-name="TableCell1340">
            <text:p text:style-name="P1341"/>
          </table:table-cell>
          <table:table-cell table:style-name="TableCell1342">
            <text:p text:style-name="P1343"/>
          </table:table-cell>
          <table:table-cell table:style-name="TableCell1344">
            <text:p text:style-name="P1345"/>
          </table:table-cell>
        </table:table-row>
        <table:table-row table:style-name="TableRow1346">
          <table:table-cell table:style-name="TableCell1347">
            <text:p text:style-name="P1348"/>
          </table:table-cell>
          <table:table-cell table:style-name="TableCell1349">
            <text:p text:style-name="P1350"/>
          </table:table-cell>
          <table:table-cell table:style-name="TableCell1351">
            <text:p text:style-name="P1352"/>
          </table:table-cell>
        </table:table-row>
      </table:table>
      <text:h text:style-name="P1353" text:outline-level="2"/>
      <text:h text:style-name="P1354" text:outline-level="2"/>
      <table:table table:style-name="Table1355">
        <table:table-columns>
          <table:table-column table:style-name="TableColumn1356"/>
          <table:table-column table:style-name="TableColumn1357"/>
          <table:table-column table:style-name="TableColumn1358"/>
        </table:table-columns>
        <table:table-row table:style-name="TableRow1359">
          <table:table-cell table:style-name="TableCell1360" table:number-columns-spanned="3">
            <text:p text:style-name="P1361">Requisitos</text:p>
          </table:table-cell>
          <table:covered-table-cell/>
          <table:covered-table-cell/>
        </table:table-row>
        <table:table-row table:style-name="TableRow1362">
          <table:table-cell table:style-name="TableCell1363" table:number-rows-spanned="2">
            <text:p text:style-name="P1364">Nome do Item</text:p>
          </table:table-cell>
          <table:table-cell table:style-name="TableCell1365" table:number-columns-spanned="2">
            <text:p text:style-name="P1366">Características</text:p>
          </table:table-cell>
          <table:covered-table-cell/>
        </table:table-row>
        <table:table-row table:style-name="TableRow1367">
          <table:covered-table-cell>
            <text:p text:style-name="P1368"/>
          </table:covered-table-cell>
          <table:table-cell table:style-name="TableCell1369">
            <text:p text:style-name="P1370">Físicas</text:p>
          </table:table-cell>
          <table:table-cell table:style-name="TableCell1371">
            <text:p text:style-name="P1372">Funcionais</text:p>
          </table:table-cell>
        </table:table-row>
        <table:table-row table:style-name="TableRow1373">
          <table:table-cell table:style-name="TableCell1374">
            <text:p text:style-name="TableContents">SGB_CONOPS_DocumentoConOps.odt</text:p>
          </table:table-cell>
          <table:table-cell table:style-name="TableCell1375">
            <text:p text:style-name="TableContents"><text:a xlink:href="http://code.google.com/p/sgb-02-2012/source/browse/trunk/" office:target-frame-name="_top" xlink:show="replace"><text:span text:style-name="T1376">trunk</text:span></text:a><text:span text:style-name="T1377">/ </text:span><text:a xlink:href="http://code.google.com/p/sgb-02-2012/source/browse/trunk/Requisitos/" office:target-frame-name="_top" xlink:show="replace"><text:span text:style-name="T1378">Requisitos</text:span></text:a><text:span text:style-name="T1379">/ </text:span><text:a xlink:href="http://code.google.com/p/sgb-02-2012/source/browse/trunk/Requisitos/Analise/" office:target-frame-name="_top" xlink:show="replace"><text:span text:style-name="T1380">Analise</text:span></text:a><text:span text:style-name="T1381">/</text:span></text:p>
          </table:table-cell>
          <table:table-cell table:style-name="TableCell1382">
            <text:p text:style-name="TableContents"/>
          </table:table-cell>
        </table:table-row>
        <table:table-row table:style-name="TableRow1383">
          <table:table-cell table:style-name="TableCell1384">
            <text:p text:style-name="TableContents">SGB_DESREQ_EspecificaçãoRequisitos.odt</text:p>
          </table:table-cell>
          <table:table-cell table:style-name="TableCell1385">
            <text:p text:style-name="TableContents"><text:a xlink:href="http://code.google.com/p/sgb-02-2012/source/browse/trunk/" office:target-frame-name="_top" xlink:show="replace"><text:span text:style-name="T1386">trunk</text:span></text:a><text:span text:style-name="T1387">/ </text:span><text:a xlink:href="http://code.google.com/p/sgb-02-2012/source/browse/trunk/Requisitos/" office:target-frame-name="_top" xlink:show="replace"><text:span text:style-name="T1388">Requisitos</text:span></text:a><text:span text:style-name="T1389">/ </text:span><text:a xlink:href="http://code.google.com/p/sgb-02-2012/source/browse/trunk/Requisitos/Analise/" office:target-frame-name="_top" xlink:show="replace"><text:span text:style-name="T1390">Analise</text:span></text:a><text:span text:style-name="T1391">/</text:span></text:p>
          </table:table-cell>
          <table:table-cell table:style-name="TableCell1392">
            <text:p text:style-name="TableContents"/>
          </table:table-cell>
        </table:table-row>
        <table:table-row table:style-name="TableRow1393">
          <table:table-cell table:style-name="TableCell1394">
            <text:p text:style-name="TableContents">SGB_PLEREQ_PlanoEngenhariaRequisitos.odt</text:p>
          </table:table-cell>
          <table:table-cell table:style-name="TableCell1395">
            <text:p text:style-name="TableContents"><text:a xlink:href="http://code.google.com/p/sgb-02-2012/source/browse/trunk/" office:target-frame-name="_top" xlink:show="replace"><text:span text:style-name="T1396">trunk</text:span></text:a><text:span text:style-name="T1397">/ </text:span><text:a xlink:href="http://code.google.com/p/sgb-02-2012/source/browse/trunk/Requisitos/" office:target-frame-name="_top" xlink:show="replace"><text:span text:style-name="T1398">Requisitos</text:span></text:a><text:span text:style-name="T1399">/ </text:span><text:a xlink:href="http://code.google.com/p/sgb-02-2012/source/browse/trunk/Requisitos/Gerencia/" office:target-frame-name="_top" xlink:show="replace"><text:span text:style-name="T1400">Gerencia</text:span></text:a><text:span text:style-name="T1401">/ </text:span></text:p>
          </table:table-cell>
          <table:table-cell table:style-name="TableCell1402">
            <text:p text:style-name="TableContents"/>
          </table:table-cell>
        </table:table-row>
        <table:table-row table:style-name="TableRow1403">
          <table:table-cell table:style-name="TableCell1404">
            <text:p text:style-name="TableContents">SGB_TEMPL_DocumentoConOps.odt</text:p>
          </table:table-cell>
          <table:table-cell table:style-name="TableCell1405">
            <text:p text:style-name="TableContents"><text:a xlink:href="http://code.google.com/p/sgb-02-2012/source/browse/trunk/" office:target-frame-name="_top" xlink:show="replace"><text:span text:style-name="T1406">trunk</text:span></text:a><text:span text:style-name="T1407">/ </text:span><text:a xlink:href="http://code.google.com/p/sgb-02-2012/source/browse/trunk/Requisitos/" office:target-frame-name="_top" xlink:show="replace"><text:span text:style-name="T1408">Requisitos</text:span></text:a><text:span text:style-name="T1409">/ </text:span><text:a xlink:href="http://code.google.com/p/sgb-02-2012/source/browse/trunk/Requisitos/Template/" office:target-frame-name="_top" xlink:show="replace"><text:span text:style-name="T1410">Template</text:span></text:a><text:span text:style-name="T1411">/</text:span></text:p>
          </table:table-cell>
          <table:table-cell table:style-name="TableCell1412">
            <text:p text:style-name="TableContents"/>
          </table:table-cell>
        </table:table-row>
        <table:table-row table:style-name="TableRow1413">
          <table:table-cell table:style-name="TableCell1414">
            <text:p text:style-name="TableContents">SGB_TEMPL_EspecificaçãoRe<text:soft-page-break/>quisitos.odt</text:p>
          </table:table-cell>
          <table:table-cell table:style-name="TableCell1415">
            <text:p text:style-name="TableContents"><text:a xlink:href="http://code.google.com/p/sgb-02-2012/source/browse/trunk/" office:target-frame-name="_top" xlink:show="replace"><text:span text:style-name="T1416">trunk</text:span></text:a><text:span text:style-name="T1417">/ </text:span><text:a xlink:href="http://code.google.com/p/sgb-02-2012/source/browse/trunk/Requisitos/" office:target-frame-name="_top" xlink:show="replace"><text:span text:style-name="T1418">Requisitos</text:span></text:a><text:span text:style-name="T1419">/ </text:span><text:a xlink:href="http://code.google.com/p/sgb-02-2012/source/browse/trunk/Requisitos/Template/" office:target-frame-name="_top" xlink:show="replace"><text:span text:style-name="T1420">Template</text:span></text:a><text:span text:style-name="T1421">/</text:span></text:p>
          </table:table-cell>
          <table:table-cell table:style-name="TableCell1422">
            <text:p text:style-name="TableContents"/>
          </table:table-cell>
        </table:table-row>
      </table:table>
      <text:h text:style-name="P1423" text:outline-level="2"/>
      <table:table table:style-name="Table1424">
        <table:table-columns>
          <table:table-column table:style-name="TableColumn1425"/>
          <table:table-column table:style-name="TableColumn1426"/>
          <table:table-column table:style-name="TableColumn1427"/>
        </table:table-columns>
        <table:table-row table:style-name="TableRow1428">
          <table:table-cell table:style-name="TableCell1429" table:number-columns-spanned="3">
            <text:p text:style-name="P1430">Reutilização</text:p>
          </table:table-cell>
          <table:covered-table-cell/>
          <table:covered-table-cell/>
        </table:table-row>
        <table:table-row table:style-name="TableRow1431">
          <table:table-cell table:style-name="TableCell1432" table:number-rows-spanned="2">
            <text:p text:style-name="P1433">Nome do<text:s/>Item</text:p>
          </table:table-cell>
          <table:table-cell table:style-name="TableCell1434" table:number-columns-spanned="2">
            <text:p text:style-name="P1435">Características</text:p>
          </table:table-cell>
          <table:covered-table-cell/>
        </table:table-row>
        <table:table-row table:style-name="TableRow1436">
          <table:covered-table-cell>
            <text:p text:style-name="P1437"/>
          </table:covered-table-cell>
          <table:table-cell table:style-name="TableCell1438">
            <text:p text:style-name="P1439">Físicas</text:p>
          </table:table-cell>
          <table:table-cell table:style-name="TableCell1440">
            <text:p text:style-name="P1441">Funcionais</text:p>
          </table:table-cell>
        </table:table-row>
        <table:table-row table:style-name="TableRow1442">
          <table:table-cell table:style-name="TableCell1443">
            <text:p text:style-name="TableContents">SGB_PLRU_PlanoDeGerênciaDeReutilização.odt</text:p>
          </table:table-cell>
          <table:table-cell table:style-name="TableCell1444">
            <text:p text:style-name="TableContents"><text:a xlink:href="http://code.google.com/p/sgb-02-2012/source/browse/trunk/" office:target-frame-name="_top" xlink:show="replace"><text:span text:style-name="T1445">trunk</text:span></text:a><text:span text:style-name="T1446">/ </text:span><text:a xlink:href="http://code.google.com/p/sgb-02-2012/source/browse/trunk/Reutilizacao/" office:target-frame-name="_top" xlink:show="replace"><text:span text:style-name="T1447">Reutilizacao</text:span></text:a><text:span text:style-name="T1448">/</text:span></text:p>
          </table:table-cell>
          <table:table-cell table:style-name="TableCell1449">
            <text:p text:style-name="TableContents"/>
          </table:table-cell>
        </table:table-row>
        <table:table-row table:style-name="TableRow1450">
          <table:table-cell table:style-name="TableCell1451">
            <text:p text:style-name="TableContents"/>
          </table:table-cell>
          <table:table-cell table:style-name="TableCell1452">
            <text:p text:style-name="TableContents"/>
          </table:table-cell>
          <table:table-cell table:style-name="TableCell1453">
            <text:p text:style-name="TableContents"/>
          </table:table-cell>
        </table:table-row>
      </table:table>
      <text:h text:style-name="P1454" text:outline-level="2"/>
      <table:table table:style-name="Table1455">
        <table:table-columns>
          <table:table-column table:style-name="TableColumn1456"/>
          <table:table-column table:style-name="TableColumn1457"/>
          <table:table-column table:style-name="TableColumn1458"/>
        </table:table-columns>
        <table:table-row table:style-name="TableRow1459">
          <table:table-cell table:style-name="TableCell1460" table:number-columns-spanned="3">
            <text:p text:style-name="P1461">Bibliotecas e Tutoriais</text:p>
          </table:table-cell>
          <table:covered-table-cell/>
          <table:covered-table-cell/>
        </table:table-row>
        <table:table-row table:style-name="TableRow1462">
          <table:table-cell table:style-name="TableCell1463" table:number-rows-spanned="2">
            <text:p text:style-name="P1464">Nome do Item</text:p>
          </table:table-cell>
          <table:table-cell table:style-name="TableCell1465" table:number-columns-spanned="2">
            <text:p text:style-name="P1466">Características</text:p>
          </table:table-cell>
          <table:covered-table-cell/>
        </table:table-row>
        <table:table-row table:style-name="TableRow1467">
          <table:covered-table-cell>
            <text:p text:style-name="P1468"/>
          </table:covered-table-cell>
          <table:table-cell table:style-name="TableCell1469">
            <text:p text:style-name="P1470">Físicas</text:p>
          </table:table-cell>
          <table:table-cell table:style-name="TableCell1471">
            <text:p text:style-name="P1472">Funcionais</text:p>
          </table:table-cell>
        </table:table-row>
        <table:table-row table:style-name="TableRow1473">
          <table:table-cell table:style-name="TableCell1474">
            <text:p text:style-name="TableContents">SGB_CONJAVA_ConvecoesCodificacaoJava.pdf</text:p>
          </table:table-cell>
          <table:table-cell table:style-name="TableCell1475">
            <text:p text:style-name="TableContents"><text:a xlink:href="http://code.google.com/p/sgb-02-2012/source/browse/trunk/" office:target-frame-name="_top" xlink:show="replace"><text:span text:style-name="T1476">trunk</text:span></text:a><text:span text:style-name="T1477">/ </text:span><text:a xlink:href="http://code.google.com/p/sgb-02-2012/source/browse/trunk/Biblioteca_Virtual/" office:target-frame-name="_top" xlink:show="replace"><text:span text:style-name="T1478">Biblioteca_Virtual</text:span></text:a><text:span text:style-name="T1479">/ </text:span></text:p>
          </table:table-cell>
          <table:table-cell table:style-name="TableCell1480">
            <text:p text:style-name="P1481"/>
          </table:table-cell>
        </table:table-row>
        <table:table-row table:style-name="TableRow1482">
          <table:table-cell table:style-name="TableCell1483">
            <text:p text:style-name="P1484"/>
          </table:table-cell>
          <table:table-cell table:style-name="TableCell1485">
            <text:p text:style-name="P1486"/>
          </table:table-cell>
          <table:table-cell table:style-name="TableCell1487">
            <text:p text:style-name="P1488"/>
          </table:table-cell>
        </table:table-row>
      </table:table>
      <text:h text:style-name="P1489" text:outline-level="2"/>
      <text:h text:style-name="P1490" text:outline-level="1"><text:bookmark-start text:name="__RefHeading__4082_832312424"/>6 Padrões e ferramentas<text:bookmark-end text:name="__RefHeading__4082_832312424"/></text:h>
      <text:h text:style-name="P1491" text:outline-level="2"><text:bookmark-start text:name="__RefHeading__3286_398758807"/>6<text:bookmark-start text:name="h.6w98cny1efjm"/><text:bookmark-start text:name="_Toc338918241"/>.1 Ferramentas<text:bookmark-end text:name="__RefHeading__3286_398758807"/><text:bookmark-end text:name="h.6w98cny1efjm"/><text:bookmark-end text:name="_Toc338918241"/></text:h>
      <text:p text:style-name="P1492"><text:span text:style-name="T1493"><text:tab/></text:span><text:span text:style-name="T1494">Segue abaixo a lista de ferramentas utilizadas no projeto SGB.</text:span></text:p>
      <table:table table:style-name="Table1495">
        <table:table-columns>
          <table:table-column table:style-name="TableColumn1496"/>
          <table:table-column table:style-name="TableColumn1497"/>
          <table:table-column table:style-name="TableColumn1498"/>
          <table:table-column table:style-name="TableColumn1499"/>
        </table:table-columns>
        <table:table-row table:style-name="TableRow1500">
          <table:table-cell table:style-name="TableCell1501">
            <text:p text:style-name="P1502">Tipo</text:p>
          </table:table-cell>
          <table:table-cell table:style-name="TableCell1503">
            <text:p text:style-name="P1504">Ferramenta</text:p>
          </table:table-cell>
          <table:table-cell table:style-name="TableCell1505">
            <text:p text:style-name="P1506">Plataforma</text:p>
          </table:table-cell>
          <table:table-cell table:style-name="TableCell1507">
            <text:p text:style-name="P1508">Versão</text:p>
          </table:table-cell>
        </table:table-row>
        <table:table-row table:style-name="TableRow1509">
          <table:table-cell table:style-name="TableCell1510">
            <text:p text:style-name="P1511">Suíte de Escritório</text:p>
          </table:table-cell>
          <table:table-cell table:style-name="TableCell1512">
            <text:p text:style-name="P1513">Libre Office</text:p>
          </table:table-cell>
          <table:table-cell table:style-name="TableCell1514">
            <text:p text:style-name="P1515">Multiplataforma</text:p>
          </table:table-cell>
          <table:table-cell table:style-name="TableCell1516">
            <text:p text:style-name="P1517">3.2 ou superior</text:p>
          </table:table-cell>
        </table:table-row>
        <table:table-row table:style-name="TableRow1518">
          <table:table-cell table:style-name="TableCell1519">
            <text:p text:style-name="P1520">Controle de Versão</text:p>
          </table:table-cell>
          <table:table-cell table:style-name="TableCell1521">
            <text:p text:style-name="P1522">Subversion</text:p>
          </table:table-cell>
          <table:table-cell table:style-name="TableCell1523">
            <text:p text:style-name="P1524">Multiplataforma</text:p>
          </table:table-cell>
          <table:table-cell table:style-name="TableCell1525">
            <text:p text:style-name="P1526">1.6 ou superior</text:p>
          </table:table-cell>
        </table:table-row>
        <table:table-row table:style-name="TableRow1527">
          <table:table-cell table:style-name="TableCell1528">
            <text:p text:style-name="P1529">Modelagem UML</text:p>
          </table:table-cell>
          <table:table-cell table:style-name="TableCell1530">
            <text:p text:style-name="P1531">Astah Community</text:p>
          </table:table-cell>
          <table:table-cell table:style-name="TableCell1532">
            <text:p text:style-name="P1533">Multiplataforma</text:p>
          </table:table-cell>
          <table:table-cell table:style-name="TableCell1534">
            <text:p text:style-name="P1535">6.x ou superior</text:p>
          </table:table-cell>
        </table:table-row>
        <table:table-row table:style-name="TableRow1536">
          <table:table-cell table:style-name="TableCell1537">
            <text:p text:style-name="P1538">Integração Contínua</text:p>
          </table:table-cell>
          <table:table-cell table:style-name="TableCell1539">
            <text:p text:style-name="P1540">Hudson</text:p>
          </table:table-cell>
          <table:table-cell table:style-name="TableCell1541">
            <text:p text:style-name="P1542">Web</text:p>
          </table:table-cell>
          <table:table-cell table:style-name="TableCell1543">
            <text:p text:style-name="P1544">2.2.x ou superior</text:p>
          </table:table-cell>
        </table:table-row>
        <text:soft-page-break/>
        <table:table-row table:style-name="TableRow1545">
          <table:table-cell table:style-name="TableCell1546">
            <text:p text:style-name="P1547">Qualidade de Código</text:p>
          </table:table-cell>
          <table:table-cell table:style-name="TableCell1548">
            <text:p text:style-name="P1549">Sonar</text:p>
          </table:table-cell>
          <table:table-cell table:style-name="TableCell1550">
            <text:p text:style-name="P1551">Web</text:p>
          </table:table-cell>
          <table:table-cell table:style-name="TableCell1552">
            <text:p text:style-name="P1553">3.0.x ou superior</text:p>
          </table:table-cell>
        </table:table-row>
        <table:table-row table:style-name="TableRow1554">
          <table:table-cell table:style-name="TableCell1555">
            <text:p text:style-name="P1556">Gerenciador de artefatos</text:p>
          </table:table-cell>
          <table:table-cell table:style-name="TableCell1557">
            <text:p text:style-name="P1558">Artifactory</text:p>
          </table:table-cell>
          <table:table-cell table:style-name="TableCell1559">
            <text:p text:style-name="P1560">Web</text:p>
          </table:table-cell>
          <table:table-cell table:style-name="TableCell1561">
            <text:p text:style-name="P1562">2.6.x ou superior</text:p>
          </table:table-cell>
        </table:table-row>
        <table:table-row table:style-name="TableRow1563">
          <table:table-cell table:style-name="TableCell1564">
            <text:p text:style-name="P1565">Banco de dados</text:p>
          </table:table-cell>
          <table:table-cell table:style-name="TableCell1566">
            <text:p text:style-name="P1567">MySql</text:p>
          </table:table-cell>
          <table:table-cell table:style-name="TableCell1568">
            <text:p text:style-name="P1569">Multiplataforma</text:p>
          </table:table-cell>
          <table:table-cell table:style-name="TableCell1570">
            <text:p text:style-name="P1571">5.5.x ou superior</text:p>
          </table:table-cell>
        </table:table-row>
        <table:table-row table:style-name="TableRow1572">
          <table:table-cell table:style-name="TableCell1573">
            <text:p text:style-name="P1574">Modelagem de banco de dados</text:p>
          </table:table-cell>
          <table:table-cell table:style-name="TableCell1575">
            <text:p text:style-name="P1576">MySql Workbench</text:p>
          </table:table-cell>
          <table:table-cell table:style-name="TableCell1577">
            <text:p text:style-name="P1578">Multiplataforma</text:p>
          </table:table-cell>
          <table:table-cell table:style-name="TableCell1579">
            <text:p text:style-name="P1580">5.2 ou superior</text:p>
          </table:table-cell>
        </table:table-row>
        <table:table-row table:style-name="TableRow1581">
          <table:table-cell table:style-name="TableCell1582">
            <text:p text:style-name="P1583">Gerenciador de<text:s/>builds</text:p>
          </table:table-cell>
          <table:table-cell table:style-name="TableCell1584">
            <text:p text:style-name="P1585">Maven</text:p>
          </table:table-cell>
          <table:table-cell table:style-name="TableCell1586">
            <text:p text:style-name="P1587">Multiplataforma</text:p>
          </table:table-cell>
          <table:table-cell table:style-name="TableCell1588">
            <text:p text:style-name="P1589">2.2.1 ou superior</text:p>
          </table:table-cell>
        </table:table-row>
        <table:table-row table:style-name="TableRow1590">
          <table:table-cell table:style-name="TableCell1591">
            <text:p text:style-name="P1592">Linguagem de Programação</text:p>
          </table:table-cell>
          <table:table-cell table:style-name="TableCell1593">
            <text:p text:style-name="P1594">Java</text:p>
          </table:table-cell>
          <table:table-cell table:style-name="TableCell1595">
            <text:p text:style-name="P1596">Multiplataforma</text:p>
          </table:table-cell>
          <table:table-cell table:style-name="TableCell1597">
            <text:p text:style-name="P1598">1.6 ou superior</text:p>
          </table:table-cell>
        </table:table-row>
        <table:table-row table:style-name="TableRow1599">
          <table:table-cell table:style-name="TableCell1600">
            <text:p text:style-name="P1601">Teste de Unidade</text:p>
          </table:table-cell>
          <table:table-cell table:style-name="TableCell1602">
            <text:p text:style-name="P1603">Junit</text:p>
          </table:table-cell>
          <table:table-cell table:style-name="TableCell1604">
            <text:p text:style-name="P1605">Multiplataforma</text:p>
          </table:table-cell>
          <table:table-cell table:style-name="TableCell1606">
            <text:p text:style-name="P1607">3.8 ou superior</text:p>
          </table:table-cell>
        </table:table-row>
        <table:table-row table:style-name="TableRow1608">
          <table:table-cell table:style-name="TableCell1609">
            <text:p text:style-name="P1610">Teste de Unidade</text:p>
          </table:table-cell>
          <table:table-cell table:style-name="TableCell1611">
            <text:p text:style-name="P1612">Mockito</text:p>
          </table:table-cell>
          <table:table-cell table:style-name="TableCell1613">
            <text:p text:style-name="P1614">Multiplataforma</text:p>
          </table:table-cell>
          <table:table-cell table:style-name="TableCell1615">
            <text:p text:style-name="P1616">1.8 ou superior</text:p>
          </table:table-cell>
        </table:table-row>
        <table:table-row table:style-name="TableRow1617">
          <table:table-cell table:style-name="TableCell1618">
            <text:p text:style-name="P1619">Framework Mapeamento Objeto<text:s/>Relacional</text:p>
          </table:table-cell>
          <table:table-cell table:style-name="TableCell1620">
            <text:p text:style-name="P1621">Hibernate</text:p>
          </table:table-cell>
          <table:table-cell table:style-name="TableCell1622">
            <text:p text:style-name="P1623">Multiplataforma</text:p>
          </table:table-cell>
          <table:table-cell table:style-name="TableCell1624">
            <text:p text:style-name="P1625">3.4 ou superior</text:p>
          </table:table-cell>
        </table:table-row>
        <table:table-row table:style-name="TableRow1626">
          <table:table-cell table:style-name="TableCell1627">
            <text:p text:style-name="P1628">IDE</text:p>
          </table:table-cell>
          <table:table-cell table:style-name="TableCell1629">
            <text:p text:style-name="P1630">NetBeans</text:p>
          </table:table-cell>
          <table:table-cell table:style-name="TableCell1631">
            <text:p text:style-name="P1632">Multiplataforma</text:p>
          </table:table-cell>
          <table:table-cell table:style-name="TableCell1633">
            <text:p text:style-name="P1634">7 ou superior</text:p>
          </table:table-cell>
        </table:table-row>
        <table:table-row table:style-name="TableRow1635">
          <table:table-cell table:style-name="TableCell1636">
            <text:p text:style-name="P1637">Framework MVC</text:p>
          </table:table-cell>
          <table:table-cell table:style-name="TableCell1638">
            <text:p text:style-name="P1639">JSF</text:p>
          </table:table-cell>
          <table:table-cell table:style-name="TableCell1640">
            <text:p text:style-name="P1641">Multiplataforma</text:p>
          </table:table-cell>
          <table:table-cell table:style-name="TableCell1642">
            <text:p text:style-name="P1643">2.0 ou superior</text:p>
          </table:table-cell>
        </table:table-row>
        <table:table-row table:style-name="TableRow1644">
          <table:table-cell table:style-name="TableCell1645">
            <text:p text:style-name="P1646">Framework Inversão de Controle</text:p>
          </table:table-cell>
          <table:table-cell table:style-name="TableCell1647">
            <text:p text:style-name="P1648">Spring</text:p>
          </table:table-cell>
          <table:table-cell table:style-name="TableCell1649">
            <text:p text:style-name="P1650">Multiplataforma</text:p>
          </table:table-cell>
          <table:table-cell table:style-name="TableCell1651">
            <text:p text:style-name="P1652">3.0.7 ou superior</text:p>
          </table:table-cell>
        </table:table-row>
        <table:table-row table:style-name="TableRow1653">
          <table:table-cell table:style-name="TableCell1654">
            <text:p text:style-name="P1655">Servidor de Aplicação</text:p>
          </table:table-cell>
          <table:table-cell table:style-name="TableCell1656">
            <text:p text:style-name="P1657">Tomcat</text:p>
          </table:table-cell>
          <table:table-cell table:style-name="TableCell1658">
            <text:p text:style-name="P1659">Multiplataforma</text:p>
          </table:table-cell>
          <table:table-cell table:style-name="TableCell1660">
            <text:p text:style-name="P1661">6 ou superior</text:p>
          </table:table-cell>
        </table:table-row>
        <table:table-row table:style-name="TableRow1662">
          <table:table-cell table:style-name="TableCell1663">
            <text:p text:style-name="P1664">Gerenciamento de Projeto</text:p>
          </table:table-cell>
          <table:table-cell table:style-name="TableCell1665">
            <text:p text:style-name="P1666">Redmine</text:p>
          </table:table-cell>
          <table:table-cell table:style-name="TableCell1667">
            <text:p text:style-name="P1668">Multiplataforma</text:p>
          </table:table-cell>
          <table:table-cell table:style-name="TableCell1669">
            <text:p text:style-name="P1670">2.0.4 ou superior</text:p>
          </table:table-cell>
        </table:table-row>
        <table:table-row table:style-name="TableRow1671">
          <table:table-cell table:style-name="TableCell1672">
            <text:p text:style-name="P1673"><text:span text:style-name="T1674">Framework de Segurança</text:span></text:p>
          </table:table-cell>
          <table:table-cell table:style-name="TableCell1675">
            <text:p text:style-name="P1676">Spring Security</text:p>
          </table:table-cell>
          <table:table-cell table:style-name="TableCell1677">
            <text:p text:style-name="P1678">Multiplataforma</text:p>
          </table:table-cell>
          <table:table-cell table:style-name="TableCell1679">
            <text:p text:style-name="P1680">3.0.7 ou superior</text:p>
          </table:table-cell>
        </table:table-row>
      </table:table>
      <text:p text:style-name="P1681">Tabela 4 - Ferramentas</text:p>
      <text:h text:style-name="P1682" text:outline-level="2"><text:bookmark-start text:name="h.urtckcx2msd11"/><text:bookmark-start text:name="_Toc3389182421"/><text:bookmark-start text:name="__RefHeading__4084_832312424"/>6.2<text:s/><text:bookmark-end text:name="h.urtckcx2msd11"/><text:bookmark-end text:name="_Toc3389182421"/>Padrões para versionamento<text:bookmark-end text:name="__RefHeading__4084_832312424"/></text:h>
      <text:p text:style-name="P1683"><text:span text:style-name="T1684"><text:tab/></text:span><text:span text:style-name="T1685">Todos os artefatos gerados<text:s/></text:span><text:span text:style-name="T1686">que sofrerem alterações e evoluírem durante a execução do projeto, com exceção do código fonte e documentos que não se encaixam nessa restrição, devem seguir o padrão de versionamento definido abaixo.</text:span></text:p>
      <text:soft-page-break/>
      <text:p text:style-name="P1687"><text:tab/>O padrão utilizado será baseado na notação XX.YY. Onde<text:s/>X representa o número principal da versão do artefato, que é alterado quando há grandes mudanças e Y representa o número de pequenas alterações em uma versão maior, sendo alterado quando há poucas mudanças.</text:p>
      <text:p text:style-name="P1688"><text:tab/><text:s/>São exemplos de versões válidas 0.5, 1.05, 1.1, 10.0 e 4.99.</text:p>
      <text:h text:style-name="P1689" text:outline-level="2"><text:bookmark-start text:name="h.urtckcx2msd111"/><text:bookmark-start text:name="_Toc33891824211"/><text:bookmark-start text:name="__RefHeading__4086_832312424"/>6.3<text:s/><text:bookmark-end text:name="h.urtckcx2msd111"/><text:bookmark-end text:name="_Toc33891824211"/>Padrões de mensagens de commit ao repositório<text:bookmark-end text:name="__RefHeading__4086_832312424"/></text:h>
      <text:p text:style-name="P1690"><text:span text:style-name="T1691"><text:tab/>S</text:span><text:span text:style-name="T1692">empre que for realizado um commit ao repositório de versionamento é obrigatório o envio da mensagem. Esta mensagem seguirá o padrão:</text:span></text:p>
      <text:list text:style-name="LFO3" text:continue-numbering="true">
        <text:list-item>
          <text:p text:style-name="P1693">&lt;Mensagem&gt; + refs #78</text:p>
        </text:list-item>
      </text:list>
      <text:p text:style-name="P1694"><text:span text:style-name="T1695"><text:tab/>Onde &lt;Mensagem&gt; deverá ser substi</text:span><text:span text:style-name="T1696">tuída por uma mensagem sucinta explicando o motivo do commit mais a palavra refs (referenciando) #78 o número da sua atividade na ferramenta de gerenciamento de projeto. Logo um exemplo de mensagem é: “Envio do Plano de Gerência de Configuração refs #16”.<text:s/></text:span><text:span text:style-name="T1697"><text:s/></text:span></text:p>
      <text:h text:style-name="P1698" text:outline-level="2"><text:bookmark-start text:name="__RefHeading__3288_398758807"/>6.4<text:bookmark-start text:name="h.urtckcx2msd1"/><text:bookmark-start text:name="_Toc338918242"/><text:s/>Templates de Artefatos<text:bookmark-end text:name="__RefHeading__3288_398758807"/><text:bookmark-end text:name="h.urtckcx2msd1"/><text:bookmark-end text:name="_Toc338918242"/></text:h>
      <text:p text:style-name="P1699"><text:tab/>Todos os documentos deverão seguir o template de documentos definido em<text:s/><text:a xlink:href="http://sgb-02-2012.googlecode.com/svn/trunk/Gerencia_de_Configuracao/SGB_PLGC_PlanoDeGerenciaDeConfiguracao.odt" office:target-frame-name="_top" xlink:show="replace">http://sgb-02-2012.googlecode.com/svn/trunk/Gerencia_de_Configuracao/SGB_PLGC_PlanoDeGerenciaDeConfiguracao.odt</text:a><text:s/>. Com exceção dos relatórios individuais cujo template foi definido pelo seguinte documento<text:s/><text:a xlink:href="http://sgb-02-2012.googlecode.com/files/PlanoGeralDaFábricaDeSoftware-segundoSemestre2012.pdf" office:target-frame-name="_top" xlink:show="replace">http://sgb-02-2012.googlecode.com/files/PlanoGeralDaFábricaDeSoftware-segundoSemestre2012.pdf</text:a>.</text:p>
      <text:h text:style-name="P1700" text:outline-level="2"/>
      <text:h text:style-name="P1701" text:outline-level="1"><text:bookmark-start text:name="__RefHeading__3363_470301073"/>7 Atividades<text:bookmark-end text:name="__RefHeading__3363_470301073"/></text:h>
      <text:h text:style-name="P1702" text:outline-level="2"><text:bookmark-start text:name="__RefHeading__3365_470301073"/>7.1 Planejamento da Configuração<text:bookmark-end text:name="__RefHeading__3365_470301073"/></text:h>
      <text:p text:style-name="P1703"/>
      <text:p text:style-name="P1704"><text:tab/>A cada fase ou iteração o Gerente de Configuração deve atualizar este plano de<text:s/>gerência de configuração de acordo com sua necessidade, verificando se houve a criação de novas estruturas de diretórios, itens de configuração, ferramentas ou mudanças relativas a Gerência de Configuração que impacta na mudança deste plano.</text:p>
      <text:h text:style-name="P1705" text:outline-level="2"><text:bookmark-start text:name="__RefHeading__3367_470301073"/>7.2 Acompanhamento da Configuração<text:bookmark-end text:name="__RefHeading__3367_470301073"/></text:h>
      <text:p text:style-name="Textbody"><text:tab/></text:p>
      <text:p text:style-name="P1706"><text:tab/>O gerente deverá estar acompanhando a configuração do projeto diariamente e a cada fase estar gerando um relatório de acompanhamento da configuração de acordo com seguinte documento<text:s/><text:a xlink:href="https://code.google.com/p/sgb-02-2012/source/browse/trunk/Gerencia_de_Configuracao/Template/SGB_TEMPL_TemplateRelatorioDeAcompanhamentoDaConfiguracao.odt" office:target-frame-name="_top" xlink:show="replace">SGB_TEMPL_TemplateRelatorioDeAcompanhamentoDaConfiguracao.odt</text:a><text:s/>.</text:p>
      <text:h text:style-name="P1707" text:outline-level="2"><text:bookmark-start text:name="__RefHeading__4088_832312424"/><text:soft-page-break/>7.3<text:bookmark-start text:name="h.urtckcx2msd12"/><text:bookmark-start text:name="_Toc3389182422"/><text:s/><text:bookmark-end text:name="h.urtckcx2msd12"/><text:bookmark-end text:name="_Toc3389182422"/>Geração de baselines<text:bookmark-end text:name="__RefHeading__4088_832312424"/></text:h>
      <text:p text:style-name="P1708"><text:span text:style-name="T1709"><text:tab/></text:span><text:span text:style-name="T1710">As baselines serão geradas ao término de cad</text:span><text:span text:style-name="T1711">a fase respeitando a restrição de serem geradas 24 horas após o encerramento de cada fase ou iteração. Esta restrição permite que os relatórios individuais façam parte de cada baseline.</text:span></text:p>
      <text:p text:style-name="P1712"><text:tab/>As baselines serão armazenadas na pasta tag, na raiz do repositório,<text:s/>sendo armazenadas nos seguintes diretórios que correspondem a cada fase ou iteração.</text:p>
      <text:p text:style-name="P1713"><text:span text:style-name="T1714"><text:tab/>Somente o Gestor de Configuração terá acesso à edição destas pasta, sendo ele o responsável pela criação das baselines e por controlar as mudanças nas baselines já gerada</text:span><text:span text:style-name="T1715">s.</text:span></text:p>
      <table:table table:style-name="Table1716">
        <table:table-columns>
          <table:table-column table:style-name="TableColumn1717"/>
          <table:table-column table:style-name="TableColumn1718"/>
        </table:table-columns>
        <table:table-row table:style-name="TableRow1719">
          <table:table-cell table:style-name="TableCell1720">
            <text:p text:style-name="P1721">Diretório</text:p>
          </table:table-cell>
          <table:table-cell table:style-name="TableCell1722">
            <text:p text:style-name="P1723">Fase ou Iteração</text:p>
          </table:table-cell>
        </table:table-row>
        <table:table-row table:style-name="TableRow1724">
          <table:table-cell table:style-name="TableCell1725">
            <text:p text:style-name="P1726">0.1</text:p>
          </table:table-cell>
          <table:table-cell table:style-name="TableCell1727">
            <text:p text:style-name="P1728">Fase de Concepção</text:p>
          </table:table-cell>
        </table:table-row>
        <table:table-row table:style-name="TableRow1729">
          <table:table-cell table:style-name="TableCell1730">
            <text:p text:style-name="P1731">0.2</text:p>
          </table:table-cell>
          <table:table-cell table:style-name="TableCell1732">
            <text:p text:style-name="P1733">Fase de Planejamento</text:p>
          </table:table-cell>
        </table:table-row>
        <table:table-row table:style-name="TableRow1734">
          <table:table-cell table:style-name="TableCell1735">
            <text:p text:style-name="P1736">0.3</text:p>
          </table:table-cell>
          <table:table-cell table:style-name="TableCell1737">
            <text:p text:style-name="P1738">Fase de Construção – Iteração 1</text:p>
          </table:table-cell>
        </table:table-row>
        <table:table-row table:style-name="TableRow1739">
          <table:table-cell table:style-name="TableCell1740">
            <text:p text:style-name="P1741">0.4</text:p>
          </table:table-cell>
          <table:table-cell table:style-name="TableCell1742">
            <text:p text:style-name="P1743">Fase de Construção – Iteração 2</text:p>
          </table:table-cell>
        </table:table-row>
        <table:table-row table:style-name="TableRow1744">
          <table:table-cell table:style-name="TableCell1745">
            <text:p text:style-name="P1746">0.5</text:p>
          </table:table-cell>
          <table:table-cell table:style-name="TableCell1747">
            <text:p text:style-name="P1748">Fase de Construção – Iteração 3</text:p>
          </table:table-cell>
        </table:table-row>
        <table:table-row table:style-name="TableRow1749">
          <table:table-cell table:style-name="TableCell1750">
            <text:p text:style-name="P1751">0.6</text:p>
          </table:table-cell>
          <table:table-cell table:style-name="TableCell1752">
            <text:p text:style-name="P1753">Fase de Construção – Iteração 4</text:p>
          </table:table-cell>
        </table:table-row>
        <table:table-row table:style-name="TableRow1754">
          <table:table-cell table:style-name="TableCell1755">
            <text:p text:style-name="P1756">0.7</text:p>
          </table:table-cell>
          <table:table-cell table:style-name="TableCell1757">
            <text:p text:style-name="P1758">Fase de Construção –<text:s/>Iteração 5</text:p>
          </table:table-cell>
        </table:table-row>
        <table:table-row table:style-name="TableRow1759">
          <table:table-cell table:style-name="TableCell1760">
            <text:p text:style-name="P1761">0.8</text:p>
          </table:table-cell>
          <table:table-cell table:style-name="TableCell1762">
            <text:p text:style-name="P1763">Fase de Construção – Iteração 6</text:p>
          </table:table-cell>
        </table:table-row>
        <table:table-row table:style-name="TableRow1764">
          <table:table-cell table:style-name="TableCell1765">
            <text:p text:style-name="P1766">0.9</text:p>
          </table:table-cell>
          <table:table-cell table:style-name="TableCell1767">
            <text:p text:style-name="P1768">Fase de Construção – Iteração 7</text:p>
          </table:table-cell>
        </table:table-row>
        <table:table-row table:style-name="TableRow1769">
          <table:table-cell table:style-name="TableCell1770">
            <text:p text:style-name="P1771">1.0</text:p>
          </table:table-cell>
          <table:table-cell table:style-name="TableCell1772">
            <text:p text:style-name="P1773">Fase de Encerramento</text:p>
          </table:table-cell>
        </table:table-row>
      </table:table>
      <text:p text:style-name="P1774">Tabela 5 – Estrutura de diretórios da pasta tag</text:p>
      <text:p text:style-name="P1775"/>
      <text:p text:style-name="P1776"><text:span text:style-name="T1777"><text:tab/></text:span><text:span text:style-name="T1778">Após a geração da baseline o gestor da configuração deverá gerar um relatório de<text:s/></text:span><text:span text:style-name="T1779">estabelecimento da baseline preenchendo o seguinte template:<text:s/></text:span><text:a xlink:href="http://code.google.com/p/sgb-02-2012/source/browse/trunk/Gerencia_de_Configuracao/Template/SGB_TEMPL_TemplateRelatorioDeEstabelecimentoDeBaseline.odt" office:target-frame-name="_top" xlink:show="replace"><text:span text:style-name="T1780">SGB_TEMPL_TemplateRelatorioD</text:span><text:span text:style-name="T1781">eEstabelecimentoDeBaseline.odt</text:span></text:a><text:span text:style-name="T1782">. O relatório deverá ser submetido para o seguinte diretório<text:s/></text:span><text:a xlink:href="http://code.google.com/p/sgb-02-2012/source/browse/trunk/" office:target-frame-name="_top" xlink:show="replace"><text:span text:style-name="T1783">t</text:span></text:a><text:span text:style-name="T1784">runk/ Gerencia_de_Configuracao/ Relatorios_De_Estabelecimento_De_Baseline .</text:span></text:p>
      <text:p text:style-name="P1785"/>
      <text:p text:style-name="P1786">7.4 Auditoria da Configuração</text:p>
      <text:p text:style-name="P1787"/>
      <text:p text:style-name="P1788"><text:span text:style-name="T1789"><text:tab/></text:span><text:span text:style-name="T1790">Após a geração da baseline deverá ser realizado uma auditoria da configuração da baseline gerada, preenchendo os seguintes checklists:<text:s/></text:span><text:a xlink:href="http://code.google.com/p/sgb-02-2012/source/browse/trunk/Gerencia_de_Configuracao/Template/SGB_TEMPL_TemplateChecklistDeAuditoriaDeConfiguraçãoFísica.odt" office:target-frame-name="_top" xlink:show="replace"><text:span text:style-name="T1791">SGB_TEMPL_TemplateChecklistDeAuditoriaDeConfiguraçãoFísica.odt</text:span></text:a><text:span text:style-name="T1792"><text:s/>,<text:s/></text:span><text:a xlink:href="http://code.google.com/p/sgb-02-2012/source/browse/trunk/Gerencia_de_Configuracao/Template/SGB_TEMPL_TemplateChecklistDeAuditoriaDeConfiguracaoFuncional.odt" office:target-frame-name="_top" xlink:show="replace"><text:span text:style-name="T1793">SGB_TEMPL_TemplateChecklistDeAuditoriaDeConfiguracaoFuncional.odt</text:span></text:a><text:span text:style-name="T1794">. Depois deverá ser gerado um relatório de não conformidades da auditoria seguindo o seguindo template:<text:s/></text:span><text:a xlink:href="https://code.google.com/p/sgb-02-2012/source/browse/trunk/Gerencia_de_Configuracao/Template/SGB_TEMPL_TemplateRelatorioDeNaoConformidadeDaAuditoriaDaConfiguração.odt" office:target-frame-name="_top" xlink:show="replace"><text:span text:style-name="T1795">SGB_TEMPL_TemplateRelatorioDeNaoConformidadeDaAuditoriaDaConfiguração.odt</text:span></text:a></text:p>
      <text:p text:style-name="P1796"/>
      <text:p text:style-name="P1797">7.5 Analisar Solicitação de mudança em Baseline</text:p>
      <text:p text:style-name="Normal"><text:span text:style-name="T1798"><text:tab/></text:span><text:span text:style-name="T1799">Cada solicitação realizadas deverá passar por uma análise de soliciatação de mudança em baseline,seguindo o preenchimento do seguinte template:<text:s/></text:span><text:a xlink:href="https://code.google.com/p/sgb-02-2012/source/browse/trunk/Gerencia_de_Configuracao/Template/SGB_TEMPL_TemplateAnaliseDeSolicitacaoMudanca.odt" office:target-frame-name="_top" xlink:show="replace"><text:span text:style-name="T1800">SGB_TEMPL_TemplateAnaliseDeSolicitacaoMudanca.odt</text:span></text:a><text:span text:style-name="T1801"><text:s/>.</text:span><text:span text:style-name="T1802"><text:s/></text:span><text:span text:style-name="T1803">Caso seja aprovada deverá ser realizado um planejamento da mudança.</text:span></text:p>
      <text:p text:style-name="P1804">7.6 Planejar Mudança em Baseline</text:p>
      <text:p text:style-name="Normal"><text:span text:style-name="T1805"><text:tab/></text:span><text:span text:style-name="T1806">Com a análise de mudança aprovada o<text:s/></text:span><text:span text:style-name="T1807">gestor deverá planejar a implementação da mudança solicitada juntamente com a Gerência de Projetos e Integração incluindo no cronograma do projeto as atividades relativas a mudança aprovada e solicitada, para o registro deste plano deve ser usado o seguint</text:span><text:span text:style-name="T1808">e template:<text:s/></text:span><text:a xlink:href="https://code.google.com/p/sgb-02-2012/source/browse/trunk/Gerencia_de_Configuracao/Template/SGB_TEMPL_TemplatePlanoMudancaBaseline.odt" office:target-frame-name="_top" xlink:show="replace"><text:span text:style-name="T1809">SGB_TEMPL_TemplatePlanoMudancaBaseline.odt</text:span></text:a></text:p>
      <text:p text:style-name="P1810">7.7 Implementar Mudança em Baseline</text:p>
      <text:p text:style-name="Normal"><text:span text:style-name="T1811"><text:tab/></text:span><text:span text:style-name="T1812">Com as ativi</text:span><text:span text:style-name="T1813">dades de mudança incluídas no cronograma, a <text:s/>medida que elas forem finalizadas o Gestor de configuração deverá ver se as mudanças estão de acordo com o que foi previsto no plano de mudança em baseline, está atividades se encontra melhor descrita no<text:s/></text:span><text:a xlink:href="http://code.google.com/p/sgb-02-2012/source/browse/trunk/Gerencia_de_Configuracao/SGB_PRGC_ProcessoDeGerenciaDeConfiguracao.odt" office:target-frame-name="_top" xlink:show="replace"><text:span text:style-name="T1814">SGB_PRGC_ProcessoDeGerenciaDeConfiguracao.odt</text:span></text:a>.<text:s/><text:span text:style-name="T1815">Com as mudanças completamente implementadas o Gestor de Configuração de</text:span><text:span text:style-name="T1816">verá estabelecer uma nova baseline baseado na baseline a qual sofreu a mudança seguindo a seção 7.3 deste documento de geração de Baseline, porém o versionamento será da seguinte forma:</text:span></text:p>
      <text:p text:style-name="P1817"/>
      <table:table table:style-name="Table1818">
        <table:table-columns>
          <table:table-column table:style-name="TableColumn1819"/>
          <table:table-column table:style-name="TableColumn1820"/>
        </table:table-columns>
        <table:table-row table:style-name="TableRow1821">
          <table:table-cell table:style-name="TableCell1822">
            <text:p text:style-name="P1823">Exemplos Baseline original</text:p>
          </table:table-cell>
          <table:table-cell table:style-name="TableCell1824">
            <text:p text:style-name="P1825">Exemplos Baseline com mudança implementada</text:p>
          </table:table-cell>
        </table:table-row>
        <table:table-row table:style-name="TableRow1826">
          <table:table-cell table:style-name="TableCell1827">
            <text:p text:style-name="P1828">0.1</text:p>
          </table:table-cell>
          <table:table-cell table:style-name="TableCell1829">
            <text:p text:style-name="P1830">0.1.1, 0.1.2</text:p>
          </table:table-cell>
        </table:table-row>
        <table:table-row table:style-name="TableRow1831">
          <table:table-cell table:style-name="TableCell1832">
            <text:p text:style-name="P1833">0.2</text:p>
          </table:table-cell>
          <table:table-cell table:style-name="TableCell1834">
            <text:p text:style-name="P1835">0.2.1, 0.2.2</text:p>
          </table:table-cell>
        </table:table-row>
        <table:table-row table:style-name="TableRow1836">
          <table:table-cell table:style-name="TableCell1837">
            <text:p text:style-name="P1838">0.3</text:p>
          </table:table-cell>
          <table:table-cell table:style-name="TableCell1839">
            <text:p text:style-name="P1840">0.3.1, 0.3.2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OpenSymbol" svg:font-family="OpenSymbol" style:font-family-generic="system"/>
    <style:font-face style:name="arial, sans-serif" svg:font-family="arial, sans-serif" style:font-family-generic="system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Standard" style:default-outline-level="1">
      <style:paragraph-properties fo:margin-top="0.1666in" fo:margin-bottom="0in"/>
      <style:text-properties fo:color="#2E74B5" fo:font-size="16pt" style:font-size-asian="16pt" style:font-size-complex="16pt" fo:hyphenate="false"/>
    </style:style>
    <style:style style:name="Título2" style:display-name="Título 2" style:family="paragraph" style:parent-style-name="Standard" style:default-outline-level="2">
      <style:paragraph-properties fo:margin-top="0.1111in" fo:margin-bottom="0in"/>
      <style:text-properties fo:color="#2E74B5" fo:font-size="13pt" style:font-size-asian="13pt" style:font-size-complex="13pt" fo:hyphenate="false"/>
    </style:style>
    <style:style style:name="Título3" style:display-name="Título 3" style:family="paragraph" style:parent-style-name="Standard" style:default-outline-level="3">
      <style:paragraph-properties fo:margin-top="0.1111in" fo:margin-bottom="0in"/>
      <style:text-properties fo:color="#5B9BD5" fo:font-size="12pt" style:font-size-asian="12pt" style:font-size-complex="12pt" fo:hyphenate="false"/>
    </style:style>
    <style:style style:name="Título4" style:display-name="Título 4" style:family="paragraph" style:parent-style-name="Standard" style:default-outline-level="4">
      <style:paragraph-properties fo:margin-top="0.1666in" fo:margin-bottom="0.0277in"/>
      <style:text-properties fo:font-weight="bold" style:font-weight-asian="bold" style:font-weight-complex="bold" fo:font-size="12pt" style:font-size-asian="12pt" style:font-size-complex="12pt" fo:hyphenate="false"/>
    </style:style>
    <style:style style:name="Título5" style:display-name="Título 5" style:family="paragraph" style:parent-style-name="Standard" style:default-outline-level="5">
      <style:paragraph-properties fo:margin-top="0.1527in" fo:margin-bottom="0.0277in"/>
      <style:text-properties fo:font-weight="bold" style:font-weight-asian="bold" style:font-weight-complex="bold" fo:hyphenate="false"/>
    </style:style>
    <style:style style:name="Título6" style:display-name="Título 6" style:family="paragraph" style:parent-style-name="Standard" style:default-outline-level="6">
      <style:paragraph-properties fo:margin-top="0.1388in" fo:margin-bottom="0.0277in"/>
      <style:text-properties fo:font-weight="bold" style:font-weight-asian="bold" style:font-weight-complex="bold" fo:font-size="10pt" style:font-size-asian="10pt" style:font-size-complex="10pt" fo:hyphenate="false"/>
    </style:style>
    <style:style style:name="Título7" style:display-name="Título 7" style:family="paragraph" style:parent-style-name="Heading" style:next-style-name="Textbody" style:default-outline-level="7">
      <style:text-properties fo:font-weight="bold" style:font-weight-asian="bold" style:font-weight-complex="bold" fo:hyphenate="false"/>
    </style:style>
    <style:style style:name="Título8" style:display-name="Título 8" style:family="paragraph" style:parent-style-name="Heading" style:next-style-name="Textbody" style:default-outline-level="8">
      <style:text-properties fo:font-weight="bold" style:font-weight-asian="bold" style:font-weight-complex="bold" fo:hyphenate="false"/>
    </style:style>
    <style:style style:name="Título9" style:display-name="Título 9" style:family="paragraph" style:parent-style-name="Heading" style:next-style-name="Textbody" style:default-outline-level="9">
      <style:text-properties fo:font-weight="bold" style:font-weight-asian="bold" style:font-weight-complex="bold" fo:hyphenate="false"/>
    </style:style>
    <style:style style:name="Normal" style:display-name="Normal" style:family="paragraph">
      <style:paragraph-properties fo:line-height="150%"/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margin-bottom="0.1111in" fo:line-height="105%"/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Heading" style:display-name="Heading" style:family="paragraph" style:parent-style-name="Standard">
      <style:paragraph-properties fo:margin-bottom="0in" fo:line-height="90%"/>
      <style:text-properties fo:color="#404040" fo:font-size="28pt" style:font-size-asian="28pt" style:font-size-complex="28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emlista1" style:display-name="Sem lista1" style:family="paragraph">
      <style:text-properties fo:hyphenate="false"/>
    </style:style>
    <style:style style:name="Subtítulo" style:display-name="Subtítulo" style:family="paragraph" style:parent-style-name="Standard">
      <style:paragraph-properties fo:margin-top="0.25in" fo:margin-bottom="0.0555in"/>
      <style:text-properties style:font-name="Georgia" style:font-name-asian="Georgia" style:font-name-complex="Georgia" fo:font-style="italic" style:font-style-asian="italic" style:font-style-complex="italic" fo:color="#666666" fo:font-size="24pt" style:font-size-asian="24pt" style:font-size-complex="24pt"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doSumário" style:display-name="Cabeçalho do Sumário" style:family="paragraph" style:parent-style-name="Título1" style:next-style-name="Normal" style:default-outline-level="1">
      <style:paragraph-properties fo:keep-with-next="always" fo:keep-together="always" style:punctuation-wrap="hanging" style:text-autospace="ideograph-alpha" style:vertical-align="auto" fo:margin-top="0.3333in" fo:line-height="115%"/>
      <style:text-properties style:font-name="Cambria" style:font-name-asian="Times New Roman" style:font-name-complex="Times New Roman" fo:font-weight="bold" style:font-weight-asian="bold" style:font-weight-complex="bold" fo:color="#365F91" style:letter-kerning="false" fo:font-size="14pt" style:font-size-asian="14pt" style:font-size-complex="14pt" fo:hyphenate="tru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ontents1" style:display-name="Contents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Contents2" style:display-name="Contents 2" style:family="paragraph" style:parent-style-name="Normal" style:next-style-name="Normal" style:auto-update="true">
      <style:paragraph-properties fo:margin-bottom="0.0694in" fo:margin-left="0.1388in">
        <style:tab-stops/>
      </style:paragraph-properties>
      <style:text-properties fo:hyphenate="false"/>
    </style:style>
    <style:style style:name="Contents3" style:display-name="Contents 3" style:family="paragraph" style:parent-style-name="Normal" style:next-style-name="Normal" style:auto-update="true">
      <style:paragraph-properties fo:margin-bottom="0.0694in" fo:margin-left="0.2777in">
        <style:tab-stops/>
      </style:paragraph-properties>
      <style:text-properties fo:hyphenate="false"/>
    </style:style>
    <style:style style:name="Textodebalão" style:display-name="Texto de balã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Heading10" style:display-name="Heading 10" style:family="paragraph" style:parent-style-name="Heading" style:next-style-name="Textbody">
      <style:text-properties fo:font-weight="bold" style:font-weight-asian="bold" style:font-weight-complex="bold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abeçalhoChar" style:display-name="Cabeçalho Char" style:family="text" style:parent-style-name="Fonteparág.padrão"/>
    <style:style style:name="RodapéChar" style:display-name="Rodapé Char" style:family="text" style:parent-style-name="Fonteparág.padrão"/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extodebalãoChar" style:display-name="Texto de balão Char" style:family="text" style:parent-style-name="Fonteparág.padrão">
      <style:text-properties style:font-name="Tahoma" style:font-name-complex="Tahoma" fo:font-size="8pt" style:font-size-asian="8pt" style:font-size-complex="8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_CharLFO1LVL1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2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3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4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5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6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7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8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9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text:list-style style:name="LS3" style:display-name="LS3">
      <text:list-level-style-bullet text:level="1" text:style-name="WW_CharLFO1LVL1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WW_CharLFO1LVL3" text:bullet-char="■">
        <style:list-level-properties fo:text-align="end" text:space-before="0in" text:min-label-width="1.5in"/>
        <style:text-properties style:font-name="Arial"/>
      </text:list-level-style-bullet>
      <text:list-level-style-bullet text:level="4" text:style-name="WW_CharLFO1LVL4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WW_CharLFO1LVL5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WW_CharLFO1LVL6" text:bullet-char="■">
        <style:list-level-properties fo:text-align="end" text:space-before="0in" text:min-label-width="3in"/>
        <style:text-properties style:font-name="Arial"/>
      </text:list-level-style-bullet>
      <text:list-level-style-bullet text:level="7" text:style-name="WW_CharLFO1LVL7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WW_CharLFO1LVL8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WW_CharLFO1LVL9" text:bullet-char="■">
        <style:list-level-properties fo:text-align="end" text:space-before="0in" text:min-label-width="4.5in"/>
        <style:text-properties style:font-name="Aria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3">
      <text:list-level-style-bullet text:level="1" text:style-name="WW_CharLFO3LVL1" text:bullet-char="•">
        <style:list-level-properties/>
        <style:text-properties style:font-name="OpenSymbol"/>
      </text:list-level-style-bullet>
      <text:list-level-style-bullet text:level="2" text:style-name="WW_CharLFO3LVL2" text:bullet-char="◦">
        <style:list-level-properties/>
        <style:text-properties style:font-name="OpenSymbol"/>
      </text:list-level-style-bullet>
      <text:list-level-style-bullet text:level="3" text:style-name="WW_CharLFO3LVL3" text:bullet-char="▪">
        <style:list-level-properties/>
        <style:text-properties style:font-name="OpenSymbol"/>
      </text:list-level-style-bullet>
      <text:list-level-style-bullet text:level="4" text:style-name="WW_CharLFO3LVL4" text:bullet-char="•">
        <style:list-level-properties/>
        <style:text-properties style:font-name="OpenSymbol"/>
      </text:list-level-style-bullet>
      <text:list-level-style-bullet text:level="5" text:style-name="WW_CharLFO3LVL5" text:bullet-char="◦">
        <style:list-level-properties/>
        <style:text-properties style:font-name="OpenSymbol"/>
      </text:list-level-style-bullet>
      <text:list-level-style-bullet text:level="6" text:style-name="WW_CharLFO3LVL6" text:bullet-char="▪">
        <style:list-level-properties/>
        <style:text-properties style:font-name="OpenSymbol"/>
      </text:list-level-style-bullet>
      <text:list-level-style-bullet text:level="7" text:style-name="WW_CharLFO3LVL7" text:bullet-char="•">
        <style:list-level-properties/>
        <style:text-properties style:font-name="OpenSymbol"/>
      </text:list-level-style-bullet>
      <text:list-level-style-bullet text:level="8" text:style-name="WW_CharLFO3LVL8" text:bullet-char="◦">
        <style:list-level-properties/>
        <style:text-properties style:font-name="OpenSymbol"/>
      </text:list-level-style-bullet>
      <text:list-level-style-bullet text:level="9" text:style-name="WW_CharLFO3LVL9" text:bullet-char="▪">
        <style:list-level-properties/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2" style:parent-style-name="Fonteparág.padrão" style:family="text">
      <style:text-properties style:font-name="Arial" fo:font-size="11pt" style:font-size-asian="11pt" style:font-size-complex="11pt"/>
    </style:style>
    <style:style style:name="T3" style:parent-style-name="Fonteparág.padrão" style:family="text">
      <style:text-properties style:font-name="Arial" fo:font-size="11pt" style:font-size-asian="11pt" style:font-size-complex="11pt"/>
    </style:style>
    <style:style style:name="P4" style:parent-style-name="Cabeçalho" style:family="paragraph">
      <style:text-properties style:font-name="Arial" fo:font-size="11pt" style:font-size-asian="11pt" style:font-size-complex="11pt"/>
    </style:style>
    <style:style style:name="P5" style:parent-style-name="Standard" style:family="paragraph">
      <style:paragraph-properties fo:text-align="justify" fo:line-height="100%"/>
    </style:style>
    <style:style style:name="P6" style:parent-style-name="Rodapé" style:family="paragraph">
      <style:paragraph-properties fo:text-align="end"/>
    </style:style>
    <style:style style:family="graphic" style:name="a0" style:parent-style-name="Graphics">
      <style:graphic-properties fo:border="0.01042in none" fo:background-color="#ffffff" style:wrap="parallel" style:wrap-contour="false" draw:opacity="100%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Cabeçalho"><text:span text:style-name="T2"><draw:frame draw:z-index="251659264" draw:style-name="a0" draw:name="figura2" text:anchor-type="paragraph" svg:x="5.63622in" svg:y="0.07283in" svg:width="0.98976in" svg:height="0.68543in" style:rel-width="scale" style:rel-height="scale"><draw:image xlink:href="media/image1.png" xlink:type="simple" xlink:show="embed" xlink:actuate="onLoad"/><svg:title/><svg:desc/></draw:frame></text:span><text:span text:style-name="T3">Fábrica de Software – Instituto de Informática – Universidade Federal de Goiás</text:span></text:p>
        <text:p text:style-name="P4">Sistema de Gestão Bibliográfica</text:p>
        <text:p text:style-name="P5">SGB_PLGC_PlanoDeGerênciaDeConfiguração Versão 2.0</text:p>
        <text:p text:style-name="Cabeçalho"/>
      </style:header>
      <style:footer>
        <text:p text:style-name="P6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arcela Mattos</meta:initial-creator>
    <dc:creator>Luis Augusto Souza</dc:creator>
    <meta:creation-date>2012-10-25T10:41:00Z</meta:creation-date>
    <dc:date>2012-11-08T15:25:00Z</dc:date>
    <meta:template xlink:href="Normal" xlink:type="simple"/>
    <meta:editing-cycles>3</meta:editing-cycles>
    <meta:editing-duration>PT55140S</meta:editing-duration>
    <meta:document-statistic meta:page-count="21" meta:paragraph-count="85" meta:word-count="6685" meta:character-count="42702" meta:row-count="300" meta:non-whitespace-character-count="36102"/>
  </office:meta>
</office:document-meta>
</file>